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7" style:family="table-column">
      <style:table-column-properties fo:break-before="auto" style:column-width="1.9799in"/>
    </style:style>
    <style:style style:name="co18" style:family="table-column">
      <style:table-column-properties fo:break-before="auto" style:column-width="6.3575in"/>
    </style:style>
    <style:style style:name="co10" style:family="table-column">
      <style:table-column-properties fo:break-before="auto" style:column-width="0.8925in"/>
    </style:style>
    <style:style style:name="co19" style:family="table-column">
      <style:table-column-properties fo:break-before="auto" style:column-width="1.1945in"/>
    </style:style>
    <style:style style:name="co20"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9" style:family="table-column">
      <style:table-column-properties fo:break-before="auto" style:column-width="0.7126in"/>
    </style:style>
    <style:style style:name="co11" style:family="table-column">
      <style:table-column-properties fo:break-before="auto" style:column-width="2.2437in"/>
    </style:style>
    <style:style style:name="co12" style:family="table-column">
      <style:table-column-properties fo:break-before="auto" style:column-width="4.2189in"/>
    </style:style>
    <style:style style:name="co13" style:family="table-column">
      <style:table-column-properties fo:break-before="auto" style:column-width="2.6165in"/>
    </style:style>
    <style:style style:name="co14" style:family="table-column">
      <style:table-column-properties fo:break-before="auto" style:column-width="1.1756in"/>
    </style:style>
    <style:style style:name="co15" style:family="table-column">
      <style:table-column-properties fo:break-before="auto" style:column-width="1.2709in"/>
    </style:style>
    <style:style style:name="co16" style:family="table-column">
      <style:table-column-properties fo:break-before="auto" style:column-width="1.6528in"/>
    </style:style>
    <style:style style:name="co21" style:family="table-column">
      <style:table-column-properties fo:break-before="auto" style:column-width="0.672in"/>
    </style:style>
    <style:style style:name="co22" style:family="table-column">
      <style:table-column-properties fo:break-before="auto" style:column-width="1.6925in"/>
    </style:style>
    <style:style style:name="co23" style:family="table-column">
      <style:table-column-properties fo:break-before="auto" style:column-width="0.8189in"/>
    </style:style>
    <style:style style:name="co24" style:family="table-column">
      <style:table-column-properties fo:break-before="auto" style:column-width="1.7693in"/>
    </style:style>
    <style:style style:name="co25" style:family="table-column">
      <style:table-column-properties fo:break-before="auto" style:column-width="1.9008in"/>
    </style:style>
    <style:style style:name="co26" style:family="table-column">
      <style:table-column-properties fo:break-before="auto" style:column-width="1.9047in"/>
    </style:style>
    <style:style style:name="co27" style:family="table-column">
      <style:table-column-properties fo:break-before="auto" style:column-width="2.0756in"/>
    </style:style>
    <style:style style:name="co28" style:family="table-column">
      <style:table-column-properties fo:break-before="auto" style:column-width="2.5492in"/>
    </style:style>
    <style:style style:name="co29" style:family="table-column">
      <style:table-column-properties fo:break-before="auto" style:column-width="1.8618in"/>
    </style:style>
    <style:style style:name="co30" style:family="table-column">
      <style:table-column-properties fo:break-before="auto" style:column-width="0.5846in"/>
    </style:style>
    <style:style style:name="co31" style:family="table-column">
      <style:table-column-properties fo:break-before="auto" style:column-width="1.4047in"/>
    </style:style>
    <style:style style:name="co32" style:family="table-column">
      <style:table-column-properties fo:break-before="auto" style:column-width="1.5291in"/>
    </style:style>
    <style:style style:name="co33" style:family="table-column">
      <style:table-column-properties fo:break-before="auto" style:column-width="1.9945in"/>
    </style:style>
    <style:style style:name="co34" style:family="table-column">
      <style:table-column-properties fo:break-before="auto" style:column-width="0.4819in"/>
    </style:style>
    <style:style style:name="co35" style:family="table-column">
      <style:table-column-properties fo:break-before="auto" style:column-width="1.8508in"/>
    </style:style>
    <style:style style:name="co36" style:family="table-column">
      <style:table-column-properties fo:break-before="auto" style:column-width="0.7075in"/>
    </style:style>
    <style:style style:name="co37" style:family="table-column">
      <style:table-column-properties fo:break-before="auto" style:column-width="1.0256in"/>
    </style:style>
    <style:style style:name="co38" style:family="table-column">
      <style:table-column-properties fo:break-before="auto" style:column-width="1.9693in"/>
    </style:style>
    <style:style style:name="co39" style:family="table-column">
      <style:table-column-properties fo:break-before="auto" style:column-width="2.3134in"/>
    </style:style>
    <style:style style:name="co40" style:family="table-column">
      <style:table-column-properties fo:break-before="auto" style:column-width="1.7862in"/>
    </style:style>
    <style:style style:name="co41" style:family="table-column">
      <style:table-column-properties fo:break-before="auto" style:column-width="1.1783in"/>
    </style:style>
    <style:style style:name="co45" style:family="table-column">
      <style:table-column-properties fo:break-before="auto" style:column-width="1.7543in"/>
    </style:style>
    <style:style style:name="co46" style:family="table-column">
      <style:table-column-properties fo:break-before="auto" style:column-width="1.6965in"/>
    </style:style>
    <style:style style:name="co47" style:family="table-column">
      <style:table-column-properties fo:break-before="auto" style:column-width="0.6362in"/>
    </style:style>
    <style:style style:name="ro27" style:family="table-row">
      <style:table-row-properties style:row-height="0.6736in" fo:break-before="auto" style:use-optimal-row-height="false"/>
    </style:style>
    <style:style style:name="ro28" style:family="table-row">
      <style:table-row-properties style:row-height="0.2591in" fo:break-before="auto" style:use-optimal-row-height="false"/>
    </style:style>
    <style:style style:name="ro29" style:family="table-row">
      <style:table-row-properties style:row-height="0.228in" fo:break-before="auto" style:use-optimal-row-height="false"/>
    </style:style>
    <style:style style:name="ro30" style:family="table-row">
      <style:table-row-properties style:row-height="0.3311in" fo:break-before="auto" style:use-optimal-row-height="true"/>
    </style:style>
    <style:style style:name="ro31" style:family="table-row">
      <style:table-row-properties style:row-height="0.178in" fo:break-before="auto" style:use-optimal-row-height="true"/>
    </style:style>
    <style:style style:name="ro20" style:family="table-row">
      <style:table-row-properties style:row-height="0.2173in" fo:break-before="auto" style:use-optimal-row-height="false"/>
    </style:style>
    <style:style style:name="ro32" style:family="table-row">
      <style:table-row-properties style:row-height="0.2071in" fo:break-before="auto" style:use-optimal-row-height="false"/>
    </style:style>
    <style:style style:name="ro12" style:family="table-row">
      <style:table-row-properties style:row-height="0.1965in" fo:break-before="auto" style:use-optimal-row-height="false"/>
    </style:style>
    <style:style style:name="ro33"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7" style:family="table-row">
      <style:table-row-properties style:row-height="0.352in" fo:break-before="auto" style:use-optimal-row-height="true"/>
    </style:style>
    <style:style style:name="ro14" style:family="table-row">
      <style:table-row-properties style:row-height="0.1862in" fo:break-before="auto" style:use-optimal-row-height="true"/>
    </style:style>
    <style:style style:name="ro59" style:family="table-row">
      <style:table-row-properties style:row-height="0.2118in" fo:break-before="auto" style:use-optimal-row-height="true"/>
    </style:style>
    <style:style style:name="ro10" style:family="table-row">
      <style:table-row-properties style:row-height="0.1783in" fo:break-before="auto" style:use-optimal-row-height="true"/>
    </style:style>
    <style:style style:name="ro60" style:family="table-row">
      <style:table-row-properties style:row-height="0.2453in" fo:break-before="auto" style:use-optimal-row-height="true"/>
    </style:style>
    <style:style style:name="ro19" style:family="table-row">
      <style:table-row-properties style:row-height="0.1945in" fo:break-before="auto" style:use-optimal-row-height="true"/>
    </style:style>
    <style:style style:name="ro21" style:family="table-row">
      <style:table-row-properties style:row-height="0.3417in" fo:break-before="auto" style:use-optimal-row-height="false"/>
    </style:style>
    <style:style style:name="ro22" style:family="table-row">
      <style:table-row-properties style:row-height="0.6425in" fo:break-before="auto" style:use-optimal-row-height="true"/>
    </style:style>
    <style:style style:name="ro23" style:family="table-row">
      <style:table-row-properties style:row-height="0.302in" fo:break-before="auto" style:use-optimal-row-height="false"/>
    </style:style>
    <style:style style:name="ro24" style:family="table-row">
      <style:table-row-properties style:row-height="0.3728in" fo:break-before="auto" style:use-optimal-row-height="false"/>
    </style:style>
    <style:style style:name="ro25" style:family="table-row">
      <style:table-row-properties style:row-height="0.4043in" fo:break-before="auto" style:use-optimal-row-height="false"/>
    </style:style>
    <style:style style:name="ro26" style:family="table-row">
      <style:table-row-properties style:row-height="0.2071in" fo:break-before="auto" style:use-optimal-row-height="true"/>
    </style:style>
    <style:style style:name="ro34" style:family="table-row">
      <style:table-row-properties style:row-height="0.2791in" fo:break-before="auto" style:use-optimal-row-height="false"/>
    </style:style>
    <style:style style:name="ro35" style:family="table-row">
      <style:table-row-properties style:row-height="2.5075in" fo:break-before="auto" style:use-optimal-row-height="true"/>
    </style:style>
    <style:style style:name="ro36" style:family="table-row">
      <style:table-row-properties style:row-height="0.798in" fo:break-before="auto" style:use-optimal-row-height="true"/>
    </style:style>
    <style:style style:name="ro37" style:family="table-row">
      <style:table-row-properties style:row-height="1.2638in" fo:break-before="auto" style:use-optimal-row-height="true"/>
    </style:style>
    <style:style style:name="ro38" style:family="table-row">
      <style:table-row-properties style:row-height="1.1091in" fo:break-before="auto" style:use-optimal-row-height="true"/>
    </style:style>
    <style:style style:name="ro39" style:family="table-row">
      <style:table-row-properties style:row-height="0.4866in" fo:break-before="auto" style:use-optimal-row-height="true"/>
    </style:style>
    <style:style style:name="ro41" style:family="table-row">
      <style:table-row-properties style:row-height="0.7252in" fo:break-before="auto" style:use-optimal-row-height="false"/>
    </style:style>
    <style:style style:name="ro42" style:family="table-row">
      <style:table-row-properties style:row-height="0.9535in" fo:break-before="auto" style:use-optimal-row-height="true"/>
    </style:style>
    <style:style style:name="ro43" style:family="table-row">
      <style:table-row-properties style:row-height="1.4193in" fo:break-before="auto" style:use-optimal-row-height="true"/>
    </style:style>
    <style:style style:name="ro44" style:family="table-row">
      <style:table-row-properties style:row-height="0.1791in" fo:break-before="auto" style:use-optimal-row-height="true"/>
    </style:style>
    <style:style style:name="ro45" style:family="table-row">
      <style:table-row-properties style:row-height="2.6634in" fo:break-before="auto" style:use-optimal-row-height="true"/>
    </style:style>
    <style:style style:name="ro46" style:family="table-row">
      <style:table-row-properties style:row-height="2.1972in" fo:break-before="auto" style:use-optimal-row-height="true"/>
    </style:style>
    <style:style style:name="ro47" style:family="table-row">
      <style:table-row-properties style:row-height="1.5236in" fo:break-before="auto" style:use-optimal-row-height="false"/>
    </style:style>
    <style:style style:name="ro48" style:family="table-row">
      <style:table-row-properties style:row-height="1.7307in" fo:break-before="auto" style:use-optimal-row-height="true"/>
    </style:style>
    <style:style style:name="ro49" style:family="table-row">
      <style:table-row-properties style:row-height="1.8862in" fo:break-before="auto" style:use-optimal-row-height="true"/>
    </style:style>
    <style:style style:name="ro50" style:family="table-row">
      <style:table-row-properties style:row-height="1.0465in" fo:break-before="auto" style:use-optimal-row-height="false"/>
    </style:style>
    <style:style style:name="ro51" style:family="table-row">
      <style:table-row-properties style:row-height="1.5752in" fo:break-before="auto" style:use-optimal-row-height="true"/>
    </style:style>
    <style:style style:name="ro52" style:family="table-row">
      <style:table-row-properties style:row-height="2.3528in" fo:break-before="auto" style:use-optimal-row-height="true"/>
    </style:style>
    <style:style style:name="ro53" style:family="table-row">
      <style:table-row-properties style:row-height="2.0417in" fo:break-before="auto" style:use-optimal-row-height="true"/>
    </style:style>
    <style:style style:name="ro54" style:family="table-row">
      <style:table-row-properties style:row-height="2.8189in" fo:break-before="auto" style:use-optimal-row-height="true"/>
    </style:style>
    <style:style style:name="ro55" style:family="table-row">
      <style:table-row-properties style:row-height="1.907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0"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101" style:family="table-cell" style:parent-style-name="Default">
      <style:table-cell-properties fo:background-color="#e6e6ff" style:text-align-source="fix" style:repeat-content="false" fo:border="0.06pt solid #000000" style:vertical-align="top"/>
      <style:paragraph-properties fo:text-align="start"/>
      <style:text-properties fo:color="#0000ff" style:text-position="" style:font-name="Arial" fo:font-size="10pt" fo:font-weight="bold"/>
    </style:style>
    <style:style style:name="ce102"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 fo:font-size="10pt" fo:font-weight="bold"/>
    </style:style>
    <style:style style:name="ce104" style:family="table-cell" style:parent-style-name="Default">
      <style:text-properties style:text-position="" style:font-name="Arial"/>
    </style:style>
    <style:style style:name="ce10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108" style:family="table-cell" style:parent-style-name="Default">
      <style:table-cell-properties fo:wrap-option="wrap" fo:border="0.06pt solid #000000"/>
      <style:text-properties fo:color="#000000" style:text-position="" style:font-name="Arial" fo:font-size="10pt" fo:font-weight="bold" style:font-name-asian="ＭＳ Ｐゴシック" style:font-name-complex="Tahoma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11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2" style:family="table-cell" style:parent-style-name="Default">
      <style:table-cell-properties style:text-align-source="value-type" style:repeat-content="false" fo:background-color="transparent" fo:wrap-option="wrap" fo:border="0.06pt solid #000000" style:vertical-align="top"/>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name-complex="Tahoma2" style:font-size-complex="10pt" style:font-weight-complex="bold"/>
    </style:style>
    <style:style style:name="ce115"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117" style:family="table-cell" style:parent-style-name="Default">
      <style:text-properties fo:color="#000000" style:text-position="" style:font-name="Arial" fo:font-size="10pt" fo:font-weight="bold"/>
    </style:style>
    <style:style style:name="ce118" style:family="table-cell" style:parent-style-name="Default">
      <style:text-properties fo:color="#000000" style:text-line-through-style="none" style:text-position="" style:font-name="Arial" fo:font-size="10pt" fo:font-weight="bold"/>
    </style:style>
    <style:style style:name="ce119" style:family="table-cell" style:parent-style-name="Default">
      <style:table-cell-properties fo:wrap-option="wrap"/>
      <style:text-properties style:text-position="" style:font-name="Arial" fo:font-size="10pt" fo:font-weight="bold" style:font-name-asian="Tahoma" style:font-size-asian="10pt"/>
    </style:style>
    <style:style style:name="ce120" style:family="table-cell" style:parent-style-name="Default">
      <style:table-cell-properties fo:wrap-option="wrap" fo:border="0.06pt solid #000000" style:vertical-align="top"/>
      <style:text-properties style:text-position="" style:font-name="Arial" fo:font-size="10pt" fo:font-weight="bold"/>
    </style:style>
    <style:style style:name="ce12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122"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123"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 fo:font-size="10pt" fo:font-weight="bold" style:font-name-asian="Tahoma" style:font-size-asian="10pt"/>
    </style:style>
    <style:style style:name="ce124"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Arial" style:font-size-asian="9pt" style:font-name-complex="Tahoma1" style:font-size-complex="9pt"/>
    </style:style>
    <style:style style:name="ce125" style:family="table-cell" style:parent-style-name="Default">
      <style:text-properties style:text-position="" style:font-name="Arial" fo:font-size="10pt" fo:font-weight="bold" style:font-name-asian="Tahoma"/>
    </style:style>
    <style:style style:name="ce12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127" style:family="table-cell" style:parent-style-name="Default">
      <style:text-properties style:text-position="" style:font-name="Arial" fo:font-size="10pt" fo:font-weight="bold" style:font-name-asian="Tahoma" style:font-weight-asian="bold" style:font-weight-complex="bold"/>
    </style:style>
    <style:style style:name="ce128" style:family="table-cell" style:parent-style-name="Default">
      <style:table-cell-properties fo:wrap-option="wrap" style:vertical-align="top"/>
      <style:text-properties style:text-position="" style:font-name="Arial" fo:font-size="10pt" fo:font-weight="bold" style:font-name-asian="Tahoma" style:font-weight-asian="bold" style:font-weight-complex="bold"/>
    </style:style>
    <style:style style:name="ce130" style:family="table-cell" style:parent-style-name="Default">
      <style:text-properties style:text-position="" style:font-name="Arial" fo:font-size="10pt" fo:font-weight="bold" style:font-weight-asian="bold" style:font-weight-complex="bold"/>
    </style:style>
    <style:style style:name="ce131"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34" style:family="table-cell" style:parent-style-name="Default">
      <style:table-cell-properties fo:border="0.06pt solid #000000"/>
      <style:text-properties style:text-position="" style:font-name="Arial"/>
    </style:style>
    <style:style style:name="ce135" style:family="table-cell" style:parent-style-name="Default">
      <style:table-cell-properties fo:border="0.06pt solid #000000"/>
      <style:text-properties style:text-position="" style:font-name="Arial" fo:font-size="10pt"/>
    </style:style>
    <style:style style:name="ce136" style:family="table-cell" style:parent-style-name="Default">
      <style:text-properties style:text-line-through-style="none" style:text-position="" fo:font-size="10pt" style:text-underline-style="none"/>
    </style:style>
    <style:style style:name="ce137" style:family="table-cell" style:parent-style-name="Default">
      <style:table-cell-properties fo:border="0.06pt solid #000000"/>
      <style:text-properties style:text-line-through-style="none" style:text-position="" style:font-name="Arial" fo:font-size="10pt"/>
    </style:style>
    <style:style style:name="ce138" style:family="table-cell" style:parent-style-name="Default">
      <style:table-cell-properties fo:border="0.06pt solid #000000"/>
      <style:text-properties style:text-position="" style:font-name="Arial" fo:font-size="10pt" fo:font-weight="normal" style:font-weight-asian="normal" style:font-weight-complex="normal"/>
    </style:style>
    <style:style style:name="ce139"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fo:background-color="#00dcff"/>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47"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style:paragraph-properties fo:text-align="start" fo:margin-left="0in"/>
      <style:text-properties style:text-position="" style:font-name="Arial1" style:font-name-asian="DejaVu Sans" style:font-size-asian="6.80000019073486pt" style:font-name-complex="Arial1" style:font-size-complex="5.65000009536743pt"/>
    </style:style>
    <style:style style:name="ce149" style:family="table-cell" style:parent-style-name="Default">
      <style:table-cell-properties style:text-align-source="fix" style:repeat-content="false"/>
      <style:paragraph-properties fo:text-align="start" fo:margin-left="0in"/>
      <style:text-properties style:text-position="" style:font-name="Arial1" style:font-name-asian="ＭＳ Ｐゴシック" style:font-size-asian="10pt" style:font-name-complex="Arial1" style:font-size-complex="10pt"/>
    </style:style>
    <style:style style:name="ce9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7"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fo:background-color="#b3b3b3" style:text-align-source="fix" style:repeat-content="false" fo:border="0.06pt solid #000000" style:vertical-align="top"/>
      <style:paragraph-properties fo:text-align="start"/>
      <style:text-properties style:text-position="" style:font-name="Arial" fo:font-size="9pt" fo:font-weight="bold"/>
    </style:style>
    <style:style style:name="ce99"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129" style:family="table-cell" style:parent-style-name="Default">
      <style:text-properties style:text-position="" style:font-name="Arial" fo:font-size="10pt"/>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6pt solid #000000"/>
      <style:text-properties style:text-position="" style:font-name="Arial" fo:font-size="10pt"/>
    </style:style>
    <style:style style:name="ce4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6pt solid #000000"/>
      <style:text-properties style:text-position="" fo:font-size="14pt" fo:font-weight="bold"/>
    </style:style>
    <style:style style:name="ce4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6pt solid #000000"/>
      <style:text-properties style:text-position=""/>
    </style:style>
    <style:style style:name="ce43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style:text-position="" fo:font-size="12pt" fo:font-weight="bold"/>
    </style:style>
    <style:style style:name="ce444"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46"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7"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2"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6"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8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9"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0"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1"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2"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data-style-name="N12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text-properties style:font-name="Arial" fo:font-size="10pt" fo:font-weight="normal"/>
    </style:style>
    <style:style style:name="ce15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55" style:family="table-cell" style:parent-style-name="Default">
      <style:text-properties style:font-name="Arial"/>
    </style:style>
    <style:style style:name="ce15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0"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3"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5"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7"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2"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4"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77"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8" style:family="table-cell" style:parent-style-name="Default">
      <style:text-properties style:font-name="Arial" fo:font-size="10pt"/>
    </style:style>
    <style:style style:name="ce179" style:family="table-cell" style:parent-style-name="Default">
      <style:table-cell-properties fo:wrap-option="wrap"/>
      <style:text-properties style:font-name="Arial" fo:font-size="10pt" style:font-name-asian="Tahoma" style:font-size-asian="10pt"/>
    </style:style>
    <style:style style:name="ce18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8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8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8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90"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bold"/>
    </style:style>
    <style:style style:name="ce192"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font-weight="bold"/>
    </style:style>
    <style:style style:name="ce19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style>
    <style:style style:name="ce19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font-weight="bold"/>
    </style:style>
    <style:style style:name="ce19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7"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9"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1"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04" style:family="table-cell" style:parent-style-name="Default">
      <style:table-cell-properties fo:wrap-option="wrap"/>
      <style:text-properties style:font-name="Arial" fo:font-size="10pt"/>
    </style:style>
    <style:style style:name="ce20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06"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07"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08"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09" style:family="table-cell" style:parent-style-name="Normal_5f_Sheet1">
      <style:table-cell-properties style:glyph-orientation-vertical="0" fo:background-color="#cfe7e5"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214" style:family="table-cell" style:parent-style-name="Default">
      <style:table-cell-properties fo:wrap-option="wrap" fo:border="0.06pt solid #000000"/>
      <style:text-properties fo:color="#000000" style:font-name="Arial" fo:font-size="10pt" fo:font-weight="bold"/>
    </style:style>
    <style:style style:name="ce215" style:family="table-cell" style:parent-style-name="Default">
      <style:table-cell-properties fo:wrap-option="wrap" fo:border="0.06pt solid #000000"/>
      <style:text-properties fo:color="#000000" style:font-name="Arial" fo:font-size="10pt" fo:font-weight="normal" style:font-weight-asian="normal" style:font-weight-complex="normal"/>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17"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218"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1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2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2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2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2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2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2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29"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3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31"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32"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33"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34"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2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3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37"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8"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9"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0"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style>
    <style:style style:name="ce241" style:family="table-cell" style:parent-style-name="Default">
      <style:table-cell-properties fo:background-color="#cfe7e5" style:text-align-source="fix" style:repeat-content="false"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42"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4" style:family="table-cell" style:parent-style-name="Default">
      <style:table-cell-properties fo:background-color="#cfe7e5" fo:wrap-option="wrap" fo:border="0.06pt solid #000000" style:vertical-align="top"/>
      <style:text-properties style:use-window-font-color="true" style:font-name="Arial" fo:font-size="10pt" fo:font-weight="normal" style:font-name-asian="Tahoma" style:font-size-asian="10pt"/>
    </style:style>
    <style:style style:name="ce245"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46" style:family="table-cell" style:parent-style-name="Default">
      <style:table-cell-properties fo:background-color="#ffffff" fo:wrap-option="wrap" fo:border="0.06pt solid #000000" style:vertical-align="top"/>
      <style:text-properties style:use-window-font-color="true" style:font-name="Arial" fo:font-size="10pt" fo:font-weight="normal" style:font-name-asian="Tahoma" style:font-size-asian="10pt"/>
    </style:style>
    <style:style style:name="ce247" style:family="table-cell" style:parent-style-name="Default">
      <style:table-cell-properties fo:wrap-option="wrap" style:vertical-align="top"/>
      <style:text-properties style:font-name="Arial" fo:font-size="10pt" style:font-name-asian="Arial" style:font-size-asian="10pt"/>
    </style:style>
    <style:style style:name="ce2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0" style:family="table-cell" style:parent-style-name="Default">
      <style:table-cell-properties fo:background-color="transparent"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51" style:family="table-cell" style:parent-style-name="Default">
      <style:table-cell-properties fo:background-color="transparent"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52" style:family="table-cell" style:parent-style-name="Default">
      <style:table-cell-properties fo:background-color="#cfe7e5"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53" style:family="table-cell" style:parent-style-name="Default">
      <style:table-cell-properties fo:background-color="#ffffff"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54" style:family="table-cell" style:parent-style-name="Default">
      <style:table-cell-properties fo:background-color="#ffffff"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55" style:family="table-cell" style:parent-style-name="Default">
      <style:table-cell-properties fo:background-color="#ffffff"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56" style:family="table-cell" style:parent-style-name="Default">
      <style:table-cell-properties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57" style:family="table-cell" style:parent-style-name="Default">
      <style:table-cell-properties fo:background-color="#cfe7e5"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58" style:family="table-cell" style:parent-style-name="Default">
      <style:table-cell-properties fo:wrap-option="wrap" fo:border="0.51pt solid #000000" fo:padding-bottom="0.0193in" fo:padding-left="0.0138in" fo:padding-right="0.0138in" fo:padding-top="0.0193in"/>
      <style:text-properties style:font-name="Arial" fo:font-size="10pt" style:font-name-asian="Tahoma" style:font-size-asian="10pt"/>
    </style:style>
    <style:style style:name="ce259" style:family="table-cell" style:parent-style-name="Default">
      <style:table-cell-properties fo:border="0.51pt solid #000000" fo:padding-bottom="0.0193in" fo:padding-left="0.0138in" fo:padding-right="0.0138in" fo:padding-top="0.0193in"/>
    </style:style>
    <style:style style:name="ce26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2" style:family="table-cell" style:parent-style-name="Default">
      <style:table-cell-properties fo:background-color="transparent"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63"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64" style:family="table-cell" style:parent-style-name="Default">
      <style:table-cell-properties fo:background-color="#ffffff"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65" style:family="table-cell" style:parent-style-name="Default">
      <style:table-cell-properties fo:wrap-option="wrap"/>
      <style:text-properties style:font-name="Arial" fo:font-size="10pt" style:font-name-asian="Arial" style:font-size-asian="10pt"/>
    </style:style>
    <style:style style:name="ce266"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67"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69"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70"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71"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72" style:family="table-cell" style:parent-style-name="Default">
      <style:table-cell-properties fo:wrap-option="wrap"/>
      <style:text-properties style:use-window-font-color="true" style:font-name="Arial" fo:font-size="10pt" style:font-name-asian="Tahoma" style:font-size-asian="10pt"/>
    </style:style>
    <style:style style:name="ce273"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74" style:family="table-cell" style:parent-style-name="Default">
      <style:table-cell-properties fo:background-color="transparent" fo:wrap-option="wrap"/>
      <style:text-properties style:use-window-font-color="true" style:font-name="Arial" fo:font-size="10pt"/>
    </style:style>
    <style:style style:name="ce275" style:family="table-cell" style:parent-style-name="Default">
      <style:table-cell-properties fo:background-color="#cfe7e5"/>
      <style:text-properties style:use-window-font-color="true"/>
    </style:style>
    <style:style style:name="ce276" style:family="table-cell" style:parent-style-name="Default">
      <style:table-cell-properties fo:background-color="#ffffff"/>
    </style:style>
    <style:style style:name="ce277" style:family="table-cell" style:parent-style-name="Default">
      <style:table-cell-properties fo:background-color="#cfe7e5"/>
    </style:style>
    <style:style style:name="ce278" style:family="table-cell" style:parent-style-name="Default">
      <style:table-cell-properties fo:background-color="transparent" fo:border="0.06pt solid #000000"/>
      <style:text-properties fo:color="#000000" style:font-name="Arial" fo:font-size="10pt"/>
    </style:style>
    <style:style style:name="ce27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style>
    <style:style style:name="ce280" style:family="table-cell" style:parent-style-name="Default">
      <style:table-cell-properties style:text-align-source="value-type" style:repeat-content="false" fo:background-color="transparent" fo:border="0.06pt solid #000000" style:vertical-align="top"/>
      <style:text-properties fo:color="#000000" style:font-name="Arial" fo:font-size="10pt" fo:font-weight="bold"/>
    </style:style>
    <style:style style:name="ce281" style:family="table-cell" style:parent-style-name="Default">
      <style:table-cell-properties fo:background-color="#ffffff" style:text-align-source="value-type" style:repeat-content="false" fo:border="0.06pt solid #000000" style:vertical-align="top"/>
      <style:text-properties fo:color="#000000" style:font-name="Arial" fo:font-size="10pt" fo:font-weight="bold"/>
    </style:style>
    <style:style style:name="ce282"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10pt" fo:font-weight="bold"/>
    </style:style>
    <style:style style:name="ce283"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style>
    <style:style style:name="ce284"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6"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8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8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89"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2"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93"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94"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29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300"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01"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2" style:family="table-cell" style:parent-style-name="Default">
      <style:table-cell-properties style:text-align-source="value-type" style:repeat-content="false" style:vertical-align="top"/>
      <style:text-properties style:font-name="Arial" fo:font-size="10pt"/>
    </style:style>
    <style:style style:name="ce303"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04"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style>
    <style:style style:name="ce305"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style>
    <style:style style:name="ce306"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0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0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9" style:family="table-cell" style:parent-style-name="Default">
      <style:table-cell-properties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10" style:family="table-cell" style:parent-style-name="Default">
      <style:table-cell-properties fo:background-color="#ffffff"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3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4" style:family="table-cell" style:parent-style-name="Default">
      <style:table-cell-properties style:text-align-source="value-type" style:repeat-content="false" fo:background-color="transparent"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315" style:family="table-cell" style:parent-style-name="Default">
      <style:table-cell-properties fo:background-color="#ffffff" style:text-align-source="value-type" style:repeat-content="false"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316"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317"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8" style:family="table-cell" style:parent-style-name="Default">
      <style:table-cell-properties fo:border="0.06pt solid #000000"/>
      <style:text-properties style:font-name="Arial" fo:font-size="10pt"/>
    </style:style>
    <style:style style:name="ce319"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320" style:family="table-cell" style:parent-style-name="Default">
      <style:table-cell-properties style:text-align-source="value-type" style:repeat-content="false"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21" style:family="table-cell" style:parent-style-name="Default">
      <style:table-cell-properties fo:background-color="#ffffff" style:text-align-source="value-type" style:repeat-content="false"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22"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323"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324"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325" style:family="table-cell" style:parent-style-name="Default">
      <style:table-cell-properties fo:background-color="#ffffff" style:text-align-source="value-type" style:repeat-content="false" style:vertical-align="top"/>
      <style:text-properties style:font-name="Arial" fo:font-size="10pt"/>
    </style:style>
    <style:style style:name="ce326" style:family="table-cell" style:parent-style-name="Default">
      <style:text-properties style:font-name="Arial" fo:font-size="10pt" style:font-size-asian="10pt" style:font-size-complex="10pt"/>
    </style:style>
    <style:style style:name="ce327" style:family="table-cell" style:parent-style-name="Default">
      <style:table-cell-properties fo:wrap-option="wrap"/>
      <style:text-properties style:font-name="Arial" fo:font-size="10pt" style:font-name-asian="Tahoma" style:font-size-asian="10pt" style:font-size-complex="10pt"/>
    </style:style>
    <style:style style:name="ce32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0"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1"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32"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33"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3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5"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36"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font-size-asian="10pt" style:font-size-complex="10pt"/>
    </style:style>
    <style:style style:name="ce337"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font-size-asian="10pt" style:font-size-complex="10pt"/>
    </style:style>
    <style:style style:name="ce338"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39"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40"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4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42"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5" style:family="table-cell" style:parent-style-name="Default">
      <style:table-cell-properties fo:wrap-option="wrap"/>
      <style:text-properties style:font-name="Arial" fo:font-size="10pt" style:font-size-asian="10pt" style:font-size-complex="10pt"/>
    </style:style>
    <style:style style:name="ce34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4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48"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49"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50"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52"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53"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5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56"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57"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size-asian="10pt" style:font-size-complex="10pt"/>
    </style:style>
    <style:style style:name="ce358"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59"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62" style:family="table-cell" style:parent-style-name="Default">
      <style:table-cell-properties fo:background-color="transparent" fo:border="0.06pt solid #000000" style:vertical-align="top"/>
      <style:text-properties fo:color="#000000" style:text-line-through-style="none" style:font-name="Arial" fo:font-size="10pt" fo:font-weight="bold" style:font-size-asian="10pt" style:font-size-complex="10pt"/>
    </style:style>
    <style:style style:name="ce363" style:family="table-cell" style:parent-style-name="Default">
      <style:table-cell-properties fo:background-color="transparent" fo:border="0.06pt solid #000000"/>
      <style:text-properties fo:color="#000000" style:text-line-through-style="none" style:font-name="Arial" fo:font-size="10pt" fo:font-weight="normal" style:font-size-asian="10pt" style:font-size-complex="10pt"/>
    </style:style>
    <style:style style:name="ce364"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65"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66"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67" style:family="table-cell" style:parent-style-name="Default">
      <style:table-cell-properties fo:border="0.06pt solid #000000" fo:padding-bottom="0.0193in" fo:padding-left="0.0138in" fo:padding-right="0.0138in" fo:padding-top="0.0193in" style:vertical-align="top"/>
      <style:text-properties style:font-name="Arial" fo:font-size="10pt" style:font-size-asian="10pt" style:font-size-complex="10pt"/>
    </style:style>
    <style:style style:name="ce368" style:family="table-cell" style:parent-style-name="Default">
      <style:table-cell-properties fo:border="0.06pt solid #000000" style:vertical-align="top"/>
      <style:text-properties style:font-name="Arial" fo:font-size="10pt" style:font-size-asian="10pt" style:font-size-complex="10pt"/>
    </style:style>
    <style:style style:name="ce369"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70"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71"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72" style:family="table-cell" style:parent-style-name="Default">
      <style:table-cell-properties fo:background-color="transparent" fo:wrap-option="wrap" fo:border="0.51pt solid #000000"/>
      <style:text-properties fo:color="#000000" style:font-name="Arial" fo:font-size="10pt" fo:language="en" fo:country="GB" style:font-name-asian="Tahoma" style:font-size-asian="10pt" style:font-size-complex="10pt"/>
    </style:style>
    <style:style style:name="ce373" style:family="table-cell" style:parent-style-name="Default">
      <style:table-cell-properties fo:background-color="transparent" fo:wrap-option="wrap" fo:border="0.51pt solid #000000"/>
      <style:text-properties fo:color="#000000" style:font-name="Arial" fo:font-size="10pt" style:font-size-asian="10pt" style:font-size-complex="10pt"/>
    </style:style>
    <style:style style:name="ce374" style:family="table-cell" style:parent-style-name="Default">
      <style:table-cell-properties fo:border="0.51pt solid #000000" fo:padding-bottom="0.0193in" fo:padding-left="0.0138in" fo:padding-right="0.0138in" fo:padding-top="0.0193in" style:vertical-align="top"/>
      <style:text-properties style:font-name="Arial" fo:font-size="10pt" style:font-size-asian="10pt" style:font-size-complex="10pt"/>
    </style:style>
    <style:style style:name="ce375" style:family="table-cell" style:parent-style-name="Default">
      <style:table-cell-properties fo:background-color="#cfe7e5"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76" style:family="table-cell" style:parent-style-name="Default">
      <style:table-cell-properties fo:border="0.51pt solid #000000" style:vertical-align="top"/>
      <style:text-properties style:font-name="Arial" fo:font-size="10pt" style:font-size-asian="10pt" style:font-size-complex="10pt"/>
    </style:style>
    <style:style style:name="ce377"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8" style:family="table-cell" style:parent-style-name="Default">
      <style:table-cell-properties fo:background-color="transparent" fo:wrap-option="wrap" fo:border="0.51pt solid #000000" style:vertical-align="top"/>
      <style:text-properties fo:color="#000000" style:font-name="Arial" fo:font-size="10pt" style:font-size-asian="10pt" style:font-size-complex="10pt"/>
    </style:style>
    <style:style style:name="ce379" style:family="table-cell" style:parent-style-name="Default">
      <style:table-cell-properties style:glyph-orientation-vertical="0" fo:background-color="#cfe7e5"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0" style:family="table-cell" style:parent-style-name="Default">
      <style:table-cell-properties fo:background-color="transparent" fo:border="0.51pt solid #000000"/>
      <style:text-properties fo:color="#000000" style:font-name="Arial" fo:font-size="10pt" style:font-size-asian="10pt" style:font-size-complex="10pt"/>
    </style:style>
    <style:style style:name="ce381"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82" style:family="table-cell" style:parent-style-name="Default">
      <style:table-cell-properties fo:background-color="transparent" fo:wrap-option="wrap" fo:border="0.51pt solid #000000" style:vertical-align="top"/>
      <style:text-properties fo:color="#000000" style:font-name="Arial" fo:font-size="10pt" fo:font-weight="normal" style:font-name-asian="Tahoma" style:font-size-asian="10pt" style:font-size-complex="10pt"/>
    </style:style>
    <style:style style:name="ce383" style:family="table-cell" style:parent-style-name="Default">
      <style:table-cell-properties fo:background-color="#cfe7e5" fo:wrap-option="wrap" fo:border="0.51pt solid #000000" style:vertical-align="top"/>
      <style:text-properties fo:color="#000000" style:font-name="Arial" fo:font-size="10pt" fo:font-weight="normal" style:font-name-asian="Tahoma" style:font-size-asian="10pt" style:font-size-complex="10pt"/>
    </style:style>
    <style:style style:name="ce384"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85" style:family="table-cell" style:parent-style-name="Default">
      <style:table-cell-properties fo:wrap-option="wrap" style:vertical-align="top"/>
      <style:text-properties style:font-name="Arial" fo:font-size="10pt" style:font-name-asian="Arial" style:font-size-asian="10pt" style:font-size-complex="10pt"/>
    </style:style>
    <style:style style:name="ce38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8" style:family="table-cell" style:parent-style-name="Default">
      <style:table-cell-properties fo:background-color="transparent" fo:wrap-option="wrap" fo:border="0.51pt solid #000000"/>
      <style:text-properties style:use-window-font-color="true" style:font-name="Arial" fo:font-size="10pt" style:font-name-asian="Tahoma" style:font-size-asian="10pt" style:font-size-complex="10pt"/>
    </style:style>
    <style:style style:name="ce389" style:family="table-cell" style:parent-style-name="Default">
      <style:table-cell-properties fo:background-color="#cfe7e5" fo:wrap-option="wrap" fo:border="0.51pt solid #000000"/>
      <style:text-properties style:use-window-font-color="true" style:font-name="Arial" fo:font-size="10pt" style:font-name-asian="Tahoma" style:font-size-asian="10pt" style:font-size-complex="10pt"/>
    </style:style>
    <style:style style:name="ce390" style:family="table-cell" style:parent-style-name="Default">
      <style:table-cell-properties fo:background-color="transparent" fo:wrap-option="wrap" fo:border="0.51pt solid #000000" style:vertical-align="top"/>
      <style:text-properties style:use-window-font-color="true" style:font-name="Arial" fo:font-size="10pt" fo:font-weight="bold" style:font-name-asian="Tahoma" style:font-size-asian="10pt" style:font-size-complex="10pt"/>
    </style:style>
    <style:style style:name="ce391" style:family="table-cell" style:parent-style-name="Default">
      <style:table-cell-properties fo:background-color="transparent" fo:wrap-option="wrap" fo:border="0.51pt solid #000000" style:vertical-align="top"/>
      <style:text-properties style:use-window-font-color="true" style:font-name="Arial" fo:font-size="10pt" style:font-name-asian="Tahoma" style:font-size-asian="10pt" style:font-size-complex="10pt"/>
    </style:style>
    <style:style style:name="ce392" style:family="table-cell" style:parent-style-name="Default">
      <style:table-cell-properties fo:wrap-option="wrap" fo:border="0.51pt solid #000000"/>
      <style:text-properties style:use-window-font-color="true" style:font-name="Arial" fo:font-size="10pt" style:font-name-asian="Tahoma" style:font-size-asian="10pt" style:font-size-complex="10pt"/>
    </style:style>
    <style:style style:name="ce393"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394" style:family="table-cell" style:parent-style-name="Default">
      <style:table-cell-properties fo:border="0.51pt solid #000000"/>
      <style:text-properties style:font-name="Arial" fo:font-size="10pt" style:font-size-asian="10pt" style:font-size-complex="10pt"/>
    </style:style>
    <style:style style:name="ce395" style:family="table-cell" style:parent-style-name="Default">
      <style:table-cell-properties fo:background-color="#cfe7e5" fo:border="0.51pt solid #000000"/>
      <style:text-properties style:font-name="Arial" fo:font-size="10pt" style:font-size-asian="10pt" style:font-size-complex="10pt"/>
    </style:style>
    <style:style style:name="ce396"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397"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398"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399"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font-size-complex="10pt"/>
    </style:style>
    <style:style style:name="ce400" style:family="table-cell" style:parent-style-name="Normal_5f_Sheet1">
      <style:table-cell-properties style:glyph-orientation-vertical="0" fo:background-color="#000080" style:diagonal-bl-tr="none" style:diagonal-tl-br="none" style:text-align-source="fix" style:repeat-content="false" fo:wrap-option="wrap" fo:border="0.5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01" style:family="table-cell" style:parent-style-name="Default">
      <style:table-cell-properties fo:background-color="#000080" fo:wrap-option="wrap" fo:border="0.51pt solid #000000" fo:padding-bottom="0.0193in" fo:padding-left="0.0138in" fo:padding-right="0.0138in" fo:padding-top="0.0193in"/>
      <style:text-properties fo:color="#ffffff" style:font-name="Arial" fo:font-size="10pt" style:font-name-asian="Arial" style:font-size-asian="10pt" style:font-size-complex="10pt"/>
    </style:style>
    <style:style style:name="ce402" style:family="table-cell" style:parent-style-name="Default">
      <style:table-cell-properties fo:wrap-option="wrap"/>
      <style:text-properties style:font-name="Arial" fo:font-size="10pt" style:font-name-asian="Arial" style:font-size-asian="10pt" style:font-size-complex="10pt"/>
    </style:style>
    <style:style style:name="ce403"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404" style:family="table-cell" style:parent-style-name="Default">
      <style:table-cell-properties fo:background-color="#cfe7e5" fo:wrap-option="wrap"/>
      <style:text-properties style:use-window-font-color="true" style:font-name="Arial" fo:font-size="10pt" style:font-size-asian="10pt" style:font-size-complex="10pt"/>
    </style:style>
    <style:style style:name="ce405" style:family="table-cell" style:parent-style-name="Default">
      <style:table-cell-properties fo:background-color="#cfe7e5"/>
      <style:text-properties style:font-name="Arial" fo:font-size="10pt" style:font-size-asian="10pt" style:font-size-complex="10pt"/>
    </style:style>
    <style:style style:name="ce406" style:family="table-cell" style:parent-style-name="Default">
      <style:table-cell-properties fo:border="none" style:vertical-align="top"/>
      <style:text-properties style:font-name="Arial" fo:font-size="10pt"/>
    </style:style>
    <style:style style:name="ce407" style:family="table-cell" style:parent-style-name="Default">
      <style:table-cell-properties fo:border="none"/>
      <style:text-properties style:font-name="Arial" fo:font-size="10pt"/>
    </style:style>
    <style:style style:name="ce40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09" style:family="table-cell" style:parent-style-name="Default">
      <style:table-cell-properties fo:wrap-option="wrap" fo:border="none" style:vertical-align="top"/>
      <style:text-properties style:font-name="Arial" fo:font-size="10pt"/>
    </style:style>
    <style:style style:name="ce410" style:family="table-cell" style:parent-style-name="Default">
      <style:table-cell-properties fo:wrap-option="wrap" fo:border="none"/>
      <style:text-properties style:font-name="Arial" fo:font-size="10pt"/>
    </style:style>
    <style:style style:name="ce411" style:family="table-cell" style:parent-style-name="Default">
      <style:table-cell-properties fo:wrap-option="wrap"/>
    </style:style>
    <style:style style:name="ce412" style:family="table-cell" style:parent-style-name="Default">
      <style:table-cell-properties fo:wrap-option="wrap" style:vertical-align="top"/>
      <style:text-properties style:font-name="Arial" fo:font-size="10pt"/>
    </style:style>
    <style:style style:name="ce413" style:family="table-cell" style:parent-style-name="Default">
      <style:table-cell-properties fo:wrap-option="wrap" style:vertical-align="top"/>
      <style:text-properties style:font-name="Arial" fo:font-size="10pt" style:font-name-asian="Tahoma" style:font-size-asian="10pt"/>
    </style:style>
    <style:style style:name="ce41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416" style:family="table-cell" style:parent-style-name="Default">
      <style:table-cell-properties fo:wrap-option="wrap" fo:border="0.06pt solid #000000" style:vertical-align="top"/>
      <style:text-properties style:font-name="Arial" fo:font-size="10pt" fo:font-weight="bold" style:font-name-asian="Tahoma" style:font-size-asian="10pt"/>
    </style:style>
    <style:style style:name="ce417" style:family="table-cell" style:parent-style-name="Default">
      <style:table-cell-properties fo:wrap-option="wrap" fo:border="0.06pt solid #000000" style:vertical-align="top"/>
      <style:text-properties style:font-name="Arial" fo:font-size="10pt" fo:font-weight="normal" style:font-name-asian="Tahoma" style:font-size-asian="10pt"/>
    </style:style>
    <style:style style:name="ce418" style:family="table-cell" style:parent-style-name="Default">
      <style:table-cell-properties fo:wrap-option="wrap" style:vertical-align="top"/>
      <style:text-properties style:font-name="Arial" fo:font-size="10pt" fo:font-weight="bold" style:font-name-asian="Tahoma" style:font-size-asian="10pt"/>
    </style:style>
    <style:style style:name="ce419" style:family="table-cell" style:parent-style-name="Default">
      <style:table-cell-properties fo:wrap-option="wrap" fo:border="0.06pt solid #000000" style:vertical-align="top"/>
      <style:text-properties style:font-name="Arial" fo:font-size="10pt" style:font-name-asian="Tahoma" style:font-size-asian="10pt"/>
    </style:style>
    <style:style style:name="ce420" style:family="table-cell" style:parent-style-name="Default">
      <style:table-cell-properties fo:wrap-option="wrap" fo:border="0.06pt solid #000000" style:vertical-align="top"/>
      <style:text-properties style:font-name="Arial" fo:font-size="10pt" fo:font-weight="bold"/>
    </style:style>
    <style:style style:name="ce421" style:family="table-cell" style:parent-style-name="Default">
      <style:table-cell-properties fo:wrap-option="wrap" fo:border="0.06pt solid #000000" style:vertical-align="top"/>
      <style:text-properties style:font-name="Arial" fo:font-size="10pt" fo:font-weight="normal" style:font-weight-asian="normal" style:font-weight-complex="normal"/>
    </style:style>
    <style:style style:name="ce422" style:family="table-cell" style:parent-style-name="Default">
      <style:table-cell-properties fo:wrap-option="wrap" style:vertical-align="top"/>
    </style:style>
    <style:style style:name="ce423" style:family="table-cell" style:parent-style-name="Default">
      <style:table-cell-properties style:text-align-source="value-type" style:repeat-content="false" fo:wrap-option="wrap" fo:border="0.06pt solid #000000" style:vertical-align="top"/>
      <style:text-properties style:font-name="Arial" fo:font-size="10pt"/>
    </style:style>
    <style:style style:name="ce424" style:family="table-cell" style:parent-style-name="Default">
      <style:table-cell-properties fo:wrap-option="wrap" fo:border="0.06pt solid #000000" style:vertical-align="top"/>
      <style:text-properties style:font-name="Arial" fo:font-size="10pt"/>
    </style:style>
    <style:style style:name="ce425"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font-weight="normal" style:font-name-asian="Tahoma" style:font-size-asian="10pt"/>
    </style:style>
    <style:style style:name="ce426" style:family="table-cell" style:parent-style-name="Default">
      <style:table-cell-properties fo:background-color="transparent" fo:wrap-option="wrap" fo:border="0.06pt solid #000000" style:vertical-align="top"/>
      <style:text-properties style:use-window-font-color="true" style:font-name="Arial" fo:font-size="10pt" style:font-name-asian="Lucida Sans Unicode" style:font-size-asian="6.80000019073486pt" style:language-complex="en" style:country-complex="US"/>
    </style:style>
    <style:style style:name="ce450" style:family="table-cell" style:parent-style-name="Default">
      <style:table-cell-properties fo:background-color="transparent" fo:wrap-option="wrap" fo:border="0.06pt solid #000000"/>
      <style:text-properties style:use-window-font-color="true" style:font-name="Arial" fo:font-size="10pt" style:font-name-asian="Lucida Sans Unicode" style:font-size-asian="6.80000019073486pt" style:language-complex="en" style:country-complex="US"/>
    </style:style>
    <style:style style:name="ce4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452"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style>
    <style:style style:name="ce453" style:family="table-cell" style:parent-style-name="Default">
      <style:table-cell-properties fo:background-color="transparent" fo:wrap-option="wrap" fo:border="0.06pt solid #000000" style:vertical-align="top"/>
      <style:text-properties style:use-window-font-color="true" style:font-name="Arial" fo:font-size="10pt" fo:font-weight="bold" style:font-name-asian="Tahoma" style:font-size-asian="10pt"/>
    </style:style>
    <style:style style:name="ce454"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455" style:family="table-cell" style:parent-style-name="Default">
      <style:table-cell-properties style:text-align-source="value-type" style:repeat-content="false" fo:wrap-option="wrap" fo:border="0.06pt solid #000000" style:vertical-align="top"/>
      <style:text-properties style:use-window-font-color="true" style:font-name="Arial" fo:font-size="10pt" style:font-name-asian="Tahoma" style:font-size-asian="10pt"/>
    </style:style>
    <style:style style:name="ce456" style:family="table-cell" style:parent-style-name="Default">
      <style:table-cell-properties fo:wrap-option="wrap" fo:border="none"/>
      <style:text-properties style:use-window-font-color="true" style:font-name="Arial" fo:font-size="10pt" style:font-name-asian="Tahoma" style:font-size-asian="10pt"/>
    </style:style>
    <style:style style:name="ce457" style:family="table-cell" style:parent-style-name="Default">
      <style:table-cell-properties fo:wrap-option="wrap" fo:border="0.06pt solid #000000"/>
      <style:text-properties style:font-name="Arial" fo:font-size="10pt" style:font-name-asian="Tahoma" style:font-size-asian="10pt"/>
    </style:style>
    <style:style style:name="ce458" style:family="table-cell" style:parent-style-name="Default">
      <style:table-cell-properties fo:border="0.06pt solid #000000" style:vertical-align="top"/>
      <style:text-properties style:font-name="Arial" fo:font-size="10pt"/>
    </style:style>
    <style:style style:name="ce459"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style:font-name-asian="Tahoma" style:font-size-asian="10pt"/>
    </style:style>
    <style:style style:name="ce460"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61"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62" style:family="table-cell" style:parent-style-name="Default">
      <style:table-cell-properties fo:wrap-option="wrap"/>
      <style:text-properties style:font-name="Tahoma" fo:font-size="10pt" style:font-name-asian="Tahoma" style:font-size-asian="10pt"/>
    </style:style>
    <style:style style:name="ce463"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64"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style>
    <style:style style:name="ce465" style:family="table-cell" style:parent-style-name="Default">
      <style:table-cell-properties fo:border="0.06pt solid #000000" style:vertical-align="top"/>
      <style:text-properties style:font-name="Arial" fo:font-size="10pt" fo:font-weight="bold"/>
    </style:style>
    <style:style style:name="ce46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67"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font-name-asian="Tahoma" style:font-size-asian="10pt"/>
    </style:style>
    <style:style style:name="ce468"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style>
    <style:style style:name="ce469"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style>
    <style:style style:name="ce470"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normal" style:font-name-asian="Tahoma" style:font-size-asian="10pt"/>
    </style:style>
    <style:style style:name="ce47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72" style:family="table-cell" style:parent-style-name="Default">
      <style:table-cell-properties fo:wrap-option="wrap" fo:border="0.06pt solid #000000" style:vertical-align="top"/>
      <style:text-properties style:font-name="Arial" fo:font-size="10pt" fo:font-weight="normal"/>
    </style:style>
    <style:style style:name="ce473" style:family="table-cell" style:parent-style-name="Default">
      <style:table-cell-properties fo:wrap-option="wrap" fo:border="0.06pt solid #000000" style:vertical-align="top"/>
      <style:text-properties style:font-name="Arial" fo:font-size="10pt" fo:font-weight="bold" style:font-name-asian="Tahoma"/>
    </style:style>
    <style:style style:name="ce474" style:family="table-cell" style:parent-style-name="Default">
      <style:table-cell-properties fo:wrap-option="wrap" fo:border="0.06pt solid #000000" style:vertical-align="top"/>
      <style:text-properties style:font-name="Arial" fo:font-size="10pt" fo:font-weight="normal" style:font-name-asian="Tahoma" style:font-weight-asian="normal" style:font-weight-complex="normal"/>
    </style:style>
    <style:style style:name="ce475" style:family="table-cell" style:parent-style-name="Default">
      <style:table-cell-properties fo:wrap-option="wrap" fo:border="0.06pt solid #000000" style:vertical-align="top"/>
      <style:text-properties style:font-name="Arial" fo:font-size="10pt" fo:font-weight="bold" style:font-name-asian="Tahoma" style:font-weight-asian="bold" style:font-weight-complex="bold"/>
    </style:style>
    <style:style style:name="ce476" style:family="table-cell" style:parent-style-name="Default">
      <style:table-cell-properties fo:wrap-option="wrap" fo:border="0.06pt solid #000000"/>
      <style:text-properties style:font-name="Arial" fo:font-size="10pt" fo:font-weight="bold" style:font-name-asian="Tahoma"/>
    </style:style>
    <style:style style:name="ce477" style:family="table-cell" style:parent-style-name="Default">
      <style:table-cell-properties fo:wrap-option="wrap" fo:border="0.06pt solid #000000" style:vertical-align="top"/>
      <style:text-properties style:font-name="Arial" fo:font-size="10pt" fo:font-weight="bold" style:font-weight-asian="bold" style:font-weight-complex="bold"/>
    </style:style>
    <style:style style:name="ce478"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79"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8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8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82" style:family="table-cell" style:parent-style-name="Default">
      <style:table-cell-properties fo:wrap-option="wrap" fo:border="0.06pt solid #000000" style:vertical-align="top"/>
      <style:text-properties style:use-window-font-color="true" style:font-name="Arial" fo:font-size="10pt" style:font-name-asian="Tahoma" style:font-size-asian="10pt"/>
    </style:style>
    <style:style style:name="ce483"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style:font-name-asian="Tahoma" style:font-size-asian="10pt"/>
    </style:style>
    <style:style style:name="ce4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style>
    <style:style style:name="ce4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86"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style>
    <style:style style:name="ce488" style:family="table-cell" style:parent-style-name="Default">
      <style:table-cell-properties fo:wrap-option="wrap" fo:border="0.06pt solid #000000"/>
      <style:text-properties style:font-name="Arial" fo:font-size="10pt"/>
    </style:style>
    <style:style style:name="ce489"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90"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fo:font-weight="normal" style:font-name-asian="Tahoma" style:font-size-asian="10pt"/>
    </style:style>
    <style:style style:name="ce4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492" style:family="table-cell" style:parent-style-name="Default">
      <style:table-cell-properties fo:wrap-option="wrap" style:vertical-align="top"/>
      <style:text-properties style:font-name="Arial" fo:font-size="10pt" style:font-name-asian="Tahoma"/>
    </style:style>
    <style:style style:name="ce493" style:family="table-cell" style:parent-style-name="Default">
      <style:table-cell-properties style:vertical-align="top"/>
      <style:text-properties style:font-name="Arial" fo:font-size="10pt"/>
    </style:style>
    <style:style style:name="ce494"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95"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6"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97" style:family="table-cell" style:parent-style-name="Default">
      <style:table-cell-properties fo:background-color="#000080" fo:wrap-option="wrap"/>
      <style:text-properties fo:color="#ffffff" style:font-name="Arial" fo:font-size="10pt" style:font-name-asian="Arial" style:font-size-asian="10pt"/>
    </style:style>
    <style:style style:name="ce498"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499" style:family="table-cell" style:parent-style-name="Default">
      <style:table-cell-properties fo:background-color="transparent"/>
      <style:text-properties style:use-window-font-color="true" style:font-name="Arial" fo:font-size="10pt"/>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7" style:family="text">
      <style:text-properties fo:font-weight="bold"/>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style>
    <style:style style:name="T10" style:family="text">
      <style:text-properties style:font-name="Arial" style:font-name-asian="Tahoma" style:font-name-complex="Tahoma2"/>
    </style:style>
    <style:style style:name="T11" style:family="text">
      <style:text-properties fo:font-weight="normal" style:font-name-asian="Tahoma" style:font-name-complex="Tahoma2"/>
    </style:style>
    <style:style style:name="T12" style:family="text">
      <style:text-properties style:font-name-asian="Tahoma" style:font-name-complex="Tahoma2"/>
    </style:style>
    <style:style style:name="T13" style:family="text">
      <style:text-properties style:font-name="Arial" fo:language="en" fo:country="GB" fo:font-weight="normal" style:font-name-asian="Tahoma" style:font-name-complex="Tahoma2" style:font-size-complex="10pt"/>
    </style:style>
    <style:style style:name="T14" style:family="text">
      <style:text-properties fo:language="en" fo:country="GB" style:font-name-asian="Tahoma" style:font-name-complex="Tahoma2" style:font-size-complex="10pt"/>
    </style:style>
    <style:style style:name="T15" style:family="text">
      <style:text-properties style:font-name="Arial" fo:font-size="10pt" style:font-size-asian="12pt" style:font-size-complex="6.80000019073486pt"/>
    </style:style>
    <style:style style:name="T16" style:family="text">
      <style:text-properties fo:font-style="normal"/>
    </style:style>
    <style:style style:name="T17" style:family="text">
      <style:text-properties fo:font-weight="bold" style:font-name-asian="Tahoma" style:font-name-complex="Tahoma2"/>
    </style:style>
    <style:style style:name="T18" style:family="text">
      <style:text-properties fo:color="#000000" fo:language="en" fo:country="GB" style:font-size-complex="10pt"/>
    </style:style>
    <style:style style:name="T19" style:family="text">
      <style:text-properties fo:language="en" fo:country="GB" style:font-size-complex="10pt"/>
    </style:style>
    <style:style style:name="T20" style:family="text">
      <style:text-properties fo:font-weight="bold" style:font-weight-asian="bold" style:font-weight-complex="bold"/>
    </style:style>
    <style:style style:name="T21" style:family="text">
      <style:text-properties style:font-name-asian="ＭＳ Ｐゴシック" style:font-name-complex="Tahoma1"/>
    </style:style>
    <style:style style:name="T22" style:family="text">
      <style:text-properties fo:font-weight="bold" style:font-name-asian="ＭＳ Ｐゴシック" style:font-name-complex="Tahoma1"/>
    </style:style>
    <style:style style:name="T23" style:family="text">
      <style:text-properties fo:font-weight="bold" style:font-name-asian="ＭＳ Ｐゴシック" style:font-weight-asian="bold" style:font-name-complex="Tahoma1" style:font-weight-complex="bold"/>
    </style:style>
    <style:style style:name="T24" style:family="text">
      <style:text-properties fo:font-weight="normal" style:font-name-asian="ＭＳ Ｐゴシック" style:font-name-complex="Tahoma1"/>
    </style:style>
    <style:style style:name="T25" style:family="text">
      <style:text-properties style:font-name="Arial" fo:font-weight="bold" style:font-name-asian="ＭＳ Ｐゴシック" style:font-weight-asian="bold" style:font-name-complex="Tahoma1" style:font-weight-complex="bold"/>
    </style:style>
    <style:style style:name="T26" style:family="text">
      <style:text-properties style:font-name="Arial" fo:font-weight="bold" style:font-name-asian="ＭＳ Ｐゴシック" style:font-name-complex="Tahoma1"/>
    </style:style>
    <style:style style:name="T27" style:family="text">
      <style:text-properties style:font-name="Arial" fo:font-weight="normal" style:font-name-asian="ＭＳ Ｐゴシック" style:font-name-complex="Tahoma1"/>
    </style:style>
    <style:style style:name="T28" style:family="text">
      <style:text-properties fo:font-style="italic"/>
    </style:style>
    <style:style style:name="T29" style:family="text">
      <style:text-properties fo:font-style="italic" fo:font-weight="normal"/>
    </style:style>
    <style:style style:name="T30" style:family="text">
      <style:text-properties fo:color="#000000" style:font-name="Arial2" fo:language="en" fo:country="GB" style:font-name-asian="Tahoma" style:font-size-asian="10pt" style:font-size-complex="10pt"/>
    </style:style>
    <style:style style:name="T31" style:family="text">
      <style:text-properties fo:color="#000000" style:font-name="Arial2" fo:language="en" fo:country="GB" fo:font-weight="bold" style:font-name-asian="Tahoma" style:font-size-asian="10pt" style:font-size-complex="10pt"/>
    </style:style>
    <style:style style:name="T32" style:family="text">
      <style:text-properties fo:color="#000000" style:font-name="Arial2" fo:language="en" fo:country="GB" fo:font-weight="normal" style:font-name-asian="Tahoma" style:font-size-asian="10pt" style:font-size-complex="10pt"/>
    </style:style>
    <style:style style:name="T33" style:family="text">
      <style:text-properties fo:color="#000000" style:font-name="Arial2" fo:language="en" fo:country="GB" fo:font-weight="bold" style:font-name-asian="Tahoma" style:font-size-asian="10pt" style:font-weight-asian="bold" style:font-size-complex="10pt" style:font-weight-complex="bold"/>
    </style:style>
    <style:style style:name="T34" style:family="text">
      <style:text-properties fo:color="#000000" style:font-name="Arial2" fo:language="en" fo:country="GB" fo:font-weight="normal" style:font-name-asian="Tahoma" style:font-size-asian="10pt" style:font-weight-asian="normal" style:font-size-complex="10pt" style:font-weight-complex="normal"/>
    </style:style>
    <style:style style:name="T35" style:family="text">
      <style:text-properties fo:font-weight="normal" style:font-weight-asian="normal" style:font-weight-complex="normal"/>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weight-asian="bold" style:font-name-complex="Tahoma2" style:font-weight-complex="bold"/>
    </style:style>
    <style:style style:name="T38" style:family="text">
      <style:text-properties style:font-name="Arial" fo:font-weight="normal" style:font-name-asian="Tahoma" style:font-weight-asian="normal" style:font-name-complex="Tahoma2" style:font-weight-complex="normal"/>
    </style:style>
    <style:style style:name="T39" style:family="text">
      <style:text-properties style:font-name="Arial" style:font-name-asian="ＭＳ Ｐゴシック" style:font-name-complex="Tahoma2"/>
    </style:style>
    <style:style style:name="T40" style:family="text">
      <style:text-properties style:font-name="Arial" fo:font-weight="bold" style:font-name-asian="ＭＳ Ｐゴシック" style:font-weight-asian="bold" style:font-name-complex="Tahoma2" style:font-weight-complex="bold"/>
    </style:style>
    <style:style style:name="T41" style:family="text">
      <style:text-properties style:font-name="Arial" fo:font-weight="normal" style:font-name-asian="ＭＳ Ｐゴシック" style:font-weight-asian="normal" style:font-name-complex="Tahoma2" style:font-weight-complex="normal"/>
    </style:style>
    <style:style style:name="T42" style:family="text">
      <style:text-properties style:font-name="Arial" fo:font-weight="bold" style:font-name-asian="Tahoma" style:font-name-complex="Tahoma2"/>
    </style:style>
    <style:style style:name="T43" style:family="text">
      <style:text-properties fo:language="en" fo:country="GB" fo:font-weight="normal" style:font-weight-asian="normal" style:font-size-complex="10pt" style:font-weight-complex="normal"/>
    </style:style>
    <style:style style:name="T44" style:family="text">
      <style:text-properties fo:font-size="10pt"/>
    </style:style>
    <style:style style:name="T45" style:family="text">
      <style:text-properties style:font-name="Arial" fo:font-size="10pt" fo:language="en" fo:country="US" fo:font-style="normal" fo:font-weight="normal" style:language-asian="en" style:country-asian="US" style:font-size-complex="6.80000019073486pt"/>
    </style:style>
    <style:style style:name="T46" style:family="text">
      <style:text-properties fo:font-size="12pt"/>
    </style:style>
    <style:style style:name="T47" style:family="text">
      <style:text-properties fo:language="en" fo:country="US"/>
    </style:style>
    <style:style style:name="T48" style:family="text">
      <style:text-properties fo:font-weight="normal" style:font-name-asian="Tahoma" style:font-weight-asian="normal" style:font-weight-complex="normal"/>
    </style:style>
    <style:style style:name="T49" style:family="text">
      <style:text-properties fo:color="#000000" fo:font-weight="normal" style:font-name-asian="Tahoma" style:font-weight-asian="normal" style:font-weight-complex="normal"/>
    </style:style>
    <style:style style:name="T50" style:family="text">
      <style:text-properties fo:language="en" fo:country="US" style:font-size-complex="11pt"/>
    </style:style>
    <style:style style:name="T51" style:family="text">
      <style:text-properties fo:language="en" fo:country="US" fo:font-weight="bold" style:font-size-complex="11pt"/>
    </style:style>
    <style:style style:name="T52" style:family="text">
      <style:text-properties fo:color="#000000"/>
    </style:style>
    <style:style style:name="T53" style:family="text">
      <style:text-properties style:font-name-asian="Tahoma"/>
    </style:style>
    <style:style style:name="T54" style:family="text">
      <style:text-properties fo:font-weight="normal" style:font-name-asian="Tahoma"/>
    </style:style>
    <style:style style:name="T55" style:family="text">
      <style:text-properties fo:color="#000000" fo:font-weight="normal" style:font-name-asian="ＭＳ Ｐゴシック" style:font-weight-asian="normal" style:font-name-complex="Arial1" style:font-weight-complex="normal"/>
    </style:style>
    <style:style style:name="T56" style:family="text">
      <style:text-properties fo:color="#000000" fo:font-weight="bold" style:font-name-asian="ＭＳ Ｐゴシック" style:font-weight-asian="normal" style:font-name-complex="Arial1" style:font-weight-complex="normal"/>
    </style:style>
    <style:style style:name="T57"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9" table:default-cell-style-name="ce81"/>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Default"/>
        <table:table-row table:style-name="ro19">
          <table:table-cell/>
          <table:table-cell table:style-name="ce85" table:number-columns-repeated="2"/>
          <table:table-cell table:style-name="ce81"/>
          <table:table-cell table:style-name="ce81" table:number-columns-spanned="3" table:number-rows-spanned="1"/>
          <table:covered-table-cell table:style-name="ce81"/>
          <table:covered-table-cell/>
          <table:table-cell table:number-columns-repeated="249"/>
        </table:table-row>
        <table:table-row table:style-name="ro19">
          <table:table-cell table:style-name="ce82"/>
          <table:table-cell table:number-columns-repeated="2"/>
          <table:table-cell table:style-name="ce82" table:number-columns-repeated="3"/>
          <table:table-cell table:number-columns-repeated="250"/>
        </table:table-row>
        <table:table-row table:style-name="ro19">
          <table:table-cell table:style-name="ce82"/>
          <table:table-cell table:number-columns-repeated="2"/>
          <table:table-cell table:style-name="ce82" table:number-columns-repeated="3"/>
          <table:table-cell table:number-columns-repeated="250"/>
        </table:table-row>
        <table:table-row table:style-name="ro19">
          <table:table-cell table:style-name="ce82"/>
          <table:table-cell table:number-columns-repeated="2"/>
          <table:table-cell table:style-name="ce82" table:number-columns-repeated="3"/>
          <table:table-cell table:number-columns-repeated="250"/>
        </table:table-row>
        <table:table-row table:style-name="ro12">
          <table:table-cell table:style-name="ce82"/>
          <table:table-cell table:number-columns-repeated="2"/>
          <table:table-cell table:style-name="ce82" table:number-columns-repeated="3"/>
          <table:table-cell table:number-columns-repeated="250"/>
        </table:table-row>
        <table:table-row table:style-name="ro21">
          <table:table-cell table:style-name="ce82"/>
          <table:table-cell table:style-name="ce86" office:value-type="string" table:number-columns-spanned="2" table:number-rows-spanned="1">
            <text:p>SOCIAL MAIN FUNCTIONS TEST CASES</text:p>
          </table:table-cell>
          <table:covered-table-cell table:style-name="ce82"/>
          <table:table-cell table:style-name="ce82" table:number-columns-repeated="3"/>
          <table:table-cell table:number-columns-repeated="250"/>
        </table:table-row>
        <table:table-row table:style-name="ro19">
          <table:table-cell table:style-name="ce82"/>
          <table:table-cell table:style-name="ce87" office:value-type="string">
            <text:p>Version:</text:p>
          </table:table-cell>
          <table:table-cell table:style-name="ce150" office:value-type="float" office:value="1.5">
            <text:p>1.5</text:p>
          </table:table-cell>
          <table:table-cell table:style-name="ce82" table:number-columns-repeated="3"/>
          <table:table-cell table:number-columns-repeated="250"/>
        </table:table-row>
        <table:table-row table:style-name="ro19">
          <table:table-cell table:style-name="ce82"/>
          <table:table-cell table:style-name="ce87" office:value-type="string">
            <text:p>Issue date:</text:p>
          </table:table-cell>
          <table:table-cell table:style-name="ce151"/>
          <table:table-cell table:style-name="ce82" table:number-columns-repeated="3"/>
          <table:table-cell table:number-columns-repeated="250"/>
        </table:table-row>
        <table:table-row table:style-name="ro19">
          <table:table-cell table:style-name="ce82"/>
          <table:table-cell table:style-name="ce87" office:value-type="string">
            <text:p>Product Name:</text:p>
          </table:table-cell>
          <table:table-cell table:style-name="ce152" office:value-type="string">
            <text:p>Social</text:p>
          </table:table-cell>
          <table:table-cell table:style-name="ce82" table:number-columns-repeated="3"/>
          <table:table-cell table:number-columns-repeated="250"/>
        </table:table-row>
        <table:table-row table:style-name="ro19">
          <table:table-cell table:style-name="ce82"/>
          <table:table-cell table:style-name="ce87" office:value-type="string">
            <text:p>Product Code:</text:p>
          </table:table-cell>
          <table:table-cell table:style-name="ce153" office:value-type="string">
            <text:p>SOC</text:p>
          </table:table-cell>
          <table:table-cell table:style-name="ce82" table:number-columns-repeated="3"/>
          <table:table-cell table:number-columns-repeated="250"/>
        </table:table-row>
        <table:table-row table:style-name="ro19">
          <table:table-cell table:style-name="ce82"/>
          <table:table-cell table:style-name="ce87" office:value-type="string">
            <text:p>Module:</text:p>
          </table:table-cell>
          <table:table-cell table:style-name="ce154" office:value-type="string">
            <text:p>People</text:p>
          </table:table-cell>
          <table:table-cell table:style-name="ce160"/>
          <table:table-cell table:style-name="ce82" table:number-columns-repeated="2"/>
          <table:table-cell table:number-columns-repeated="250"/>
        </table:table-row>
        <table:table-row table:style-name="ro19">
          <table:table-cell table:style-name="ce83"/>
          <table:table-cell table:style-name="ce87" office:value-type="string">
            <text:p>Total Cases:</text:p>
          </table:table-cell>
          <table:table-cell table:style-name="ce154" table:formula="of:=SUM([People.C4:Dashboard.C4])" office:value-type="float" office:value="201">
            <text:p>201</text:p>
          </table:table-cell>
          <table:table-cell table:number-columns-repeated="3"/>
          <table:table-cell table:style-name="Default"/>
          <table:table-cell table:style-name="ce83" table:number-columns-repeated="248"/>
          <table:table-cell/>
        </table:table-row>
        <table:table-row table:style-name="ro22">
          <table:table-cell table:style-name="ce83"/>
          <table:table-cell table:style-name="ce88" office:value-type="string">
            <text:p>Test Status:</text:p>
          </table:table-cell>
          <table:table-cell table:style-name="ce155" office:value-type="string">
            <text:p><text:span text:style-name="T7">Passed:</text:span> Test is OK</text:p>
            <text:p><text:span text:style-name="T7">Blocked:</text:span> Could not run the test (another bug is blocking)</text:p>
            <text:p><text:span text:style-name="T7">Failed:</text:span> Test failed, a bug is entered on it (please add the bug ID)</text:p>
            <text:p><text:span text:style-name="T7">N/A:</text:span> Test is not possible to run on this version</text:p>
          </table:table-cell>
          <table:table-cell table:number-columns-repeated="3"/>
          <table:table-cell table:style-name="Default"/>
          <table:table-cell table:style-name="ce83" table:number-columns-repeated="248"/>
          <table:table-cell/>
        </table:table-row>
        <table:table-row table:style-name="ro19">
          <table:table-cell table:style-name="ce83"/>
          <table:table-cell table:number-columns-repeated="5"/>
          <table:table-cell table:style-name="Default"/>
          <table:table-cell table:style-name="ce83" table:number-columns-repeated="248"/>
          <table:table-cell/>
        </table:table-row>
        <table:table-row table:style-name="ro23">
          <table:table-cell table:style-name="ce84"/>
          <table:table-cell table:number-columns-repeated="5"/>
          <table:table-cell table:style-name="Default"/>
          <table:table-cell table:style-name="ce84" table:number-columns-repeated="248"/>
          <table:table-cell/>
        </table:table-row>
        <table:table-row table:style-name="ro24">
          <table:table-cell table:style-name="ce84"/>
          <table:table-cell table:number-columns-repeated="5"/>
          <table:table-cell table:style-name="Default"/>
          <table:table-cell table:style-name="ce84" table:number-columns-repeated="248"/>
          <table:table-cell/>
        </table:table-row>
        <table:table-row table:style-name="ro19">
          <table:table-cell table:style-name="ce84"/>
          <table:table-cell table:number-columns-repeated="5"/>
          <table:table-cell table:style-name="Default"/>
          <table:table-cell table:style-name="ce83"/>
          <table:table-cell table:style-name="ce84" table:number-columns-repeated="247"/>
          <table:table-cell/>
        </table:table-row>
        <table:table-row table:style-name="ro19">
          <table:table-cell table:style-name="ce83"/>
          <table:table-cell table:number-columns-repeated="5"/>
          <table:table-cell table:style-name="Default"/>
          <table:table-cell table:style-name="ce83" table:number-columns-repeated="248"/>
          <table:table-cell/>
        </table:table-row>
        <table:table-row table:style-name="ro19">
          <table:table-cell table:style-name="ce83"/>
          <table:table-cell table:style-name="ce89" office:value-type="string">
            <text:p>Record of change:</text:p>
          </table:table-cell>
          <table:table-cell table:style-name="ce81" table:number-columns-repeated="4"/>
          <table:table-cell/>
          <table:table-cell table:style-name="ce83" table:number-columns-repeated="248"/>
          <table:table-cell/>
        </table:table-row>
        <table:table-row table:style-name="ro7">
          <table:table-cell table:style-name="ce83"/>
          <table:table-cell table:style-name="ce90" office:value-type="string">
            <text:p>Effective Date</text:p>
          </table:table-cell>
          <table:table-cell table:style-name="ce156" office:value-type="string">
            <text:p>Version</text:p>
          </table:table-cell>
          <table:table-cell table:style-name="ce156" office:value-type="string">
            <text:p>Change description</text:p>
          </table:table-cell>
          <table:table-cell table:style-name="ce156" office:value-type="string">
            <text:p>Originator</text:p>
          </table:table-cell>
          <table:table-cell table:style-name="ce172" office:value-type="string">
            <text:p>Reviewer/</text:p>
            <text:p>Approver</text:p>
          </table:table-cell>
          <table:table-cell table:style-name="ce173" office:value-type="string">
            <text:p>Reference</text:p>
          </table:table-cell>
          <table:table-cell table:style-name="ce83" table:number-columns-repeated="248"/>
          <table:table-cell/>
        </table:table-row>
        <table:table-row table:style-name="ro25">
          <table:table-cell table:style-name="ce83"/>
          <table:table-cell table:style-name="ce91" office:value-type="float" office:value="40162">
            <text:p>15-Dec-09</text:p>
          </table:table-cell>
          <table:table-cell table:style-name="ce157" office:value-type="string">
            <text:p>1.0</text:p>
          </table:table-cell>
          <table:table-cell table:style-name="ce161" office:value-type="string">
            <text:p>Initiation test case for Social 1.0</text:p>
          </table:table-cell>
          <table:table-cell table:style-name="ce168" office:value-type="string">
            <text:p>An.Nguyen</text:p>
          </table:table-cell>
          <table:table-cell table:style-name="ce170"/>
          <table:table-cell table:style-name="ce174"/>
          <table:table-cell table:style-name="ce83" table:number-columns-repeated="248"/>
          <table:table-cell/>
        </table:table-row>
        <table:table-row table:style-name="ro19">
          <table:table-cell table:style-name="ce83"/>
          <table:table-cell table:style-name="ce92" office:value-type="date" office:date-value="2010-03-25">
            <text:p>25-Mar-2010</text:p>
          </table:table-cell>
          <table:table-cell table:style-name="ce157" office:value-type="string">
            <text:p>1.1</text:p>
          </table:table-cell>
          <table:table-cell table:style-name="ce161" office:value-type="string">
            <text:p>Change and update test case for RC1</text:p>
          </table:table-cell>
          <table:table-cell table:style-name="ce161" office:value-type="string">
            <text:p>HangNguyen</text:p>
          </table:table-cell>
          <table:table-cell table:style-name="ce170"/>
          <table:table-cell table:style-name="ce174"/>
          <table:table-cell table:style-name="ce83" table:number-columns-repeated="248"/>
          <table:table-cell/>
        </table:table-row>
        <table:table-row table:style-name="ro20">
          <table:table-cell table:style-name="ce83"/>
          <table:table-cell table:style-name="ce93" office:value-type="float" office:value="40274">
            <text:p>6-Apr-10</text:p>
          </table:table-cell>
          <table:table-cell table:style-name="ce158" office:value-type="string">
            <text:p>1.2</text:p>
          </table:table-cell>
          <table:table-cell table:style-name="ce161" office:value-type="string">
            <text:p>Change and update test case for GA1</text:p>
          </table:table-cell>
          <table:table-cell table:style-name="ce161" office:value-type="string">
            <text:p>HangNguyen</text:p>
          </table:table-cell>
          <table:table-cell table:style-name="ce170"/>
          <table:table-cell table:style-name="ce175"/>
          <table:table-cell table:style-name="ce83" table:number-columns-repeated="248"/>
          <table:table-cell/>
        </table:table-row>
        <table:table-row table:style-name="ro19">
          <table:table-cell table:style-name="ce83"/>
          <table:table-cell table:style-name="ce93" office:value-type="float" office:value="40308">
            <text:p>10-May-10</text:p>
          </table:table-cell>
          <table:table-cell table:style-name="ce158" office:value-type="string">
            <text:p>1.3</text:p>
          </table:table-cell>
          <table:table-cell table:style-name="ce161" office:value-type="string">
            <text:p>Change and update test case for GA</text:p>
          </table:table-cell>
          <table:table-cell table:style-name="ce169" office:value-type="string">
            <text:p>LapNguyen</text:p>
          </table:table-cell>
          <table:table-cell table:style-name="ce170"/>
          <table:table-cell table:style-name="ce175"/>
          <table:table-cell/>
          <table:table-cell table:style-name="ce83" table:number-columns-repeated="247"/>
          <table:table-cell/>
        </table:table-row>
        <table:table-row table:style-name="ro7">
          <table:table-cell/>
          <table:table-cell table:style-name="ce93" office:value-type="float" office:value="40619">
            <text:p>17-Mar-11</text:p>
          </table:table-cell>
          <table:table-cell table:style-name="ce158" office:value-type="string">
            <text:p>1.4</text:p>
          </table:table-cell>
          <table:table-cell table:style-name="ce163" office:value-type="string">
            <text:p>- Remove [Canvas] sheet</text:p>
            <text:p>- Update base on new UI</text:p>
          </table:table-cell>
          <table:table-cell table:style-name="ce170" office:value-type="string">
            <text:p>Hoa.Nguyen</text:p>
          </table:table-cell>
          <table:table-cell table:style-name="ce170"/>
          <table:table-cell table:style-name="ce176"/>
          <table:table-cell table:number-columns-repeated="249"/>
        </table:table-row>
        <table:table-row table:style-name="ro19">
          <table:table-cell/>
          <table:table-cell table:style-name="ce93" office:value-type="float" office:value="40704">
            <text:p>10-Jun-11</text:p>
          </table:table-cell>
          <table:table-cell table:style-name="ce158" office:value-type="string">
            <text:p>1.5</text:p>
          </table:table-cell>
          <table:table-cell table:style-name="ce165" office:value-type="string">
            <text:p>Update base on comment of TC</text:p>
          </table:table-cell>
          <table:table-cell table:style-name="ce170" office:value-type="string">
            <text:p>Hoa.Nguyen</text:p>
          </table:table-cell>
          <table:table-cell table:style-name="ce170"/>
          <table:table-cell table:style-name="ce175"/>
          <table:table-cell table:number-columns-repeated="249"/>
        </table:table-row>
        <table:table-row table:style-name="ro19">
          <table:table-cell/>
          <table:table-cell table:style-name="ce94" office:value-type="date" office:date-value="2012-05-31">
            <text:p>31-May-12</text:p>
          </table:table-cell>
          <table:table-cell table:style-name="ce158" office:value-type="string">
            <text:p>1.5</text:p>
          </table:table-cell>
          <table:table-cell table:style-name="ce165" office:value-type="string">
            <text:p>Update statistics in Checklist sheet</text:p>
          </table:table-cell>
          <table:table-cell table:style-name="ce170" office:value-type="string">
            <text:p>Hai.Nguyen</text:p>
          </table:table-cell>
          <table:table-cell table:style-name="ce170"/>
          <table:table-cell table:style-name="ce175"/>
          <table:table-cell table:number-columns-repeated="249"/>
        </table:table-row>
        <table:table-row table:style-name="ro19">
          <table:table-cell/>
          <table:table-cell table:style-name="ce93" office:value-type="float" office:value="41113">
            <text:p>23-Jul-12</text:p>
          </table:table-cell>
          <table:table-cell table:style-name="ce158" office:value-type="string">
            <text:p>1.6</text:p>
          </table:table-cell>
          <table:table-cell table:style-name="ce166" office:value-type="string">
            <text:p>Update base on comment of TC PLF 3.5.4</text:p>
          </table:table-cell>
          <table:table-cell table:style-name="ce170" office:value-type="string">
            <text:p>Thao.Pham</text:p>
          </table:table-cell>
          <table:table-cell table:style-name="ce170"/>
          <table:table-cell table:style-name="ce175"/>
          <table:table-cell table:number-columns-repeated="249"/>
        </table:table-row>
        <table:table-row table:style-name="ro19">
          <table:table-cell/>
          <table:table-cell table:style-name="ce93"/>
          <table:table-cell table:style-name="ce158"/>
          <table:table-cell table:style-name="ce165"/>
          <table:table-cell table:style-name="ce170" table:number-columns-repeated="2"/>
          <table:table-cell table:style-name="ce175"/>
          <table:table-cell table:number-columns-repeated="249"/>
        </table:table-row>
        <table:table-row table:style-name="ro19">
          <table:table-cell/>
          <table:table-cell table:style-name="ce93"/>
          <table:table-cell table:style-name="ce158"/>
          <table:table-cell table:style-name="ce165"/>
          <table:table-cell table:style-name="ce166" table:number-columns-repeated="2"/>
          <table:table-cell table:style-name="ce175"/>
          <table:table-cell table:style-name="Default"/>
          <table:table-cell table:number-columns-repeated="248"/>
        </table:table-row>
        <table:table-row table:style-name="ro19">
          <table:table-cell/>
          <table:table-cell table:style-name="ce93"/>
          <table:table-cell table:style-name="ce158"/>
          <table:table-cell table:style-name="ce165"/>
          <table:table-cell table:style-name="ce166" table:number-columns-repeated="2"/>
          <table:table-cell table:style-name="ce175"/>
          <table:table-cell table:number-columns-repeated="249"/>
        </table:table-row>
        <table:table-row table:style-name="ro19">
          <table:table-cell/>
          <table:table-cell table:style-name="ce95"/>
          <table:table-cell table:style-name="ce159"/>
          <table:table-cell table:style-name="ce167"/>
          <table:table-cell table:style-name="ce171" table:number-columns-repeated="2"/>
          <table:table-cell table:style-name="ce177"/>
          <table:table-cell table:number-columns-repeated="249"/>
        </table:table-row>
        <table:table-row table:style-name="ro19">
          <table:table-cell/>
          <table:table-cell table:style-name="ce81" table:number-columns-repeated="5"/>
          <table:table-cell table:number-columns-repeated="250"/>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
      <table:table table:name="Check_List" table:style-name="ta1" table:print="false">
        <office:forms form:automatic-focus="false" form:apply-design-mode="false"/>
        <table:table-column table:style-name="co17" table:default-cell-style-name="ce99"/>
        <table:table-column table:style-name="co18" table:default-cell-style-name="ce107"/>
        <table:table-column table:style-name="co10" table:default-cell-style-name="ce135"/>
        <table:table-column table:style-name="co19" table:default-cell-style-name="Default"/>
        <table:table-column table:style-name="co20" table:default-cell-style-name="Default"/>
        <table:table-column table:style-name="co20" table:default-cell-style-name="Default"/>
        <table:table-column table:style-name="co10" table:default-cell-style-name="Default"/>
        <table:table-row table:style-name="ro27">
          <table:table-cell table:style-name="ce96" office:value-type="string" table:number-columns-spanned="2" table:number-rows-spanned="1">
            <text:p><text:span text:style-name="T2">SOC People Check List</text:span></text:p>
            <text:p><text:span text:style-name="T3">Based on Product built version: </text:span></text:p>
          </table:table-cell>
          <table:covered-table-cell table:style-name="ce105"/>
          <table:table-cell table:style-name="ce133" office:value-type="string" table:number-columns-spanned="1" table:number-rows-spanned="2">
            <text:p>Priority</text:p>
          </table:table-cell>
          <table:table-cell table:style-name="ce139" table:number-columns-repeated="3"/>
          <table:table-cell table:style-name="ce140"/>
          <table:table-cell table:number-columns-repeated="248"/>
        </table:table-row>
        <table:table-row table:style-name="ro28">
          <table:table-cell table:style-name="ce96" office:value-type="string">
            <text:p>Id</text:p>
          </table:table-cell>
          <table:table-cell table:style-name="ce105" office:value-type="string">
            <text:p>Main cases</text:p>
          </table:table-cell>
          <table:covered-table-cell table:style-name="ce133" office:value-type="string">
            <text:p>Priority</text:p>
          </table:covered-table-cell>
          <table:table-cell table:style-name="ce140" office:value-type="string">
            <text:p>Selenium</text:p>
          </table:table-cell>
          <table:table-cell table:style-name="ce139" office:value-type="string" table:number-columns-spanned="2" table:number-rows-spanned="1">
            <text:p>Table of record</text:p>
          </table:table-cell>
          <table:covered-table-cell table:style-name="ce140"/>
          <table:table-cell table:style-name="ce140" office:value-type="string">
            <text:p>Done</text:p>
          </table:table-cell>
          <table:table-cell table:number-columns-repeated="248"/>
        </table:table-row>
        <table:table-row table:style-name="ro29">
          <table:table-cell table:style-name="ce97" office:value-type="string" table:number-columns-spanned="2" table:number-rows-spanned="1">
            <text:p>People: access page, Accept/Deny/Remove user, Search user</text:p>
          </table:table-cell>
          <table:covered-table-cell table:style-name="ce105"/>
          <table:table-cell table:style-name="ce134"/>
          <table:table-cell table:style-name="ce141"/>
          <table:table-cell table:style-name="ce143" office:value-type="string">
            <text:p>Total of High</text:p>
          </table:table-cell>
          <table:table-cell table:style-name="ce146" table:formula="of:=SUMPRODUCT(([.C4:.C541]=&quot;High&quot;))" office:value-type="float" office:value="36">
            <text:p>36</text:p>
          </table:table-cell>
          <table:table-cell table:style-name="ce148" table:formula="of:=SUMPRODUCT(([.C4:.C541]=&quot;High&quot;)*([.D4:.D541]=&quot;x&quot;))" office:value-type="float" office:value="19">
            <text:p>19</text:p>
          </table:table-cell>
          <table:table-cell table:number-columns-repeated="248"/>
        </table:table-row>
        <table:table-row table:style-name="ro30">
          <table:table-cell table:style-name="ce98" office:value-type="string">
            <text:p>FNC_SOC_PEO_PEO_01.001</text:p>
          </table:table-cell>
          <table:table-cell table:style-name="ce106" office:value-type="string">
            <text:p>Access people page</text:p>
          </table:table-cell>
          <table:table-cell office:value-type="string">
            <text:p>High</text:p>
          </table:table-cell>
          <table:table-cell table:style-name="ce142" office:value-type="string">
            <text:p>x</text:p>
          </table:table-cell>
          <table:table-cell table:style-name="ce143" office:value-type="string">
            <text:p>Total of Medium</text:p>
          </table:table-cell>
          <table:table-cell table:style-name="ce143" table:formula="of:=SUMPRODUCT(([.C4:.C541]=&quot;Medium&quot;))" office:value-type="float" office:value="74">
            <text:p>74</text:p>
          </table:table-cell>
          <table:table-cell table:style-name="ce149" table:formula="of:=SUMPRODUCT(([.C4:.C541]=&quot;Medium&quot;)*([.D4:.D541]=&quot;x&quot;))" office:value-type="float" office:value="44">
            <text:p>44</text:p>
          </table:table-cell>
          <table:table-cell table:number-columns-repeated="248"/>
        </table:table-row>
        <table:table-row table:style-name="ro31">
          <table:table-cell table:style-name="ce98" office:value-type="string">
            <text:p>FNC_SOC_PEO_PEO_02.001</text:p>
          </table:table-cell>
          <table:table-cell office:value-type="string">
            <text:p>Invite User</text:p>
          </table:table-cell>
          <table:table-cell office:value-type="string">
            <text:p>High</text:p>
          </table:table-cell>
          <table:table-cell table:style-name="ce142" office:value-type="string">
            <text:p>x</text:p>
          </table:table-cell>
          <table:table-cell table:style-name="ce143" office:value-type="string">
            <text:p>Total of Low</text:p>
          </table:table-cell>
          <table:table-cell table:style-name="ce146" table:formula="of:=SUMPRODUCT(([.C4:.C541]=&quot;Low&quot;))" office:value-type="float" office:value="92">
            <text:p>92</text:p>
          </table:table-cell>
          <table:table-cell table:style-name="ce148" table:formula="of:=SUMPRODUCT(([.C4:.C541]=&quot;Low&quot;)*([.D4:.D541]=&quot;x&quot;))" office:value-type="float" office:value="75">
            <text:p>75</text:p>
          </table:table-cell>
          <table:table-cell table:number-columns-repeated="248"/>
        </table:table-row>
        <table:table-row table:style-name="ro31">
          <table:table-cell office:value-type="string">
            <text:p>FNC_SOC_PEO_PEO_02.002</text:p>
          </table:table-cell>
          <table:table-cell office:value-type="string">
            <text:p>User accept invitation</text:p>
          </table:table-cell>
          <table:table-cell office:value-type="string">
            <text:p>High</text:p>
          </table:table-cell>
          <table:table-cell table:style-name="ce142" office:value-type="string">
            <text:p>x</text:p>
          </table:table-cell>
          <table:table-cell table:style-name="ce144" office:value-type="string">
            <text:p>Total</text:p>
          </table:table-cell>
          <table:table-cell table:style-name="ce147" table:formula="of:=SUM([.F3:.F5])" office:value-type="float" office:value="202">
            <text:p>202</text:p>
          </table:table-cell>
          <table:table-cell table:style-name="ce147" table:formula="of:=SUM([.G3:.G5])" office:value-type="float" office:value="138">
            <text:p>138</text:p>
          </table:table-cell>
          <table:table-cell table:number-columns-repeated="248"/>
        </table:table-row>
        <table:table-row table:style-name="ro31">
          <table:table-cell office:value-type="string">
            <text:p>FNC_SOC_PEO_PEO_02.003</text:p>
          </table:table-cell>
          <table:table-cell table:style-name="ce108" office:value-type="string">
            <text:p>User deny invitation </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4</text:p>
          </table:table-cell>
          <table:table-cell office:value-type="string">
            <text:p>User remove friend reques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2.006</text:p>
          </table:table-cell>
          <table:table-cell table:style-name="ce109" office:value-type="string">
            <text:p>The both users send friend requests</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table:style-name="ce98" office:value-type="string">
            <text:p>FNC_SOC_PEO_PEO_03.001</text:p>
          </table:table-cell>
          <table:table-cell table:style-name="ce109" office:value-type="string">
            <text:p>Remove invitation</text:p>
          </table:table-cell>
          <table:table-cell office:value-type="string">
            <text:p>High</text:p>
          </table:table-cell>
          <table:table-cell office:value-type="string">
            <text:p>x</text:p>
          </table:table-cell>
          <table:table-cell table:style-name="ce145" table:number-columns-repeated="2"/>
          <table:table-cell table:number-columns-repeated="249"/>
        </table:table-row>
        <table:table-row table:style-name="ro31">
          <table:table-cell office:value-type="string">
            <text:p>FNC_SOC_PEO_PEO_03.002</text:p>
          </table:table-cell>
          <table:table-cell table:style-name="ce109" office:value-type="string">
            <text:p>Check when invitation is deleted by anoth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4.001</text:p>
          </table:table-cell>
          <table:table-cell table:style-name="ce109" office:value-type="string">
            <text:p>Revoke invitation</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5.001</text:p>
          </table:table-cell>
          <table:table-cell office:value-type="string">
            <text:p>Search when text box search is blank</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5</text:p>
          </table:table-cell>
          <table:table-cell table:style-name="ce110" office:value-type="string">
            <text:p>Search when input other special chars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6</text:p>
          </table:table-cell>
          <table:table-cell table:style-name="ce110" office:value-type="string">
            <text:p>Search when there is some space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7</text:p>
          </table:table-cell>
          <table:table-cell table:style-name="ce110" office:value-type="string">
            <text:p>Search when filter by position</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8</text:p>
          </table:table-cell>
          <table:table-cell table:style-name="ce110" office:value-type="string">
            <text:p>Search when filter by position with some special char</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9</text:p>
          </table:table-cell>
          <table:table-cell table:style-name="ce110" office:value-type="string">
            <text:p>Search with position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2</text:p>
          </table:table-cell>
          <table:table-cell office:value-type="string">
            <text:p>Search when filter by gend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3</text:p>
          </table:table-cell>
          <table:table-cell table:style-name="ce110" office:value-type="string">
            <text:p>Auto suggestion key word when search in space</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4</text:p>
          </table:table-cell>
          <table:table-cell table:style-name="ce110" office:value-type="string">
            <text:p>Search when click on a alphabe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5</text:p>
          </table:table-cell>
          <table:table-cell table:style-name="ce110" office:value-type="string">
            <text:p>Search when click on All</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6</text:p>
          </table:table-cell>
          <table:table-cell office:value-type="string">
            <text:p>Check paging</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table:style-name="ce100" office:value-type="string" table:number-columns-spanned="2" table:number-rows-spanned="1">
            <text:p>Profile: view profile, Edit profile</text:p>
          </table:table-cell>
          <table:covered-table-cell table:style-name="ce111"/>
          <table:table-cell table:number-columns-repeated="253"/>
        </table:table-row>
        <table:table-row table:style-name="ro31">
          <table:table-cell table:style-name="ce98" office:value-type="string">
            <text:p>FNC_SOC_PEO_PRO_06.001</text:p>
          </table:table-cell>
          <table:table-cell table:style-name="ce109" office:value-type="string">
            <text:p>Show my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2</text:p>
          </table:table-cell>
          <table:table-cell table:style-name="ce109" office:value-type="string">
            <text:p>View your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3</text:p>
          </table:table-cell>
          <table:table-cell office:value-type="string">
            <text:p>View information of another user</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4</text:p>
          </table:table-cell>
          <table:table-cell table:style-name="ce109" office:value-type="string">
            <text:p>View the profile of user in your contact</text:p>
          </table:table-cell>
          <table:table-cell office:value-type="string">
            <text:p>High</text:p>
          </table:table-cell>
          <table:table-cell office:value-type="string">
            <text:p>x</text:p>
          </table:table-cell>
          <table:table-cell table:number-columns-repeated="251"/>
        </table:table-row>
        <table:table-row table:style-name="ro31">
          <table:table-cell table:style-name="ce98" office:value-type="string">
            <text:p>FNC_SOC_PEO_PRO_07.001</text:p>
          </table:table-cell>
          <table:table-cell table:style-name="ce109" office:value-type="string">
            <text:p>Edit current posi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2</text:p>
          </table:table-cell>
          <table:table-cell table:style-name="ce112" office:value-type="string">
            <text:p>Check Cancel function after change current position of us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3</text:p>
          </table:table-cell>
          <table:table-cell table:style-name="ce109" office:value-type="string">
            <text:p>Edit basic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4</text:p>
          </table:table-cell>
          <table:table-cell table:style-name="ce109" office:value-type="string">
            <text:p>Edit your basic information with First Name is empty</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5</text:p>
          </table:table-cell>
          <table:table-cell table:style-name="ce109" office:value-type="string">
            <text:p>Edit your basic information with Last Name is empty</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6</text:p>
          </table:table-cell>
          <table:table-cell table:style-name="ce109" office:value-type="string">
            <text:p>Edit your basic information with Fir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7</text:p>
          </table:table-cell>
          <table:table-cell table:style-name="ce109" office:value-type="string">
            <text:p>Edit your basic information with La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8</text:p>
          </table:table-cell>
          <table:table-cell table:style-name="ce109" office:value-type="string">
            <text:p>Edit your basic information with length of Fir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4</text:p>
          </table:table-cell>
          <table:table-cell office:value-type="string">
            <text:p>Edit basic information with 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5</text:p>
          </table:table-cell>
          <table:table-cell office:value-type="string">
            <text:p>Edit basic information with in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6</text:p>
          </table:table-cell>
          <table:table-cell table:style-name="ce109" office:value-type="string">
            <text:p>Edit basic information with Email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7</text:p>
          </table:table-cell>
          <table:table-cell office:value-type="string">
            <text:p>Cancel Edit basic information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8</text:p>
          </table:table-cell>
          <table:table-cell office:value-type="string">
            <text:p>Edit information of Contact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9</text:p>
          </table:table-cell>
          <table:table-cell table:style-name="ce109" office:value-type="string">
            <text:p>Edit Contact information with change value of Gend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0</text:p>
          </table:table-cell>
          <table:table-cell office:value-type="string">
            <text:p>Edit Contact information with 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1</text:p>
          </table:table-cell>
          <table:table-cell office:value-type="string">
            <text:p>Edit Contact information with in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3</text:p>
          </table:table-cell>
          <table:table-cell office:value-type="string">
            <text:p>Edit Contact information with Deleting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6</text:p>
          </table:table-cell>
          <table:table-cell table:style-name="ce109" office:value-type="string">
            <text:p>Edit Contact information with Delete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7</text:p>
          </table:table-cell>
          <table:table-cell office:value-type="string">
            <text:p>Edit Contact information with 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8</text:p>
          </table:table-cell>
          <table:table-cell office:value-type="string">
            <text:p>Edit Contact information with in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9</text:p>
          </table:table-cell>
          <table:table-cell table:style-name="ce113" office:value-type="string">
            <text:p>Edit Contact information Add multi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0</text:p>
          </table:table-cell>
          <table:table-cell table:style-name="ce113" office:value-type="string">
            <text:p>Edit Contact information with Delete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1</text:p>
          </table:table-cell>
          <table:table-cell office:value-type="string">
            <text:p>Cancel editing Contact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2</text:p>
          </table:table-cell>
          <table:table-cell table:style-name="ce109" office:value-type="string">
            <text:p>Edit Experiences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3</text:p>
          </table:table-cell>
          <table:table-cell table:style-name="ce114" office:value-type="string">
            <text:p>Edit Experiences information with empty Organization fiel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4</text:p>
          </table:table-cell>
          <table:table-cell table:style-name="ce109" office:value-type="string">
            <text:p>Add new experiences with length of company field is smaller than 3 or bigger than 9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5</text:p>
          </table:table-cell>
          <table:table-cell table:style-name="ce109" office:value-type="string">
            <text:p>Edit Experiences information with position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6</text:p>
          </table:table-cell>
          <table:table-cell table:style-name="ce109" office:value-type="string">
            <text:p>Edit Experiences information with length of position filed is less than 3 or over 90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7</text:p>
          </table:table-cell>
          <table:table-cell table:style-name="ce109" office:value-type="string">
            <text:p>Edit Experiences information with Job Detai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8</text:p>
          </table:table-cell>
          <table:table-cell table:style-name="ce109" office:value-type="string">
            <text:p>Edit Experiences information with <text:s/>Job Details is unlimited length</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9</text:p>
          </table:table-cell>
          <table:table-cell table:style-name="ce109" office:value-type="string">
            <text:p>Edit Experiences information with when check on still in this position </text:p>
          </table:table-cell>
          <table:table-cell table:style-name="ce136" office:value-type="string">
            <text:p>Low</text:p>
          </table:table-cell>
          <table:table-cell office:value-type="string">
            <text:p>x</text:p>
          </table:table-cell>
          <table:table-cell table:number-columns-repeated="251"/>
        </table:table-row>
        <table:table-row table:style-name="ro31">
          <table:table-cell office:value-type="string">
            <text:p>FNC_SOC_PEO_PRO_07.040</text:p>
          </table:table-cell>
          <table:table-cell table:style-name="ce109" office:value-type="string">
            <text:p>Edit Experiences information with when Uncheck on still in this position </text:p>
          </table:table-cell>
          <table:table-cell table:style-name="ce137" office:value-type="string">
            <text:p>Low</text:p>
          </table:table-cell>
          <table:table-cell office:value-type="string">
            <text:p>x</text:p>
          </table:table-cell>
          <table:table-cell table:number-columns-repeated="251"/>
        </table:table-row>
        <table:table-row table:style-name="ro31">
          <table:table-cell office:value-type="string">
            <text:p>FNC_SOC_PEO_PRO_07.041</text:p>
          </table:table-cell>
          <table:table-cell table:style-name="ce109" office:value-type="string">
            <text:p>Edit Experiences information with with invalid data into years text box</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2</text:p>
          </table:table-cell>
          <table:table-cell table:style-name="ce109" office:value-type="string">
            <text:p>Edit Experiences information when Start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5</text:p>
          </table:table-cell>
          <table:table-cell office:value-type="string">
            <text:p>Edit Experiences information with Skil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7</text:p>
          </table:table-cell>
          <table:table-cell table:style-name="ce109" office:value-type="string">
            <text:p>Edit Experiences information with Add multi experienc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8</text:p>
          </table:table-cell>
          <table:table-cell table:style-name="ce109" office:value-type="string">
            <text:p>Delete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9</text:p>
          </table:table-cell>
          <table:table-cell table:style-name="ce109" office:value-type="string">
            <text:p>Cancel the editing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6</text:p>
          </table:table-cell>
          <table:table-cell office:value-type="string">
            <text:p>Cancel the upload image fil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7</text:p>
          </table:table-cell>
          <table:table-cell office:value-type="string">
            <text:p>Abort image file on avatar preview fo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8</text:p>
          </table:table-cell>
          <table:table-cell table:style-name="ce115" office:value-type="string">
            <text:p>Change avatar of user when do not upload image but click Confi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9</text:p>
          </table:table-cell>
          <table:table-cell table:style-name="ce115" office:value-type="string">
            <text:p>Change avatar of user when do not upload image but click Cancel</text:p>
          </table:table-cell>
          <table:table-cell office:value-type="string">
            <text:p>Low</text:p>
          </table:table-cell>
          <table:table-cell office:value-type="string">
            <text:p>x</text:p>
          </table:table-cell>
          <table:table-cell table:number-columns-repeated="251"/>
        </table:table-row>
        <table:table-row table:style-name="ro31">
          <table:table-cell table:style-name="ce101" office:value-type="string" table:number-columns-spanned="2" table:number-rows-spanned="1">
            <text:p>Activities: View, Add, share, <text:s/>like/unlike, comment, <text:s/>delete activities</text:p>
          </table:table-cell>
          <table:covered-table-cell table:style-name="ce115"/>
          <table:table-cell table:number-columns-repeated="253"/>
        </table:table-row>
        <table:table-row table:style-name="ro31">
          <table:table-cell table:style-name="ce98"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31">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31">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32">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20">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31">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32">
          <table:table-cell office:value-type="string">
            <text:p>FNC_SOC_PEO_ACT_08.007</text:p>
          </table:table-cell>
          <table:table-cell table:style-name="ce116" office:value-type="string">
            <text:p>Add new activities with special chars</text:p>
          </table:table-cell>
          <table:table-cell office:value-type="string">
            <text:p>Medium</text:p>
          </table:table-cell>
          <table:table-cell table:number-columns-repeated="252"/>
        </table:table-row>
        <table:table-row table:style-name="ro32">
          <table:table-cell office:value-type="string">
            <text:p>FNC_SOC_PEO_ACT_08.008</text:p>
          </table:table-cell>
          <table:table-cell table:style-name="ce117" office:value-type="string">
            <text:p>Add new activities without any text</text:p>
          </table:table-cell>
          <table:table-cell office:value-type="string">
            <text:p>Medium</text:p>
          </table:table-cell>
          <table:table-cell table:number-columns-repeated="252"/>
        </table:table-row>
        <table:table-row table:style-name="ro32">
          <table:table-cell office:value-type="string">
            <text:p>FNC_SOC_PEO_ACT_08.009</text:p>
          </table:table-cell>
          <table:table-cell table:style-name="ce116" office:value-type="string">
            <text:p>Add new activities with unlimited chars</text:p>
          </table:table-cell>
          <table:table-cell office:value-type="string">
            <text:p>Medium</text:p>
          </table:table-cell>
          <table:table-cell table:number-columns-repeated="252"/>
        </table:table-row>
        <table:table-row table:style-name="ro32">
          <table:table-cell office:value-type="string">
            <text:p>FNC_SOC_PEO_ACT_08.010</text:p>
          </table:table-cell>
          <table:table-cell table:style-name="ce116" office:value-type="string">
            <text:p>Add new activity without click on Add button</text:p>
          </table:table-cell>
          <table:table-cell office:value-type="string">
            <text:p>Medium</text:p>
          </table:table-cell>
          <table:table-cell table:number-columns-repeated="252"/>
        </table:table-row>
        <table:table-row table:style-name="ro32">
          <table:table-cell office:value-type="string">
            <text:p>FNC_SOC_PEO_ACT_08.011</text:p>
          </table:table-cell>
          <table:table-cell table:style-name="ce116" office:value-type="string">
            <text:p>Add new activities with HTML tag</text:p>
          </table:table-cell>
          <table:table-cell office:value-type="string">
            <text:p>Medium</text:p>
          </table:table-cell>
          <table:table-cell table:number-columns-repeated="252"/>
        </table:table-row>
        <table:table-row table:style-name="ro32">
          <table:table-cell office:value-type="string">
            <text:p>FNC_SOC_PEO_ACT_08.012</text:p>
          </table:table-cell>
          <table:table-cell table:style-name="ce116" office:value-type="string">
            <text:p>Add new activities with other HTML tag or script tag</text:p>
          </table:table-cell>
          <table:table-cell office:value-type="string">
            <text:p>Medium</text:p>
          </table:table-cell>
          <table:table-cell table:number-columns-repeated="252"/>
        </table:table-row>
        <table:table-row table:style-name="ro32">
          <table:table-cell table:style-name="ce98"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32">
          <table:table-cell office:value-type="string">
            <text:p>FNC_SOC_PEO_ACT_09.002</text:p>
          </table:table-cell>
          <table:table-cell table:style-name="ce117" office:value-type="string">
            <text:p>Add new Share link without text on activity</text:p>
          </table:table-cell>
          <table:table-cell office:value-type="string">
            <text:p>Medium</text:p>
          </table:table-cell>
          <table:table-cell table:number-columns-repeated="252"/>
        </table:table-row>
        <table:table-row table:style-name="ro32">
          <table:table-cell office:value-type="string">
            <text:p>FNC_SOC_PEO_ACT_09.003</text:p>
          </table:table-cell>
          <table:table-cell table:style-name="ce117" office:value-type="string">
            <text:p>View Link shared with thumbnail</text:p>
          </table:table-cell>
          <table:table-cell office:value-type="string">
            <text:p>Medium</text:p>
          </table:table-cell>
          <table:table-cell table:number-columns-repeated="252"/>
        </table:table-row>
        <table:table-row table:style-name="ro32">
          <table:table-cell office:value-type="string">
            <text:p>FNC_SOC_PEO_ACT_09.004</text:p>
          </table:table-cell>
          <table:table-cell table:style-name="ce117" office:value-type="string">
            <text:p>View Link shared without <text:s/>thumbnail</text:p>
          </table:table-cell>
          <table:table-cell office:value-type="string">
            <text:p>Medium</text:p>
          </table:table-cell>
          <table:table-cell table:number-columns-repeated="252"/>
        </table:table-row>
        <table:table-row table:style-name="ro32">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32">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32">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32">
          <table:table-cell office:value-type="string">
            <text:p>FNC_SOC_PEO_ACT_09.008</text:p>
          </table:table-cell>
          <table:table-cell table:style-name="ce118" office:value-type="string">
            <text:p>Share link with empty link</text:p>
          </table:table-cell>
          <table:table-cell office:value-type="string">
            <text:p>Low</text:p>
          </table:table-cell>
          <table:table-cell table:number-columns-repeated="252"/>
        </table:table-row>
        <table:table-row table:style-name="ro32">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32">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32">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32">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32">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32">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32">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32">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32">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32">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32">
          <table:table-cell table:style-name="ce98"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32">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32">
          <table:table-cell table:style-name="ce98"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32">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32">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32">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32">
          <table:table-cell table:style-name="ce98"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32">
          <table:table-cell table:style-name="ce100" office:value-type="string" table:number-columns-spanned="2" table:number-rows-spanned="1">
            <text:p>Relation: View,Search relation/Invitation/Request</text:p>
          </table:table-cell>
          <table:covered-table-cell/>
          <table:table-cell table:number-columns-repeated="253"/>
        </table:table-row>
        <table:table-row table:style-name="ro32">
          <table:table-cell table:style-name="ce98" office:value-type="string">
            <text:p>FNC_SOC_PEO_RLT_13.001</text:p>
          </table:table-cell>
          <table:table-cell office:value-type="string">
            <text:p>Show Connections screen</text:p>
          </table:table-cell>
          <table:table-cell office:value-type="string">
            <text:p>Low</text:p>
          </table:table-cell>
          <table:table-cell office:value-type="string">
            <text:p>x</text:p>
          </table:table-cell>
          <table:table-cell table:number-columns-repeated="251"/>
        </table:table-row>
        <table:table-row table:style-name="ro32">
          <table:table-cell office:value-type="string">
            <text:p>FNC_SOC_PEO_RLT_13.002</text:p>
          </table:table-cell>
          <table:table-cell office:value-type="string">
            <text:p>Show Connections list</text:p>
          </table:table-cell>
          <table:table-cell office:value-type="string">
            <text:p>Low</text:p>
          </table:table-cell>
          <table:table-cell office:value-type="string">
            <text:p>N/A</text:p>
          </table:table-cell>
          <table:table-cell table:number-columns-repeated="251"/>
        </table:table-row>
        <table:table-row table:style-name="ro32">
          <table:table-cell table:style-name="ce98" office:value-type="string">
            <text:p>FNC_SOC_PEO_RLT_14.001</text:p>
          </table:table-cell>
          <table:table-cell office:value-type="string">
            <text:p>Search when text box search is blank</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5.001</text:p>
          </table:table-cell>
          <table:table-cell office:value-type="string">
            <text:p>Delete connec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5.002</text:p>
          </table:table-cell>
          <table:table-cell office:value-type="string">
            <text:p>Check Connection is deleted by another. </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6.001</text:p>
          </table:table-cell>
          <table:table-cell office:value-type="string">
            <text:p>Invitation user</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2</text:p>
          </table:table-cell>
          <table:table-cell office:value-type="string">
            <text:p>User deny invita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3</text:p>
          </table:table-cell>
          <table:table-cell table:style-name="ce119" office:value-type="string">
            <text:p>Check information of user in invitation list</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7.001</text:p>
          </table:table-cell>
          <table:table-cell office:value-type="string">
            <text:p>Delete invitation</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8.001</text:p>
          </table:table-cell>
          <table:table-cell office:value-type="string">
            <text:p>Search when text box search is blank</text:p>
          </table:table-cell>
          <table:table-cell office:value-type="string">
            <text:p>Medium</text:p>
          </table:table-cell>
          <table:table-cell office:value-type="string">
            <text:p>N/A</text:p>
          </table:table-cell>
          <table:table-cell table:number-columns-repeated="251"/>
        </table:table-row>
        <table:table-row table:style-name="ro32">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9.001</text:p>
          </table:table-cell>
          <table:table-cell office:value-type="string">
            <text:p>Request user</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2</text:p>
          </table:table-cell>
          <table:table-cell table:style-name="ce119" office:value-type="string">
            <text:p>Revoke request</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3</text:p>
          </table:table-cell>
          <table:table-cell table:style-name="ce120" office:value-type="string">
            <text:p>Check information of user in Outgoing list</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RLT_19.004</text:p>
          </table:table-cell>
          <table:table-cell table:style-name="ce120" office:value-type="string">
            <text:p>Revoke invitation when user Denied invitation</text:p>
          </table:table-cell>
          <table:table-cell office:value-type="string">
            <text:p>High</text:p>
          </table:table-cell>
          <table:table-cell office:value-type="string">
            <text:p>x</text:p>
          </table:table-cell>
          <table:table-cell table:number-columns-repeated="251"/>
        </table:table-row>
        <table:table-row table:style-name="ro29">
          <table:table-cell table:style-name="ce100" office:value-type="string" table:number-columns-spanned="2" table:number-rows-spanned="1">
            <text:p>Dashboard: view dashboard, add gadget, edit gadget</text:p>
          </table:table-cell>
          <table:covered-table-cell table:style-name="ce121"/>
          <table:table-cell table:number-columns-repeated="253"/>
        </table:table-row>
        <table:table-row table:style-name="ro29">
          <table:table-cell table:style-name="ce102" office:value-type="string">
            <text:p>FNC_SOC_PEO_DBD_20.001</text:p>
          </table:table-cell>
          <table:table-cell table:style-name="ce122" office:value-type="string">
            <text:p>Show Dashboard form</text:p>
          </table:table-cell>
          <table:table-cell office:value-type="string">
            <text:p>Low</text:p>
          </table:table-cell>
          <table:table-cell office:value-type="string">
            <text:p>x</text:p>
          </table:table-cell>
          <table:table-cell table:number-columns-repeated="251"/>
        </table:table-row>
        <table:table-row table:style-name="ro20">
          <table:table-cell table:style-name="ce102" office:value-type="string">
            <text:p>FNC_SOC_PEO_DBD_21.001</text:p>
          </table:table-cell>
          <table:table-cell table:style-name="ce122" office:value-type="string">
            <text:p>Add new gadget into dashboard with valid value</text:p>
          </table:table-cell>
          <table:table-cell table:style-name="ce138" office:value-type="string">
            <text:p>High</text:p>
          </table:table-cell>
          <table:table-cell office:value-type="string">
            <text:p>x</text:p>
          </table:table-cell>
          <table:table-cell table:number-columns-repeated="251"/>
        </table:table-row>
        <table:table-row table:style-name="ro12">
          <table:table-cell table:style-name="ce103" office:value-type="string">
            <text:p>FNC_SOC_PEO_DBD_21.002</text:p>
          </table:table-cell>
          <table:table-cell table:style-name="ce122" office:value-type="string">
            <text:p>Add new gadget into dashboard with blank URL</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3</text:p>
          </table:table-cell>
          <table:table-cell table:style-name="ce122" office:value-type="string">
            <text:p>Add new gadget into dashboard with in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4</text:p>
          </table:table-cell>
          <table:table-cell table:style-name="ce123" office:value-type="string">
            <text:p>Add new gadget into dashboard with URL is not correct URL of gadgets xml or RSS fee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5</text:p>
          </table:table-cell>
          <table:table-cell table:style-name="ce124" office:value-type="string">
            <text:p>Add Code sharing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6</text:p>
          </table:table-cell>
          <table:table-cell table:style-name="ce124" office:value-type="string">
            <text:p>Add code runn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7</text:p>
          </table:table-cell>
          <table:table-cell table:style-name="ce124" office:value-type="string">
            <text:p>Add container compliance test 0.8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8</text:p>
          </table:table-cell>
          <table:table-cell table:style-name="ce124" office:value-type="string">
            <text:p>Add RSS reader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09</text:p>
          </table:table-cell>
          <table:table-cell table:style-name="ce124" office:value-type="string">
            <text:p>Add RssFetch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0</text:p>
          </table:table-cell>
          <table:table-cell table:style-name="ce124" office:value-type="string">
            <text:p>Add Social Hello word</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1</text:p>
          </table:table-cell>
          <table:table-cell table:style-name="ce124" office:value-type="string">
            <text:p>Add Space list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2</text:p>
          </table:table-cell>
          <table:table-cell table:style-name="ce124" office:value-type="string">
            <text:p>Add Status update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3</text:p>
          </table:table-cell>
          <table:table-cell table:style-name="ce124" office:value-type="string">
            <text:p>Add Viewer friends <text:s/>gadgets</text:p>
          </table:table-cell>
          <table:table-cell office:value-type="string">
            <text:p>Medium</text:p>
          </table:table-cell>
          <table:table-cell office:value-type="string">
            <text:p>x</text:p>
          </table:table-cell>
          <table:table-cell table:number-columns-repeated="251"/>
        </table:table-row>
        <table:table-row table:style-name="ro12">
          <table:table-cell table:style-name="ce102" office:value-type="string">
            <text:p>FNC_SOC_PEO_DBD_22.001</text:p>
          </table:table-cell>
          <table:table-cell table:style-name="ce125" office:value-type="string">
            <text:p>Drag &amp; drop gadget</text:p>
          </table:table-cell>
          <table:table-cell office:value-type="string">
            <text:p>Low</text:p>
          </table:table-cell>
          <table:table-cell office:value-type="string">
            <text:p>x</text:p>
          </table:table-cell>
          <table:table-cell table:number-columns-repeated="251"/>
        </table:table-row>
        <table:table-row table:style-name="ro32">
          <table:table-cell table:style-name="ce103" office:value-type="string">
            <text:p>FNC_SOC_PEO_DBD_22.002</text:p>
          </table:table-cell>
          <table:table-cell table:style-name="ce120" office:value-type="string">
            <text:p>Change position of gadget in Dashboard </text:p>
          </table:table-cell>
          <table:table-cell office:value-type="string">
            <text:p>Low</text:p>
          </table:table-cell>
          <table:table-cell office:value-type="string">
            <text:p>x</text:p>
          </table:table-cell>
          <table:table-cell table:number-columns-repeated="251"/>
        </table:table-row>
        <table:table-row table:style-name="ro32">
          <table:table-cell table:style-name="ce102" office:value-type="string">
            <text:p>FNC_SOC_PEO_DBD_23.001</text:p>
          </table:table-cell>
          <table:table-cell table:style-name="ce126" office:value-type="string">
            <text:p>View gadget at maximize/minimize of gadget</text:p>
          </table:table-cell>
          <table:table-cell office:value-type="string">
            <text:p>Low</text:p>
          </table:table-cell>
          <table:table-cell office:value-type="string">
            <text:p>x</text:p>
          </table:table-cell>
          <table:table-cell table:number-columns-repeated="251"/>
        </table:table-row>
        <table:table-row table:style-name="ro33">
          <table:table-cell table:style-name="ce102" office:value-type="string">
            <text:p>FNC_SOC_PEO_DBD_24.001</text:p>
          </table:table-cell>
          <table:table-cell table:style-name="ce125" office:value-type="string">
            <text:p>Add new tab for Dashboard with 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2</text:p>
          </table:table-cell>
          <table:table-cell table:style-name="ce125" office:value-type="string">
            <text:p>Add new tab for Dashboard starts with number</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3</text:p>
          </table:table-cell>
          <table:table-cell table:style-name="ce127" office:value-type="string">
            <text:p><text:span text:style-name="T4">Add new tab for Dashboard starts with <text:s/>underscore, </text:span><text:span text:style-name="T5">dash</text:span><text:span text:style-name="T4"> and dot</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4</text:p>
          </table:table-cell>
          <table:table-cell table:style-name="ce128" office:value-type="string">
            <text:p>Add new tab for Dashboard contains special character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5</text:p>
          </table:table-cell>
          <table:table-cell table:style-name="ce125" office:value-type="string">
            <text:p><text:span text:style-name="T4">Add new tab for Dashboard </text:span><text:span text:style-name="T6">when name over 50 characters</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5.001</text:p>
          </table:table-cell>
          <table:table-cell table:style-name="ce125" office:value-type="string">
            <text:p>Edit tab for Dashboard with valid value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5.002</text:p>
          </table:table-cell>
          <table:table-cell table:style-name="ce130" office:value-type="string">
            <text:p>Edit tab for Dashboard with invalid values</text:p>
          </table:table-cell>
          <table:table-cell office:value-type="string">
            <text:p>Low</text:p>
          </table:table-cell>
          <table:table-cell office:value-type="string">
            <text:p>N/A</text:p>
          </table:table-cell>
          <table:table-cell table:number-columns-repeated="251"/>
        </table:table-row>
        <table:table-row table:style-name="ro12">
          <table:table-cell table:style-name="ce102" office:value-type="string">
            <text:p>FNC_SOC_PEO_DBD_26.001</text:p>
          </table:table-cell>
          <table:table-cell table:style-name="ce130" office:value-type="string">
            <text:p>Delete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2</text:p>
          </table:table-cell>
          <table:table-cell table:style-name="ce125" office:value-type="string">
            <text:p>Delete tab for Dashboard without confirmatio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3</text:p>
          </table:table-cell>
          <table:table-cell table:style-name="ce130" office:value-type="string">
            <text:p>Delete the last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7.001</text:p>
          </table:table-cell>
          <table:table-cell table:style-name="ce131" office:value-type="string">
            <text:p>Share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8.001</text:p>
          </table:table-cell>
          <table:table-cell table:style-name="ce132" office:value-type="string">
            <text:p>View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table:table-column table:style-name="co21" table:default-cell-style-name="ce181"/>
        <table:table-column table:style-name="co22" table:default-cell-style-name="ce190"/>
        <table:table-column table:style-name="co23" table:default-cell-style-name="ce198"/>
        <table:table-column table:style-name="co24" table:default-cell-style-name="ce208"/>
        <table:table-column table:style-name="co25" table:default-cell-style-name="ce216"/>
        <table:table-column table:style-name="co26" table:default-cell-style-name="ce231"/>
        <table:table-column table:style-name="co27" table:default-cell-style-name="ce231"/>
        <table:table-column table:style-name="co28" table:default-cell-style-name="ce231"/>
        <table:table-column table:style-name="co10" table:default-cell-style-name="ce240"/>
        <table:table-column table:style-name="co10" table:default-cell-style-name="ce256"/>
        <table:table-column table:style-name="co10" table:default-cell-style-name="ce262"/>
        <table:table-column table:style-name="co10" table:default-cell-style-name="ce262"/>
        <table:table-column table:style-name="co10" table:default-cell-style-name="ce256"/>
        <table:table-column table:style-name="co10" table:default-cell-style-name="ce256"/>
        <table:table-column table:style-name="co10" table:default-cell-style-name="ce256"/>
        <table:table-column table:style-name="co10" table:default-cell-style-name="ce256"/>
        <table:table-column table:style-name="co10" table:default-cell-style-name="ce256"/>
        <table:table-column table:style-name="co10" table:default-cell-style-name="ce256"/>
        <table:table-column table:style-name="co10" table:default-cell-style-name="ce256"/>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Default"/>
        <table:table-row table:style-name="ro26">
          <table:table-cell table:style-name="ce178"/>
          <table:table-cell table:style-name="ce185" office:value-type="string">
            <text:p>TEST CASES</text:p>
          </table:table-cell>
          <table:table-cell table:style-name="ce185"/>
          <table:table-cell table:style-name="ce186" table:number-columns-repeated="2"/>
          <table:table-cell table:style-name="ce178"/>
          <table:table-cell table:style-name="ce204"/>
          <table:table-cell table:style-name="ce186" table:number-columns-repeated="2"/>
          <table:table-cell table:style-name="ce247"/>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6" table:number-columns-repeated="4"/>
          <table:table-cell table:style-name="ce178"/>
          <table:table-cell table:style-name="ce204"/>
          <table:table-cell table:style-name="ce186" table:number-columns-repeated="2"/>
          <table:table-cell table:style-name="ce248"/>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247" table:number-columns-repeated="214"/>
          <table:table-cell table:style-name="ce204" table:number-columns-repeated="18"/>
          <table:table-cell table:number-columns-repeated="9"/>
        </table:table-row>
        <table:table-row table:style-name="ro34">
          <table:table-cell table:style-name="ce178"/>
          <table:table-cell table:style-name="ce187" office:value-type="string">
            <text:p>Functions List<text:span text:style-name="T8">:</text:span></text:p>
          </table:table-cell>
          <table:table-cell table:style-name="ce195" office:value-type="string" table:number-columns-spanned="3" table:number-rows-spanned="1">
            <text:p>Relation</text:p>
          </table:table-cell>
          <table:covered-table-cell table:style-name="ce203"/>
          <table:covered-table-cell table:style-name="ce196"/>
          <table:table-cell table:style-name="ce178"/>
          <table:table-cell table:style-name="ce204"/>
          <table:table-cell table:style-name="ce236"/>
          <table:table-cell table:style-name="ce242"/>
          <table:table-cell table:style-name="ce248"/>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7" office:value-type="string">
            <text:p>Total Main Cases:</text:p>
          </table:table-cell>
          <table:table-cell table:style-name="ce196" table:formula="of:=MAX([.A7:.A1002])" office:value-type="float" office:value="29" table:number-columns-spanned="3" table:number-rows-spanned="1">
            <text:p>29</text:p>
          </table:table-cell>
          <table:covered-table-cell table:number-columns-repeated="2" table:style-name="ce204"/>
          <table:table-cell table:style-name="ce178"/>
          <table:table-cell table:style-name="ce204"/>
          <table:table-cell table:style-name="ce236"/>
          <table:table-cell table:style-name="ce243"/>
          <table:table-cell table:style-name="ce248"/>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9"/>
          <table:table-cell table:style-name="ce188"/>
          <table:table-cell table:style-name="ce179" table:number-columns-repeated="7"/>
          <table:table-cell table:style-name="ce249"/>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179" table:number-columns-repeated="232"/>
          <table:table-cell table:number-columns-repeated="9"/>
        </table:table-row>
        <table:table-row table:style-name="ro31">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ext:p>Tester</text:p>
          </table:table-cell>
          <table:table-cell table:style-name="ce189">
            <text:p>IE7</text:p>
          </table:table-cell>
          <table:table-cell table:style-name="ce189">
            <text:p>FireFox3.5</text:p>
          </table:table-cell>
          <table:table-cell table:style-name="ce189">
            <text:p>Comment/Bug</text:p>
          </table:table-cell>
          <table:table-cell table:style-name="ce189" table:number-columns-repeated="5"/>
          <table:table-cell table:style-name="ce265" table:number-columns-repeated="211"/>
          <table:table-cell table:style-name="ce204" table:number-columns-repeated="17"/>
          <table:table-cell table:number-columns-repeated="9"/>
        </table:table-row>
        <table:table-row table:style-name="ro30">
          <table:table-cell office:value-type="float" office:value="1">
            <text:p>1.00</text:p>
          </table:table-cell>
          <table:table-cell office:value-type="string">
            <text:p>FNC_SOC_PEO_PEO_01</text:p>
          </table:table-cell>
          <table:table-cell table:style-name="ce197" office:value-type="float" office:value="1">
            <text:p>1.00</text:p>
          </table:table-cell>
          <table:table-cell table:style-name="ce205" office:value-type="string">
            <text:p>Social/people/Display</text:p>
          </table:table-cell>
          <table:table-cell table:style-name="ce210" office:value-type="string">
            <text:p>Access people page</text:p>
          </table:table-cell>
          <table:table-cell table:style-name="ce228" office:value-type="string">
            <text:p>Step 1: Sign in Social system</text:p>
          </table:table-cell>
          <table:table-cell table:style-name="ce228" office:value-type="string">
            <text:p>- Input valid user name, password and click OK</text:p>
          </table:table-cell>
          <table:table-cell table:style-name="ce228" office:value-type="string">
            <text:p>- Login system successfully</text:p>
          </table:table-cell>
          <table:table-cell table:style-name="ce231" office:value-type="string">
            <text:p>High</text:p>
          </table:table-cell>
          <table:table-cell table:style-name="ce250" table:number-columns-repeated="1"/>
          <table:table-cell table:style-name="ce250">
            <text:p>thu.nguyen</text:p>
          </table:table-cell>
          <table:table-cell/>
          <table:table-cell table:style-name="ce262" table:number-columns-repeated="7"/>
          <table:table-cell table:style-name="ce266" table:number-columns-repeated="227"/>
          <table:table-cell table:style-name="ce274"/>
          <table:table-cell table:number-columns-repeated="9"/>
        </table:table-row>
        <table:table-row table:style-name="ro35">
          <table:table-cell table:formula="of:=IF(MID([.F8];6;1)&gt;MID([.F7];6;1);&quot;&quot;;MAX([.A$7:.A7])+1)">
            <text:p/>
          </table:table-cell>
          <table:table-cell office:value-type="string">
            <text:p>FNC_SOC_PEO_PEO_01</text:p>
          </table:table-cell>
          <table:table-cell table:formula="of:=IF(MID([.F8];6;1)&gt;MID([.F7];6;1);[.C7];[.C7]+1)" office:value-type="float" office:value="1">
            <text:p>1.00</text:p>
          </table:table-cell>
          <table:table-cell table:style-name="ce205" office:value-type="string">
            <text:p>Social/people/Display</text:p>
          </table:table-cell>
          <table:table-cell table:style-name="ce211" office:value-type="string">
            <text:p>Access people page</text:p>
          </table:table-cell>
          <table:table-cell table:style-name="ce228" office:value-type="string">
            <text:p>Step 2: Go to People</text:p>
          </table:table-cell>
          <table:table-cell table:style-name="ce228" office:value-type="string">
            <text:p>- Mouse over PEOPLE menu</text:p>
            <text:p/>
            <text:p>- Select DIRECTORY items</text:p>
          </table:table-cell>
          <table:table-cell table:style-name="ce228"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31" office:value-type="string">
            <text:p>High</text:p>
          </table:table-cell>
          <table:table-cell table:style-name="ce250" table:number-columns-repeated="1"/>
          <table:table-cell table:style-name="ce250">
            <text:p>thu.nguyen</text:p>
          </table:table-cell>
          <table:table-cell/>
          <table:table-cell table:style-name="ce262" table:number-columns-repeated="7"/>
          <table:table-cell table:style-name="ce266" table:number-columns-repeated="227"/>
          <table:table-cell table:style-name="ce274"/>
          <table:table-cell table:number-columns-repeated="9"/>
        </table:table-row>
        <table:table-row table:style-name="ro36">
          <table:table-cell table:formula="of:=IF(MID([.F9];6;1)&gt;MID([.F8];6;1);&quot;&quot;;MAX([.A$7:.A8])+1)" office:value-type="float" office:value="2">
            <text:p>2.00</text:p>
          </table:table-cell>
          <table:table-cell table:style-name="ce191" office:value-type="string">
            <text:p>FNC_SOC_PEO_PEO_02</text:p>
          </table:table-cell>
          <table:table-cell table:style-name="ce197" office:value-type="float" office:value="1">
            <text:p>1.00</text:p>
          </table:table-cell>
          <table:table-cell table:style-name="ce205" office:value-type="string">
            <text:p>Social/people/Invite</text:p>
          </table:table-cell>
          <table:table-cell table:style-name="ce212" office:value-type="string">
            <text:p>Invite User</text:p>
          </table:table-cell>
          <table:table-cell table:style-name="ce228" office:value-type="string">
            <text:p>Step 1: Go to people page</text:p>
          </table:table-cell>
          <table:table-cell table:style-name="ce228" office:value-type="string">
            <text:p>- Login by User1</text:p>
            <text:p/>
            <text:p>- Mouse over PEOPLE menu</text:p>
            <text:p/>
            <text:p>- Select DIRECTORY items</text:p>
          </table:table-cell>
          <table:table-cell table:style-name="ce237" office:value-type="string">
            <text:p>- Show content of People page</text:p>
          </table:table-cell>
          <table:table-cell table:style-name="ce231" office:value-type="string">
            <text:p>High</text:p>
          </table:table-cell>
          <table:table-cell table:style-name="ce251"/>
          <table:table-cell table:style-name="ce250">
            <text:p>thu.nguyen</text:p>
          </table:table-cell>
          <table:table-cell/>
          <table:table-cell table:style-name="ce263" table:number-columns-repeated="7"/>
          <table:table-cell table:style-name="ce267" table:number-columns-repeated="228"/>
          <table:table-cell table:number-columns-repeated="9"/>
        </table:table-row>
        <table:table-row table:style-name="ro37">
          <table:table-cell table:formula="of:=IF(MID([.F10];6;1)&gt;MID([.F9];6;1);&quot;&quot;;MAX([.A$7:.A8])+1)">
            <text:p/>
          </table:table-cell>
          <table:table-cell table:style-name="ce191" office:value-type="string">
            <text:p>FNC_SOC_PEO_PEO_02</text:p>
          </table:table-cell>
          <table:table-cell table:formula="of:=IF(MID([.F10];6;1)&gt;MID([.F9];6;1);[.C9];[.C9]+1)" office:value-type="float" office:value="1">
            <text:p>1.00</text:p>
          </table:table-cell>
          <table:table-cell table:style-name="ce205" office:value-type="string">
            <text:p>Social/people/Invite</text:p>
          </table:table-cell>
          <table:table-cell table:style-name="ce213" office:value-type="string">
            <text:p>Invite User</text:p>
          </table:table-cell>
          <table:table-cell table:style-name="ce228" office:value-type="string">
            <text:p>Step 2: Invite user</text:p>
          </table:table-cell>
          <table:table-cell table:style-name="ce228" office:value-type="string">
            <text:p>- Sent a request to invite User2</text:p>
          </table:table-cell>
          <table:table-cell table:style-name="ce228" office:value-type="string">
            <text:p><text:s/>Send adding request to user successfully</text:p>
            <text:p/>
            <text:p>- Display status “Invitation sent” and change label button into CANCEL REQUEST.</text:p>
            <text:p/>
            <text:p/>
          </table:table-cell>
          <table:table-cell table:style-name="ce231" office:value-type="string">
            <text:p>High</text:p>
          </table:table-cell>
          <table:table-cell table:style-name="ce251"/>
          <table:table-cell table:style-name="ce250">
            <text:p>thu.nguyen</text:p>
          </table:table-cell>
          <table:table-cell/>
          <table:table-cell table:style-name="ce263" table:number-columns-repeated="7"/>
          <table:table-cell table:style-name="ce267" table:number-columns-repeated="228"/>
          <table:table-cell table:number-columns-repeated="9"/>
        </table:table-row>
        <table:table-row table:style-name="ro22">
          <table:table-cell table:formula="of:=IF(MID([.F11];6;1)&gt;MID([.F10];6;1);&quot;&quot;;MAX([.A$7:.A9])+1)">
            <text:p/>
          </table:table-cell>
          <table:table-cell table:style-name="ce191" office:value-type="string">
            <text:p>FNC_SOC_PEO_PEO_02</text:p>
          </table:table-cell>
          <table:table-cell table:formula="of:=IF(MID([.F11];6;1)&gt;MID([.F10];6;1);[.C10];[.C10]+1)" office:value-type="float" office:value="1">
            <text:p>1.00</text:p>
          </table:table-cell>
          <table:table-cell table:style-name="ce205" office:value-type="string">
            <text:p>Social/people/Invite</text:p>
          </table:table-cell>
          <table:table-cell table:style-name="ce213" office:value-type="string">
            <text:p>Invite User</text:p>
          </table:table-cell>
          <table:table-cell table:style-name="ce228" office:value-type="string">
            <text:p>Step 3: Check user after invited</text:p>
          </table:table-cell>
          <table:table-cell table:style-name="ce228" office:value-type="string">
            <text:p>- Login by User2 <text:s/></text:p>
            <text:p/>
            <text:p>- Select PEOPLE/ DIRECTORY <text:s/>items </text:p>
          </table:table-cell>
          <table:table-cell table:style-name="ce235" office:value-type="string">
            <text:p>- Login by User2: Display CONFIRM and IGNORE buttons under account User1</text:p>
          </table:table-cell>
          <table:table-cell table:style-name="ce231" office:value-type="string">
            <text:p>High</text:p>
          </table:table-cell>
          <table:table-cell table:style-name="ce251"/>
          <table:table-cell table:style-name="ce250">
            <text:p>thu.nguyen</text:p>
          </table:table-cell>
          <table:table-cell/>
          <table:table-cell table:style-name="ce263" table:number-columns-repeated="7"/>
          <table:table-cell table:style-name="ce267" table:number-columns-repeated="228"/>
          <table:table-cell table:number-columns-repeated="9"/>
        </table:table-row>
        <table:table-row table:style-name="ro22">
          <table:table-cell table:formula="of:=IF(MID([.F12];6;1)&gt;MID([.F11];6;1);&quot;&quot;;MAX([.A$7:.A10])+1)" office:value-type="float" office:value="3">
            <text:p>3.00</text:p>
          </table:table-cell>
          <table:table-cell table:style-name="ce191" office:value-type="string">
            <text:p>FNC_SOC_PEO_PEO_02</text:p>
          </table:table-cell>
          <table:table-cell table:formula="of:=IF(MID([.F12];6;1)&gt;MID([.F11];6;1);[.C11];[.C11]+1)" office:value-type="float" office:value="2">
            <text:p>2.00</text:p>
          </table:table-cell>
          <table:table-cell table:style-name="ce205" office:value-type="string">
            <text:p>Social/people/Invite</text:p>
          </table:table-cell>
          <table:table-cell table:style-name="ce212" office:value-type="string">
            <text:p>User accept invitation</text:p>
          </table:table-cell>
          <table:table-cell table:style-name="ce228" office:value-type="string">
            <text:p>Step 1: Go to people page</text:p>
          </table:table-cell>
          <table:table-cell table:style-name="ce228" office:value-type="string">
            <text:p>- Sign in by User1</text:p>
            <text:p/>
            <text:p>- Select People/ Directory <text:s/>from Toolbar portlet</text:p>
          </table:table-cell>
          <table:table-cell table:style-name="ce237" office:value-type="string">
            <text:p>- Show content of People page</text:p>
          </table:table-cell>
          <table:table-cell table:style-name="ce231" office:value-type="string">
            <text:p>High</text:p>
          </table:table-cell>
          <table:table-cell table:style-name="ce251"/>
          <table:table-cell table:style-name="ce250">
            <text:p>thu.nguyen</text:p>
          </table:table-cell>
          <table:table-cell/>
          <table:table-cell table:style-name="ce263" table:number-columns-repeated="7"/>
          <table:table-cell table:style-name="ce267" table:number-columns-repeated="228"/>
          <table:table-cell table:number-columns-repeated="9"/>
        </table:table-row>
        <table:table-row table:style-name="ro30">
          <table:table-cell table:formula="of:=IF(MID([.F13];6;1)&gt;MID([.F12];6;1);&quot;&quot;;MAX([.A$7:.A11])+1)">
            <text:p/>
          </table:table-cell>
          <table:table-cell table:style-name="ce191" office:value-type="string">
            <text:p>FNC_SOC_PEO_PEO_02</text:p>
          </table:table-cell>
          <table:table-cell table:formula="of:=IF(MID([.F13];6;1)&gt;MID([.F12];6;1);[.C12];[.C12]+1)" office:value-type="float" office:value="2">
            <text:p>2.00</text:p>
          </table:table-cell>
          <table:table-cell table:style-name="ce205" office:value-type="string">
            <text:p>Social/people/Invite</text:p>
          </table:table-cell>
          <table:table-cell table:style-name="ce213" office:value-type="string">
            <text:p>User accept invitation</text:p>
          </table:table-cell>
          <table:table-cell table:style-name="ce228" office:value-type="string">
            <text:p>Step 2: Invite user</text:p>
          </table:table-cell>
          <table:table-cell table:style-name="ce228" office:value-type="string">
            <text:p>- Send a request invite to User2</text:p>
          </table:table-cell>
          <table:table-cell table:style-name="ce228" office:value-type="string">
            <text:p><text:s/>- Invited user successfully</text:p>
            <text:p/>
          </table:table-cell>
          <table:table-cell table:style-name="ce231" office:value-type="string">
            <text:p>High</text:p>
          </table:table-cell>
          <table:table-cell table:style-name="ce251"/>
          <table:table-cell table:style-name="ce250">
            <text:p>thu.nguyen</text:p>
          </table:table-cell>
          <table:table-cell/>
          <table:table-cell table:style-name="ce263" table:number-columns-repeated="7"/>
          <table:table-cell table:style-name="ce267" table:number-columns-repeated="228"/>
          <table:table-cell table:number-columns-repeated="9"/>
        </table:table-row>
        <table:table-row table:style-name="ro37">
          <table:table-cell table:formula="of:=IF(MID([.F14];6;1)&gt;MID([.F13];6;1);&quot;&quot;;MAX([.A$7:.A12])+1)">
            <text:p/>
          </table:table-cell>
          <table:table-cell table:style-name="ce191" office:value-type="string">
            <text:p>FNC_SOC_PEO_PEO_02</text:p>
          </table:table-cell>
          <table:table-cell table:formula="of:=IF(MID([.F14];6;1)&gt;MID([.F13];6;1);[.C13];[.C13]+1)" office:value-type="float" office:value="2">
            <text:p>2.00</text:p>
          </table:table-cell>
          <table:table-cell table:style-name="ce205" office:value-type="string">
            <text:p>Social/people/Invite</text:p>
          </table:table-cell>
          <table:table-cell table:style-name="ce213" office:value-type="string">
            <text:p>User accept invitation</text:p>
          </table:table-cell>
          <table:table-cell table:style-name="ce228" office:value-type="string">
            <text:p>Step 3: Accept the friend </text:p>
          </table:table-cell>
          <table:table-cell table:style-name="ce228" office:value-type="string">
            <text:p>- Sign in by User2</text:p>
            <text:p/>
            <text:p>- <text:span text:style-name="T9">Select People/ Directory <text:s/>from People Toolbar portlet </text:span></text:p>
            <text:p><text:span text:style-name="T9"/></text:p>
            <text:p><text:span text:style-name="T9">- Click on CONFIRM button.</text:span></text:p>
          </table:table-cell>
          <table:table-cell table:style-name="ce228"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31" office:value-type="string">
            <text:p>High</text:p>
          </table:table-cell>
          <table:table-cell table:style-name="ce251"/>
          <table:table-cell table:style-name="ce250">
            <text:p>thu.nguyen</text:p>
          </table:table-cell>
          <table:table-cell/>
          <table:table-cell table:style-name="ce263" table:number-columns-repeated="7"/>
          <table:table-cell table:style-name="ce267" table:number-columns-repeated="228"/>
          <table:table-cell table:number-columns-repeated="9"/>
        </table:table-row>
        <table:table-row table:style-name="ro22">
          <table:table-cell table:formula="of:=IF(MID([.F15];6;1)&gt;MID([.F14];6;1);&quot;&quot;;MAX([.A$7:.A13])+1)" office:value-type="float" office:value="4">
            <text:p>4.00</text:p>
          </table:table-cell>
          <table:table-cell table:style-name="ce191" office:value-type="string">
            <text:p>FNC_SOC_PEO_PEO_02</text:p>
          </table:table-cell>
          <table:table-cell table:formula="of:=IF(MID([.F15];6;1)&gt;MID([.F14];6;1);[.C14];[.C14]+1)" office:value-type="float" office:value="3">
            <text:p>3.00</text:p>
          </table:table-cell>
          <table:table-cell table:style-name="ce205" office:value-type="string">
            <text:p>Social/people/Invite</text:p>
          </table:table-cell>
          <table:table-cell table:style-name="ce214" office:value-type="string">
            <text:p>User ignore the invitation </text:p>
          </table:table-cell>
          <table:table-cell table:style-name="ce228" office:value-type="string">
            <text:p>Step 1: Go to people page</text:p>
          </table:table-cell>
          <table:table-cell table:style-name="ce228" office:value-type="string">
            <text:p><text:span text:style-name="T10">- Sign in by User1</text:span></text:p>
            <text:p><text:span text:style-name="T10"/></text:p>
            <text:p><text:span text:style-name="T10">- Select People/ Directory <text:s/>from Toolbar portlet</text:span></text:p>
          </table:table-cell>
          <table:table-cell table:style-name="ce237" office:value-type="string">
            <text:p>- Show content of People page</text:p>
          </table:table-cell>
          <table:table-cell table:style-name="ce231" office:value-type="string">
            <text:p>High</text:p>
          </table:table-cell>
          <table:table-cell table:style-name="ce251"/>
          <table:table-cell table:style-name="ce250">
            <text:p>thu.nguyen</text:p>
          </table:table-cell>
          <table:table-cell/>
          <table:table-cell table:style-name="ce263" table:number-columns-repeated="7"/>
          <table:table-cell table:style-name="ce267" table:number-columns-repeated="228"/>
          <table:table-cell table:number-columns-repeated="9"/>
        </table:table-row>
        <table:table-row table:style-name="ro30">
          <table:table-cell table:formula="of:=IF(MID([.F16];6;1)&gt;MID([.F15];6;1);&quot;&quot;;MAX([.A$7:.A14])+1)">
            <text:p/>
          </table:table-cell>
          <table:table-cell table:style-name="ce191" office:value-type="string">
            <text:p>FNC_SOC_PEO_PEO_02</text:p>
          </table:table-cell>
          <table:table-cell table:formula="of:=IF(MID([.F16];6;1)&gt;MID([.F15];6;1);[.C15];[.C15]+1)" office:value-type="float" office:value="3">
            <text:p>3.00</text:p>
          </table:table-cell>
          <table:table-cell table:style-name="ce205" office:value-type="string">
            <text:p>Social/people/Invite</text:p>
          </table:table-cell>
          <table:table-cell table:style-name="ce215" office:value-type="string">
            <text:p>User ignore the invitation </text:p>
          </table:table-cell>
          <table:table-cell table:style-name="ce228" office:value-type="string">
            <text:p>Step 2: Invite user</text:p>
          </table:table-cell>
          <table:table-cell table:style-name="ce228" office:value-type="string">
            <text:p>- Send a request invite to User2.</text:p>
          </table:table-cell>
          <table:table-cell table:style-name="ce228" office:value-type="string">
            <text:p><text:s/>Request is sent successfully</text:p>
            <text:p/>
          </table:table-cell>
          <table:table-cell table:style-name="ce231" office:value-type="string">
            <text:p>High</text:p>
          </table:table-cell>
          <table:table-cell table:style-name="ce251"/>
          <table:table-cell table:style-name="ce250">
            <text:p>thu.nguyen</text:p>
          </table:table-cell>
          <table:table-cell/>
          <table:table-cell table:style-name="ce263" table:number-columns-repeated="7"/>
          <table:table-cell table:style-name="ce267" table:number-columns-repeated="228"/>
          <table:table-cell table:number-columns-repeated="9"/>
        </table:table-row>
        <table:table-row table:style-name="ro38">
          <table:table-cell table:formula="of:=IF(MID([.F17];6;1)&gt;MID([.F16];6;1);&quot;&quot;;MAX([.A$7:.A15])+1)">
            <text:p/>
          </table:table-cell>
          <table:table-cell table:style-name="ce191" office:value-type="string">
            <text:p>FNC_SOC_PEO_PEO_02</text:p>
          </table:table-cell>
          <table:table-cell table:formula="of:=IF(MID([.F17];6;1)&gt;MID([.F16];6;1);[.C16];[.C16]+1)" office:value-type="float" office:value="3">
            <text:p>3.00</text:p>
          </table:table-cell>
          <table:table-cell table:style-name="ce205" office:value-type="string">
            <text:p>Social/people/Invite</text:p>
          </table:table-cell>
          <table:table-cell table:style-name="ce215" office:value-type="string">
            <text:p>User ignore the invitation </text:p>
          </table:table-cell>
          <table:table-cell table:style-name="ce228" office:value-type="string">
            <text:p>Step 3: User is denied the request adding request.</text:p>
          </table:table-cell>
          <table:table-cell table:style-name="ce235" office:value-type="string">
            <text:p><text:span text:style-name="T11">- Sign in by User2</text:span></text:p>
            <text:p><text:span text:style-name="T12"/></text:p>
            <text:p><text:span text:style-name="T12">- </text:span><text:span text:style-name="T11">Select People/ Directory <text:s/>from People Toolbar portlet </text:span></text:p>
            <text:p><text:span text:style-name="T11"/></text:p>
            <text:p><text:span text:style-name="T11">- Click on IGNORE button.</text:span></text:p>
          </table:table-cell>
          <table:table-cell table:style-name="ce235" office:value-type="string">
            <text:p><text:span text:style-name="T12">- After User2 clicks on DENY button., the relation between two users has not set. </text:span></text:p>
            <text:p><text:span text:style-name="T12"/></text:p>
            <text:p><text:span text:style-name="T12">- IGNORE button will be changed into CONNECT button and CONFIRM button will be lose.</text:span></text:p>
          </table:table-cell>
          <table:table-cell table:style-name="ce231" office:value-type="string">
            <text:p>High</text:p>
          </table:table-cell>
          <table:table-cell table:style-name="ce251"/>
          <table:table-cell table:style-name="ce250">
            <text:p>thu.nguyen</text:p>
          </table:table-cell>
          <table:table-cell/>
          <table:table-cell table:style-name="ce263" table:number-columns-repeated="7"/>
          <table:table-cell table:style-name="ce267" table:number-columns-repeated="228"/>
          <table:table-cell table:number-columns-repeated="9"/>
        </table:table-row>
        <table:table-row table:style-name="ro39">
          <table:table-cell table:formula="of:=IF(MID([.F18];6;1)&gt;MID([.F17];6;1);&quot;&quot;;MAX([.A$7:.A16])+1)" office:value-type="float" office:value="5">
            <text:p>5.00</text:p>
          </table:table-cell>
          <table:table-cell table:style-name="ce191" office:value-type="string">
            <text:p>FNC_SOC_PEO_PEO_02</text:p>
          </table:table-cell>
          <table:table-cell table:formula="of:=IF(MID([.F18];6;1)&gt;MID([.F17];6;1);[.C17];[.C17]+1)" office:value-type="float" office:value="4">
            <text:p>4.00</text:p>
          </table:table-cell>
          <table:table-cell table:style-name="ce205" office:value-type="string">
            <text:p>Social/people/Invite</text:p>
          </table:table-cell>
          <table:table-cell table:style-name="ce212" office:value-type="string">
            <text:p>User remove friend request</text:p>
          </table:table-cell>
          <table:table-cell table:style-name="ce228" office:value-type="string">
            <text:p>Step 1: Go to people page</text:p>
          </table:table-cell>
          <table:table-cell table:style-name="ce228" office:value-type="string">
            <text:p>- Sign in system</text:p>
            <text:p><text:span text:style-name="T10">- Select People/ Directory <text:s/>from Toolbar portlet</text:span></text:p>
          </table:table-cell>
          <table:table-cell table:style-name="ce237" office:value-type="string">
            <text:p>- Show content of People page</text:p>
          </table:table-cell>
          <table:table-cell table:style-name="ce231" office:value-type="string">
            <text:p>High</text:p>
          </table:table-cell>
          <table:table-cell table:style-name="ce251"/>
          <table:table-cell table:style-name="ce250">
            <text:p>thu.nguyen</text:p>
          </table:table-cell>
          <table:table-cell/>
          <table:table-cell table:style-name="ce263" table:number-columns-repeated="7"/>
          <table:table-cell table:style-name="ce267" table:number-columns-repeated="228"/>
          <table:table-cell table:number-columns-repeated="9"/>
        </table:table-row>
        <table:table-row table:style-name="ro36">
          <table:table-cell table:formula="of:=IF(MID([.F19];6;1)&gt;MID([.F18];6;1);&quot;&quot;;MAX([.A$7:.A17])+1)">
            <text:p/>
          </table:table-cell>
          <table:table-cell table:style-name="ce191" office:value-type="string">
            <text:p>FNC_SOC_PEO_PEO_02</text:p>
          </table:table-cell>
          <table:table-cell table:formula="of:=IF(MID([.F19];6;1)&gt;MID([.F18];6;1);[.C18];[.C18]+1)" office:value-type="float" office:value="4">
            <text:p>4.00</text:p>
          </table:table-cell>
          <table:table-cell table:style-name="ce205" office:value-type="string">
            <text:p>Social/people/Invite</text:p>
          </table:table-cell>
          <table:table-cell office:value-type="string">
            <text:p>User remove friend request</text:p>
          </table:table-cell>
          <table:table-cell table:style-name="ce228" office:value-type="string">
            <text:p>Step 2: Invite user</text:p>
          </table:table-cell>
          <table:table-cell table:style-name="ce228" office:value-type="string">
            <text:p>- Select user who has no relation with user to add relation</text:p>
            <text:p>- Click on [Connect]</text:p>
            <text:p>- Login invited user to confirm the connection</text:p>
          </table:table-cell>
          <table:table-cell table:style-name="ce228" office:value-type="string">
            <text:p>- Send friend request to user successfully</text:p>
            <text:p>- Invitation is confirmed. </text:p>
            <text:p/>
          </table:table-cell>
          <table:table-cell table:style-name="ce231" office:value-type="string">
            <text:p>High</text:p>
          </table:table-cell>
          <table:table-cell table:style-name="ce251"/>
          <table:table-cell table:style-name="ce250">
            <text:p>thu.nguyen</text:p>
          </table:table-cell>
          <table:table-cell/>
          <table:table-cell table:style-name="ce263" table:number-columns-repeated="7"/>
          <table:table-cell table:style-name="ce267" table:number-columns-repeated="228"/>
          <table:table-cell table:number-columns-repeated="9"/>
        </table:table-row>
        <table:table-row table:style-name="ro22">
          <table:table-cell table:formula="of:=IF(MID([.F20];6;1)&gt;MID([.F19];6;1);&quot;&quot;;MAX([.A$7:.A18])+1)">
            <text:p/>
          </table:table-cell>
          <table:table-cell table:style-name="ce191" office:value-type="string">
            <text:p>FNC_SOC_PEO_PEO_02</text:p>
          </table:table-cell>
          <table:table-cell table:formula="of:=IF(MID([.F20];6;1)&gt;MID([.F19];6;1);[.C19];[.C19]+1)" office:value-type="float" office:value="4">
            <text:p>4.00</text:p>
          </table:table-cell>
          <table:table-cell table:style-name="ce205" office:value-type="string">
            <text:p>Social/people/Invite</text:p>
          </table:table-cell>
          <table:table-cell office:value-type="string">
            <text:p>User remove friend request</text:p>
          </table:table-cell>
          <table:table-cell table:style-name="ce228" office:value-type="string">
            <text:p>Step 3: Remove friend request</text:p>
          </table:table-cell>
          <table:table-cell table:style-name="ce228" office:value-type="string">
            <text:p>- Click on REMOVE CONNECTION button by side the user has been just sent request</text:p>
          </table:table-cell>
          <table:table-cell table:style-name="ce228" office:value-type="string">
            <text:p>Remove Friend request successfully</text:p>
          </table:table-cell>
          <table:table-cell table:style-name="ce231" office:value-type="string">
            <text:p>High</text:p>
          </table:table-cell>
          <table:table-cell table:style-name="ce251"/>
          <table:table-cell table:style-name="ce250">
            <text:p>thu.nguyen</text:p>
          </table:table-cell>
          <table:table-cell/>
          <table:table-cell table:style-name="ce263" table:number-columns-repeated="7"/>
          <table:table-cell table:style-name="ce267" table:number-columns-repeated="228"/>
          <table:table-cell table:number-columns-repeated="9"/>
        </table:table-row>
        <table:table-row table:style-name="ro39">
          <table:table-cell table:style-name="ce182" table:formula="of:=IF(MID([.F21];6;1)&gt;MID([.F20];6;1);&quot;&quot;;MAX([.A$7:.A19])+1)" office:value-type="float" office:value="6">
            <text:p>6.00</text:p>
          </table:table-cell>
          <table:table-cell table:style-name="ce192" office:value-type="string">
            <text:p>FNC_SOC_PEO_PEO_02</text:p>
          </table:table-cell>
          <table:table-cell table:style-name="ce199" office:value-type="float" office:value="5">
            <text:p>5.00</text:p>
          </table:table-cell>
          <table:table-cell table:style-name="ce206" office:value-type="string">
            <text:p>Social/people/Invite</text:p>
          </table:table-cell>
          <table:table-cell table:style-name="ce217" office:value-type="string">
            <text:p>Create relation with user in your contact </text:p>
          </table:table-cell>
          <table:table-cell table:style-name="ce229" office:value-type="string">
            <text:p>Step 1: Go to people page</text:p>
          </table:table-cell>
          <table:table-cell table:style-name="ce229" office:value-type="string">
            <text:p>- Sign in system</text:p>
            <text:p><text:span text:style-name="T12">- Select People/ Directory <text:s/>from Toolbar portlet</text:span></text:p>
          </table:table-cell>
          <table:table-cell table:style-name="ce238" office:value-type="string">
            <text:p>- Show content of People page</text:p>
          </table:table-cell>
          <table:table-cell table:style-name="ce244" office:value-type="string">
            <text:p>High</text:p>
          </table:table-cell>
          <table:table-cell table:style-name="ce252" office:value-type="string">
            <text:p>Dupplicate ---&gt; Should be removed</text:p>
          </table:table-cell>
          <table:table-cell table:style-name="ce257">
            <text:p>thu.nguyen</text:p>
          </table:table-cell>
          <table:table-cell table:style-name="ce257" table:number-columns-repeated="1"/>
          <table:table-cell table:style-name="ce252" table:number-columns-repeated="7"/>
          <table:table-cell table:style-name="ce269" table:number-columns-repeated="228"/>
          <table:table-cell table:style-name="ce275" table:number-columns-repeated="9"/>
        </table:table-row>
        <table:table-row table:style-name="ro39">
          <table:table-cell table:style-name="ce182" table:formula="of:=IF(MID([.F22];6;1)&gt;MID([.F21];6;1);&quot;&quot;;MAX([.A$7:.A20])+1)">
            <text:p/>
          </table:table-cell>
          <table:table-cell table:style-name="ce192" office:value-type="string">
            <text:p>FNC_SOC_PEO_PEO_02</text:p>
          </table:table-cell>
          <table:table-cell table:style-name="ce199" table:formula="of:=IF(MID([.F22];6;1)&gt;MID([.F21];6;1);[.C21];[.C21]+1)" office:value-type="float" office:value="5">
            <text:p>5.00</text:p>
          </table:table-cell>
          <table:table-cell table:style-name="ce206" office:value-type="string">
            <text:p>Social/people/Invite</text:p>
          </table:table-cell>
          <table:table-cell table:style-name="ce218" office:value-type="string">
            <text:p>Create relation with user in your contact </text:p>
          </table:table-cell>
          <table:table-cell table:style-name="ce229" office:value-type="string">
            <text:p>Step 2: Invite user</text:p>
          </table:table-cell>
          <table:table-cell table:style-name="ce229" office:value-type="string">
            <text:p>- Select user who has no relation with user to add relation</text:p>
            <text:p>- Click on [Invite]</text:p>
          </table:table-cell>
          <table:table-cell table:style-name="ce229" office:value-type="string">
            <text:p><text:s/>Invited user successfully</text:p>
            <text:p/>
          </table:table-cell>
          <table:table-cell table:style-name="ce244" office:value-type="string">
            <text:p>High</text:p>
          </table:table-cell>
          <table:table-cell table:style-name="ce252"/>
          <table:table-cell table:style-name="ce257">
            <text:p>thu.nguyen</text:p>
          </table:table-cell>
          <table:table-cell table:style-name="ce257" table:number-columns-repeated="1"/>
          <table:table-cell table:style-name="ce252" table:number-columns-repeated="7"/>
          <table:table-cell table:style-name="ce269" table:number-columns-repeated="228"/>
          <table:table-cell table:style-name="ce275" table:number-columns-repeated="9"/>
        </table:table-row>
        <table:table-row table:style-name="ro38">
          <table:table-cell table:style-name="ce182" table:formula="of:=IF(MID([.F23];6;1)&gt;MID([.F22];6;1);&quot;&quot;;MAX([.A$7:.A21])+1)">
            <text:p/>
          </table:table-cell>
          <table:table-cell table:style-name="ce192" office:value-type="string">
            <text:p>FNC_SOC_PEO_PEO_02</text:p>
          </table:table-cell>
          <table:table-cell table:style-name="ce199" table:formula="of:=IF(MID([.F23];6;1)&gt;MID([.F22];6;1);[.C22];[.C22]+1)" office:value-type="float" office:value="5">
            <text:p>5.00</text:p>
          </table:table-cell>
          <table:table-cell table:style-name="ce206" office:value-type="string">
            <text:p>Social/people/Invite</text:p>
          </table:table-cell>
          <table:table-cell table:style-name="ce218" office:value-type="string">
            <text:p>Create relation with user in your contact </text:p>
          </table:table-cell>
          <table:table-cell table:style-name="ce229" office:value-type="string">
            <text:p>Step 3: Accept the friend </text:p>
          </table:table-cell>
          <table:table-cell table:style-name="ce229" office:value-type="string">
            <text:p>- Sign in with user which invited at step 2</text:p>
            <text:p><text:span text:style-name="T12">- Select People/ Directory <text:s/>from Toolbar portlet</text:span></text:p>
            <text:p>- Click on button [accept]</text:p>
          </table:table-cell>
          <table:table-cell table:style-name="ce229"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44" office:value-type="string">
            <text:p>High</text:p>
          </table:table-cell>
          <table:table-cell table:style-name="ce252"/>
          <table:table-cell table:style-name="ce257">
            <text:p>thu.nguyen</text:p>
          </table:table-cell>
          <table:table-cell table:style-name="ce257" table:number-columns-repeated="1"/>
          <table:table-cell table:style-name="ce252" table:number-columns-repeated="7"/>
          <table:table-cell table:style-name="ce269" table:number-columns-repeated="228"/>
          <table:table-cell table:style-name="ce275" table:number-columns-repeated="9"/>
        </table:table-row>
        <table:table-row table:style-name="ro22">
          <table:table-cell table:style-name="ce182" table:formula="of:=IF(MID([.F24];6;1)&gt;MID([.F23];6;1);&quot;&quot;;MAX([.A$7:.A22])+1)">
            <text:p/>
          </table:table-cell>
          <table:table-cell table:style-name="ce192" office:value-type="string">
            <text:p>FNC_SOC_PEO_PEO_02</text:p>
          </table:table-cell>
          <table:table-cell table:style-name="ce199" table:formula="of:=IF(MID([.F24];6;1)&gt;MID([.F23];6;1);[.C23];[.C23]+1)" office:value-type="float" office:value="5">
            <text:p>5.00</text:p>
          </table:table-cell>
          <table:table-cell table:style-name="ce206" office:value-type="string">
            <text:p>Social/people/Invite</text:p>
          </table:table-cell>
          <table:table-cell table:style-name="ce218" office:value-type="string">
            <text:p>Create relation with user in your contact </text:p>
          </table:table-cell>
          <table:table-cell table:style-name="ce229" office:value-type="string">
            <text:p>Step 4: Re-invited user </text:p>
          </table:table-cell>
          <table:table-cell table:style-name="ce229" office:value-type="string">
            <text:p>- Re-Invited user which selected on step 2</text:p>
          </table:table-cell>
          <table:table-cell table:style-name="ce229" office:value-type="string">
            <text:p>User don't see [Invite] button so can't re-add user into your contact and only show [delete] button</text:p>
            <text:p/>
          </table:table-cell>
          <table:table-cell table:style-name="ce244" office:value-type="string">
            <text:p>High</text:p>
          </table:table-cell>
          <table:table-cell table:style-name="ce252"/>
          <table:table-cell table:style-name="ce257">
            <text:p>thu.nguyen</text:p>
          </table:table-cell>
          <table:table-cell table:style-name="ce257" table:number-columns-repeated="1"/>
          <table:table-cell table:style-name="ce252" table:number-columns-repeated="7"/>
          <table:table-cell table:style-name="ce269" table:number-columns-repeated="228"/>
          <table:table-cell table:style-name="ce275" table:number-columns-repeated="9"/>
        </table:table-row>
        <table:table-row table:style-name="ro36">
          <table:table-cell table:style-name="ce183" table:formula="of:=IF(MID([.F25];6;1)&gt;MID([.F24];6;1);&quot;&quot;;MAX([.A$7:.A23])+1)" office:value-type="float" office:value="7">
            <text:p>7.00</text:p>
          </table:table-cell>
          <table:table-cell table:style-name="ce193" office:value-type="string">
            <text:p>FNC_SOC_PEO_PEO_02</text:p>
          </table:table-cell>
          <table:table-cell table:style-name="ce200" table:formula="of:=IF(MID([.F25];6;1)&gt;MID([.F24];6;1);[.C24];[.C24]+1)" office:value-type="float" office:value="6">
            <text:p>6.00</text:p>
          </table:table-cell>
          <table:table-cell table:style-name="ce207" office:value-type="string">
            <text:p>Social/people/Invite</text:p>
          </table:table-cell>
          <table:table-cell table:style-name="ce219" office:value-type="string">
            <text:p>The both users send friend requests</text:p>
          </table:table-cell>
          <table:table-cell table:style-name="ce230" office:value-type="string">
            <text:p>Step 1: Two users sign in on system on two different browsers</text:p>
          </table:table-cell>
          <table:table-cell table:style-name="ce230" office:value-type="string">
            <text:p>- Two users sign in on system on two different browsers</text:p>
            <text:p>- The both users select People/ Directory <text:s/>from People Toolbar portlet </text:p>
          </table:table-cell>
          <table:table-cell table:style-name="ce239" office:value-type="string">
            <text:p>- Show content of People page</text:p>
          </table:table-cell>
          <table:table-cell table:style-name="ce245" office:value-type="string">
            <text:p>High</text:p>
          </table:table-cell>
          <table:table-cell table:style-name="ce253"/>
          <table:table-cell table:style-name="ce254">
            <text:p>thu.nguyen</text:p>
          </table:table-cell>
          <table:table-cell table:style-name="ce255"/>
          <table:table-cell table:style-name="ce264" table:number-columns-repeated="7"/>
          <table:table-cell table:style-name="ce270" table:number-columns-repeated="228"/>
          <table:table-cell table:style-name="ce276" table:number-columns-repeated="9"/>
        </table:table-row>
        <table:table-row table:style-name="ro41">
          <table:table-cell table:style-name="ce183" table:formula="of:=IF(MID([.F26];6;1)&gt;MID([.F25];6;1);&quot;&quot;;MAX([.A$7:.A24])+1)">
            <text:p/>
          </table:table-cell>
          <table:table-cell table:style-name="ce193" office:value-type="string">
            <text:p>FNC_SOC_PEO_PEO_02</text:p>
          </table:table-cell>
          <table:table-cell table:style-name="ce200" table:formula="of:=IF(MID([.F26];6;1)&gt;MID([.F25];6;1);[.C25];[.C25]+1)" office:value-type="float" office:value="6">
            <text:p>6.00</text:p>
          </table:table-cell>
          <table:table-cell table:style-name="ce207" office:value-type="string">
            <text:p>Social/people/Invite</text:p>
          </table:table-cell>
          <table:table-cell table:style-name="ce220" office:value-type="string">
            <text:p>The both users send friend requests</text:p>
          </table:table-cell>
          <table:table-cell table:style-name="ce230" office:value-type="string">
            <text:p>Step 2: User add other user into contact list</text:p>
          </table:table-cell>
          <table:table-cell table:style-name="ce230" office:value-type="string">
            <text:p>- At the browser 1, users select user who signed in other browser</text:p>
            <text:p>- Click on [Connect] button</text:p>
          </table:table-cell>
          <table:table-cell table:style-name="ce230" office:value-type="string">
            <text:p>Invited user successfully</text:p>
            <text:p/>
          </table:table-cell>
          <table:table-cell table:style-name="ce245" office:value-type="string">
            <text:p>High</text:p>
          </table:table-cell>
          <table:table-cell table:style-name="ce253"/>
          <table:table-cell table:style-name="ce254">
            <text:p>thu.nguyen</text:p>
          </table:table-cell>
          <table:table-cell table:style-name="ce255"/>
          <table:table-cell table:style-name="ce264" table:number-columns-repeated="7"/>
          <table:table-cell table:style-name="ce270" table:number-columns-repeated="228"/>
          <table:table-cell table:style-name="ce276" table:number-columns-repeated="9"/>
        </table:table-row>
        <table:table-row table:style-name="ro36">
          <table:table-cell table:style-name="ce183" table:formula="of:=IF(MID([.F27];6;1)&gt;MID([.F26];6;1);&quot;&quot;;MAX([.A$7:.A25])+1)">
            <text:p/>
          </table:table-cell>
          <table:table-cell table:style-name="ce193" office:value-type="string">
            <text:p>FNC_SOC_PEO_PEO_02</text:p>
          </table:table-cell>
          <table:table-cell table:style-name="ce200" table:formula="of:=IF(MID([.F27];6;1)&gt;MID([.F26];6;1);[.C26];[.C26]+1)" office:value-type="float" office:value="6">
            <text:p>6.00</text:p>
          </table:table-cell>
          <table:table-cell table:style-name="ce207" office:value-type="string">
            <text:p>Social/people/Invite</text:p>
          </table:table-cell>
          <table:table-cell table:style-name="ce220" office:value-type="string">
            <text:p>The both users send friend requests</text:p>
          </table:table-cell>
          <table:table-cell table:style-name="ce230" office:value-type="string">
            <text:p>Step 3: user send Adding request</text:p>
          </table:table-cell>
          <table:table-cell table:style-name="ce230" office:value-type="string">
            <text:p>- At the browser 2, don't click F5.</text:p>
            <text:p>- Select user who has signed in on browser 1</text:p>
            <text:p>- Click [Connect] button</text:p>
          </table:table-cell>
          <table:table-cell table:style-name="ce230" office:value-type="string">
            <text:p>- Show message alert <text:span text:style-name="T15">Invitation is established by another. </text:span></text:p>
            <text:p><text:span text:style-name="T15">- If want to become friend of this user, you must be click [Confirm] button</text:span></text:p>
          </table:table-cell>
          <table:table-cell table:style-name="ce245" office:value-type="string">
            <text:p>High</text:p>
          </table:table-cell>
          <table:table-cell table:style-name="ce254" table:number-columns-repeated="1"/>
          <table:table-cell table:style-name="ce254">
            <text:p>thu.nguyen</text:p>
          </table:table-cell>
          <table:table-cell table:style-name="ce255" table:number-columns-repeated="8"/>
          <table:table-cell table:style-name="ce271" table:number-columns-repeated="228"/>
          <table:table-cell table:style-name="ce276" table:number-columns-repeated="9"/>
        </table:table-row>
        <table:table-row table:style-name="ro39">
          <table:table-cell table:style-name="ce184" table:formula="of:=IF(MID([.F28];6;1)&gt;MID([.F27];6;1);&quot;&quot;;MAX([.A$7:.A26])+1)" office:value-type="float" office:value="8">
            <text:p>8.00</text:p>
          </table:table-cell>
          <table:table-cell table:style-name="ce184" office:value-type="string">
            <text:p>FNC_SOC_PEO_PEO_03</text:p>
          </table:table-cell>
          <table:table-cell table:style-name="ce184" office:value-type="float" office:value="1">
            <text:p>1.00</text:p>
          </table:table-cell>
          <table:table-cell table:style-name="ce184" office:value-type="string">
            <text:p>Social/people/Remove friend</text:p>
          </table:table-cell>
          <table:table-cell table:style-name="ce184" office:value-type="string">
            <text:p>Remove invitation</text:p>
          </table:table-cell>
          <table:table-cell table:style-name="ce184" office:value-type="string">
            <text:p>Step 1: Go to people page</text:p>
          </table:table-cell>
          <table:table-cell table:style-name="ce184" office:value-type="string">
            <text:p>- User AAA signs in system</text:p>
            <text:p><text:span text:style-name="T12">- Select People/ Directory <text:s/>from Toolbar portlet</text:span></text:p>
          </table:table-cell>
          <table:table-cell table:style-name="ce184" office:value-type="string">
            <text:p>- Show content of People page</text:p>
          </table:table-cell>
          <table:table-cell table:style-name="ce184" office:value-type="string">
            <text:p>High</text:p>
          </table:table-cell>
          <table:table-cell table:style-name="ce184" office:value-type="string">
            <text:p>Dupplicate ---&gt; Should be removed</text:p>
          </table:table-cell>
          <table:table-cell table:style-name="ce184">
            <text:p>thu.nguyen</text:p>
          </table:table-cell>
          <table:table-cell table:style-name="ce184" table:number-columns-repeated="245"/>
        </table:table-row>
        <table:table-row table:style-name="ro36">
          <table:table-cell table:style-name="ce184" table:formula="of:=IF(MID([.F29];6;1)&gt;MID([.F28];6;1);&quot;&quot;;MAX([.A$7:.A27])+1)">
            <text:p/>
          </table:table-cell>
          <table:table-cell table:style-name="ce184" office:value-type="string">
            <text:p>FNC_SOC_PEO_PEO_03</text:p>
          </table:table-cell>
          <table:table-cell table:style-name="ce184" table:formula="of:=IF(MID([.F29];6;1)&gt;MID([.F28];6;1);[.C28];[.C28]+1)" office:value-type="float" office:value="1">
            <text:p>1.00</text:p>
          </table:table-cell>
          <table:table-cell table:style-name="ce184" office:value-type="string">
            <text:p>Social/people/Remove friend</text:p>
          </table:table-cell>
          <table:table-cell table:style-name="ce184" office:value-type="string">
            <text:p>Remove invitation</text:p>
          </table:table-cell>
          <table:table-cell table:style-name="ce184" office:value-type="string">
            <text:p>Step 2: Add user BBB into friend list</text:p>
          </table:table-cell>
          <table:table-cell table:style-name="ce184" office:value-type="string">
            <text:p>- Clicks [All] on people directory</text:p>
            <text:p>- Select user BBB who has no relation with user AAA and Click on [Invite] button</text:p>
            <text:p/>
          </table:table-cell>
          <table:table-cell table:style-name="ce184" office:value-type="string">
            <text:p>Invited user successfully</text:p>
            <text:p/>
          </table:table-cell>
          <table:table-cell table:style-name="ce184" office:value-type="string">
            <text:p>High</text:p>
          </table:table-cell>
          <table:table-cell table:style-name="ce184" table:number-columns-repeated="1"/>
          <table:table-cell table:style-name="ce184">
            <text:p>thu.nguyen</text:p>
          </table:table-cell>
          <table:table-cell table:style-name="ce184" table:number-columns-repeated="245"/>
        </table:table-row>
        <table:table-row table:style-name="ro38">
          <table:table-cell table:style-name="ce184" table:formula="of:=IF(MID([.F30];6;1)&gt;MID([.F29];6;1);&quot;&quot;;MAX([.A$7:.A28])+1)">
            <text:p/>
          </table:table-cell>
          <table:table-cell table:style-name="ce184" office:value-type="string">
            <text:p>FNC_SOC_PEO_PEO_03</text:p>
          </table:table-cell>
          <table:table-cell table:style-name="ce184" table:formula="of:=IF(MID([.F30];6;1)&gt;MID([.F29];6;1);[.C29];[.C29]+1)" office:value-type="float" office:value="1">
            <text:p>1.00</text:p>
          </table:table-cell>
          <table:table-cell table:style-name="ce184" office:value-type="string">
            <text:p>Social/people/Remove friend</text:p>
          </table:table-cell>
          <table:table-cell table:style-name="ce184" office:value-type="string">
            <text:p>Remove invitation</text:p>
          </table:table-cell>
          <table:table-cell table:style-name="ce184" office:value-type="string">
            <text:p>Step 3: Accept the friend </text:p>
          </table:table-cell>
          <table:table-cell table:style-name="ce184" office:value-type="string">
            <text:p>- Sign in with user BBB who invited at step 2</text:p>
            <text:p><text:span text:style-name="T12">- Select People/ Directory <text:s/>from Toolbar portlet</text:span></text:p>
            <text:p>- Click on button [accept]</text:p>
          </table:table-cell>
          <table:table-cell table:style-name="ce184"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184" office:value-type="string">
            <text:p>High</text:p>
          </table:table-cell>
          <table:table-cell table:style-name="ce184" table:number-columns-repeated="1"/>
          <table:table-cell table:style-name="ce184">
            <text:p>thu.nguyen</text:p>
          </table:table-cell>
          <table:table-cell table:style-name="ce184" table:number-columns-repeated="245"/>
        </table:table-row>
        <table:table-row table:style-name="ro30">
          <table:table-cell table:style-name="ce184" table:formula="of:=IF(MID([.F31];6;1)&gt;MID([.F30];6;1);&quot;&quot;;MAX([.A$7:.A29])+1)">
            <text:p/>
          </table:table-cell>
          <table:table-cell table:style-name="ce184" office:value-type="string">
            <text:p>FNC_SOC_PEO_PEO_03</text:p>
          </table:table-cell>
          <table:table-cell table:style-name="ce184" table:formula="of:=IF(MID([.F31];6;1)&gt;MID([.F30];6;1);[.C30];[.C30]+1)" office:value-type="float" office:value="1">
            <text:p>1.00</text:p>
          </table:table-cell>
          <table:table-cell table:style-name="ce184" office:value-type="string">
            <text:p>Social/people/Remove friend</text:p>
          </table:table-cell>
          <table:table-cell table:style-name="ce184" office:value-type="string">
            <text:p>Remove invitation</text:p>
          </table:table-cell>
          <table:table-cell table:style-name="ce184" office:value-type="string">
            <text:p>Step 4: User removes from the relation</text:p>
          </table:table-cell>
          <table:table-cell table:style-name="ce184" office:value-type="string">
            <text:p>- Back to user AAA</text:p>
            <text:p>- Click [remove relation]</text:p>
          </table:table-cell>
          <table:table-cell table:style-name="ce184" office:value-type="string">
            <text:p>User have no relation</text:p>
          </table:table-cell>
          <table:table-cell table:style-name="ce184" office:value-type="string">
            <text:p>High</text:p>
          </table:table-cell>
          <table:table-cell table:style-name="ce184" table:number-columns-repeated="1"/>
          <table:table-cell table:style-name="ce184">
            <text:p>thu.nguyen</text:p>
          </table:table-cell>
          <table:table-cell table:style-name="ce184" table:number-columns-repeated="245"/>
        </table:table-row>
        <table:table-row table:style-name="ro39">
          <table:table-cell table:style-name="ce183" table:formula="of:=IF(MID([.F32];6;1)&gt;MID([.F31];6;1);&quot;&quot;;MAX([.A$7:.A30])+1)" office:value-type="float" office:value="9">
            <text:p>9.00</text:p>
          </table:table-cell>
          <table:table-cell table:style-name="ce193" office:value-type="string">
            <text:p>FNC_SOC_PEO_PEO_03</text:p>
          </table:table-cell>
          <table:table-cell table:style-name="ce200" table:formula="of:=IF(MID([.F32];6;1)&gt;MID([.F31];6;1);[.C31];[.C31]+1)" office:value-type="float" office:value="2">
            <text:p>2.00</text:p>
          </table:table-cell>
          <table:table-cell table:style-name="ce207" office:value-type="string">
            <text:p>Social/people/Remove friend</text:p>
          </table:table-cell>
          <table:table-cell table:style-name="ce219" office:value-type="string">
            <text:p>Check when invitation is deleted by another</text:p>
          </table:table-cell>
          <table:table-cell table:style-name="ce230" office:value-type="string">
            <text:p>Step 1: Go to people page</text:p>
          </table:table-cell>
          <table:table-cell table:style-name="ce230" office:value-type="string">
            <text:p>- User AAA signs in system</text:p>
            <text:p><text:span text:style-name="T10">- Select People/ Directory <text:s/>from Toolbar portlet</text:span></text:p>
          </table:table-cell>
          <table:table-cell table:style-name="ce239" office:value-type="string">
            <text:p>- Show content of People page</text:p>
          </table:table-cell>
          <table:table-cell table:style-name="ce245" office:value-type="string">
            <text:p>Medium</text:p>
          </table:table-cell>
          <table:table-cell table:style-name="ce254" office:value-type="string">
            <text:p>Use 2 browsers</text:p>
          </table:table-cell>
          <table:table-cell table:style-name="ce254"/>
          <table:table-cell table:style-name="ce255" table:number-columns-repeated="8"/>
          <table:table-cell table:style-name="ce271" table:number-columns-repeated="228"/>
          <table:table-cell table:style-name="ce276" table:number-columns-repeated="9"/>
        </table:table-row>
        <table:table-row table:style-name="ro36">
          <table:table-cell table:style-name="ce183" table:formula="of:=IF(MID([.F33];6;1)&gt;MID([.F32];6;1);&quot;&quot;;MAX([.A$7:.A31])+1)">
            <text:p/>
          </table:table-cell>
          <table:table-cell table:style-name="ce193" office:value-type="string">
            <text:p>FNC_SOC_PEO_PEO_03</text:p>
          </table:table-cell>
          <table:table-cell table:style-name="ce200" table:formula="of:=IF(MID([.F33];6;1)&gt;MID([.F32];6;1);[.C32];[.C32]+1)" office:value-type="float" office:value="2">
            <text:p>2.00</text:p>
          </table:table-cell>
          <table:table-cell table:style-name="ce207" office:value-type="string">
            <text:p>Social/people/Remove friend</text:p>
          </table:table-cell>
          <table:table-cell table:style-name="ce220" office:value-type="string">
            <text:p>Check when invitation is deleted by another</text:p>
          </table:table-cell>
          <table:table-cell table:style-name="ce230" office:value-type="string">
            <text:p>Step 2: Add user BBB into friend list</text:p>
          </table:table-cell>
          <table:table-cell table:style-name="ce230" office:value-type="string">
            <text:p>- Clicks [All] on people directory</text:p>
            <text:p>- Select user BBB who has no relation with user AAA and Click on [Conect] button</text:p>
            <text:p/>
          </table:table-cell>
          <table:table-cell table:style-name="ce230" office:value-type="string">
            <text:p>Invited user successfully</text:p>
            <text:p/>
          </table:table-cell>
          <table:table-cell table:style-name="ce245" office:value-type="string">
            <text:p>Medium</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38">
          <table:table-cell table:style-name="ce183" table:formula="of:=IF(MID([.F34];6;1)&gt;MID([.F33];6;1);&quot;&quot;;MAX([.A$7:.A32])+1)">
            <text:p/>
          </table:table-cell>
          <table:table-cell table:style-name="ce193" office:value-type="string">
            <text:p>FNC_SOC_PEO_PEO_03</text:p>
          </table:table-cell>
          <table:table-cell table:style-name="ce200" table:formula="of:=IF(MID([.F34];6;1)&gt;MID([.F33];6;1);[.C33];[.C33]+1)" office:value-type="float" office:value="2">
            <text:p>2.00</text:p>
          </table:table-cell>
          <table:table-cell table:style-name="ce207" office:value-type="string">
            <text:p>Social/people/Remove friend</text:p>
          </table:table-cell>
          <table:table-cell table:style-name="ce220" office:value-type="string">
            <text:p>Check when invitation is deleted by another</text:p>
          </table:table-cell>
          <table:table-cell table:style-name="ce230" office:value-type="string">
            <text:p>Step 3: Accept the friend </text:p>
          </table:table-cell>
          <table:table-cell table:style-name="ce230" office:value-type="string">
            <text:p>- Sign in with user BBB who invited at step 2</text:p>
            <text:p><text:span text:style-name="T10">- Select People/ Directory <text:s/>from Toolbar portlet</text:span></text:p>
            <text:p><text:span text:style-name="T9">- Click on button [Confirm]</text:span></text:p>
          </table:table-cell>
          <table:table-cell table:style-name="ce230"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45" office:value-type="string">
            <text:p>Medium</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30">
          <table:table-cell table:style-name="ce183" table:formula="of:=IF(MID([.F35];6;1)&gt;MID([.F34];6;1);&quot;&quot;;MAX([.A$7:.A33])+1)">
            <text:p/>
          </table:table-cell>
          <table:table-cell table:style-name="ce193" office:value-type="string">
            <text:p>FNC_SOC_PEO_PEO_03</text:p>
          </table:table-cell>
          <table:table-cell table:style-name="ce200" table:formula="of:=IF(MID([.F35];6;1)&gt;MID([.F34];6;1);[.C34];[.C34]+1)" office:value-type="float" office:value="2">
            <text:p>2.00</text:p>
          </table:table-cell>
          <table:table-cell table:style-name="ce207" office:value-type="string">
            <text:p>Social/people/Remove friend</text:p>
          </table:table-cell>
          <table:table-cell table:style-name="ce220" office:value-type="string">
            <text:p>Check when invitation is deleted by another</text:p>
          </table:table-cell>
          <table:table-cell table:style-name="ce230" office:value-type="string">
            <text:p>Step 4: User removes from the relation</text:p>
          </table:table-cell>
          <table:table-cell table:style-name="ce230" office:value-type="string">
            <text:p>- then user BBB Click on [Remove Connection]</text:p>
          </table:table-cell>
          <table:table-cell table:style-name="ce230" office:value-type="string">
            <text:p>User have no relation</text:p>
          </table:table-cell>
          <table:table-cell table:style-name="ce245" office:value-type="string">
            <text:p>Medium</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22">
          <table:table-cell table:style-name="ce183" table:formula="of:=IF(MID([.F36];6;1)&gt;MID([.F35];6;1);&quot;&quot;;MAX([.A$7:.A34])+1)">
            <text:p/>
          </table:table-cell>
          <table:table-cell table:style-name="ce193" office:value-type="string">
            <text:p>FNC_SOC_PEO_PEO_03</text:p>
          </table:table-cell>
          <table:table-cell table:style-name="ce200" table:formula="of:=IF(MID([.F36];6;1)&gt;MID([.F35];6;1);[.C35];[.C35]+1)" office:value-type="float" office:value="2">
            <text:p>2.00</text:p>
          </table:table-cell>
          <table:table-cell table:style-name="ce207" office:value-type="string">
            <text:p>Social/people/Remove friend</text:p>
          </table:table-cell>
          <table:table-cell table:style-name="ce220" office:value-type="string">
            <text:p>Check when invitation is deleted by another</text:p>
          </table:table-cell>
          <table:table-cell table:style-name="ce230" office:value-type="string">
            <text:p>Step 5: Return to user AAA</text:p>
          </table:table-cell>
          <table:table-cell table:style-name="ce230" office:value-type="string">
            <text:p>- Back to user AAA</text:p>
            <text:p><text:span text:style-name="T10">- Select People/ Directory <text:s/>from Toolbar portlet</text:span></text:p>
            <text:p>- Click [Cancel Request]</text:p>
          </table:table-cell>
          <table:table-cell table:style-name="ce230" office:value-type="string">
            <text:p>Show message alert Invitation is removed or deleted by another. </text:p>
          </table:table-cell>
          <table:table-cell table:style-name="ce245" office:value-type="string">
            <text:p>Medium</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39">
          <table:table-cell table:style-name="ce183" table:formula="of:=IF(MID([.F37];6;1)&gt;MID([.F36];6;1);&quot;&quot;;MAX([.A$7:.A35])+1)" office:value-type="float" office:value="10">
            <text:p>10.00</text:p>
          </table:table-cell>
          <table:table-cell table:style-name="ce193" office:value-type="string">
            <text:p>FNC_SOC_PEO_PEO_04</text:p>
          </table:table-cell>
          <table:table-cell table:style-name="ce201" office:value-type="float" office:value="1">
            <text:p>1.00</text:p>
          </table:table-cell>
          <table:table-cell table:style-name="ce207" office:value-type="string">
            <text:p>Social/people/Revoke friend</text:p>
          </table:table-cell>
          <table:table-cell table:style-name="ce219" office:value-type="string">
            <text:p>Revoke invitation</text:p>
          </table:table-cell>
          <table:table-cell table:style-name="ce221" office:value-type="string">
            <text:p>Step 1: Go to people page</text:p>
          </table:table-cell>
          <table:table-cell table:style-name="ce230" office:value-type="string">
            <text:p>- User AAA signs in system</text:p>
            <text:p><text:span text:style-name="T10">- Select People/ Directory <text:s/>from Toolbar portlet</text:span></text:p>
          </table:table-cell>
          <table:table-cell table:style-name="ce239" office:value-type="string">
            <text:p>- Show content of People page</text:p>
          </table:table-cell>
          <table:table-cell table:style-name="ce246" office:value-type="string">
            <text:p>High</text:p>
          </table:table-cell>
          <table:table-cell table:style-name="ce255" office:value-type="string">
            <text:p>Use 2 browsers</text:p>
          </table:table-cell>
          <table:table-cell table:style-name="ce255">
            <text:p>thu.nguyen</text:p>
          </table:table-cell>
          <table:table-cell table:style-name="ce255" table:number-columns-repeated="8"/>
          <table:table-cell table:style-name="ce271" table:number-columns-repeated="228"/>
          <table:table-cell table:style-name="ce276" table:number-columns-repeated="9"/>
        </table:table-row>
        <table:table-row table:style-name="ro36">
          <table:table-cell table:style-name="ce183" table:formula="of:=IF(MID([.F38];6;1)&gt;MID([.F37];6;1);&quot;&quot;;MAX([.A$7:.A36])+1)">
            <text:p/>
          </table:table-cell>
          <table:table-cell table:style-name="ce193" office:value-type="string">
            <text:p>FNC_SOC_PEO_PEO_04</text:p>
          </table:table-cell>
          <table:table-cell table:style-name="ce200" table:formula="of:=IF(MID([.F38];6;1)&gt;MID([.F37];6;1);[.C37];[.C37]+1)" office:value-type="float" office:value="1">
            <text:p>1.00</text:p>
          </table:table-cell>
          <table:table-cell table:style-name="ce207" office:value-type="string">
            <text:p>Social/people/Revoke friend</text:p>
          </table:table-cell>
          <table:table-cell table:style-name="ce221" office:value-type="string">
            <text:p>Revoke invitation</text:p>
          </table:table-cell>
          <table:table-cell table:style-name="ce230" office:value-type="string">
            <text:p>Step 2: Add user BBB into friend list</text:p>
          </table:table-cell>
          <table:table-cell table:style-name="ce230" office:value-type="string">
            <text:p>- Clicks [All] on people directory</text:p>
            <text:p>- Select user BBB who has no relation with user AAA and Click on [Connect] button</text:p>
            <text:p/>
          </table:table-cell>
          <table:table-cell table:style-name="ce230" office:value-type="string">
            <text:p>Invited user successfully</text:p>
            <text:p/>
          </table:table-cell>
          <table:table-cell table:style-name="ce246" office:value-type="string">
            <text:p>High</text:p>
          </table:table-cell>
          <table:table-cell table:style-name="ce255" table:number-columns-repeated="1"/>
          <table:table-cell table:style-name="ce255">
            <text:p>thu.nguyen</text:p>
          </table:table-cell>
          <table:table-cell table:style-name="ce255" table:number-columns-repeated="8"/>
          <table:table-cell table:style-name="ce271" table:number-columns-repeated="228"/>
          <table:table-cell table:style-name="ce276" table:number-columns-repeated="9"/>
        </table:table-row>
        <table:table-row table:style-name="ro42">
          <table:table-cell table:style-name="ce183" table:formula="of:=IF(MID([.F39];6;1)&gt;MID([.F38];6;1);&quot;&quot;;MAX([.A$7:.A37])+1)">
            <text:p/>
          </table:table-cell>
          <table:table-cell table:style-name="ce193" office:value-type="string">
            <text:p>FNC_SOC_PEO_PEO_04</text:p>
          </table:table-cell>
          <table:table-cell table:style-name="ce201" office:value-type="float" office:value="1">
            <text:p>1.00</text:p>
          </table:table-cell>
          <table:table-cell table:style-name="ce207" office:value-type="string">
            <text:p>Social/people/Revoke friend</text:p>
          </table:table-cell>
          <table:table-cell table:style-name="ce221" office:value-type="string">
            <text:p>Revoke invitation</text:p>
          </table:table-cell>
          <table:table-cell table:style-name="ce230" office:value-type="string">
            <text:p>Step 3: Accept the friend </text:p>
          </table:table-cell>
          <table:table-cell table:style-name="ce230" office:value-type="string">
            <text:p>- Sign in with user BB who invited at step 2</text:p>
            <text:p><text:span text:style-name="T10">- Select People/ Directory <text:s/>from Toolbar portlet</text:span></text:p>
            <text:p><text:span text:style-name="T9">- Click on button [Confirm]</text:span></text:p>
          </table:table-cell>
          <table:table-cell table:style-name="ce230" office:value-type="string">
            <text:p>- After the user clicks on [Confirm], the relation between two users has set. The user will be added into user's relations user list. </text:p>
            <text:p>- By side each the user, has a [Remove Connection] button</text:p>
          </table:table-cell>
          <table:table-cell table:style-name="ce246" office:value-type="string">
            <text:p>High</text:p>
          </table:table-cell>
          <table:table-cell table:style-name="ce255" table:number-columns-repeated="1"/>
          <table:table-cell table:style-name="ce255">
            <text:p>thu.nguyen</text:p>
          </table:table-cell>
          <table:table-cell table:style-name="ce255" table:number-columns-repeated="8"/>
          <table:table-cell table:style-name="ce271" table:number-columns-repeated="228"/>
          <table:table-cell table:style-name="ce276" table:number-columns-repeated="9"/>
        </table:table-row>
        <table:table-row table:style-name="ro36">
          <table:table-cell table:style-name="ce183" table:formula="of:=IF(MID([.F40];6;1)&gt;MID([.F39];6;1);&quot;&quot;;MAX([.A$7:.A38])+1)">
            <text:p/>
          </table:table-cell>
          <table:table-cell table:style-name="ce193" office:value-type="string">
            <text:p>FNC_SOC_PEO_PEO_04</text:p>
          </table:table-cell>
          <table:table-cell table:style-name="ce200" table:formula="of:=IF(MID([.F40];6;1)&gt;MID([.F39];6;1);[.C39];[.C39]+1)" office:value-type="float" office:value="1">
            <text:p>1.00</text:p>
          </table:table-cell>
          <table:table-cell table:style-name="ce207" office:value-type="string">
            <text:p>Social/people/Revoke friend</text:p>
          </table:table-cell>
          <table:table-cell table:style-name="ce221" office:value-type="string">
            <text:p>Revoke invitation</text:p>
          </table:table-cell>
          <table:table-cell table:style-name="ce230" office:value-type="string">
            <text:p>Step 4: Cancel Request</text:p>
          </table:table-cell>
          <table:table-cell table:style-name="ce230" office:value-type="string">
            <text:p>- Return to user AAA</text:p>
            <text:p><text:span text:style-name="T10">- Select People/ Directory <text:s/>from People Toolbar portlet</text:span></text:p>
            <text:p>- Select user BBB and click [Cancel Request]</text:p>
          </table:table-cell>
          <table:table-cell table:style-name="ce230" office:value-type="string">
            <text:p>- All people in list is display</text:p>
            <text:p>- The request is cancelled, user B is BBB is not friend, [Cancel Request] button is changed to [Connect]</text:p>
          </table:table-cell>
          <table:table-cell table:style-name="ce246" office:value-type="string">
            <text:p>High</text:p>
          </table:table-cell>
          <table:table-cell table:style-name="ce255" table:number-columns-repeated="1"/>
          <table:table-cell table:style-name="ce255">
            <text:p>thu.nguyen</text:p>
          </table:table-cell>
          <table:table-cell table:style-name="ce255" table:number-columns-repeated="8"/>
          <table:table-cell table:style-name="ce271" table:number-columns-repeated="228"/>
          <table:table-cell table:style-name="ce276" table:number-columns-repeated="9"/>
        </table:table-row>
        <table:table-row table:style-name="ro39">
          <table:table-cell table:formula="of:=IF(MID([.F41];6;1)&gt;MID([.F40];6;1);&quot;&quot;;MAX([.A$7:.A39])+1)" office:value-type="float" office:value="11">
            <text:p>11.00</text:p>
          </table:table-cell>
          <table:table-cell office:value-type="string">
            <text:p>FNC_SOC_PEO_PEO_05</text:p>
          </table:table-cell>
          <table:table-cell table:style-name="ce197" office:value-type="float" office:value="1">
            <text:p>1.00</text:p>
          </table:table-cell>
          <table:table-cell office:value-type="string">
            <text:p>Social/people/search</text:p>
          </table:table-cell>
          <table:table-cell table:style-name="ce212" office:value-type="string">
            <text:p>Search when text box search is blank</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1"/>
          <table:table-cell>
            <text:p>thu.nguyen</text:p>
          </table:table-cell>
          <table:table-cell table:number-columns-repeated="245"/>
        </table:table-row>
        <table:table-row table:style-name="ro39">
          <table:table-cell table:formula="of:=IF(MID([.F42];6;1)&gt;MID([.F41];6;1);&quot;&quot;;MAX([.A$7:.A40])+1)">
            <text:p/>
          </table:table-cell>
          <table:table-cell office:value-type="string">
            <text:p>FNC_SOC_PEO_PEO_05</text:p>
          </table:table-cell>
          <table:table-cell table:formula="of:=IF(MID([.F42];6;1)&gt;MID([.F41];6;1);[.C41];[.C41]+1)" office:value-type="float" office:value="1">
            <text:p>1.00</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7">Search</text:span> button or hit Enter on Keyboard</text:p>
          </table:table-cell>
          <table:table-cell table:style-name="ce240" office:value-type="string">
            <text:p>Return all existing users in list. Users are ordered by last name.</text:p>
          </table:table-cell>
          <table:table-cell office:value-type="string">
            <text:p>High</text:p>
          </table:table-cell>
          <table:table-cell table:number-columns-repeated="1"/>
          <table:table-cell>
            <text:p>thu.nguyen</text:p>
          </table:table-cell>
          <table:table-cell table:number-columns-repeated="245"/>
        </table:table-row>
        <table:table-row table:style-name="ro39">
          <table:table-cell table:formula="of:=IF(MID([.F43];6;1)&gt;MID([.F42];6;1);&quot;&quot;;MAX([.A$7:.A41])+1)" office:value-type="float" office:value="12">
            <text:p>12.00</text:p>
          </table:table-cell>
          <table:table-cell office:value-type="string">
            <text:p>FNC_SOC_PEO_PEO_05</text:p>
          </table:table-cell>
          <table:table-cell table:formula="of:=IF(MID([.F43];6;1)&gt;MID([.F42];6;1);[.C42];[.C42]+1)" office:value-type="float" office:value="2">
            <text:p>2.00</text:p>
          </table:table-cell>
          <table:table-cell office:value-type="string">
            <text:p>Social/people/search</text:p>
          </table:table-cell>
          <table:table-cell table:style-name="ce212" office:value-type="string">
            <text:p>Search when input some text in text box <text:s/>search</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1"/>
          <table:table-cell>
            <text:p>thu.nguyen</text:p>
          </table:table-cell>
          <table:table-cell table:number-columns-repeated="245"/>
        </table:table-row>
        <table:table-row table:style-name="ro42">
          <table:table-cell table:formula="of:=IF(MID([.F44];6;1)&gt;MID([.F43];6;1);&quot;&quot;;MAX([.A$7:.A42])+1)">
            <text:p/>
          </table:table-cell>
          <table:table-cell office:value-type="string">
            <text:p>FNC_SOC_PEO_PEO_05</text:p>
          </table:table-cell>
          <table:table-cell table:formula="of:=IF(MID([.F44];6;1)&gt;MID([.F43];6;1);[.C43];[.C43]+1)" office:value-type="float" office:value="2">
            <text:p>2.00</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32"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number-columns-repeated="1"/>
          <table:table-cell>
            <text:p>thu.nguyen</text:p>
          </table:table-cell>
          <table:table-cell table:number-columns-repeated="245"/>
        </table:table-row>
        <table:table-row table:style-name="ro39">
          <table:table-cell table:formula="of:=IF(MID([.F45];6;1)&gt;MID([.F44];6;1);&quot;&quot;;MAX([.A$7:.A43])+1)" office:value-type="float" office:value="13">
            <text:p>13.00</text:p>
          </table:table-cell>
          <table:table-cell office:value-type="string">
            <text:p>FNC_SOC_PEO_PEO_05</text:p>
          </table:table-cell>
          <table:table-cell table:formula="of:=IF(MID([.F45];6;1)&gt;MID([.F44];6;1);[.C44];[.C44]+1)" office:value-type="float" office:value="3">
            <text:p>3.00</text:p>
          </table:table-cell>
          <table:table-cell office:value-type="string">
            <text:p>Social/people/search</text:p>
          </table:table-cell>
          <table:table-cell table:style-name="ce212" office:value-type="string">
            <text:p>Search when input Asterisk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22">
          <table:table-cell table:formula="of:=IF(MID([.F46];6;1)&gt;MID([.F45];6;1);&quot;&quot;;MAX([.A$7:.A44])+1)">
            <text:p/>
          </table:table-cell>
          <table:table-cell office:value-type="string">
            <text:p>FNC_SOC_PEO_PEO_05</text:p>
          </table:table-cell>
          <table:table-cell table:formula="of:=IF(MID([.F46];6;1)&gt;MID([.F45];6;1);[.C45];[.C45]+1)" office:value-type="float" office:value="3">
            <text:p>3.00</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39">
          <table:table-cell table:formula="of:=IF(MID([.F47];6;1)&gt;MID([.F46];6;1);&quot;&quot;;MAX([.A$7:.A45])+1)" office:value-type="float" office:value="14">
            <text:p>14.00</text:p>
          </table:table-cell>
          <table:table-cell office:value-type="string">
            <text:p>FNC_SOC_PEO_PEO_05</text:p>
          </table:table-cell>
          <table:table-cell table:formula="of:=IF(MID([.F47];6;1)&gt;MID([.F46];6;1);[.C46];[.C46]+1)" office:value-type="float" office:value="4">
            <text:p>4.00</text:p>
          </table:table-cell>
          <table:table-cell office:value-type="string">
            <text:p>Social/people/search</text:p>
          </table:table-cell>
          <table:table-cell table:style-name="ce212" office:value-type="string">
            <text:p>Search when input Percentage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22">
          <table:table-cell table:formula="of:=IF(MID([.F48];6;1)&gt;MID([.F47];6;1);&quot;&quot;;MAX([.A$7:.A46])+1)">
            <text:p/>
          </table:table-cell>
          <table:table-cell office:value-type="string">
            <text:p>FNC_SOC_PEO_PEO_05</text:p>
          </table:table-cell>
          <table:table-cell table:formula="of:=IF(MID([.F48];6;1)&gt;MID([.F47];6;1);[.C47];[.C47]+1)" office:value-type="float" office:value="4">
            <text:p>4.00</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9">
          <table:table-cell table:formula="of:=IF(MID([.F49];6;1)&gt;MID([.F48];6;1);&quot;&quot;;MAX([.A$7:.A47])+1)" office:value-type="float" office:value="15">
            <text:p>15.00</text:p>
          </table:table-cell>
          <table:table-cell office:value-type="string">
            <text:p>FNC_SOC_PEO_PEO_05</text:p>
          </table:table-cell>
          <table:table-cell table:formula="of:=IF(MID([.F49];6;1)&gt;MID([.F48];6;1);[.C48];[.C48]+1)" office:value-type="float" office:value="5">
            <text:p>5.00</text:p>
          </table:table-cell>
          <table:table-cell office:value-type="string">
            <text:p>Social/people/search</text:p>
          </table:table-cell>
          <table:table-cell table:style-name="ce222" office:value-type="string">
            <text:p>Search when input other special chars into text box</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42">
          <table:table-cell table:formula="of:=IF(MID([.F50];6;1)&gt;MID([.F49];6;1);&quot;&quot;;MAX([.A$7:.A48])+1)">
            <text:p/>
          </table:table-cell>
          <table:table-cell office:value-type="string">
            <text:p>FNC_SOC_PEO_PEO_05</text:p>
          </table:table-cell>
          <table:table-cell table:formula="of:=IF(MID([.F50];6;1)&gt;MID([.F49];6;1);[.C49];[.C49]+1)" office:value-type="float" office:value="5">
            <text:p>5.00</text:p>
          </table:table-cell>
          <table:table-cell office:value-type="string">
            <text:p>Social/people/search</text:p>
          </table:table-cell>
          <table:table-cell table:style-name="ce223"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9">
          <table:table-cell table:formula="of:=IF(MID([.F51];6;1)&gt;MID([.F50];6;1);&quot;&quot;;MAX([.A$7:.A49])+1)" office:value-type="float" office:value="16">
            <text:p>16.00</text:p>
          </table:table-cell>
          <table:table-cell office:value-type="string">
            <text:p>FNC_SOC_PEO_PEO_05</text:p>
          </table:table-cell>
          <table:table-cell table:formula="of:=IF(MID([.F51];6;1)&gt;MID([.F50];6;1);[.C50];[.C50]+1)" office:value-type="float" office:value="6">
            <text:p>6.00</text:p>
          </table:table-cell>
          <table:table-cell office:value-type="string">
            <text:p>Social/people/search</text:p>
          </table:table-cell>
          <table:table-cell table:style-name="ce222" office:value-type="string">
            <text:p>Search when there is some space into text box</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3">
          <table:table-cell table:formula="of:=IF(MID([.F52];6;1)&gt;MID([.F51];6;1);&quot;&quot;;MAX([.A$7:.A50])+1)">
            <text:p/>
          </table:table-cell>
          <table:table-cell office:value-type="string">
            <text:p>FNC_SOC_PEO_PEO_05</text:p>
          </table:table-cell>
          <table:table-cell table:formula="of:=IF(MID([.F52];6;1)&gt;MID([.F51];6;1);[.C51];[.C51]+1)" office:value-type="float" office:value="6">
            <text:p>6.00</text:p>
          </table:table-cell>
          <table:table-cell office:value-type="string">
            <text:p>Social/people/search</text:p>
          </table:table-cell>
          <table:table-cell table:style-name="ce223" office:value-type="string">
            <text:p>Search when there is some space into text box</text:p>
          </table:table-cell>
          <table:table-cell table:style-name="ce232"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32"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9">
          <table:table-cell table:formula="of:=IF(MID([.F53];6;1)&gt;MID([.F52];6;1);&quot;&quot;;MAX([.A$7:.A51])+1)" office:value-type="float" office:value="17">
            <text:p>17.00</text:p>
          </table:table-cell>
          <table:table-cell office:value-type="string">
            <text:p>FNC_SOC_PEO_PEO_05</text:p>
          </table:table-cell>
          <table:table-cell table:formula="of:=IF(MID([.F53];6;1)&gt;MID([.F52];6;1);[.C52];[.C52]+1)" office:value-type="float" office:value="7">
            <text:p>7.00</text:p>
          </table:table-cell>
          <table:table-cell office:value-type="string">
            <text:p>Social/people/search</text:p>
          </table:table-cell>
          <table:table-cell table:style-name="ce222" office:value-type="string">
            <text:p>Search when filter by position</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54];6;1)&gt;MID([.F53];6;1);&quot;&quot;;MAX([.A$7:.A52])+1)">
            <text:p/>
          </table:table-cell>
          <table:table-cell office:value-type="string">
            <text:p>FNC_SOC_PEO_PEO_05</text:p>
          </table:table-cell>
          <table:table-cell table:formula="of:=IF(MID([.F54];6;1)&gt;MID([.F53];6;1);[.C53];[.C53]+1)" office:value-type="float" office:value="7">
            <text:p>7.00</text:p>
          </table:table-cell>
          <table:table-cell office:value-type="string">
            <text:p>Social/people/search</text:p>
          </table:table-cell>
          <table:table-cell table:style-name="ce223"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9">
          <table:table-cell table:formula="of:=IF(MID([.F55];6;1)&gt;MID([.F54];6;1);&quot;&quot;;MAX([.A$7:.A53])+1)" office:value-type="float" office:value="18">
            <text:p>18.00</text:p>
          </table:table-cell>
          <table:table-cell office:value-type="string">
            <text:p>FNC_SOC_PEO_PEO_05</text:p>
          </table:table-cell>
          <table:table-cell table:formula="of:=IF(MID([.F55];6;1)&gt;MID([.F54];6;1);[.C54];[.C54]+1)" office:value-type="float" office:value="8">
            <text:p>8.00</text:p>
          </table:table-cell>
          <table:table-cell office:value-type="string">
            <text:p>Social/people/search</text:p>
          </table:table-cell>
          <table:table-cell table:style-name="ce222" office:value-type="string">
            <text:p>Search when filter by position with some special char</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56];6;1)&gt;MID([.F55];6;1);&quot;&quot;;MAX([.A$7:.A54])+1)">
            <text:p/>
          </table:table-cell>
          <table:table-cell office:value-type="string">
            <text:p>FNC_SOC_PEO_PEO_05</text:p>
          </table:table-cell>
          <table:table-cell table:formula="of:=IF(MID([.F56];6;1)&gt;MID([.F55];6;1);[.C55];[.C55]+1)" office:value-type="float" office:value="8">
            <text:p>8.00</text:p>
          </table:table-cell>
          <table:table-cell office:value-type="string">
            <text:p>Social/people/search</text:p>
          </table:table-cell>
          <table:table-cell table:style-name="ce223"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9">
          <table:table-cell table:formula="of:=IF(MID([.F57];6;1)&gt;MID([.F56];6;1);&quot;&quot;;MAX([.A$7:.A55])+1)" office:value-type="float" office:value="19">
            <text:p>19.00</text:p>
          </table:table-cell>
          <table:table-cell office:value-type="string">
            <text:p>FNC_SOC_PEO_PEO_05</text:p>
          </table:table-cell>
          <table:table-cell table:formula="of:=IF(MID([.F57];6;1)&gt;MID([.F56];6;1);[.C56];[.C56]+1)" office:value-type="float" office:value="9">
            <text:p>9.00</text:p>
          </table:table-cell>
          <table:table-cell office:value-type="string">
            <text:p>Social/people/search</text:p>
          </table:table-cell>
          <table:table-cell table:style-name="ce222" office:value-type="string">
            <text:p>Search with position is null</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58];6;1)&gt;MID([.F57];6;1);&quot;&quot;;MAX([.A$7:.A56])+1)">
            <text:p/>
          </table:table-cell>
          <table:table-cell office:value-type="string">
            <text:p>FNC_SOC_PEO_PEO_05</text:p>
          </table:table-cell>
          <table:table-cell table:formula="of:=IF(MID([.F58];6;1)&gt;MID([.F57];6;1);[.C57];[.C57]+1)" office:value-type="float" office:value="9">
            <text:p>9.00</text:p>
          </table:table-cell>
          <table:table-cell office:value-type="string">
            <text:p>Social/people/search</text:p>
          </table:table-cell>
          <table:table-cell table:style-name="ce223"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32"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39">
          <table:table-cell table:formula="of:=IF(MID([.F59];6;1)&gt;MID([.F58];6;1);&quot;&quot;;MAX([.A$7:.A57])+1)" office:value-type="float" office:value="20">
            <text:p>20.00</text:p>
          </table:table-cell>
          <table:table-cell office:value-type="string">
            <text:p>FNC_SOC_PEO_PEO_05</text:p>
          </table:table-cell>
          <table:table-cell table:formula="of:=IF(MID([.F59];6;1)&gt;MID([.F58];6;1);[.C58];[.C58]+1)" office:value-type="float" office:value="10">
            <text:p>10.00</text:p>
          </table:table-cell>
          <table:table-cell office:value-type="string">
            <text:p>Social/people/search</text:p>
          </table:table-cell>
          <table:table-cell table:style-name="ce212" office:value-type="string">
            <text:p>Search when filter by Skill</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60];6;1)&gt;MID([.F59];6;1);&quot;&quot;;MAX([.A$7:.A58])+1)">
            <text:p/>
          </table:table-cell>
          <table:table-cell office:value-type="string">
            <text:p>FNC_SOC_PEO_PEO_05</text:p>
          </table:table-cell>
          <table:table-cell table:formula="of:=IF(MID([.F60];6;1)&gt;MID([.F59];6;1);[.C59];[.C59]+1)" office:value-type="float" office:value="10">
            <text:p>10.0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32"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39">
          <table:table-cell table:formula="of:=IF(MID([.F61];6;1)&gt;MID([.F60];6;1);&quot;&quot;;MAX([.A$7:.A59])+1)" office:value-type="float" office:value="21">
            <text:p>21.00</text:p>
          </table:table-cell>
          <table:table-cell office:value-type="string">
            <text:p>FNC_SOC_PEO_PEO_05</text:p>
          </table:table-cell>
          <table:table-cell table:formula="of:=IF(MID([.F61];6;1)&gt;MID([.F60];6;1);[.C60];[.C60]+1)" office:value-type="float" office:value="11">
            <text:p>11.00</text:p>
          </table:table-cell>
          <table:table-cell office:value-type="string">
            <text:p>Social/people/search</text:p>
          </table:table-cell>
          <table:table-cell table:style-name="ce212" office:value-type="string">
            <text:p>Search with Skill is null</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62];6;1)&gt;MID([.F61];6;1);&quot;&quot;;MAX([.A$7:.A60])+1)">
            <text:p/>
          </table:table-cell>
          <table:table-cell office:value-type="string">
            <text:p>FNC_SOC_PEO_PEO_05</text:p>
          </table:table-cell>
          <table:table-cell table:formula="of:=IF(MID([.F62];6;1)&gt;MID([.F61];6;1);[.C61];[.C61]+1)" office:value-type="float" office:value="11">
            <text:p>11.00</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32"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39">
          <table:table-cell table:style-name="ce184" table:formula="of:=IF(MID([.F63];6;1)&gt;MID([.F62];6;1);&quot;&quot;;MAX([.A$7:.A61])+1)" office:value-type="float" office:value="22">
            <text:p>22.00</text:p>
          </table:table-cell>
          <table:table-cell table:style-name="ce194" office:value-type="string">
            <text:p>FNC_SOC_PEO_PEO_05</text:p>
          </table:table-cell>
          <table:table-cell table:style-name="ce202" table:formula="of:=IF(MID([.F63];6;1)&gt;MID([.F62];6;1);[.C62];[.C62]+1)" office:value-type="float" office:value="12">
            <text:p>12.00</text:p>
          </table:table-cell>
          <table:table-cell table:style-name="ce209" office:value-type="string">
            <text:p>Social/people/search</text:p>
          </table:table-cell>
          <table:table-cell table:style-name="ce224" office:value-type="string">
            <text:p>Search when filter by gender</text:p>
          </table:table-cell>
          <table:table-cell table:style-name="ce233" office:value-type="string">
            <text:p>Step 1: Go to people page</text:p>
          </table:table-cell>
          <table:table-cell table:style-name="ce233" office:value-type="string">
            <text:p>- Log in</text:p>
            <text:p><text:span text:style-name="T14">- Select People/ Directory <text:s/>from Toolbar portlet</text:span></text:p>
          </table:table-cell>
          <table:table-cell table:style-name="ce233" office:value-type="string">
            <text:p>Show content of people page with a list of users exited in system</text:p>
          </table:table-cell>
          <table:table-cell table:style-name="ce244" office:value-type="string">
            <text:p>Medium</text:p>
          </table:table-cell>
          <table:table-cell table:style-name="ce257" office:value-type="string">
            <text:p>Removed</text:p>
          </table:table-cell>
          <table:table-cell table:style-name="ce257" table:number-columns-repeated="9"/>
          <table:table-cell table:style-name="ce273" table:number-columns-repeated="228"/>
          <table:table-cell table:style-name="ce277" table:number-columns-repeated="9"/>
        </table:table-row>
        <table:table-row table:style-name="ro37">
          <table:table-cell table:style-name="ce184" table:formula="of:=IF(MID([.F64];6;1)&gt;MID([.F63];6;1);&quot;&quot;;MAX([.A$7:.A62])+1)">
            <text:p/>
          </table:table-cell>
          <table:table-cell table:style-name="ce194" office:value-type="string">
            <text:p>FNC_SOC_PEO_PEO_05</text:p>
          </table:table-cell>
          <table:table-cell table:style-name="ce202" table:formula="of:=IF(MID([.F64];6;1)&gt;MID([.F63];6;1);[.C63];[.C63]+1)" office:value-type="float" office:value="12">
            <text:p>12.00</text:p>
          </table:table-cell>
          <table:table-cell table:style-name="ce209" office:value-type="string">
            <text:p>Social/people/search</text:p>
          </table:table-cell>
          <table:table-cell table:style-name="ce225" office:value-type="string">
            <text:p>Search when filter by gender</text:p>
          </table:table-cell>
          <table:table-cell table:style-name="ce233" office:value-type="string">
            <text:p>Step 2: Search user</text:p>
          </table:table-cell>
          <table:table-cell table:style-name="ce233" office:value-type="string">
            <text:p>- On search text box: input some text or kept text box search is null</text:p>
            <text:p>- Click on more: select a type of gender from selected box</text:p>
            <text:p>- Click on icon search or hit Enter on Keyboard</text:p>
          </table:table-cell>
          <table:table-cell table:style-name="ce241"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44" office:value-type="string">
            <text:p>Medium</text:p>
          </table:table-cell>
          <table:table-cell table:style-name="ce257" table:number-columns-repeated="10"/>
          <table:table-cell table:style-name="ce273" table:number-columns-repeated="228"/>
          <table:table-cell table:style-name="ce277" table:number-columns-repeated="9"/>
        </table:table-row>
        <table:table-row table:style-name="ro36">
          <table:table-cell table:style-name="ce184" table:formula="of:=IF(MID([.F65];6;1)&gt;MID([.F64];6;1);&quot;&quot;;MAX([.A$7:.A63])+1)" office:value-type="float" office:value="23">
            <text:p>23.00</text:p>
          </table:table-cell>
          <table:table-cell table:style-name="ce194" office:value-type="string">
            <text:p>FNC_SOC_PEO_PEO_05</text:p>
          </table:table-cell>
          <table:table-cell table:style-name="ce202" table:formula="of:=IF(MID([.F65];6;1)&gt;MID([.F64];6;1);[.C64];[.C64]+1)" office:value-type="float" office:value="13">
            <text:p>13.00</text:p>
          </table:table-cell>
          <table:table-cell table:style-name="ce209" office:value-type="string">
            <text:p>Social/people/search</text:p>
          </table:table-cell>
          <table:table-cell table:style-name="ce226" office:value-type="string">
            <text:p>Auto suggestion key word when search in space</text:p>
          </table:table-cell>
          <table:table-cell table:style-name="ce233" office:value-type="string">
            <text:p>Step 1: Go to people page</text:p>
          </table:table-cell>
          <table:table-cell table:style-name="ce233" office:value-type="string">
            <text:p><text:span text:style-name="T9">- Log in</text:span></text:p>
            <text:p><text:span text:style-name="T9">- Go to People/ Directory from People Toolbar portlet </text:span></text:p>
          </table:table-cell>
          <table:table-cell table:style-name="ce233" office:value-type="string">
            <text:p>Show content of people page with a list of users exited in system</text:p>
          </table:table-cell>
          <table:table-cell table:style-name="ce244" office:value-type="string">
            <text:p>Medium</text:p>
          </table:table-cell>
          <table:table-cell table:style-name="ce257" office:value-type="string">
            <text:p>This test case should be updated: Search people</text:p>
          </table:table-cell>
          <table:table-cell table:style-name="ce257" table:number-columns-repeated="9"/>
          <table:table-cell table:style-name="ce273" table:number-columns-repeated="228"/>
          <table:table-cell table:style-name="ce277" table:number-columns-repeated="9"/>
        </table:table-row>
        <table:table-row table:style-name="ro42">
          <table:table-cell table:style-name="ce184" table:formula="of:=IF(MID([.F66];6;1)&gt;MID([.F65];6;1);&quot;&quot;;MAX([.A$7:.A64])+1)">
            <text:p/>
          </table:table-cell>
          <table:table-cell table:style-name="ce194" office:value-type="string">
            <text:p>FNC_SOC_PEO_PEO_05</text:p>
          </table:table-cell>
          <table:table-cell table:style-name="ce202" table:formula="of:=IF(MID([.F66];6;1)&gt;MID([.F65];6;1);[.C65];[.C65]+1)" office:value-type="float" office:value="13">
            <text:p>13.00</text:p>
          </table:table-cell>
          <table:table-cell table:style-name="ce209" office:value-type="string">
            <text:p>Social/people/search</text:p>
          </table:table-cell>
          <table:table-cell table:style-name="ce227" office:value-type="string">
            <text:p>Auto suggestion key word when search in space</text:p>
          </table:table-cell>
          <table:table-cell table:style-name="ce233" office:value-type="string">
            <text:p>Step 2: Search user</text:p>
          </table:table-cell>
          <table:table-cell table:style-name="ce233" office:value-type="string">
            <text:p>- On search text box: <text:s/>input with the text has first char which is the same with first char of name of people or some start letter of keyword is the same with name of the people</text:p>
          </table:table-cell>
          <table:table-cell table:style-name="ce241" office:value-type="string">
            <text:p>It will auto give some suggestion keyword on text box search for user selects</text:p>
          </table:table-cell>
          <table:table-cell table:style-name="ce244" office:value-type="string">
            <text:p>Medium</text:p>
          </table:table-cell>
          <table:table-cell table:style-name="ce257" table:number-columns-repeated="10"/>
          <table:table-cell table:style-name="ce273" table:number-columns-repeated="228"/>
          <table:table-cell table:style-name="ce277" table:number-columns-repeated="9"/>
        </table:table-row>
        <table:table-row table:style-name="ro39">
          <table:table-cell table:formula="of:=IF(MID([.F67];6;1)&gt;MID([.F66];6;1);&quot;&quot;;MAX([.A$7:.A65])+1)" office:value-type="float" office:value="24">
            <text:p>24.00</text:p>
          </table:table-cell>
          <table:table-cell office:value-type="string">
            <text:p>FNC_SOC_PEO_PEO_05</text:p>
          </table:table-cell>
          <table:table-cell table:formula="of:=IF(MID([.F67];6;1)&gt;MID([.F66];6;1);[.C66];[.C66]+1)" office:value-type="float" office:value="14">
            <text:p>14.00</text:p>
          </table:table-cell>
          <table:table-cell office:value-type="string">
            <text:p>Social/people/search</text:p>
          </table:table-cell>
          <table:table-cell table:style-name="ce222" office:value-type="string">
            <text:p>Search when click on a alphabet</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High</text:p>
          </table:table-cell>
          <table:table-cell table:number-columns-repeated="1"/>
          <table:table-cell>
            <text:p>thu.nguyen</text:p>
          </table:table-cell>
          <table:table-cell table:number-columns-repeated="245"/>
        </table:table-row>
        <table:table-row table:style-name="ro39">
          <table:table-cell table:formula="of:=IF(MID([.F68];6;1)&gt;MID([.F67];6;1);&quot;&quot;;MAX([.A$7:.A66])+1)">
            <text:p/>
          </table:table-cell>
          <table:table-cell office:value-type="string">
            <text:p>FNC_SOC_PEO_PEO_05</text:p>
          </table:table-cell>
          <table:table-cell table:formula="of:=IF(MID([.F68];6;1)&gt;MID([.F67];6;1);[.C67];[.C67]+1)" office:value-type="float" office:value="14">
            <text:p>14.00</text:p>
          </table:table-cell>
          <table:table-cell office:value-type="string">
            <text:p>Social/people/search</text:p>
          </table:table-cell>
          <table:table-cell table:style-name="ce223"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32" office:value-type="string">
            <text:p>Show all the users which has last name start by the letter or show message to user knows: Contact Found: 0</text:p>
          </table:table-cell>
          <table:table-cell office:value-type="string">
            <text:p>High</text:p>
          </table:table-cell>
          <table:table-cell table:number-columns-repeated="1"/>
          <table:table-cell>
            <text:p>thu.nguyen</text:p>
          </table:table-cell>
          <table:table-cell table:number-columns-repeated="245"/>
        </table:table-row>
        <table:table-row table:style-name="ro39">
          <table:table-cell table:formula="of:=IF(MID([.F69];6;1)&gt;MID([.F68];6;1);&quot;&quot;;MAX([.A$7:.A67])+1)" office:value-type="float" office:value="25">
            <text:p>25.00</text:p>
          </table:table-cell>
          <table:table-cell office:value-type="string">
            <text:p>FNC_SOC_PEO_PEO_05</text:p>
          </table:table-cell>
          <table:table-cell table:formula="of:=IF(MID([.F69];6;1)&gt;MID([.F68];6;1);[.C68];[.C68]+1)" office:value-type="float" office:value="15">
            <text:p>15.00</text:p>
          </table:table-cell>
          <table:table-cell office:value-type="string">
            <text:p>Social/people/search</text:p>
          </table:table-cell>
          <table:table-cell table:style-name="ce222" office:value-type="string">
            <text:p>Search when click on All</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style-name="ce258" table:number-columns-repeated="1"/>
          <table:table-cell table:style-name="ce258">
            <text:p>thu.nguyen</text:p>
          </table:table-cell>
          <table:table-cell table:style-name="ce258" table:number-columns-repeated="8"/>
          <table:table-cell table:style-name="ce179" table:number-columns-repeated="228"/>
          <table:table-cell table:number-columns-repeated="9"/>
        </table:table-row>
        <table:table-row table:style-name="ro30">
          <table:table-cell table:formula="of:=IF(MID([.F70];6;1)&gt;MID([.F69];6;1);&quot;&quot;;MAX([.A$7:.A68])+1)">
            <text:p/>
          </table:table-cell>
          <table:table-cell office:value-type="string">
            <text:p>FNC_SOC_PEO_PEO_05</text:p>
          </table:table-cell>
          <table:table-cell table:formula="of:=IF(MID([.F70];6;1)&gt;MID([.F69];6;1);[.C69];[.C69]+1)" office:value-type="float" office:value="15">
            <text:p>15.00</text:p>
          </table:table-cell>
          <table:table-cell office:value-type="string">
            <text:p>Social/people/search</text:p>
          </table:table-cell>
          <table:table-cell table:style-name="ce223" office:value-type="string">
            <text:p>Search when click on All</text:p>
          </table:table-cell>
          <table:table-cell office:value-type="string">
            <text:p>Step 2: Search user</text:p>
          </table:table-cell>
          <table:table-cell office:value-type="string">
            <text:p>- On search people directory: Click on <text:span text:style-name="T7">All</text:span></text:p>
          </table:table-cell>
          <table:table-cell table:style-name="ce232" office:value-type="string">
            <text:p>Show all the exited users in system</text:p>
          </table:table-cell>
          <table:table-cell office:value-type="string">
            <text:p>High</text:p>
          </table:table-cell>
          <table:table-cell table:style-name="ce258" table:number-columns-repeated="1"/>
          <table:table-cell table:style-name="ce258">
            <text:p>thu.nguyen</text:p>
          </table:table-cell>
          <table:table-cell table:style-name="ce258" table:number-columns-repeated="8"/>
          <table:table-cell table:style-name="ce179" table:number-columns-repeated="228"/>
          <table:table-cell table:number-columns-repeated="9"/>
        </table:table-row>
        <table:table-row table:style-name="ro39">
          <table:table-cell table:formula="of:=IF(MID([.F71];6;1)&gt;MID([.F70];6;1);&quot;&quot;;MAX([.A$7:.A69])+1)" office:value-type="float" office:value="26">
            <text:p>26.00</text:p>
          </table:table-cell>
          <table:table-cell office:value-type="string">
            <text:p>FNC_SOC_PEO_PEO_05</text:p>
          </table:table-cell>
          <table:table-cell table:formula="of:=IF(MID([.F71];6;1)&gt;MID([.F70];6;1);[.C70];[.C70]+1)" office:value-type="float" office:value="16">
            <text:p>16.00</text:p>
          </table:table-cell>
          <table:table-cell office:value-type="string">
            <text:p>Social/people/search</text:p>
          </table:table-cell>
          <table:table-cell table:style-name="ce212" office:value-type="string">
            <text:p>Check paging</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44">
          <table:table-cell table:formula="of:=IF(MID([.F72];6;1)&gt;MID([.F71];6;1);&quot;&quot;;MAX([.A$7:.A70])+1)">
            <text:p/>
          </table:table-cell>
          <table:table-cell office:value-type="string">
            <text:p>FNC_SOC_PEO_PEO_05</text:p>
          </table:table-cell>
          <table:table-cell table:formula="of:=IF(MID([.F72];6;1)&gt;MID([.F71];6;1);[.C71];[.C71]+1)" office:value-type="float" office:value="16">
            <text:p>16.00</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32" office:value-type="string">
            <text:p>Show all exited users satisfy</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0">
          <table:table-cell table:formula="of:=IF(MID([.F73];6;1)&gt;MID([.F72];6;1);&quot;&quot;;MAX([.A$7:.A71])+1)">
            <text:p/>
          </table:table-cell>
          <table:table-cell office:value-type="string">
            <text:p>FNC_SOC_PEO_PEO_05</text:p>
          </table:table-cell>
          <table:table-cell table:formula="of:=IF(MID([.F73];6;1)&gt;MID([.F72];6;1);[.C72];[.C72]+1)" office:value-type="float" office:value="16">
            <text:p>16.00</text:p>
          </table:table-cell>
          <table:table-cell office:value-type="string">
            <text:p>Social/people/search</text:p>
          </table:table-cell>
          <table:table-cell office:value-type="string">
            <text:p>Check paging</text:p>
          </table:table-cell>
          <table:table-cell table:style-name="ce234"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0">
          <table:table-cell table:formula="of:=IF(MID([.F74];6;1)&gt;MID([.F73];6;1);&quot;&quot;;MAX([.A$7:.A72])+1)">
            <text:p/>
          </table:table-cell>
          <table:table-cell office:value-type="string">
            <text:p>FNC_SOC_PEO_PEO_05</text:p>
          </table:table-cell>
          <table:table-cell table:formula="of:=IF(MID([.F74];6;1)&gt;MID([.F73];6;1);[.C73];[.C73]+1)" office:value-type="float" office:value="16">
            <text:p>16.00</text:p>
          </table:table-cell>
          <table:table-cell office:value-type="string">
            <text:p>Social/people/search</text:p>
          </table:table-cell>
          <table:table-cell office:value-type="string">
            <text:p>Check paging</text:p>
          </table:table-cell>
          <table:table-cell table:style-name="ce234" office:value-type="string">
            <text:p>Step 4: <text:s/>Check paging when has more than one page</text:p>
          </table:table-cell>
          <table:table-cell table:style-name="ce228" office:value-type="string">
            <text:p>- Click on "Show more contacts ..." <text:s/>link</text:p>
          </table:table-cell>
          <table:table-cell table:style-name="ce228" office:value-type="string">
            <text:p>Display more users.</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9">
          <table:table-cell table:formula="of:=IF(MID([.F75];6;1)&gt;MID([.F74];6;1);&quot;&quot;;MAX([.A$7:.A73])+1)" office:value-type="float" office:value="27">
            <text:p>27.00</text:p>
          </table:table-cell>
          <table:table-cell office:value-type="string">
            <text:p>FNC_SOC_PEO_PEO_05</text:p>
          </table:table-cell>
          <table:table-cell table:formula="of:=IF(MID([.F75];6;1)&gt;MID([.F74];6;1);[.C74];[.C74]+1)" office:value-type="float" office:value="17">
            <text:p>17.00</text:p>
          </table:table-cell>
          <table:table-cell office:value-type="string">
            <text:p>Social/people/search</text:p>
          </table:table-cell>
          <table:table-cell table:style-name="ce212" office:value-type="string">
            <text:p>Check search and paging search result on relation list</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22">
          <table:table-cell table:formula="of:=IF(MID([.F76];6;1)&gt;MID([.F75];6;1);&quot;&quot;;MAX([.A$7:.A74])+1)">
            <text:p/>
          </table:table-cell>
          <table:table-cell office:value-type="string">
            <text:p>FNC_SOC_PEO_PEO_05</text:p>
          </table:table-cell>
          <table:table-cell table:formula="of:=IF(MID([.F76];6;1)&gt;MID([.F75];6;1);[.C75];[.C75]+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34"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42">
          <table:table-cell table:formula="of:=IF(MID([.F77];6;1)&gt;MID([.F76];6;1);&quot;&quot;;MAX([.A$7:.A75])+1)">
            <text:p/>
          </table:table-cell>
          <table:table-cell office:value-type="string">
            <text:p>FNC_SOC_PEO_PEO_05</text:p>
          </table:table-cell>
          <table:table-cell table:formula="of:=IF(MID([.F77];6;1)&gt;MID([.F76];6;1);[.C76];[.C76]+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34"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32" office:value-type="string">
            <text:p>- If result return is null, show the messenger to user known: there is no user found</text:p>
            <text:p>- If result isn’t null. Show all the users which have first/last name satisfies with key word.</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7">
          <table:table-cell table:formula="of:=IF(MID([.F78];6;1)&gt;MID([.F77];6;1);&quot;&quot;;MAX([.A$7:.A76])+1)">
            <text:p/>
          </table:table-cell>
          <table:table-cell office:value-type="string">
            <text:p>FNC_SOC_PEO_PEO_05</text:p>
          </table:table-cell>
          <table:table-cell table:formula="of:=IF(MID([.F78];6;1)&gt;MID([.F77];6;1);[.C77];[.C77]+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34" office:value-type="string">
            <text:p>Step 4: Search by filter</text:p>
          </table:table-cell>
          <table:table-cell office:value-type="string">
            <text:p>- Click on my Profile page</text:p>
            <text:p>- Select Connection.</text:p>
            <text:p>- Enter the text on text box search or kept it is empty</text:p>
            <text:p>- E<text:span text:style-name="T9">nter some text into Position or/and Skill</text:span></text:p>
            <text:p>- Click on search button or hit Enter on Keyboard</text:p>
          </table:table-cell>
          <table:table-cell table:style-name="ce232" office:value-type="string">
            <text:p>- If result return is null, show the messenger to user known: there is no user found</text:p>
            <text:p>- If result isn’t null. Show all the users which satisfy with condition searching</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42">
          <table:table-cell table:formula="of:=IF(MID([.F79];6;1)&gt;MID([.F78];6;1);&quot;&quot;;MAX([.A$7:.A77])+1)">
            <text:p/>
          </table:table-cell>
          <table:table-cell office:value-type="string">
            <text:p>FNC_SOC_PEO_PEO_05</text:p>
          </table:table-cell>
          <table:table-cell table:formula="of:=IF(MID([.F79];6;1)&gt;MID([.F78];6;1);[.C78];[.C78]+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34" office:value-type="string">
            <text:p>Step 5: Search by directory</text:p>
          </table:table-cell>
          <table:table-cell office:value-type="string">
            <text:p>- Click on my Profile page</text:p>
            <text:p><text:span text:style-name="T10">- Select Connection.</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0">
          <table:table-cell table:formula="of:=IF(MID([.F80];6;1)&gt;MID([.F79];6;1);&quot;&quot;;MAX([.A$7:.A78])+1)">
            <text:p/>
          </table:table-cell>
          <table:table-cell office:value-type="string">
            <text:p>FNC_SOC_PEO_PEO_05</text:p>
          </table:table-cell>
          <table:table-cell table:formula="of:=IF(MID([.F80];6;1)&gt;MID([.F79];6;1);[.C79];[.C79]+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228" office:value-type="string">
            <text:p>- Click "Show more contacts.." link if result is large</text:p>
          </table:table-cell>
          <table:table-cell table:style-name="ce228" office:value-type="string">
            <text:p>Display more friends</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9">
          <table:table-cell table:formula="of:=IF(MID([.F81];6;1)&gt;MID([.F80];6;1);&quot;&quot;;MAX([.A$7:.A79])+1)" office:value-type="float" office:value="28">
            <text:p>28.00</text:p>
          </table:table-cell>
          <table:table-cell office:value-type="string">
            <text:p>FNC_SOC_PEO_PEO_05</text:p>
          </table:table-cell>
          <table:table-cell table:formula="of:=IF(MID([.F81];6;1)&gt;MID([.F80];6;1);[.C80];[.C80]+1)" office:value-type="float" office:value="18">
            <text:p>18.00</text:p>
          </table:table-cell>
          <table:table-cell office:value-type="string">
            <text:p>Social/people/search</text:p>
          </table:table-cell>
          <table:table-cell table:style-name="ce212" office:value-type="string">
            <text:p>Check search and paging search result on Invitation list</text:p>
          </table:table-cell>
          <table:table-cell office:value-type="string">
            <text:p>Step 1: Access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0">
          <table:table-cell table:formula="of:=IF(MID([.F82];6;1)&gt;MID([.F81];6;1);&quot;&quot;;MAX([.A$7:.A80])+1)">
            <text:p/>
          </table:table-cell>
          <table:table-cell office:value-type="string">
            <text:p>FNC_SOC_PEO_PEO_05</text:p>
          </table:table-cell>
          <table:table-cell table:formula="of:=IF(MID([.F82];6;1)&gt;MID([.F81];6;1);[.C81];[.C81]+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34"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43">
          <table:table-cell table:formula="of:=IF(MID([.F83];6;1)&gt;MID([.F82];6;1);&quot;&quot;;MAX([.A$7:.A81])+1)">
            <text:p/>
          </table:table-cell>
          <table:table-cell office:value-type="string">
            <text:p>FNC_SOC_PEO_PEO_05</text:p>
          </table:table-cell>
          <table:table-cell table:formula="of:=IF(MID([.F83];6;1)&gt;MID([.F82];6;1);[.C82];[.C82]+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34" office:value-type="string">
            <text:p>Step 3: Search by keyword on invitations list</text:p>
          </table:table-cell>
          <table:table-cell office:value-type="string">
            <text:p>- User who has get friend request, log in</text:p>
            <text:p>- Click on my Profile page</text:p>
            <text:p><text:span text:style-name="T10">- Select Connection.</text:span></text:p>
            <text:p>- Select Invitations list</text:p>
            <text:p>- Enter the text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with key word.</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7">
          <table:table-cell table:formula="of:=IF(MID([.F84];6;1)&gt;MID([.F83];6;1);&quot;&quot;;MAX([.A$7:.A82])+1)">
            <text:p/>
          </table:table-cell>
          <table:table-cell office:value-type="string">
            <text:p>FNC_SOC_PEO_PEO_05</text:p>
          </table:table-cell>
          <table:table-cell table:formula="of:=IF(MID([.F84];6;1)&gt;MID([.F83];6;1);[.C83];[.C83]+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34" office:value-type="string">
            <text:p>Step 4: Search by filter on invitations list</text:p>
          </table:table-cell>
          <table:table-cell office:value-type="string">
            <text:p><text:span text:style-name="T10">- Select Connection.</text:span></text:p>
            <text:p><text:span text:style-name="T10">- Select Invitations list</text:span></text:p>
            <text:p>- Enter the text on text box search or kept it is empty</text:p>
            <text:p>- E<text:span text:style-name="T9">nter some text into Position or/and Skill</text:span></text:p>
            <text:p>- Click on icon search or hit Enter on Keyboard</text:p>
          </table:table-cell>
          <table:table-cell table:style-name="ce232" office:value-type="string">
            <text:p>- If result return is null, show the messenger to user known: there is no user found</text:p>
            <text:p>- If result isn’t null. Show all the users which satisfy with condition searching</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8">
          <table:table-cell table:formula="of:=IF(MID([.F85];6;1)&gt;MID([.F84];6;1);&quot;&quot;;MAX([.A$7:.A83])+1)">
            <text:p/>
          </table:table-cell>
          <table:table-cell office:value-type="string">
            <text:p>FNC_SOC_PEO_PEO_05</text:p>
          </table:table-cell>
          <table:table-cell table:formula="of:=IF(MID([.F85];6;1)&gt;MID([.F84];6;1);[.C84];[.C84]+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34" office:value-type="string">
            <text:p>Step 5: Search by directory on invitations list</text:p>
          </table:table-cell>
          <table:table-cell office:value-type="string">
            <text:p>- Click on my Profile page</text:p>
            <text:p><text:span text:style-name="T10">- Select Connection.</text:span></text:p>
            <text:p><text:span text:style-name="T10">- Select Invitations list</text:span></text:p>
            <text:p><text:span text:style-name="T9">- Select a letter and click on it or click </text:span><text:span text:style-name="T7">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0">
          <table:table-cell table:formula="of:=IF(MID([.F86];6;1)&gt;MID([.F85];6;1);&quot;&quot;;MAX([.A$7:.A84])+1)">
            <text:p/>
          </table:table-cell>
          <table:table-cell office:value-type="string">
            <text:p>FNC_SOC_PEO_PEO_05</text:p>
          </table:table-cell>
          <table:table-cell table:formula="of:=IF(MID([.F86];6;1)&gt;MID([.F85];6;1);[.C85];[.C85]+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35" office:value-type="string">
            <text:p>- Click "Show more contacts.." link if result is large</text:p>
          </table:table-cell>
          <table:table-cell table:style-name="ce228" office:value-type="string">
            <text:p>Display more invitation list</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9">
          <table:table-cell table:formula="of:=IF(MID([.F87];6;1)&gt;MID([.F86];6;1);&quot;&quot;;MAX([.A$7:.A85])+1)" office:value-type="float" office:value="29">
            <text:p>29.00</text:p>
          </table:table-cell>
          <table:table-cell office:value-type="string">
            <text:p>FNC_SOC_PEO_PEO_05</text:p>
          </table:table-cell>
          <table:table-cell table:formula="of:=IF(MID([.F87];6;1)&gt;MID([.F86];6;1);[.C86];[.C86]+1)" office:value-type="float" office:value="19">
            <text:p>19.00</text:p>
          </table:table-cell>
          <table:table-cell office:value-type="string">
            <text:p>Social/people/search</text:p>
          </table:table-cell>
          <table:table-cell table:style-name="ce212" office:value-type="string">
            <text:p>Check search and paging search result on request list</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0">
          <table:table-cell table:formula="of:=IF(MID([.F88];6;1)&gt;MID([.F87];6;1);&quot;&quot;;MAX([.A$7:.A86])+1)">
            <text:p/>
          </table:table-cell>
          <table:table-cell office:value-type="string">
            <text:p>FNC_SOC_PEO_PEO_05</text:p>
          </table:table-cell>
          <table:table-cell table:formula="of:=IF(MID([.F88];6;1)&gt;MID([.F87];6;1);[.C87];[.C87]+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34"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8">
          <table:table-cell table:formula="of:=IF(MID([.F89];6;1)&gt;MID([.F88];6;1);&quot;&quot;;MAX([.A$7:.A87])+1)">
            <text:p/>
          </table:table-cell>
          <table:table-cell office:value-type="string">
            <text:p>FNC_SOC_PEO_PEO_05</text:p>
          </table:table-cell>
          <table:table-cell table:formula="of:=IF(MID([.F89];6;1)&gt;MID([.F88];6;1);[.C88];[.C88]+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34" office:value-type="string">
            <text:p>Step 3: Search by keyword on requests list</text:p>
          </table:table-cell>
          <table:table-cell office:value-type="string">
            <text:p>- Click on my Profile page</text:p>
            <text:p><text:span text:style-name="T10">- Select Connection.</text:span></text:p>
            <text:p>- Select pending requests list</text:p>
            <text:p>- Enter the text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with key word.</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7">
          <table:table-cell table:formula="of:=IF(MID([.F90];6;1)&gt;MID([.F89];6;1);&quot;&quot;;MAX([.A$7:.A88])+1)">
            <text:p/>
          </table:table-cell>
          <table:table-cell office:value-type="string">
            <text:p>FNC_SOC_PEO_PEO_05</text:p>
          </table:table-cell>
          <table:table-cell table:formula="of:=IF(MID([.F90];6;1)&gt;MID([.F89];6;1);[.C89];[.C89]+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34" office:value-type="string">
            <text:p>Step 4: Search by filter on requests list</text:p>
          </table:table-cell>
          <table:table-cell office:value-type="string">
            <text:p>- Select Relations</text:p>
            <text:p><text:span text:style-name="T10">- Select pending requests list</text:span></text:p>
            <text:p>- Enter the text on text box search or kept it is empty</text:p>
            <text:p>- E<text:span text:style-name="T9">nter some text into Position or/and Skill</text:span></text:p>
            <text:p>- Click on icon search or hit Enter on Keyboard</text:p>
          </table:table-cell>
          <table:table-cell table:style-name="ce232" office:value-type="string">
            <text:p>- If result return is null, show the messenger to user known: there is no user found</text:p>
            <text:p>- If result isn’t null. Show all the users which satisfy with condition searching</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8">
          <table:table-cell table:formula="of:=IF(MID([.F91];6;1)&gt;MID([.F90];6;1);&quot;&quot;;MAX([.A$7:.A89])+1)">
            <text:p/>
          </table:table-cell>
          <table:table-cell office:value-type="string">
            <text:p>FNC_SOC_PEO_PEO_05</text:p>
          </table:table-cell>
          <table:table-cell table:formula="of:=IF(MID([.F91];6;1)&gt;MID([.F90];6;1);[.C90];[.C90]+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34" office:value-type="string">
            <text:p>Step 5: Search by directory on requests list</text:p>
          </table:table-cell>
          <table:table-cell office:value-type="string">
            <text:p>- Click on my Profile page</text:p>
            <text:p>- Select Relations</text:p>
            <text:p><text:span text:style-name="T10">- Select pending requests list</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7">
          <table:table-cell table:formula="of:=IF(MID([.F92];6;1)&gt;MID([.F91];6;1);&quot;&quot;;MAX([.A$7:.A90])+1)">
            <text:p/>
          </table:table-cell>
          <table:table-cell office:value-type="string">
            <text:p>FNC_SOC_PEO_PEO_05</text:p>
          </table:table-cell>
          <table:table-cell table:formula="of:=IF(MID([.F92];6;1)&gt;MID([.F91];6;1);[.C91];[.C91]+1)" office:value-type="float" office:value="19">
            <text:p>19.00</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35" office:value-type="string">
            <text:p>- Click "Show more contacts.." link if result is large</text:p>
          </table:table-cell>
          <table:table-cell table:style-name="ce228" office:value-type="string">
            <text:p>Move and display correct order and content in each page. </text:p>
            <text:p>If <text:s/>there is smaller 10 page, back 10 pages and next 10 pages icon is disable.</text:p>
            <text:p><text:span text:style-name="T16">If there is smaller than 10 users, don't show icon of next, previous, back 10 pages, next 10 pages icon</text:span></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rofile" table:style-name="ta1" table:print="false">
        <table:table-column table:style-name="co21" table:default-cell-style-name="ce181"/>
        <table:table-column table:style-name="co29" table:default-cell-style-name="ce279"/>
        <table:table-column table:style-name="co30" table:default-cell-style-name="ce198"/>
        <table:table-column table:style-name="co31" table:default-cell-style-name="ce287"/>
        <table:table-column table:style-name="co32" table:default-cell-style-name="ce212"/>
        <table:table-column table:style-name="co33" table:default-cell-style-name="ce228"/>
        <table:table-column table:style-name="co27" table:default-cell-style-name="ce228"/>
        <table:table-column table:style-name="co28" table:default-cell-style-name="ce228"/>
        <table:table-column table:style-name="co10" table:default-cell-style-name="ce240"/>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Default"/>
        <table:table-row table:style-name="ro26">
          <table:table-cell table:style-name="ce178"/>
          <table:table-cell table:style-name="ce185" office:value-type="string">
            <text:p>TEST CASES</text:p>
          </table:table-cell>
          <table:table-cell table:style-name="ce185"/>
          <table:table-cell table:style-name="ce186" table:number-columns-repeated="2"/>
          <table:table-cell table:style-name="ce178"/>
          <table:table-cell table:style-name="ce204"/>
          <table:table-cell table:style-name="ce186" table:number-columns-repeated="2"/>
          <table:table-cell table:style-name="ce247"/>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6" table:number-columns-repeated="4"/>
          <table:table-cell table:style-name="ce178"/>
          <table:table-cell table:style-name="ce204"/>
          <table:table-cell table:style-name="ce186" table:number-columns-repeated="2"/>
          <table:table-cell table:style-name="ce248"/>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247" table:number-columns-repeated="214"/>
          <table:table-cell table:style-name="ce204" table:number-columns-repeated="18"/>
          <table:table-cell table:number-columns-repeated="9"/>
        </table:table-row>
        <table:table-row table:style-name="ro34">
          <table:table-cell table:style-name="ce178"/>
          <table:table-cell table:style-name="ce187" office:value-type="string">
            <text:p>Functions List<text:span text:style-name="T8">:</text:span></text:p>
          </table:table-cell>
          <table:table-cell table:style-name="ce195" office:value-type="string" table:number-columns-spanned="3" table:number-rows-spanned="1">
            <text:p>Profile</text:p>
          </table:table-cell>
          <table:covered-table-cell table:style-name="ce203"/>
          <table:covered-table-cell table:style-name="ce196"/>
          <table:table-cell table:style-name="ce178"/>
          <table:table-cell table:style-name="ce204"/>
          <table:table-cell table:style-name="ce236"/>
          <table:table-cell table:style-name="ce242"/>
          <table:table-cell table:style-name="ce248"/>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7" office:value-type="string">
            <text:p>Total Main Cases:</text:p>
          </table:table-cell>
          <table:table-cell table:style-name="ce196" table:formula="of:=MAX([.A7:.A1025])" office:value-type="float" office:value="63" table:number-columns-spanned="3" table:number-rows-spanned="1">
            <text:p>63</text:p>
          </table:table-cell>
          <table:covered-table-cell table:number-columns-repeated="2" table:style-name="ce204"/>
          <table:table-cell table:style-name="ce178"/>
          <table:table-cell table:style-name="ce204"/>
          <table:table-cell table:style-name="ce236"/>
          <table:table-cell table:style-name="ce243"/>
          <table:table-cell table:style-name="ce248"/>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9"/>
          <table:table-cell table:style-name="ce188"/>
          <table:table-cell table:style-name="ce179" table:number-columns-repeated="7"/>
          <table:table-cell table:style-name="ce249"/>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179" table:number-columns-repeated="232"/>
          <table:table-cell table:number-columns-repeated="9"/>
        </table:table-row>
        <table:table-row table:style-name="ro31">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ext:p>Tester</text:p>
          </table:table-cell>
          <table:table-cell table:style-name="ce189">
            <text:p>IE7</text:p>
          </table:table-cell>
          <table:table-cell table:style-name="ce189">
            <text:p>FireFox3.5</text:p>
          </table:table-cell>
          <table:table-cell table:style-name="ce189">
            <text:p>Comment/Bug</text:p>
          </table:table-cell>
          <table:table-cell table:style-name="ce189" table:number-columns-repeated="5"/>
          <table:table-cell table:style-name="ce265" table:number-columns-repeated="211"/>
          <table:table-cell table:style-name="ce204" table:number-columns-repeated="17"/>
          <table:table-cell table:number-columns-repeated="9"/>
        </table:table-row>
        <table:table-row table:style-name="ro30">
          <table:table-cell office:value-type="float" office:value="1">
            <text:p>1.00</text:p>
          </table:table-cell>
          <table:table-cell office:value-type="string">
            <text:p>FNC_SOC_PEO_PRO_06</text:p>
          </table:table-cell>
          <table:table-cell table:style-name="ce285" office:value-type="float" office:value="1">
            <text:p>1.00</text:p>
          </table:table-cell>
          <table:table-cell office:value-type="string">
            <text:p>Social/people/view profile</text:p>
          </table:table-cell>
          <table:table-cell table:style-name="ce290"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62" table:number-columns-repeated="1"/>
          <table:table-cell table:style-name="ce262">
            <text:p>thu.nguyen</text:p>
          </table:table-cell>
          <table:table-cell table:style-name="ce262" table:number-columns-repeated="8"/>
          <table:table-cell table:style-name="ce266" table:number-columns-repeated="227"/>
          <table:table-cell table:style-name="ce274"/>
          <table:table-cell table:number-columns-repeated="9"/>
        </table:table-row>
        <table:table-row table:style-name="ro45">
          <table:table-cell table:formula="of:=IF(MID([.F8];6;1)&gt;MID([.F7];6;1);&quot;&quot;;MAX([.A$7:.A7])+1)">
            <text:p/>
          </table:table-cell>
          <table:table-cell office:value-type="string">
            <text:p>FNC_SOC_PEO_PRO_06</text:p>
          </table:table-cell>
          <table:table-cell table:formula="of:=IF(MID([.F8];6;1)&gt;MID([.F7];6;1);[.C7];[.C7]+1)" office:value-type="float" office:value="1">
            <text:p>1.00</text:p>
          </table:table-cell>
          <table:table-cell office:value-type="string">
            <text:p>Social/people/view profile</text:p>
          </table:table-cell>
          <table:table-cell table:style-name="ce290"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7"> Profile</text:span> page </text:p>
          </table:table-cell>
          <table:table-cell table:style-name="ce237"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62" table:number-columns-repeated="1"/>
          <table:table-cell table:style-name="ce262">
            <text:p>thu.nguyen</text:p>
          </table:table-cell>
          <table:table-cell table:style-name="ce262" table:number-columns-repeated="8"/>
          <table:table-cell table:style-name="ce266" table:number-columns-repeated="227"/>
          <table:table-cell table:style-name="ce274"/>
          <table:table-cell table:number-columns-repeated="9"/>
        </table:table-row>
        <table:table-row table:style-name="ro30">
          <table:table-cell table:formula="of:=IF(MID([.F9];6;1)&gt;MID([.F8];6;1);&quot;&quot;;MAX([.A$7:.A8])+1)" office:value-type="float" office:value="2">
            <text:p>2.00</text:p>
          </table:table-cell>
          <table:table-cell office:value-type="string">
            <text:p>FNC_SOC_PEO_PRO_06</text:p>
          </table:table-cell>
          <table:table-cell table:formula="of:=IF(MID([.F9];6;1)&gt;MID([.F8];6;1);[.C8];[.C8]+1)" office:value-type="float" office:value="2">
            <text:p>2.00</text:p>
          </table:table-cell>
          <table:table-cell office:value-type="string">
            <text:p>Social/people/view profile</text:p>
          </table:table-cell>
          <table:table-cell table:style-name="ce290"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62" table:number-columns-repeated="1"/>
          <table:table-cell table:style-name="ce262">
            <text:p>thu.nguyen</text:p>
          </table:table-cell>
          <table:table-cell table:style-name="ce262" table:number-columns-repeated="8"/>
          <table:table-cell table:style-name="ce266" table:number-columns-repeated="227"/>
          <table:table-cell table:style-name="ce274"/>
          <table:table-cell table:number-columns-repeated="9"/>
        </table:table-row>
        <table:table-row table:style-name="ro45">
          <table:table-cell table:formula="of:=IF(MID([.F10];6;1)&gt;MID([.F9];6;1);&quot;&quot;;MAX([.A$7:.A9])+1)">
            <text:p/>
          </table:table-cell>
          <table:table-cell office:value-type="string">
            <text:p>FNC_SOC_PEO_PRO_06</text:p>
          </table:table-cell>
          <table:table-cell table:formula="of:=IF(MID([.F10];6;1)&gt;MID([.F9];6;1);[.C9];[.C9]+1)" office:value-type="float" office:value="2">
            <text:p>2.00</text:p>
          </table:table-cell>
          <table:table-cell office:value-type="string">
            <text:p>Social/people/view profile</text:p>
          </table:table-cell>
          <table:table-cell table:style-name="ce290" office:value-type="string">
            <text:p>View your profile</text:p>
          </table:table-cell>
          <table:table-cell office:value-type="string">
            <text:p>Step 2: Go to my profile page</text:p>
          </table:table-cell>
          <table:table-cell table:style-name="ce235" office:value-type="string">
            <text:p><text:span text:style-name="T12">- Move over account name at corner of the screen and choose</text:span><text:span text:style-name="T17"> Profile</text:span><text:span text:style-name="T12"> page </text:span></text:p>
          </table:table-cell>
          <table:table-cell table:style-name="ce237"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62" table:number-columns-repeated="1"/>
          <table:table-cell table:style-name="ce262">
            <text:p>thu.nguyen</text:p>
          </table:table-cell>
          <table:table-cell table:style-name="ce262" table:number-columns-repeated="8"/>
          <table:table-cell table:style-name="ce266" table:number-columns-repeated="227"/>
          <table:table-cell table:style-name="ce274"/>
          <table:table-cell table:number-columns-repeated="9"/>
        </table:table-row>
        <table:table-row table:style-name="ro46">
          <table:table-cell table:formula="of:=IF(MID([.F11];6;1)&gt;MID([.F10];6;1);&quot;&quot;;MAX([.A$7:.A10])+1)">
            <text:p/>
          </table:table-cell>
          <table:table-cell office:value-type="string">
            <text:p>FNC_SOC_PEO_PRO_06</text:p>
          </table:table-cell>
          <table:table-cell table:formula="of:=IF(MID([.F11];6;1)&gt;MID([.F10];6;1);[.C10];[.C10]+1)" office:value-type="float" office:value="2">
            <text:p>2.00</text:p>
          </table:table-cell>
          <table:table-cell office:value-type="string">
            <text:p>Social/people/view profile</text:p>
          </table:table-cell>
          <table:table-cell table:style-name="ce291" office:value-type="string">
            <text:p>View your profile</text:p>
          </table:table-cell>
          <table:table-cell office:value-type="string">
            <text:p>Step 3: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 </text:span>: show all experiences of user and [edit] button.</text:p>
            <text:p>- <text:span text:style-name="T7">Change avatar</text:span> button: allow user changes user's avatar</text:p>
          </table:table-cell>
          <table:table-cell office:value-type="string">
            <text:p>High</text:p>
          </table:table-cell>
          <table:table-cell table:style-name="ce262" table:number-columns-repeated="1"/>
          <table:table-cell table:style-name="ce262">
            <text:p>thu.nguyen</text:p>
          </table:table-cell>
          <table:table-cell table:style-name="ce262" table:number-columns-repeated="8"/>
          <table:table-cell table:style-name="ce266" table:number-columns-repeated="227"/>
          <table:table-cell table:style-name="ce274"/>
          <table:table-cell table:number-columns-repeated="9"/>
        </table:table-row>
        <table:table-row table:style-name="ro39">
          <table:table-cell table:formula="of:=IF(MID([.F12];6;1)&gt;MID([.F11];6;1);&quot;&quot;;MAX([.A$7:.A11])+1)" office:value-type="float" office:value="3">
            <text:p>3.00</text:p>
          </table:table-cell>
          <table:table-cell office:value-type="string">
            <text:p>FNC_SOC_PEO_PRO_06</text:p>
          </table:table-cell>
          <table:table-cell table:formula="of:=IF(MID([.F12];6;1)&gt;MID([.F11];6;1);[.C11];[.C11]+1)" office:value-type="float" office:value="3">
            <text:p>3.00</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10">- Select People/ Directory <text:s/>from Toolbar portlet</text:span></text:p>
          </table:table-cell>
          <table:table-cell table:style-name="ce237" office:value-type="string">
            <text:p>- Show content of People page</text:p>
          </table:table-cell>
          <table:table-cell office:value-type="string">
            <text:p>High</text:p>
          </table:table-cell>
          <table:table-cell table:style-name="ce319"/>
          <table:table-cell table:style-name="ce262">
            <text:p>thu.nguyen</text:p>
          </table:table-cell>
          <table:table-cell table:style-name="ce262" table:number-columns-repeated="1"/>
          <table:table-cell table:style-name="ce319" table:number-columns-repeated="7"/>
          <table:table-cell table:style-name="ce322" table:number-columns-repeated="228"/>
          <table:table-cell table:number-columns-repeated="9"/>
        </table:table-row>
        <table:table-row table:style-name="ro39">
          <table:table-cell table:formula="of:=IF(MID([.F13];6;1)&gt;MID([.F12];6;1);&quot;&quot;;MAX([.A$7:.A12])+1)">
            <text:p/>
          </table:table-cell>
          <table:table-cell office:value-type="string">
            <text:p>FNC_SOC_PEO_PRO_06</text:p>
          </table:table-cell>
          <table:table-cell table:formula="of:=IF(MID([.F13];6;1)&gt;MID([.F12];6;1);[.C12];[.C12]+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319"/>
          <table:table-cell table:style-name="ce262">
            <text:p>thu.nguyen</text:p>
          </table:table-cell>
          <table:table-cell table:style-name="ce262" table:number-columns-repeated="1"/>
          <table:table-cell table:style-name="ce319" table:number-columns-repeated="7"/>
          <table:table-cell table:style-name="ce322" table:number-columns-repeated="228"/>
          <table:table-cell table:number-columns-repeated="9"/>
        </table:table-row>
        <table:table-row table:style-name="ro38">
          <table:table-cell table:formula="of:=IF(MID([.F14];6;1)&gt;MID([.F13];6;1);&quot;&quot;;MAX([.A$7:.A13])+1)">
            <text:p/>
          </table:table-cell>
          <table:table-cell office:value-type="string">
            <text:p>FNC_SOC_PEO_PRO_06</text:p>
          </table:table-cell>
          <table:table-cell table:formula="of:=IF(MID([.F14];6;1)&gt;MID([.F13];6;1);[.C13];[.C13]+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10">- Select People/ Directory <text:s/>from 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319"/>
          <table:table-cell table:style-name="ce262">
            <text:p>thu.nguyen</text:p>
          </table:table-cell>
          <table:table-cell table:style-name="ce262" table:number-columns-repeated="1"/>
          <table:table-cell table:style-name="ce319" table:number-columns-repeated="7"/>
          <table:table-cell table:style-name="ce322" table:number-columns-repeated="228"/>
          <table:table-cell table:number-columns-repeated="9"/>
        </table:table-row>
        <table:table-row table:style-name="ro36">
          <table:table-cell table:formula="of:=IF(MID([.F15];6;1)&gt;MID([.F14];6;1);&quot;&quot;;MAX([.A$7:.A14])+1)">
            <text:p/>
          </table:table-cell>
          <table:table-cell office:value-type="string">
            <text:p>FNC_SOC_PEO_PRO_06</text:p>
          </table:table-cell>
          <table:table-cell table:formula="of:=IF(MID([.F15];6;1)&gt;MID([.F14];6;1);[.C14];[.C14]+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7">Profile</text:span> on User Toolbar portlet and Choose <text:span text:style-name="T7">Activities </text:span>and update status on my status and click Share</text:p>
          </table:table-cell>
          <table:table-cell office:value-type="string">
            <text:p>Status update successfully</text:p>
          </table:table-cell>
          <table:table-cell office:value-type="string">
            <text:p>High</text:p>
          </table:table-cell>
          <table:table-cell table:style-name="ce319"/>
          <table:table-cell table:style-name="ce262">
            <text:p>thu.nguyen</text:p>
          </table:table-cell>
          <table:table-cell table:style-name="ce262" table:number-columns-repeated="1"/>
          <table:table-cell table:style-name="ce319" table:number-columns-repeated="7"/>
          <table:table-cell table:style-name="ce322" table:number-columns-repeated="228"/>
          <table:table-cell table:number-columns-repeated="9"/>
        </table:table-row>
        <table:table-row table:style-name="ro22">
          <table:table-cell table:formula="of:=IF(MID([.F16];6;1)&gt;MID([.F15];6;1);&quot;&quot;;MAX([.A$7:.A15])+1)">
            <text:p/>
          </table:table-cell>
          <table:table-cell office:value-type="string">
            <text:p>FNC_SOC_PEO_PRO_06</text:p>
          </table:table-cell>
          <table:table-cell table:formula="of:=IF(MID([.F16];6;1)&gt;MID([.F15];6;1);[.C15];[.C15]+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7"> Profile</text:span> page </text:p>
          </table:table-cell>
          <table:table-cell table:style-name="ce237" office:value-type="string">
            <text:p>- Show content of user's profile page </text:p>
          </table:table-cell>
          <table:table-cell office:value-type="string">
            <text:p>High</text:p>
          </table:table-cell>
          <table:table-cell table:style-name="ce319"/>
          <table:table-cell table:style-name="ce262">
            <text:p>thu.nguyen</text:p>
          </table:table-cell>
          <table:table-cell table:style-name="ce262" table:number-columns-repeated="1"/>
          <table:table-cell table:style-name="ce319" table:number-columns-repeated="7"/>
          <table:table-cell table:style-name="ce322" table:number-columns-repeated="228"/>
          <table:table-cell table:number-columns-repeated="9"/>
        </table:table-row>
        <table:table-row table:style-name="ro47">
          <table:table-cell table:formula="of:=IF(MID([.F17];6;1)&gt;MID([.F16];6;1);&quot;&quot;;MAX([.A$7:.A16])+1)">
            <text:p/>
          </table:table-cell>
          <table:table-cell office:value-type="string">
            <text:p>FNC_SOC_PEO_PRO_06</text:p>
          </table:table-cell>
          <table:table-cell table:formula="of:=IF(MID([.F17];6;1)&gt;MID([.F16];6;1);[.C16];[.C16]+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312" office:value-type="string">
            <text:p><text:span text:style-name="T21">Show information of BBB, include:</text:span></text:p>
            <text:p><text:span text:style-name="T21">- </text:span><text:span text:style-name="T22">Activity</text:span><text:span text:style-name="T21">: Display all user's activities and activities of user's contact</text:span></text:p>
            <text:p><text:span text:style-name="T22">- Profile:</text:span><text:span text:style-name="T21"> Show all current information about user.</text:span></text:p>
            <text:p><text:span text:style-name="T23">- Connections</text:span><text:span text:style-name="T22">: </text:span><text:span text:style-name="T24">only has one list</text:span></text:p>
            <text:p><text:span text:style-name="T24">+ </text:span><text:span text:style-name="T22">Network</text:span><text:span text:style-name="T24">: list users which have relations with user</text:span></text:p>
          </table:table-cell>
          <table:table-cell office:value-type="string">
            <text:p>High</text:p>
          </table:table-cell>
          <table:table-cell table:style-name="ce263"/>
          <table:table-cell table:style-name="ce262">
            <text:p>thu.nguyen</text:p>
          </table:table-cell>
          <table:table-cell table:style-name="ce262" table:number-columns-repeated="1"/>
          <table:table-cell table:style-name="ce263" table:number-columns-repeated="7"/>
          <table:table-cell table:style-name="ce267" table:number-columns-repeated="228"/>
          <table:table-cell table:number-columns-repeated="9"/>
        </table:table-row>
        <table:table-row table:style-name="ro39">
          <table:table-cell table:formula="of:=IF(MID([.F18];6;1)&gt;MID([.F17];6;1);&quot;&quot;;MAX([.A$7:.A17])+1)" office:value-type="float" office:value="4">
            <text:p>4.00</text:p>
          </table:table-cell>
          <table:table-cell office:value-type="string">
            <text:p>FNC_SOC_PEO_PRO_06</text:p>
          </table:table-cell>
          <table:table-cell table:formula="of:=IF(MID([.F18];6;1)&gt;MID([.F17];6;1);[.C17];[.C17]+1)" office:value-type="float" office:value="4">
            <text:p>4.00</text:p>
          </table:table-cell>
          <table:table-cell office:value-type="string">
            <text:p>Social/people/view profile</text:p>
          </table:table-cell>
          <table:table-cell table:style-name="ce290"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10">- Select People/ Directory <text:s/>from Toolbar portlet</text:span></text:p>
          </table:table-cell>
          <table:table-cell table:style-name="ce237" office:value-type="string">
            <text:p>- Show content of People page</text:p>
          </table:table-cell>
          <table:table-cell office:value-type="string">
            <text:p>High</text:p>
          </table:table-cell>
          <table:table-cell table:style-name="ce263"/>
          <table:table-cell table:style-name="ce262">
            <text:p>thu.nguyen</text:p>
          </table:table-cell>
          <table:table-cell table:style-name="ce262" table:number-columns-repeated="1"/>
          <table:table-cell table:style-name="ce263" table:number-columns-repeated="7"/>
          <table:table-cell table:style-name="ce267" table:number-columns-repeated="228"/>
          <table:table-cell table:number-columns-repeated="9"/>
        </table:table-row>
        <table:table-row table:style-name="ro39">
          <table:table-cell table:formula="of:=IF(MID([.F19];6;1)&gt;MID([.F18];6;1);&quot;&quot;;MAX([.A$7:.A18])+1)">
            <text:p/>
          </table:table-cell>
          <table:table-cell office:value-type="string">
            <text:p>FNC_SOC_PEO_PRO_06</text:p>
          </table:table-cell>
          <table:table-cell table:formula="of:=IF(MID([.F19];6;1)&gt;MID([.F18];6;1);[.C18];[.C18]+1)" office:value-type="float" office:value="4">
            <text:p>4.00</text:p>
          </table:table-cell>
          <table:table-cell office:value-type="string">
            <text:p>Social/people/view profile</text:p>
          </table:table-cell>
          <table:table-cell table:style-name="ce291"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63"/>
          <table:table-cell table:style-name="ce262">
            <text:p>thu.nguyen</text:p>
          </table:table-cell>
          <table:table-cell table:style-name="ce262" table:number-columns-repeated="1"/>
          <table:table-cell table:style-name="ce263" table:number-columns-repeated="7"/>
          <table:table-cell table:style-name="ce267" table:number-columns-repeated="228"/>
          <table:table-cell table:number-columns-repeated="9"/>
        </table:table-row>
        <table:table-row table:style-name="ro38">
          <table:table-cell table:formula="of:=IF(MID([.F20];6;1)&gt;MID([.F19];6;1);&quot;&quot;;MAX([.A$7:.A19])+1)">
            <text:p/>
          </table:table-cell>
          <table:table-cell office:value-type="string">
            <text:p>FNC_SOC_PEO_PRO_06</text:p>
          </table:table-cell>
          <table:table-cell table:formula="of:=IF(MID([.F20];6;1)&gt;MID([.F19];6;1);[.C19];[.C19]+1)" office:value-type="float" office:value="4">
            <text:p>4.00</text:p>
          </table:table-cell>
          <table:table-cell office:value-type="string">
            <text:p>Social/people/view profile</text:p>
          </table:table-cell>
          <table:table-cell table:style-name="ce291"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10">- Select People/ Directory <text:s/>from 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63"/>
          <table:table-cell table:style-name="ce262">
            <text:p>thu.nguyen</text:p>
          </table:table-cell>
          <table:table-cell table:style-name="ce262" table:number-columns-repeated="1"/>
          <table:table-cell table:style-name="ce263" table:number-columns-repeated="7"/>
          <table:table-cell table:style-name="ce267" table:number-columns-repeated="228"/>
          <table:table-cell table:number-columns-repeated="9"/>
        </table:table-row>
        <table:table-row table:style-name="ro48">
          <table:table-cell table:formula="of:=IF(MID([.F21];6;1)&gt;MID([.F20];6;1);&quot;&quot;;MAX([.A$7:.A20])+1)">
            <text:p/>
          </table:table-cell>
          <table:table-cell office:value-type="string">
            <text:p>FNC_SOC_PEO_PRO_06</text:p>
          </table:table-cell>
          <table:table-cell table:formula="of:=IF(MID([.F21];6;1)&gt;MID([.F20];6;1);[.C20];[.C20]+1)" office:value-type="float" office:value="4">
            <text:p>4.00</text:p>
          </table:table-cell>
          <table:table-cell office:value-type="string">
            <text:p>Social/people/view profile</text:p>
          </table:table-cell>
          <table:table-cell table:style-name="ce291"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10">- Select People/ Directory <text:s/>from Toolbar portlet</text:span></text:p>
            <text:p>- Select user who has relation and Click on name of user </text:p>
          </table:table-cell>
          <table:table-cell table:style-name="ce313" office:value-type="string">
            <text:p>Show content of my profile page, include:</text:p>
            <text:p>- <text:span text:style-name="T7">Activity</text:span>: show text box to user add new activity and display all user's activities and activities of user's contact</text:p>
            <text:p><text:span text:style-name="T7">- Profile:</text:span> Show all information about user.</text:p>
            <text:p><text:span text:style-name="T25">- Connections</text:span><text:span text:style-name="T26">: </text:span><text:span text:style-name="T27">only has one list</text:span></text:p>
            <text:p><text:span text:style-name="T27">+ </text:span><text:span text:style-name="T26">Network</text:span><text:span text:style-name="T27">: list users which have relations with user</text:span></text:p>
          </table:table-cell>
          <table:table-cell office:value-type="string">
            <text:p>High</text:p>
          </table:table-cell>
          <table:table-cell table:style-name="ce263"/>
          <table:table-cell table:style-name="ce262">
            <text:p>thu.nguyen</text:p>
          </table:table-cell>
          <table:table-cell table:style-name="ce262" table:number-columns-repeated="1"/>
          <table:table-cell table:style-name="ce263" table:number-columns-repeated="7"/>
          <table:table-cell table:style-name="ce267" table:number-columns-repeated="228"/>
          <table:table-cell table:number-columns-repeated="9"/>
        </table:table-row>
        <table:table-row table:style-name="ro49">
          <table:table-cell table:formula="of:=IF(MID([.F22];6;1)&gt;MID([.F21];6;1);&quot;&quot;;MAX([.A$7:.A21])+1)">
            <text:p/>
          </table:table-cell>
          <table:table-cell office:value-type="string">
            <text:p>FNC_SOC_PEO_PRO_06</text:p>
          </table:table-cell>
          <table:table-cell table:formula="of:=IF(MID([.F22];6;1)&gt;MID([.F21];6;1);[.C21];[.C21]+1)" office:value-type="float" office:value="4">
            <text:p>4.00</text:p>
          </table:table-cell>
          <table:table-cell office:value-type="string">
            <text:p>Social/people/view profile</text:p>
          </table:table-cell>
          <table:table-cell table:style-name="ce291" office:value-type="string">
            <text:p>View the profile of user in your contact</text:p>
          </table:table-cell>
          <table:table-cell office:value-type="string">
            <text:p>Step 5: View the profile of user in your contact</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text:span text:style-name="T7">current Position</text:span> </text:p>
            <text:p>- <text:span text:style-name="T7">Basic information</text:span>: Show First Name, Last Name and email of user </text:p>
            <text:p>- <text:span text:style-name="T7">Contact</text:span>: show information about gender, Phone, Instant Messaging, Url </text:p>
            <text:p>- <text:span text:style-name="T7">Experiences</text:span>: show all experiences of user.</text:p>
            <text:p>- Avatar of user</text:p>
            <text:p>User will not see the [Edit] button so can't edit profile of another user</text:p>
          </table:table-cell>
          <table:table-cell office:value-type="string">
            <text:p>High</text:p>
          </table:table-cell>
          <table:table-cell table:style-name="ce263"/>
          <table:table-cell table:style-name="ce262">
            <text:p>thu.nguyen</text:p>
          </table:table-cell>
          <table:table-cell table:style-name="ce262" table:number-columns-repeated="1"/>
          <table:table-cell table:style-name="ce263" table:number-columns-repeated="7"/>
          <table:table-cell table:style-name="ce267" table:number-columns-repeated="228"/>
          <table:table-cell table:number-columns-repeated="9"/>
        </table:table-row>
        <table:table-row table:style-name="ro45">
          <table:table-cell table:formula="of:=IF(MID([.F23];6;1)&gt;MID([.F22];6;1);&quot;&quot;;MAX([.A$7:.A22])+1)" office:value-type="float" office:value="5">
            <text:p>5.00</text:p>
          </table:table-cell>
          <table:table-cell office:value-type="string">
            <text:p>FNC_SOC_PEO_PRO_07</text:p>
          </table:table-cell>
          <table:table-cell table:style-name="ce285" office:value-type="float" office:value="1">
            <text:p>1.00</text:p>
          </table:table-cell>
          <table:table-cell office:value-type="string">
            <text:p>Social/people/edit profile</text:p>
          </table:table-cell>
          <table:table-cell table:style-name="ce290" office:value-type="string">
            <text:p>Edit current posi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REQUESTS making friend</text:p>
          </table:table-cell>
          <table:table-cell office:value-type="string">
            <text:p>Low</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46">
          <table:table-cell table:formula="of:=IF(MID([.F24];6;1)&gt;MID([.F23];6;1);&quot;&quot;;MAX([.A$7:.A23])+1)">
            <text:p/>
          </table:table-cell>
          <table:table-cell office:value-type="string">
            <text:p>FNC_SOC_PEO_PRO_07</text:p>
          </table:table-cell>
          <table:table-cell table:formula="of:=IF(MID([.F24];6;1)&gt;MID([.F23];6;1);[.C23];[.C23]+1)" office:value-type="float" office:value="1">
            <text:p>1.00</text:p>
          </table:table-cell>
          <table:table-cell office:value-type="string">
            <text:p>Social/people/edit profile</text:p>
          </table:table-cell>
          <table:table-cell table:style-name="ce291" office:value-type="string">
            <text:p>Edit current position</text:p>
          </table:table-cell>
          <table:table-cell office:value-type="string">
            <text:p>Step 2: View your profile</text:p>
          </table:table-cell>
          <table:table-cell office:value-type="string">
            <text:p>- Select <text:span text:style-name="T7">Profil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50">
          <table:table-cell table:formula="of:=IF(MID([.F25];6;1)&gt;MID([.F24];6;1);&quot;&quot;;MAX([.A$7:.A24])+1)">
            <text:p/>
          </table:table-cell>
          <table:table-cell table:style-name="ce280" office:value-type="string">
            <text:p>FNC_SOC_PEO_PRO_07</text:p>
          </table:table-cell>
          <table:table-cell table:formula="of:=IF(MID([.F25];6;1)&gt;MID([.F24];6;1);[.C24];[.C24]+1)" office:value-type="float" office:value="1">
            <text:p>1.00</text:p>
          </table:table-cell>
          <table:table-cell office:value-type="string">
            <text:p>Social/people/edit profile</text:p>
          </table:table-cell>
          <table:table-cell table:style-name="ce292" office:value-type="string">
            <text:p>Edit current position</text:p>
          </table:table-cell>
          <table:table-cell table:style-name="ce302" office:value-type="string">
            <text:p>Step 3: Edit with current position </text:p>
            <text:p>is blank</text:p>
          </table:table-cell>
          <table:table-cell table:style-name="ce309" office:value-type="string">
            <text:p><text:span text:style-name="T18">- Select your current Position and click on [Edit] button</text:span></text:p>
            <text:p>- Clear current value of current position (leave blank)</text:p>
            <text:p>- Click <text:span text:style-name="T7">Save</text:span></text:p>
          </table:table-cell>
          <table:table-cell table:style-name="ce240" office:value-type="string">
            <text:p>“Your current Position” is value default.</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42">
          <table:table-cell table:style-name="ce183" table:formula="of:=IF(MID([.F26];6;1)&gt;MID([.F25];6;1);&quot;&quot;;MAX([.A$7:.A25])+1)">
            <text:p/>
          </table:table-cell>
          <table:table-cell table:style-name="ce281" office:value-type="string">
            <text:p>FNC_SOC_PEO_PRO_07</text:p>
          </table:table-cell>
          <table:table-cell table:style-name="ce200" table:formula="of:=IF(MID([.F26];6;1)&gt;MID([.F25];6;1);[.C25];[.C25]+1)" office:value-type="float" office:value="1">
            <text:p>1.00</text:p>
          </table:table-cell>
          <table:table-cell table:style-name="ce207" office:value-type="string">
            <text:p>Social/people/edit profile</text:p>
          </table:table-cell>
          <table:table-cell table:style-name="ce293" office:value-type="string">
            <text:p>Edit current position</text:p>
          </table:table-cell>
          <table:table-cell table:style-name="ce303" office:value-type="string">
            <text:p>Step 4: <text:s/>Edit with current position contains special characters in the middle</text:p>
          </table:table-cell>
          <table:table-cell table:style-name="ce310" office:value-type="string">
            <text:p><text:span text:style-name="T19">- Select your current Position and click on [Edit] button</text:span></text:p>
            <text:p>- Change current value of current position with special characters </text:p>
            <text:p>- Click Save</text:p>
          </table:table-cell>
          <table:table-cell table:style-name="ce246" office:value-type="string">
            <text:p>Show message alerts: “Only alpha, digit, underscore, dash and space characters allowed for the field "position”</text:p>
          </table:table-cell>
          <table:table-cell table:style-name="ce246" office:value-type="string">
            <text:p>Low</text:p>
          </table:table-cell>
          <table:table-cell table:style-name="ce321" table:number-columns-repeated="10"/>
          <table:table-cell table:style-name="ce324" table:number-columns-repeated="228"/>
          <table:table-cell table:style-name="ce325" table:number-columns-repeated="9"/>
        </table:table-row>
        <table:table-row table:style-name="ro37">
          <table:table-cell table:style-name="ce183" table:formula="of:=IF(MID([.F27];6;1)&gt;MID([.F26];6;1);&quot;&quot;;MAX([.A$7:.A26])+1)">
            <text:p/>
          </table:table-cell>
          <table:table-cell table:style-name="ce281" office:value-type="string">
            <text:p>FNC_SOC_PEO_PRO_07</text:p>
          </table:table-cell>
          <table:table-cell table:style-name="ce200" table:formula="of:=IF(MID([.F27];6;1)&gt;MID([.F26];6;1);[.C26];[.C26]+1)" office:value-type="float" office:value="1">
            <text:p>1.00</text:p>
          </table:table-cell>
          <table:table-cell table:style-name="ce207" office:value-type="string">
            <text:p>Social/people/edit profile</text:p>
          </table:table-cell>
          <table:table-cell table:style-name="ce293" office:value-type="string">
            <text:p>Edit current position</text:p>
          </table:table-cell>
          <table:table-cell table:style-name="ce304" office:value-type="string">
            <text:p>Step 5: Edit with current position starts with invalid characters</text:p>
          </table:table-cell>
          <table:table-cell table:style-name="ce310" office:value-type="string">
            <text:p><text:span text:style-name="T19">- Select your current Position and click on [Edit] button</text:span></text:p>
            <text:p>- Change current value of current position with special character as the first (digit, underscore, dot, dash, @#$%^&amp;)</text:p>
            <text:p>- Click Save</text:p>
          </table:table-cell>
          <table:table-cell table:style-name="ce304" office:value-type="string">
            <text:p>Show message alerts: “Only alpha, digit, underscore, dash and space characters allowed for the field "position”</text:p>
          </table:table-cell>
          <table:table-cell table:style-name="ce246" office:value-type="string">
            <text:p>Low</text:p>
          </table:table-cell>
          <table:table-cell table:style-name="ce321" table:number-columns-repeated="10"/>
          <table:table-cell table:style-name="ce324" table:number-columns-repeated="228"/>
          <table:table-cell table:style-name="ce325" table:number-columns-repeated="9"/>
        </table:table-row>
        <table:table-row table:style-name="ro36">
          <table:table-cell table:style-name="ce183" table:formula="of:=IF(MID([.F28];6;1)&gt;MID([.F27];6;1);&quot;&quot;;MAX([.A$7:.A27])+1)">
            <text:p/>
          </table:table-cell>
          <table:table-cell table:style-name="ce281" office:value-type="string">
            <text:p>FNC_SOC_PEO_PRO_07</text:p>
          </table:table-cell>
          <table:table-cell table:style-name="ce200" table:formula="of:=IF(MID([.F28];6;1)&gt;MID([.F27];6;1);[.C27];[.C27]+1)" office:value-type="float" office:value="1">
            <text:p>1.00</text:p>
          </table:table-cell>
          <table:table-cell table:style-name="ce207" office:value-type="string">
            <text:p>Social/people/edit profile</text:p>
          </table:table-cell>
          <table:table-cell table:style-name="ce293" office:value-type="string">
            <text:p>Edit current position</text:p>
          </table:table-cell>
          <table:table-cell table:style-name="ce304" office:value-type="string">
            <text:p>Step 6: Edit with current position contains space</text:p>
          </table:table-cell>
          <table:table-cell table:style-name="ce310" office:value-type="string">
            <text:p><text:span text:style-name="T18">- Select your current Position and click on [Edit] button</text:span></text:p>
            <text:p>- Change current value of current position contains space </text:p>
            <text:p>- Click <text:span text:style-name="T7">Save</text:span></text:p>
          </table:table-cell>
          <table:table-cell table:style-name="ce246" office:value-type="string">
            <text:p>Current position of user has been updated</text:p>
          </table:table-cell>
          <table:table-cell table:style-name="ce246" office:value-type="string">
            <text:p>Low</text:p>
          </table:table-cell>
          <table:table-cell table:style-name="ce321" table:number-columns-repeated="10"/>
          <table:table-cell table:style-name="ce324" table:number-columns-repeated="228"/>
          <table:table-cell table:style-name="ce325" table:number-columns-repeated="9"/>
        </table:table-row>
        <table:table-row table:style-name="ro42">
          <table:table-cell table:formula="of:=IF(MID([.F29];6;1)&gt;MID([.F28];6;1);&quot;&quot;;MAX([.A$7:.A28])+1)">
            <text:p/>
          </table:table-cell>
          <table:table-cell table:style-name="ce280" office:value-type="string">
            <text:p>FNC_SOC_PEO_PRO_07</text:p>
          </table:table-cell>
          <table:table-cell table:formula="of:=IF(MID([.F29];6;1)&gt;MID([.F28];6;1);[.C28];[.C28]+1)" office:value-type="float" office:value="1">
            <text:p>1.00</text:p>
          </table:table-cell>
          <table:table-cell office:value-type="string">
            <text:p>Social/people/edit profile</text:p>
          </table:table-cell>
          <table:table-cell table:style-name="ce292" office:value-type="string">
            <text:p>Edit current position</text:p>
          </table:table-cell>
          <table:table-cell table:style-name="ce305" office:value-type="string">
            <text:p>Step 7: Edit with current postilion with less than 3 or over max length</text:p>
          </table:table-cell>
          <table:table-cell table:style-name="ce309" office:value-type="string">
            <text:p><text:span text:style-name="T18">- Select your current Position and click on [Edit] button</text:span></text:p>
            <text:p>- Change current value of current position with less than 3 or over 30 characters</text:p>
            <text:p>- Click <text:span text:style-name="T7">Save</text:span></text:p>
          </table:table-cell>
          <table:table-cell table:style-name="ce305" office:value-type="string">
            <text:p>Show message alert The length of the text in field "position" must be between "3" and "30" characters. </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36">
          <table:table-cell table:formula="of:=IF(MID([.F30];6;1)&gt;MID([.F29];6;1);&quot;&quot;;MAX([.A$7:.A29])+1)">
            <text:p/>
          </table:table-cell>
          <table:table-cell table:style-name="ce280" office:value-type="string">
            <text:p>FNC_SOC_PEO_PRO_07</text:p>
          </table:table-cell>
          <table:table-cell table:formula="of:=IF(MID([.F30];6;1)&gt;MID([.F29];6;1);[.C29];[.C29]+1)" office:value-type="float" office:value="1">
            <text:p>1.00</text:p>
          </table:table-cell>
          <table:table-cell office:value-type="string">
            <text:p>Social/people/edit profile</text:p>
          </table:table-cell>
          <table:table-cell table:style-name="ce292" office:value-type="string">
            <text:p>Edit current position</text:p>
          </table:table-cell>
          <table:table-cell table:style-name="ce306" office:value-type="string">
            <text:p>Step 8: Edit current position</text:p>
          </table:table-cell>
          <table:table-cell table:style-name="ce306" office:value-type="string">
            <text:p>- Select your current Position and click on [Edit] button</text:p>
            <text:p>- Enter the the name of current position</text:p>
            <text:p>- Click on <text:span text:style-name="T7">[Save</text:span>] button</text:p>
          </table:table-cell>
          <table:table-cell table:style-name="ce306" office:value-type="string">
            <text:p>Save the value which user has just enter.</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45">
          <table:table-cell table:formula="of:=IF(MID([.F31];6;1)&gt;MID([.F30];6;1);&quot;&quot;;MAX([.A$7:.A30])+1)" office:value-type="float" office:value="6">
            <text:p>6.00</text:p>
          </table:table-cell>
          <table:table-cell table:style-name="ce280" office:value-type="string">
            <text:p>FNC_SOC_PEO_PRO_07</text:p>
          </table:table-cell>
          <table:table-cell table:formula="of:=IF(MID([.F31];6;1)&gt;MID([.F30];6;1);[.C30];[.C30]+1)" office:value-type="float" office:value="2">
            <text:p>2.00</text:p>
          </table:table-cell>
          <table:table-cell office:value-type="string">
            <text:p>Social/people/edit profile</text:p>
          </table:table-cell>
          <table:table-cell table:style-name="ce294"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PENDING REQUESTS making friend</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46">
          <table:table-cell table:formula="of:=IF(MID([.F32];6;1)&gt;MID([.F31];6;1);&quot;&quot;;MAX([.A$7:.A31])+1)">
            <text:p/>
          </table:table-cell>
          <table:table-cell table:style-name="ce280" office:value-type="string">
            <text:p>FNC_SOC_PEO_PRO_07</text:p>
          </table:table-cell>
          <table:table-cell table:formula="of:=IF(MID([.F32];6;1)&gt;MID([.F31];6;1);[.C31];[.C31]+1)" office:value-type="float" office:value="2">
            <text:p>2.00</text:p>
          </table:table-cell>
          <table:table-cell office:value-type="string">
            <text:p>Social/people/edit profile</text:p>
          </table:table-cell>
          <table:table-cell table:style-name="ce292" office:value-type="string">
            <text:p>Check Cancel function after change current position of us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36">
          <table:table-cell table:formula="of:=IF(MID([.F33];6;1)&gt;MID([.F32];6;1);&quot;&quot;;MAX([.A$7:.A32])+1)">
            <text:p/>
          </table:table-cell>
          <table:table-cell table:style-name="ce280" office:value-type="string">
            <text:p>FNC_SOC_PEO_PRO_07</text:p>
          </table:table-cell>
          <table:table-cell table:formula="of:=IF(MID([.F33];6;1)&gt;MID([.F32];6;1);[.C32];[.C32]+1)" office:value-type="float" office:value="2">
            <text:p>2.00</text:p>
          </table:table-cell>
          <table:table-cell office:value-type="string">
            <text:p>Social/people/edit profile</text:p>
          </table:table-cell>
          <table:table-cell table:style-name="ce292" office:value-type="string">
            <text:p>Check Cancel function after change current position of user</text:p>
          </table:table-cell>
          <table:table-cell table:style-name="ce306" office:value-type="string">
            <text:p>Step 3: Edit current position</text:p>
          </table:table-cell>
          <table:table-cell table:style-name="ce306" office:value-type="string">
            <text:p>- Select your current Position and click on [Edit] button</text:p>
            <text:p>- Enter the the name of current position</text:p>
            <text:p>- Click on <text:span text:style-name="T7">[Cancel</text:span>] button</text:p>
          </table:table-cell>
          <table:table-cell table:style-name="ce305" office:value-type="string">
            <text:p>Return to old current position of user</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22">
          <table:table-cell table:formula="of:=IF(MID([.F34];6;1)&gt;MID([.F33];6;1);&quot;&quot;;MAX([.A$7:.A33])+1)" office:value-type="float" office:value="7">
            <text:p>7.00</text:p>
          </table:table-cell>
          <table:table-cell office:value-type="string">
            <text:p>FNC_SOC_PEO_PRO_07</text:p>
          </table:table-cell>
          <table:table-cell table:formula="of:=IF(MID([.F34];6;1)&gt;MID([.F33];6;1);[.C33];[.C33]+1)" office:value-type="float" office:value="3">
            <text:p>3.00</text:p>
          </table:table-cell>
          <table:table-cell office:value-type="string">
            <text:p>Social/people/edit profile</text:p>
          </table:table-cell>
          <table:table-cell table:style-name="ce290" office:value-type="string">
            <text:p>Edit basic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30">
          <table:table-cell table:formula="of:=IF(MID([.F35];6;1)&gt;MID([.F34];6;1);&quot;&quot;;MAX([.A$7:.A34])+1)">
            <text:p/>
          </table:table-cell>
          <table:table-cell office:value-type="string">
            <text:p>FNC_SOC_PEO_PRO_07</text:p>
          </table:table-cell>
          <table:table-cell table:formula="of:=IF(MID([.F35];6;1)&gt;MID([.F34];6;1);[.C34];[.C34]+1)" office:value-type="float" office:value="3">
            <text:p>3.00</text:p>
          </table:table-cell>
          <table:table-cell office:value-type="string">
            <text:p>Social/people/edit profile</text:p>
          </table:table-cell>
          <table:table-cell table:style-name="ce211" office:value-type="string">
            <text:p>Edit basic information with valid values</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36];6;1)&gt;MID([.F35];6;1);&quot;&quot;;MAX([.A$7:.A35])+1)">
            <text:p/>
          </table:table-cell>
          <table:table-cell office:value-type="string">
            <text:p>FNC_SOC_PEO_PRO_07</text:p>
          </table:table-cell>
          <table:table-cell table:formula="of:=IF(MID([.F36];6;1)&gt;MID([.F35];6;1);[.C35];[.C35]+1)" office:value-type="float" office:value="3">
            <text:p>3.00</text:p>
          </table:table-cell>
          <table:table-cell office:value-type="string">
            <text:p>Social/people/edit profile</text:p>
          </table:table-cell>
          <table:table-cell table:style-name="ce211"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37];6;1)&gt;MID([.F36];6;1);&quot;&quot;;MAX([.A$7:.A36])+1)">
            <text:p/>
          </table:table-cell>
          <table:table-cell office:value-type="string">
            <text:p>FNC_SOC_PEO_PRO_07</text:p>
          </table:table-cell>
          <table:table-cell table:formula="of:=IF(MID([.F37];6;1)&gt;MID([.F36];6;1);[.C36];[.C36]+1)" office:value-type="float" office:value="3">
            <text:p>3.00</text:p>
          </table:table-cell>
          <table:table-cell office:value-type="string">
            <text:p>Social/people/edit profile</text:p>
          </table:table-cell>
          <table:table-cell table:style-name="ce211"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7">[save]</text:span> button</text:p>
          </table:table-cell>
          <table:table-cell office:value-type="string">
            <text:p>Edit basic information successfully. </text:p>
            <text:p>These values are kept.</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38];6;1)&gt;MID([.F37];6;1);&quot;&quot;;MAX([.A$7:.A37])+1)" office:value-type="float" office:value="8">
            <text:p>8.00</text:p>
          </table:table-cell>
          <table:table-cell office:value-type="string">
            <text:p>FNC_SOC_PEO_PRO_07</text:p>
          </table:table-cell>
          <table:table-cell table:formula="of:=IF(MID([.F38];6;1)&gt;MID([.F37];6;1);[.C37];[.C37]+1)" office:value-type="float" office:value="4">
            <text:p>4.00</text:p>
          </table:table-cell>
          <table:table-cell office:value-type="string">
            <text:p>Social/people/edit profile</text:p>
          </table:table-cell>
          <table:table-cell table:style-name="ce290"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39];6;1)&gt;MID([.F38];6;1);&quot;&quot;;MAX([.A$7:.A38])+1)">
            <text:p/>
          </table:table-cell>
          <table:table-cell office:value-type="string">
            <text:p>FNC_SOC_PEO_PRO_07</text:p>
          </table:table-cell>
          <table:table-cell table:formula="of:=IF(MID([.F39];6;1)&gt;MID([.F38];6;1);[.C38];[.C38]+1)" office:value-type="float" office:value="4">
            <text:p>4.00</text:p>
          </table:table-cell>
          <table:table-cell office:value-type="string">
            <text:p>Social/people/edit profile</text:p>
          </table:table-cell>
          <table:table-cell table:style-name="ce291" office:value-type="string">
            <text:p>Edit your basic information with Fir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40];6;1)&gt;MID([.F39];6;1);&quot;&quot;;MAX([.A$7:.A39])+1)">
            <text:p/>
          </table:table-cell>
          <table:table-cell office:value-type="string">
            <text:p>FNC_SOC_PEO_PRO_07</text:p>
          </table:table-cell>
          <table:table-cell table:formula="of:=IF(MID([.F40];6;1)&gt;MID([.F39];6;1);[.C39];[.C39]+1)" office:value-type="float" office:value="4">
            <text:p>4.00</text:p>
          </table:table-cell>
          <table:table-cell office:value-type="string">
            <text:p>Social/people/edit profile</text:p>
          </table:table-cell>
          <table:table-cell table:style-name="ce291"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7">[save]</text:span> button</text:p>
          </table:table-cell>
          <table:table-cell office:value-type="string">
            <text:p>Show message: “The field "First Name" is required”</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41];6;1)&gt;MID([.F40];6;1);&quot;&quot;;MAX([.A$7:.A40])+1)" office:value-type="float" office:value="9">
            <text:p>9.00</text:p>
          </table:table-cell>
          <table:table-cell office:value-type="string">
            <text:p>FNC_SOC_PEO_PRO_07</text:p>
          </table:table-cell>
          <table:table-cell table:formula="of:=IF(MID([.F41];6;1)&gt;MID([.F40];6;1);[.C40];[.C40]+1)" office:value-type="float" office:value="5">
            <text:p>5.00</text:p>
          </table:table-cell>
          <table:table-cell office:value-type="string">
            <text:p>Social/people/edit profile</text:p>
          </table:table-cell>
          <table:table-cell table:style-name="ce290"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42];6;1)&gt;MID([.F41];6;1);&quot;&quot;;MAX([.A$7:.A41])+1)">
            <text:p/>
          </table:table-cell>
          <table:table-cell office:value-type="string">
            <text:p>FNC_SOC_PEO_PRO_07</text:p>
          </table:table-cell>
          <table:table-cell table:formula="of:=IF(MID([.F42];6;1)&gt;MID([.F41];6;1);[.C41];[.C41]+1)" office:value-type="float" office:value="5">
            <text:p>5.00</text:p>
          </table:table-cell>
          <table:table-cell office:value-type="string">
            <text:p>Social/people/edit profile</text:p>
          </table:table-cell>
          <table:table-cell table:style-name="ce291" office:value-type="string">
            <text:p>Edit your basic information with La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8">
          <table:table-cell table:formula="of:=IF(MID([.F43];6;1)&gt;MID([.F42];6;1);&quot;&quot;;MAX([.A$7:.A42])+1)">
            <text:p/>
          </table:table-cell>
          <table:table-cell office:value-type="string">
            <text:p>FNC_SOC_PEO_PRO_07</text:p>
          </table:table-cell>
          <table:table-cell table:formula="of:=IF(MID([.F43];6;1)&gt;MID([.F42];6;1);[.C42];[.C42]+1)" office:value-type="float" office:value="5">
            <text:p>5.00</text:p>
          </table:table-cell>
          <table:table-cell office:value-type="string">
            <text:p>Social/people/edit profile</text:p>
          </table:table-cell>
          <table:table-cell table:style-name="ce291"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314" office:value-type="string">
            <text:p>Show message: “The field" Last Name" is required”</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44];6;1)&gt;MID([.F43];6;1);&quot;&quot;;MAX([.A$7:.A43])+1)" office:value-type="float" office:value="10">
            <text:p>10.00</text:p>
          </table:table-cell>
          <table:table-cell office:value-type="string">
            <text:p>FNC_SOC_PEO_PRO_07</text:p>
          </table:table-cell>
          <table:table-cell table:formula="of:=IF(MID([.F44];6;1)&gt;MID([.F43];6;1);[.C43];[.C43]+1)" office:value-type="float" office:value="6">
            <text:p>6.00</text:p>
          </table:table-cell>
          <table:table-cell office:value-type="string">
            <text:p>Social/people/edit profile</text:p>
          </table:table-cell>
          <table:table-cell table:style-name="ce290"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45];6;1)&gt;MID([.F44];6;1);&quot;&quot;;MAX([.A$7:.A44])+1)">
            <text:p/>
          </table:table-cell>
          <table:table-cell office:value-type="string">
            <text:p>FNC_SOC_PEO_PRO_07</text:p>
          </table:table-cell>
          <table:table-cell table:formula="of:=IF(MID([.F45];6;1)&gt;MID([.F44];6;1);[.C44];[.C44]+1)" office:value-type="float" office:value="6">
            <text:p>6.00</text:p>
          </table:table-cell>
          <table:table-cell office:value-type="string">
            <text:p>Social/people/edit profile</text:p>
          </table:table-cell>
          <table:table-cell table:style-name="ce291"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7">
          <table:table-cell table:style-name="ce183" table:formula="of:=IF(MID([.F46];6;1)&gt;MID([.F45];6;1);&quot;&quot;;MAX([.A$7:.A45])+1)">
            <text:p/>
          </table:table-cell>
          <table:table-cell table:style-name="ce282" office:value-type="string">
            <text:p>FNC_SOC_PEO_PRO_07</text:p>
          </table:table-cell>
          <table:table-cell table:style-name="ce200" table:formula="of:=IF(MID([.F46];6;1)&gt;MID([.F45];6;1);[.C45];[.C45]+1)" office:value-type="float" office:value="6">
            <text:p>6.00</text:p>
          </table:table-cell>
          <table:table-cell table:style-name="ce207" office:value-type="string">
            <text:p>Social/people/edit profile</text:p>
          </table:table-cell>
          <table:table-cell table:style-name="ce220" office:value-type="string">
            <text:p>Edit your basic information with First Name field contains special characters</text:p>
          </table:table-cell>
          <table:table-cell table:style-name="ce230" office:value-type="string">
            <text:p>Step 3: Edit basic information with First Name field contains special characters</text:p>
          </table:table-cell>
          <table:table-cell table:style-name="ce230"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315" office:value-type="string">
            <text:p>Show warming message: “Only alpha, digit, underscore and dot characters allowed for the field First Name”</text:p>
          </table:table-cell>
          <table:table-cell table:style-name="ce246" office:value-type="string">
            <text:p>Low</text:p>
          </table:table-cell>
          <table:table-cell table:style-name="ce255" table:number-columns-repeated="10"/>
          <table:table-cell table:style-name="ce271" table:number-columns-repeated="228"/>
          <table:table-cell table:style-name="ce276" table:number-columns-repeated="9"/>
        </table:table-row>
        <table:table-row table:style-name="ro22">
          <table:table-cell table:formula="of:=IF(MID([.F47];6;1)&gt;MID([.F46];6;1);&quot;&quot;;MAX([.A$7:.A46])+1)" office:value-type="float" office:value="11">
            <text:p>11.00</text:p>
          </table:table-cell>
          <table:table-cell office:value-type="string">
            <text:p>FNC_SOC_PEO_PRO_07</text:p>
          </table:table-cell>
          <table:table-cell table:formula="of:=IF(MID([.F47];6;1)&gt;MID([.F46];6;1);[.C46];[.C46]+1)" office:value-type="float" office:value="7">
            <text:p>7.00</text:p>
          </table:table-cell>
          <table:table-cell office:value-type="string">
            <text:p>Social/people/edit profile</text:p>
          </table:table-cell>
          <table:table-cell table:style-name="ce290"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48];6;1)&gt;MID([.F47];6;1);&quot;&quot;;MAX([.A$7:.A47])+1)">
            <text:p/>
          </table:table-cell>
          <table:table-cell office:value-type="string">
            <text:p>FNC_SOC_PEO_PRO_07</text:p>
          </table:table-cell>
          <table:table-cell table:formula="of:=IF(MID([.F48];6;1)&gt;MID([.F47];6;1);[.C47];[.C47]+1)" office:value-type="float" office:value="7">
            <text:p>7.00</text:p>
          </table:table-cell>
          <table:table-cell office:value-type="string">
            <text:p>Social/people/edit profile</text:p>
          </table:table-cell>
          <table:table-cell table:style-name="ce291"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7">
          <table:table-cell table:style-name="ce183" table:formula="of:=IF(MID([.F49];6;1)&gt;MID([.F48];6;1);&quot;&quot;;MAX([.A$7:.A48])+1)">
            <text:p/>
          </table:table-cell>
          <table:table-cell table:style-name="ce282" office:value-type="string">
            <text:p>FNC_SOC_PEO_PRO_07</text:p>
          </table:table-cell>
          <table:table-cell table:style-name="ce200" table:formula="of:=IF(MID([.F49];6;1)&gt;MID([.F48];6;1);[.C48];[.C48]+1)" office:value-type="float" office:value="7">
            <text:p>7.00</text:p>
          </table:table-cell>
          <table:table-cell table:style-name="ce207" office:value-type="string">
            <text:p>Social/people/edit profile</text:p>
          </table:table-cell>
          <table:table-cell table:style-name="ce220" office:value-type="string">
            <text:p>Edit your basic information with Last Name field contains special characters</text:p>
          </table:table-cell>
          <table:table-cell table:style-name="ce230" office:value-type="string">
            <text:p>Step 3: Edit basic information with <text:s/>Last Name field contains special characters</text:p>
          </table:table-cell>
          <table:table-cell table:style-name="ce230"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316" office:value-type="string">
            <text:p>Show warming message: “Only alpha, digit, underscore and dot characters allowed for the field <text:s/>Last Name”</text:p>
          </table:table-cell>
          <table:table-cell table:style-name="ce246" office:value-type="string">
            <text:p>Low</text:p>
          </table:table-cell>
          <table:table-cell table:style-name="ce255" table:number-columns-repeated="10"/>
          <table:table-cell table:style-name="ce271" table:number-columns-repeated="228"/>
          <table:table-cell table:style-name="ce276" table:number-columns-repeated="9"/>
        </table:table-row>
        <table:table-row table:style-name="ro36">
          <table:table-cell table:style-name="ce184" table:formula="of:=IF(MID([.F50];6;1)&gt;MID([.F49];6;1);&quot;&quot;;MAX([.A$7:.A49])+1)" office:value-type="float" office:value="12">
            <text:p>12.00</text:p>
          </table:table-cell>
          <table:table-cell table:style-name="ce283" office:value-type="string">
            <text:p>FNC_SOC_PEO_PRO_07</text:p>
          </table:table-cell>
          <table:table-cell table:style-name="ce202" table:formula="of:=IF(MID([.F50];6;1)&gt;MID([.F49];6;1);[.C49];[.C49]+1)" office:value-type="float" office:value="8">
            <text:p>8.00</text:p>
          </table:table-cell>
          <table:table-cell table:style-name="ce288" office:value-type="string">
            <text:p>Social/people/edit profile</text:p>
          </table:table-cell>
          <table:table-cell table:style-name="ce295" office:value-type="string">
            <text:p>Edit your basic information with length of First Name field is less than 1</text:p>
          </table:table-cell>
          <table:table-cell table:style-name="ce307" office:value-type="string">
            <text:p>Step 1: Go to my profile page</text:p>
          </table:table-cell>
          <table:table-cell table:style-name="ce307" office:value-type="string">
            <text:p>- Sign in system</text:p>
            <text:p>- Select Profile page on User Toolbar portlet in the upper right corner of the screen</text:p>
          </table:table-cell>
          <table:table-cell table:style-name="ce317" office:value-type="string">
            <text:p>Show content of my profile page</text:p>
          </table:table-cell>
          <table:table-cell table:style-name="ce244" office:value-type="string">
            <text:p>Low</text:p>
          </table:table-cell>
          <table:table-cell table:style-name="ce257" office:value-type="string">
            <text:p>Duplicate with FNC_SOC_PEO_PRO_07_004</text:p>
          </table:table-cell>
          <table:table-cell table:style-name="ce257" table:number-columns-repeated="9"/>
          <table:table-cell table:style-name="ce273" table:number-columns-repeated="228"/>
          <table:table-cell table:style-name="ce277" table:number-columns-repeated="9"/>
        </table:table-row>
        <table:table-row table:style-name="ro22">
          <table:table-cell table:style-name="ce184" table:formula="of:=IF(MID([.F51];6;1)&gt;MID([.F50];6;1);&quot;&quot;;MAX([.A$7:.A50])+1)">
            <text:p/>
          </table:table-cell>
          <table:table-cell table:style-name="ce283" office:value-type="string">
            <text:p>FNC_SOC_PEO_PRO_07</text:p>
          </table:table-cell>
          <table:table-cell table:style-name="ce202" table:formula="of:=IF(MID([.F51];6;1)&gt;MID([.F50];6;1);[.C50];[.C50]+1)" office:value-type="float" office:value="8">
            <text:p>8.00</text:p>
          </table:table-cell>
          <table:table-cell table:style-name="ce288" office:value-type="string">
            <text:p>Social/people/edit profile</text:p>
          </table:table-cell>
          <table:table-cell table:style-name="ce296" office:value-type="string">
            <text:p>Edit your basic information with length of First Name field is less than 1</text:p>
          </table:table-cell>
          <table:table-cell table:style-name="ce307" office:value-type="string">
            <text:p>Step 2: View your profile</text:p>
          </table:table-cell>
          <table:table-cell table:style-name="ce307" office:value-type="string">
            <text:p>- Select Profile in the left pane</text:p>
          </table:table-cell>
          <table:table-cell table:style-name="ce307" office:value-type="string">
            <text:p>Show user's profile.</text:p>
          </table:table-cell>
          <table:table-cell table:style-name="ce244" office:value-type="string">
            <text:p>Low</text:p>
          </table:table-cell>
          <table:table-cell table:style-name="ce257" table:number-columns-repeated="10"/>
          <table:table-cell table:style-name="ce273" table:number-columns-repeated="228"/>
          <table:table-cell table:style-name="ce277" table:number-columns-repeated="9"/>
        </table:table-row>
        <table:table-row table:style-name="ro42">
          <table:table-cell table:style-name="ce184" table:formula="of:=IF(MID([.F52];6;1)&gt;MID([.F51];6;1);&quot;&quot;;MAX([.A$7:.A51])+1)">
            <text:p/>
          </table:table-cell>
          <table:table-cell table:style-name="ce283" office:value-type="string">
            <text:p>FNC_SOC_PEO_PRO_07</text:p>
          </table:table-cell>
          <table:table-cell table:style-name="ce202" table:formula="of:=IF(MID([.F52];6;1)&gt;MID([.F51];6;1);[.C51];[.C51]+1)" office:value-type="float" office:value="8">
            <text:p>8.00</text:p>
          </table:table-cell>
          <table:table-cell table:style-name="ce288" office:value-type="string">
            <text:p>Social/people/edit profile</text:p>
          </table:table-cell>
          <table:table-cell table:style-name="ce296" office:value-type="string">
            <text:p>Edit your basic information with length of First Name field is less than 1</text:p>
          </table:table-cell>
          <table:table-cell table:style-name="ce307" office:value-type="string">
            <text:p>Step 3: Edit basic information with length of First Name field is less than 1</text:p>
          </table:table-cell>
          <table:table-cell table:style-name="ce307" office:value-type="string">
            <text:p>- Select basic information and click on [Edit] icon</text:p>
            <text:p>- Enter less than 1 chars into First Name, enter valid data into Last Name field </text:p>
            <text:p>- Click on [save] button</text:p>
          </table:table-cell>
          <table:table-cell table:style-name="ce307" office:value-type="string">
            <text:p>Show warming message: “The field "First Name" must have length from "1" to "45" characters.”</text:p>
          </table:table-cell>
          <table:table-cell table:style-name="ce244" office:value-type="string">
            <text:p>Low</text:p>
          </table:table-cell>
          <table:table-cell table:style-name="ce257" table:number-columns-repeated="10"/>
          <table:table-cell table:style-name="ce273" table:number-columns-repeated="228"/>
          <table:table-cell table:style-name="ce277" table:number-columns-repeated="9"/>
        </table:table-row>
        <table:table-row table:style-name="ro36">
          <table:table-cell table:style-name="ce184" table:formula="of:=IF(MID([.F53];6;1)&gt;MID([.F52];6;1);&quot;&quot;;MAX([.A$7:.A52])+1)" office:value-type="float" office:value="13">
            <text:p>13.00</text:p>
          </table:table-cell>
          <table:table-cell table:style-name="ce283" office:value-type="string">
            <text:p>FNC_SOC_PEO_PRO_07</text:p>
          </table:table-cell>
          <table:table-cell table:style-name="ce202" table:formula="of:=IF(MID([.F53];6;1)&gt;MID([.F52];6;1);[.C52];[.C52]+1)" office:value-type="float" office:value="9">
            <text:p>9.00</text:p>
          </table:table-cell>
          <table:table-cell table:style-name="ce288" office:value-type="string">
            <text:p>Social/people/edit profile</text:p>
          </table:table-cell>
          <table:table-cell table:style-name="ce224" office:value-type="string">
            <text:p>Edit your basic information with length of <text:s/>Last Name field is less than 1 </text:p>
          </table:table-cell>
          <table:table-cell table:style-name="ce307" office:value-type="string">
            <text:p>Step 1: Go to my profile page</text:p>
          </table:table-cell>
          <table:table-cell table:style-name="ce307" office:value-type="string">
            <text:p>- Sign in system</text:p>
            <text:p>- Select <text:span text:style-name="T7">Profile</text:span> page on User Toolbar portlet in the upper right corner of the screen</text:p>
          </table:table-cell>
          <table:table-cell table:style-name="ce317" office:value-type="string">
            <text:p>Show content of my profile page</text:p>
          </table:table-cell>
          <table:table-cell table:style-name="ce244" office:value-type="string">
            <text:p>Low</text:p>
          </table:table-cell>
          <table:table-cell table:style-name="ce257" office:value-type="string">
            <text:p>Duplicate with FNC_SOC_PEO_PRO_07_005</text:p>
          </table:table-cell>
          <table:table-cell table:style-name="ce257" table:number-columns-repeated="9"/>
          <table:table-cell table:style-name="ce273" table:number-columns-repeated="228"/>
          <table:table-cell table:style-name="ce277" table:number-columns-repeated="9"/>
        </table:table-row>
        <table:table-row table:style-name="ro22">
          <table:table-cell table:style-name="ce184" table:formula="of:=IF(MID([.F54];6;1)&gt;MID([.F53];6;1);&quot;&quot;;MAX([.A$7:.A53])+1)">
            <text:p/>
          </table:table-cell>
          <table:table-cell table:style-name="ce283" office:value-type="string">
            <text:p>FNC_SOC_PEO_PRO_07</text:p>
          </table:table-cell>
          <table:table-cell table:style-name="ce202" table:formula="of:=IF(MID([.F54];6;1)&gt;MID([.F53];6;1);[.C53];[.C53]+1)" office:value-type="float" office:value="9">
            <text:p>9.00</text:p>
          </table:table-cell>
          <table:table-cell table:style-name="ce288" office:value-type="string">
            <text:p>Social/people/edit profile</text:p>
          </table:table-cell>
          <table:table-cell table:style-name="ce225" office:value-type="string">
            <text:p>Edit your basic information with length of <text:s/>Last Name field is less than 1 </text:p>
          </table:table-cell>
          <table:table-cell table:style-name="ce307" office:value-type="string">
            <text:p>Step 2: View your profile</text:p>
          </table:table-cell>
          <table:table-cell table:style-name="ce307" office:value-type="string">
            <text:p>- Select <text:span text:style-name="T7">Profile </text:span><text:span text:style-name="T9">in the left pane</text:span></text:p>
          </table:table-cell>
          <table:table-cell table:style-name="ce307" office:value-type="string">
            <text:p>Show user's profile.</text:p>
          </table:table-cell>
          <table:table-cell table:style-name="ce244" office:value-type="string">
            <text:p>Low</text:p>
          </table:table-cell>
          <table:table-cell table:style-name="ce257" table:number-columns-repeated="10"/>
          <table:table-cell table:style-name="ce273" table:number-columns-repeated="228"/>
          <table:table-cell table:style-name="ce277" table:number-columns-repeated="9"/>
        </table:table-row>
        <table:table-row table:style-name="ro42">
          <table:table-cell table:style-name="ce184" table:formula="of:=IF(MID([.F55];6;1)&gt;MID([.F54];6;1);&quot;&quot;;MAX([.A$7:.A54])+1)">
            <text:p/>
          </table:table-cell>
          <table:table-cell table:style-name="ce283" office:value-type="string">
            <text:p>FNC_SOC_PEO_PRO_07</text:p>
          </table:table-cell>
          <table:table-cell table:style-name="ce202" table:formula="of:=IF(MID([.F55];6;1)&gt;MID([.F54];6;1);[.C54];[.C54]+1)" office:value-type="float" office:value="9">
            <text:p>9.00</text:p>
          </table:table-cell>
          <table:table-cell table:style-name="ce288" office:value-type="string">
            <text:p>Social/people/edit profile</text:p>
          </table:table-cell>
          <table:table-cell table:style-name="ce225" office:value-type="string">
            <text:p>Edit your basic information with length of <text:s/>Last Name field is less than 1 </text:p>
          </table:table-cell>
          <table:table-cell table:style-name="ce307" office:value-type="string">
            <text:p>Step 3: Edit basic information with length of Last Name field is less than 1</text:p>
          </table:table-cell>
          <table:table-cell table:style-name="ce307" office:value-type="string">
            <text:p>- Select basic information and click on [Edit] icon</text:p>
            <text:p>- Enter less than 1 chars into Last Name field, enter valid data into First Name field</text:p>
            <text:p>- Click on [save] button</text:p>
          </table:table-cell>
          <table:table-cell table:style-name="ce307" office:value-type="string">
            <text:p>Show warming message: “The field " Last Name" must have length from "1" to "45" characters.”</text:p>
          </table:table-cell>
          <table:table-cell table:style-name="ce244" office:value-type="string">
            <text:p>Low</text:p>
          </table:table-cell>
          <table:table-cell table:style-name="ce257" table:number-columns-repeated="10"/>
          <table:table-cell table:style-name="ce273" table:number-columns-repeated="228"/>
          <table:table-cell table:style-name="ce277" table:number-columns-repeated="9"/>
        </table:table-row>
        <table:table-row table:style-name="ro22">
          <table:table-cell table:formula="of:=IF(MID([.F56];6;1)&gt;MID([.F55];6;1);&quot;&quot;;MAX([.A$7:.A55])+1)" office:value-type="float" office:value="14">
            <text:p>14.00</text:p>
          </table:table-cell>
          <table:table-cell office:value-type="string">
            <text:p>FNC_SOC_PEO_PRO_07</text:p>
          </table:table-cell>
          <table:table-cell table:formula="of:=IF(MID([.F56];6;1)&gt;MID([.F55];6;1);[.C55];[.C55]+1)" office:value-type="float" office:value="10">
            <text:p>10.0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57];6;1)&gt;MID([.F56];6;1);&quot;&quot;;MAX([.A$7:.A56])+1)">
            <text:p/>
          </table:table-cell>
          <table:table-cell office:value-type="string">
            <text:p>FNC_SOC_PEO_PRO_07</text:p>
          </table:table-cell>
          <table:table-cell table:formula="of:=IF(MID([.F57];6;1)&gt;MID([.F56];6;1);[.C56];[.C56]+1)" office:value-type="float" office:value="10">
            <text:p>10.00</text:p>
          </table:table-cell>
          <table:table-cell office:value-type="string">
            <text:p>Social/people/edit profile</text:p>
          </table:table-cell>
          <table:table-cell table:style-name="ce216" office:value-type="string">
            <text:p>Edit your basic information with length of First Name field is over 45</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58];6;1)&gt;MID([.F57];6;1);&quot;&quot;;MAX([.A$7:.A57])+1)">
            <text:p/>
          </table:table-cell>
          <table:table-cell office:value-type="string">
            <text:p>FNC_SOC_PEO_PRO_07</text:p>
          </table:table-cell>
          <table:table-cell table:formula="of:=IF(MID([.F58];6;1)&gt;MID([.F57];6;1);[.C57];[.C57]+1)" office:value-type="float" office:value="10">
            <text:p>10.00</text:p>
          </table:table-cell>
          <table:table-cell office:value-type="string">
            <text:p>Social/people/edit profile</text:p>
          </table:table-cell>
          <table:table-cell table:style-name="ce216"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35" office:value-type="string">
            <text:p>Show warming message: “The field " Last Name" must have length from "1" to "45" characters.”</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59];6;1)&gt;MID([.F58];6;1);&quot;&quot;;MAX([.A$7:.A58])+1)" office:value-type="float" office:value="15">
            <text:p>15.00</text:p>
          </table:table-cell>
          <table:table-cell office:value-type="string">
            <text:p>FNC_SOC_PEO_PRO_07</text:p>
          </table:table-cell>
          <table:table-cell table:formula="of:=IF(MID([.F59];6;1)&gt;MID([.F58];6;1);[.C58];[.C58]+1)" office:value-type="float" office:value="11">
            <text:p>11.00</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0];6;1)&gt;MID([.F59];6;1);&quot;&quot;;MAX([.A$7:.A59])+1)">
            <text:p/>
          </table:table-cell>
          <table:table-cell office:value-type="string">
            <text:p>FNC_SOC_PEO_PRO_07</text:p>
          </table:table-cell>
          <table:table-cell table:formula="of:=IF(MID([.F60];6;1)&gt;MID([.F59];6;1);[.C59];[.C59]+1)" office:value-type="float" office:value="11">
            <text:p>11.00</text:p>
          </table:table-cell>
          <table:table-cell office:value-type="string">
            <text:p>Social/people/edit profile</text:p>
          </table:table-cell>
          <table:table-cell table:style-name="ce216" office:value-type="string">
            <text:p>Edit your basic information with length of Last Name field is over 45</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61];6;1)&gt;MID([.F60];6;1);&quot;&quot;;MAX([.A$7:.A60])+1)">
            <text:p/>
          </table:table-cell>
          <table:table-cell office:value-type="string">
            <text:p>FNC_SOC_PEO_PRO_07</text:p>
          </table:table-cell>
          <table:table-cell table:formula="of:=IF(MID([.F61];6;1)&gt;MID([.F60];6;1);[.C60];[.C60]+1)" office:value-type="float" office:value="11">
            <text:p>11.00</text:p>
          </table:table-cell>
          <table:table-cell office:value-type="string">
            <text:p>Social/people/edit profile</text:p>
          </table:table-cell>
          <table:table-cell table:style-name="ce216"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10">- Enter over 45 chars into Last Name, enter valid data into First Name field </text:span></text:p>
            <text:p><text:span text:style-name="T10">- Click on [save] button</text:span></text:p>
          </table:table-cell>
          <table:table-cell table:style-name="ce235" office:value-type="string">
            <text:p>Show warming message: “The field " Last Name" must have length from "1" to "45" characters.”</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2];6;1)&gt;MID([.F61];6;1);&quot;&quot;;MAX([.A$7:.A61])+1)" office:value-type="float" office:value="16">
            <text:p>16.00</text:p>
          </table:table-cell>
          <table:table-cell office:value-type="string">
            <text:p>FNC_SOC_PEO_PRO_07</text:p>
          </table:table-cell>
          <table:table-cell table:formula="of:=IF(MID([.F62];6;1)&gt;MID([.F61];6;1);[.C61];[.C61]+1)" office:value-type="float" office:value="12">
            <text:p>12.00</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3];6;1)&gt;MID([.F62];6;1);&quot;&quot;;MAX([.A$7:.A62])+1)">
            <text:p/>
          </table:table-cell>
          <table:table-cell office:value-type="string">
            <text:p>FNC_SOC_PEO_PRO_07</text:p>
          </table:table-cell>
          <table:table-cell table:formula="of:=IF(MID([.F63];6;1)&gt;MID([.F62];6;1);[.C62];[.C62]+1)" office:value-type="float" office:value="12">
            <text:p>12.00</text:p>
          </table:table-cell>
          <table:table-cell office:value-type="string">
            <text:p>Social/people/edit profile</text:p>
          </table:table-cell>
          <table:table-cell table:style-name="ce216"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64];6;1)&gt;MID([.F63];6;1);&quot;&quot;;MAX([.A$7:.A63])+1)">
            <text:p/>
          </table:table-cell>
          <table:table-cell office:value-type="string">
            <text:p>FNC_SOC_PEO_PRO_07</text:p>
          </table:table-cell>
          <table:table-cell table:formula="of:=IF(MID([.F64];6;1)&gt;MID([.F63];6;1);[.C63];[.C63]+1)" office:value-type="float" office:value="12">
            <text:p>12.00</text:p>
          </table:table-cell>
          <table:table-cell office:value-type="string">
            <text:p>Social/people/edit profile</text:p>
          </table:table-cell>
          <table:table-cell table:style-name="ce216"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313" office:value-type="string">
            <text:p>Show the warming message: “The "First Name" field must start with a character. “</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5];6;1)&gt;MID([.F64];6;1);&quot;&quot;;MAX([.A$7:.A64])+1)" office:value-type="float" office:value="17">
            <text:p>17.00</text:p>
          </table:table-cell>
          <table:table-cell office:value-type="string">
            <text:p>FNC_SOC_PEO_PRO_07</text:p>
          </table:table-cell>
          <table:table-cell table:formula="of:=IF(MID([.F65];6;1)&gt;MID([.F64];6;1);[.C64];[.C64]+1)" office:value-type="float" office:value="13">
            <text:p>13.00</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6];6;1)&gt;MID([.F65];6;1);&quot;&quot;;MAX([.A$7:.A65])+1)">
            <text:p/>
          </table:table-cell>
          <table:table-cell office:value-type="string">
            <text:p>FNC_SOC_PEO_PRO_07</text:p>
          </table:table-cell>
          <table:table-cell table:formula="of:=IF(MID([.F66];6;1)&gt;MID([.F65];6;1);[.C65];[.C65]+1)" office:value-type="float" office:value="13">
            <text:p>13.00</text:p>
          </table:table-cell>
          <table:table-cell office:value-type="string">
            <text:p>Social/people/edit profile</text:p>
          </table:table-cell>
          <table:table-cell table:style-name="ce216"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67];6;1)&gt;MID([.F66];6;1);&quot;&quot;;MAX([.A$7:.A66])+1)">
            <text:p/>
          </table:table-cell>
          <table:table-cell office:value-type="string">
            <text:p>FNC_SOC_PEO_PRO_07</text:p>
          </table:table-cell>
          <table:table-cell table:formula="of:=IF(MID([.F67];6;1)&gt;MID([.F66];6;1);[.C66];[.C66]+1)" office:value-type="float" office:value="13">
            <text:p>13.00</text:p>
          </table:table-cell>
          <table:table-cell office:value-type="string">
            <text:p>Social/people/edit profile</text:p>
          </table:table-cell>
          <table:table-cell table:style-name="ce216"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313" office:value-type="string">
            <text:p>Show the warming message: “The "Last Name” field must start with a character. “</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8];6;1)&gt;MID([.F67];6;1);&quot;&quot;;MAX([.A$7:.A67])+1)" office:value-type="float" office:value="18">
            <text:p>18.00</text:p>
          </table:table-cell>
          <table:table-cell office:value-type="string">
            <text:p>FNC_SOC_PEO_PRO_07</text:p>
          </table:table-cell>
          <table:table-cell table:formula="of:=IF(MID([.F68];6;1)&gt;MID([.F67];6;1);[.C67];[.C67]+1)" office:value-type="float" office:value="14">
            <text:p>14.00</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0">
          <table:table-cell table:formula="of:=IF(MID([.F69];6;1)&gt;MID([.F68];6;1);&quot;&quot;;MAX([.A$7:.A68])+1)">
            <text:p/>
          </table:table-cell>
          <table:table-cell office:value-type="string">
            <text:p>FNC_SOC_PEO_PRO_07</text:p>
          </table:table-cell>
          <table:table-cell table:formula="of:=IF(MID([.F69];6;1)&gt;MID([.F68];6;1);[.C68];[.C68]+1)" office:value-type="float" office:value="14">
            <text:p>14.00</text:p>
          </table:table-cell>
          <table:table-cell office:value-type="string">
            <text:p>Social/people/edit profile</text:p>
          </table:table-cell>
          <table:table-cell table:style-name="ce213" office:value-type="string">
            <text:p>Edit basic information with valid email</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70];6;1)&gt;MID([.F69];6;1);&quot;&quot;;MAX([.A$7:.A69])+1)">
            <text:p/>
          </table:table-cell>
          <table:table-cell office:value-type="string">
            <text:p>FNC_SOC_PEO_PRO_07</text:p>
          </table:table-cell>
          <table:table-cell table:formula="of:=IF(MID([.F70];6;1)&gt;MID([.F69];6;1);[.C69];[.C69]+1)" office:value-type="float" office:value="14">
            <text:p>14.00</text:p>
          </table:table-cell>
          <table:table-cell office:value-type="string">
            <text:p>Social/people/edit profile</text:p>
          </table:table-cell>
          <table:table-cell table:style-name="ce213"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313" office:value-type="string">
            <text:p>Save all the value which user has entered.</text:p>
            <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71];6;1)&gt;MID([.F70];6;1);&quot;&quot;;MAX([.A$7:.A70])+1)" office:value-type="float" office:value="19">
            <text:p>19.00</text:p>
          </table:table-cell>
          <table:table-cell office:value-type="string">
            <text:p>FNC_SOC_PEO_PRO_07</text:p>
          </table:table-cell>
          <table:table-cell table:formula="of:=IF(MID([.F71];6;1)&gt;MID([.F70];6;1);[.C70];[.C70]+1)" office:value-type="float" office:value="15">
            <text:p>15.00</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0">
          <table:table-cell table:formula="of:=IF(MID([.F72];6;1)&gt;MID([.F71];6;1);&quot;&quot;;MAX([.A$7:.A71])+1)">
            <text:p/>
          </table:table-cell>
          <table:table-cell office:value-type="string">
            <text:p>FNC_SOC_PEO_PRO_07</text:p>
          </table:table-cell>
          <table:table-cell table:formula="of:=IF(MID([.F72];6;1)&gt;MID([.F71];6;1);[.C71];[.C71]+1)" office:value-type="float" office:value="15">
            <text:p>15.00</text:p>
          </table:table-cell>
          <table:table-cell office:value-type="string">
            <text:p>Social/people/edit profile</text:p>
          </table:table-cell>
          <table:table-cell table:style-name="ce213" office:value-type="string">
            <text:p>Edit basic information with invalid email</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73];6;1)&gt;MID([.F72];6;1);&quot;&quot;;MAX([.A$7:.A72])+1)">
            <text:p/>
          </table:table-cell>
          <table:table-cell office:value-type="string">
            <text:p>FNC_SOC_PEO_PRO_07</text:p>
          </table:table-cell>
          <table:table-cell table:formula="of:=IF(MID([.F73];6;1)&gt;MID([.F72];6;1);[.C72];[.C72]+1)" office:value-type="float" office:value="15">
            <text:p>15.00</text:p>
          </table:table-cell>
          <table:table-cell office:value-type="string">
            <text:p>Social/people/edit profile</text:p>
          </table:table-cell>
          <table:table-cell table:style-name="ce213"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313" office:value-type="string">
            <text:p>Auto check and show message: “Must be a valid email address!”</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74];6;1)&gt;MID([.F73];6;1);&quot;&quot;;MAX([.A$7:.A73])+1)" office:value-type="float" office:value="20">
            <text:p>20.00</text:p>
          </table:table-cell>
          <table:table-cell office:value-type="string">
            <text:p>FNC_SOC_PEO_PRO_07</text:p>
          </table:table-cell>
          <table:table-cell table:formula="of:=IF(MID([.F74];6;1)&gt;MID([.F73];6;1);[.C73];[.C73]+1)" office:value-type="float" office:value="16">
            <text:p>16.00</text:p>
          </table:table-cell>
          <table:table-cell office:value-type="string">
            <text:p>Social/people/edit profile</text:p>
          </table:table-cell>
          <table:table-cell table:style-name="ce290"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8" table:number-columns-repeated="10"/>
          <table:table-cell table:style-name="ce272" table:number-columns-repeated="228"/>
          <table:table-cell table:number-columns-repeated="9"/>
        </table:table-row>
        <table:table-row table:style-name="ro30">
          <table:table-cell table:formula="of:=IF(MID([.F75];6;1)&gt;MID([.F74];6;1);&quot;&quot;;MAX([.A$7:.A74])+1)">
            <text:p/>
          </table:table-cell>
          <table:table-cell office:value-type="string">
            <text:p>FNC_SOC_PEO_PRO_07</text:p>
          </table:table-cell>
          <table:table-cell table:formula="of:=IF(MID([.F75];6;1)&gt;MID([.F74];6;1);[.C74];[.C74]+1)" office:value-type="float" office:value="16">
            <text:p>16.00</text:p>
          </table:table-cell>
          <table:table-cell office:value-type="string">
            <text:p>Social/people/edit profile</text:p>
          </table:table-cell>
          <table:table-cell table:style-name="ce211" office:value-type="string">
            <text:p>Edit basic information with Email is blank</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8" table:number-columns-repeated="10"/>
          <table:table-cell table:style-name="ce272" table:number-columns-repeated="228"/>
          <table:table-cell table:number-columns-repeated="9"/>
        </table:table-row>
        <table:table-row table:style-name="ro42">
          <table:table-cell table:formula="of:=IF(MID([.F76];6;1)&gt;MID([.F75];6;1);&quot;&quot;;MAX([.A$7:.A75])+1)">
            <text:p/>
          </table:table-cell>
          <table:table-cell office:value-type="string">
            <text:p>FNC_SOC_PEO_PRO_07</text:p>
          </table:table-cell>
          <table:table-cell table:formula="of:=IF(MID([.F76];6;1)&gt;MID([.F75];6;1);[.C75];[.C75]+1)" office:value-type="float" office:value="16">
            <text:p>16.00</text:p>
          </table:table-cell>
          <table:table-cell office:value-type="string">
            <text:p>Social/people/edit profile</text:p>
          </table:table-cell>
          <table:table-cell table:style-name="ce211"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8">The field "Email " is required. </text:span></text:p>
          </table:table-cell>
          <table:table-cell office:value-type="string">
            <text:p>Low</text:p>
          </table:table-cell>
          <table:table-cell table:style-name="ce258" table:number-columns-repeated="10"/>
          <table:table-cell table:style-name="ce272" table:number-columns-repeated="228"/>
          <table:table-cell table:number-columns-repeated="9"/>
        </table:table-row>
        <table:table-row table:style-name="ro22">
          <table:table-cell table:formula="of:=IF(MID([.F77];6;1)&gt;MID([.F76];6;1);&quot;&quot;;MAX([.A$7:.A76])+1)" office:value-type="float" office:value="21">
            <text:p>21.00</text:p>
          </table:table-cell>
          <table:table-cell office:value-type="string">
            <text:p>FNC_SOC_PEO_PRO_07</text:p>
          </table:table-cell>
          <table:table-cell table:formula="of:=IF(MID([.F77];6;1)&gt;MID([.F76];6;1);[.C76];[.C76]+1)" office:value-type="float" office:value="17">
            <text:p>17.00</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0">
          <table:table-cell table:formula="of:=IF(MID([.F78];6;1)&gt;MID([.F77];6;1);&quot;&quot;;MAX([.A$7:.A77])+1)">
            <text:p/>
          </table:table-cell>
          <table:table-cell office:value-type="string">
            <text:p>FNC_SOC_PEO_PRO_07</text:p>
          </table:table-cell>
          <table:table-cell table:formula="of:=IF(MID([.F78];6;1)&gt;MID([.F77];6;1);[.C77];[.C77]+1)" office:value-type="float" office:value="17">
            <text:p>17.00</text:p>
          </table:table-cell>
          <table:table-cell office:value-type="string">
            <text:p>Social/people/edit profile</text:p>
          </table:table-cell>
          <table:table-cell table:style-name="ce213" office:value-type="string">
            <text:p>Cancel Edit basic information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79];6;1)&gt;MID([.F78];6;1);&quot;&quot;;MAX([.A$7:.A78])+1)">
            <text:p/>
          </table:table-cell>
          <table:table-cell office:value-type="string">
            <text:p>FNC_SOC_PEO_PRO_07</text:p>
          </table:table-cell>
          <table:table-cell table:formula="of:=IF(MID([.F79];6;1)&gt;MID([.F78];6;1);[.C78];[.C78]+1)" office:value-type="float" office:value="17">
            <text:p>17.00</text:p>
          </table:table-cell>
          <table:table-cell office:value-type="string">
            <text:p>Social/people/edit profile</text:p>
          </table:table-cell>
          <table:table-cell table:style-name="ce213"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313" office:value-type="string">
            <text:p>Close Edit information form and back to Profile page, new value is not saved</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80];6;1)&gt;MID([.F79];6;1);&quot;&quot;;MAX([.A$7:.A79])+1)" office:value-type="float" office:value="22">
            <text:p>22.00</text:p>
          </table:table-cell>
          <table:table-cell office:value-type="string">
            <text:p>FNC_SOC_PEO_PRO_07</text:p>
          </table:table-cell>
          <table:table-cell table:formula="of:=IF(MID([.F80];6;1)&gt;MID([.F79];6;1);[.C79];[.C79]+1)" office:value-type="float" office:value="18">
            <text:p>18.00</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81];6;1)&gt;MID([.F80];6;1);&quot;&quot;;MAX([.A$7:.A80])+1)">
            <text:p/>
          </table:table-cell>
          <table:table-cell office:value-type="string">
            <text:p>FNC_SOC_PEO_PRO_07</text:p>
          </table:table-cell>
          <table:table-cell table:formula="of:=IF(MID([.F81];6;1)&gt;MID([.F80];6;1);[.C80];[.C80]+1)" office:value-type="float" office:value="18">
            <text:p>18.00</text:p>
          </table:table-cell>
          <table:table-cell office:value-type="string">
            <text:p>Social/people/edit profile</text:p>
          </table:table-cell>
          <table:table-cell table:style-name="ce213" office:value-type="string">
            <text:p>Edit information of Contact with valid value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82];6;1)&gt;MID([.F81];6;1);&quot;&quot;;MAX([.A$7:.A81])+1)">
            <text:p/>
          </table:table-cell>
          <table:table-cell office:value-type="string">
            <text:p>FNC_SOC_PEO_PRO_07</text:p>
          </table:table-cell>
          <table:table-cell table:formula="of:=IF(MID([.F82];6;1)&gt;MID([.F81];6;1);[.C81];[.C81]+1)" office:value-type="float" office:value="18">
            <text:p>18.00</text:p>
          </table:table-cell>
          <table:table-cell office:value-type="string">
            <text:p>Social/people/edit profile</text:p>
          </table:table-cell>
          <table:table-cell table:style-name="ce213"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83];6;1)&gt;MID([.F82];6;1);&quot;&quot;;MAX([.A$7:.A82])+1)" office:value-type="float" office:value="23">
            <text:p>23.00</text:p>
          </table:table-cell>
          <table:table-cell office:value-type="string">
            <text:p>FNC_SOC_PEO_PRO_07</text:p>
          </table:table-cell>
          <table:table-cell table:formula="of:=IF(MID([.F83];6;1)&gt;MID([.F82];6;1);[.C82];[.C82]+1)" office:value-type="float" office:value="19">
            <text:p>19.00</text:p>
          </table:table-cell>
          <table:table-cell office:value-type="string">
            <text:p>Social/people/edit profile</text:p>
          </table:table-cell>
          <table:table-cell table:style-name="ce290"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84];6;1)&gt;MID([.F83];6;1);&quot;&quot;;MAX([.A$7:.A83])+1)">
            <text:p/>
          </table:table-cell>
          <table:table-cell office:value-type="string">
            <text:p>FNC_SOC_PEO_PRO_07</text:p>
          </table:table-cell>
          <table:table-cell table:formula="of:=IF(MID([.F84];6;1)&gt;MID([.F83];6;1);[.C83];[.C83]+1)" office:value-type="float" office:value="19">
            <text:p>19.00</text:p>
          </table:table-cell>
          <table:table-cell office:value-type="string">
            <text:p>Social/people/edit profile</text:p>
          </table:table-cell>
          <table:table-cell table:style-name="ce211" office:value-type="string">
            <text:p>Edit Contact information with change value of Gend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85];6;1)&gt;MID([.F84];6;1);&quot;&quot;;MAX([.A$7:.A84])+1)">
            <text:p/>
          </table:table-cell>
          <table:table-cell office:value-type="string">
            <text:p>FNC_SOC_PEO_PRO_07</text:p>
          </table:table-cell>
          <table:table-cell table:formula="of:=IF(MID([.F85];6;1)&gt;MID([.F84];6;1);[.C84];[.C84]+1)" office:value-type="float" office:value="19">
            <text:p>19.00</text:p>
          </table:table-cell>
          <table:table-cell office:value-type="string">
            <text:p>Social/people/edit profile</text:p>
          </table:table-cell>
          <table:table-cell table:style-name="ce211"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314" office:value-type="string">
            <text:p>Edit information for contact successfully. </text:p>
            <text:p>These values are kept. Selected Gender is <text:s/>displayed</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86];6;1)&gt;MID([.F85];6;1);&quot;&quot;;MAX([.A$7:.A85])+1)" office:value-type="float" office:value="24">
            <text:p>24.00</text:p>
          </table:table-cell>
          <table:table-cell office:value-type="string">
            <text:p>FNC_SOC_PEO_PRO_07</text:p>
          </table:table-cell>
          <table:table-cell table:formula="of:=IF(MID([.F86];6;1)&gt;MID([.F85];6;1);[.C85];[.C85]+1)" office:value-type="float" office:value="20">
            <text:p>20.0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9">
          <table:table-cell table:formula="of:=IF(MID([.F87];6;1)&gt;MID([.F86];6;1);&quot;&quot;;MAX([.A$7:.A86])+1)">
            <text:p/>
          </table:table-cell>
          <table:table-cell office:value-type="string">
            <text:p>FNC_SOC_PEO_PRO_07</text:p>
          </table:table-cell>
          <table:table-cell table:formula="of:=IF(MID([.F87];6;1)&gt;MID([.F86];6;1);[.C86];[.C86]+1)" office:value-type="float" office:value="20">
            <text:p>20.00</text:p>
          </table:table-cell>
          <table:table-cell office:value-type="string">
            <text:p>Social/people/edit profile</text:p>
          </table:table-cell>
          <table:table-cell table:style-name="ce213" office:value-type="string">
            <text:p>Edit Contact information with 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8">
          <table:table-cell table:formula="of:=IF(MID([.F88];6;1)&gt;MID([.F87];6;1);&quot;&quot;;MAX([.A$7:.A87])+1)">
            <text:p/>
          </table:table-cell>
          <table:table-cell office:value-type="string">
            <text:p>FNC_SOC_PEO_PRO_07</text:p>
          </table:table-cell>
          <table:table-cell table:formula="of:=IF(MID([.F88];6;1)&gt;MID([.F87];6;1);[.C87];[.C87]+1)" office:value-type="float" office:value="20">
            <text:p>20.00</text:p>
          </table:table-cell>
          <table:table-cell office:value-type="string">
            <text:p>Social/people/edit profile</text:p>
          </table:table-cell>
          <table:table-cell table:style-name="ce213"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1">At the default, the first user edit phone, user will see “no phone number entered” before you click on [Add] </text:span></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22">
          <table:table-cell table:formula="of:=IF(MID([.F89];6;1)&gt;MID([.F88];6;1);&quot;&quot;;MAX([.A$7:.A88])+1)" office:value-type="float" office:value="25">
            <text:p>25.00</text:p>
          </table:table-cell>
          <table:table-cell office:value-type="string">
            <text:p>FNC_SOC_PEO_PRO_07</text:p>
          </table:table-cell>
          <table:table-cell table:formula="of:=IF(MID([.F89];6;1)&gt;MID([.F88];6;1);[.C88];[.C88]+1)" office:value-type="float" office:value="21">
            <text:p>21.00</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9">
          <table:table-cell table:formula="of:=IF(MID([.F90];6;1)&gt;MID([.F89];6;1);&quot;&quot;;MAX([.A$7:.A89])+1)">
            <text:p/>
          </table:table-cell>
          <table:table-cell office:value-type="string">
            <text:p>FNC_SOC_PEO_PRO_07</text:p>
          </table:table-cell>
          <table:table-cell table:formula="of:=IF(MID([.F90];6;1)&gt;MID([.F89];6;1);[.C89];[.C89]+1)" office:value-type="float" office:value="21">
            <text:p>21.00</text:p>
          </table:table-cell>
          <table:table-cell office:value-type="string">
            <text:p>Social/people/edit profile</text:p>
          </table:table-cell>
          <table:table-cell table:style-name="ce213" office:value-type="string">
            <text:p>Edit Contact information with in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8">
          <table:table-cell table:formula="of:=IF(MID([.F91];6;1)&gt;MID([.F90];6;1);&quot;&quot;;MAX([.A$7:.A90])+1)">
            <text:p/>
          </table:table-cell>
          <table:table-cell office:value-type="string">
            <text:p>FNC_SOC_PEO_PRO_07</text:p>
          </table:table-cell>
          <table:table-cell table:formula="of:=IF(MID([.F91];6;1)&gt;MID([.F90];6;1);[.C90];[.C90]+1)" office:value-type="float" office:value="21">
            <text:p>21.00</text:p>
          </table:table-cell>
          <table:table-cell office:value-type="string">
            <text:p>Social/people/edit profile</text:p>
          </table:table-cell>
          <table:table-cell table:style-name="ce213"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22">
          <table:table-cell table:formula="of:=IF(MID([.F92];6;1)&gt;MID([.F91];6;1);&quot;&quot;;MAX([.A$7:.A91])+1)" office:value-type="float" office:value="26">
            <text:p>26.00</text:p>
          </table:table-cell>
          <table:table-cell office:value-type="string">
            <text:p>FNC_SOC_PEO_PRO_07</text:p>
          </table:table-cell>
          <table:table-cell table:formula="of:=IF(MID([.F92];6;1)&gt;MID([.F91];6;1);[.C91];[.C91]+1)" office:value-type="float" office:value="22">
            <text:p>22.00</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9">
          <table:table-cell table:formula="of:=IF(MID([.F93];6;1)&gt;MID([.F92];6;1);&quot;&quot;;MAX([.A$7:.A92])+1)">
            <text:p/>
          </table:table-cell>
          <table:table-cell office:value-type="string">
            <text:p>FNC_SOC_PEO_PRO_07</text:p>
          </table:table-cell>
          <table:table-cell table:formula="of:=IF(MID([.F93];6;1)&gt;MID([.F92];6;1);[.C92];[.C92]+1)" office:value-type="float" office:value="22">
            <text:p>22.00</text:p>
          </table:table-cell>
          <table:table-cell office:value-type="string">
            <text:p>Social/people/edit profile</text:p>
          </table:table-cell>
          <table:table-cell table:style-name="ce213" office:value-type="string">
            <text:p>Edit Contact information with add multi phone number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51">
          <table:table-cell table:formula="of:=IF(MID([.F94];6;1)&gt;MID([.F93];6;1);&quot;&quot;;MAX([.A$7:.A93])+1)">
            <text:p/>
          </table:table-cell>
          <table:table-cell office:value-type="string">
            <text:p>FNC_SOC_PEO_PRO_07</text:p>
          </table:table-cell>
          <table:table-cell table:formula="of:=IF(MID([.F94];6;1)&gt;MID([.F93];6;1);[.C93];[.C93]+1)" office:value-type="float" office:value="22">
            <text:p>22.00</text:p>
          </table:table-cell>
          <table:table-cell office:value-type="string">
            <text:p>Social/people/edit profile</text:p>
          </table:table-cell>
          <table:table-cell table:style-name="ce213"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22">
          <table:table-cell table:formula="of:=IF(MID([.F95];6;1)&gt;MID([.F94];6;1);&quot;&quot;;MAX([.A$7:.A94])+1)" office:value-type="float" office:value="27">
            <text:p>27.00</text:p>
          </table:table-cell>
          <table:table-cell office:value-type="string">
            <text:p>FNC_SOC_PEO_PRO_07</text:p>
          </table:table-cell>
          <table:table-cell table:formula="of:=IF(MID([.F95];6;1)&gt;MID([.F94];6;1);[.C94];[.C94]+1)" office:value-type="float" office:value="23">
            <text:p>23.00</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7">
          <table:table-cell table:formula="of:=IF(MID([.F96];6;1)&gt;MID([.F95];6;1);&quot;&quot;;MAX([.A$7:.A95])+1)">
            <text:p/>
          </table:table-cell>
          <table:table-cell office:value-type="string">
            <text:p>FNC_SOC_PEO_PRO_07</text:p>
          </table:table-cell>
          <table:table-cell table:formula="of:=IF(MID([.F96];6;1)&gt;MID([.F95];6;1);[.C95];[.C95]+1)" office:value-type="float" office:value="23">
            <text:p>23.00</text:p>
          </table:table-cell>
          <table:table-cell office:value-type="string">
            <text:p>Social/people/edit profile</text:p>
          </table:table-cell>
          <table:table-cell table:style-name="ce213" office:value-type="string">
            <text:p>Edit Contact information with Deleting phone </text:p>
          </table:table-cell>
          <table:table-cell office:value-type="string">
            <text:p>Step 2: Add more phone number</text:p>
          </table:table-cell>
          <table:table-cell office:value-type="string">
            <text:p>- Select <text:span text:style-name="T7">Profile </text:span><text:span text:style-name="T9">in the 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2">
          <table:table-cell table:formula="of:=IF(MID([.F97];6;1)&gt;MID([.F96];6;1);&quot;&quot;;MAX([.A$7:.A96])+1)">
            <text:p/>
          </table:table-cell>
          <table:table-cell office:value-type="string">
            <text:p>FNC_SOC_PEO_PRO_07</text:p>
          </table:table-cell>
          <table:table-cell table:formula="of:=IF(MID([.F97];6;1)&gt;MID([.F96];6;1);[.C96];[.C96]+1)" office:value-type="float" office:value="23">
            <text:p>23.00</text:p>
          </table:table-cell>
          <table:table-cell office:value-type="string">
            <text:p>Social/people/edit profile</text:p>
          </table:table-cell>
          <table:table-cell table:style-name="ce213" office:value-type="string">
            <text:p>Edit Contact information with Deleting phone </text:p>
          </table:table-cell>
          <table:table-cell office:value-type="string">
            <text:p>Step 3: Delete the phone number</text:p>
          </table:table-cell>
          <table:table-cell table:style-name="ce311"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22">
          <table:table-cell table:formula="of:=IF(MID([.F98];6;1)&gt;MID([.F97];6;1);&quot;&quot;;MAX([.A$7:.A97])+1)" office:value-type="float" office:value="28">
            <text:p>28.00</text:p>
          </table:table-cell>
          <table:table-cell office:value-type="string">
            <text:p>FNC_SOC_PEO_PRO_07</text:p>
          </table:table-cell>
          <table:table-cell table:formula="of:=IF(MID([.F98];6;1)&gt;MID([.F97];6;1);[.C97];[.C97]+1)" office:value-type="float" office:value="24">
            <text:p>24.00</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8">
          <table:table-cell table:formula="of:=IF(MID([.F99];6;1)&gt;MID([.F98];6;1);&quot;&quot;;MAX([.A$7:.A98])+1)">
            <text:p/>
          </table:table-cell>
          <table:table-cell office:value-type="string">
            <text:p>FNC_SOC_PEO_PRO_07</text:p>
          </table:table-cell>
          <table:table-cell table:formula="of:=IF(MID([.F99];6;1)&gt;MID([.F98];6;1);[.C98];[.C98]+1)" office:value-type="float" office:value="24">
            <text:p>24.00</text:p>
          </table:table-cell>
          <table:table-cell office:value-type="string">
            <text:p>Social/people/edit profile</text:p>
          </table:table-cell>
          <table:table-cell table:style-name="ce213" office:value-type="string">
            <text:p>Edit Contact information with valid instant messaging</text:p>
          </table:table-cell>
          <table:table-cell office:value-type="string">
            <text:p>Step 2: Enter vali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22">
          <table:table-cell table:formula="of:=IF(MID([.F100];6;1)&gt;MID([.F99];6;1);&quot;&quot;;MAX([.A$7:.A99])+1)" office:value-type="float" office:value="29">
            <text:p>29.00</text:p>
          </table:table-cell>
          <table:table-cell office:value-type="string">
            <text:p>FNC_SOC_PEO_PRO_07</text:p>
          </table:table-cell>
          <table:table-cell table:formula="of:=IF(MID([.F100];6;1)&gt;MID([.F99];6;1);[.C99];[.C99]+1)" office:value-type="float" office:value="25">
            <text:p>25.00</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01];6;1)&gt;MID([.F100];6;1);&quot;&quot;;MAX([.A$7:.A100])+1)">
            <text:p/>
          </table:table-cell>
          <table:table-cell office:value-type="string">
            <text:p>FNC_SOC_PEO_PRO_07</text:p>
          </table:table-cell>
          <table:table-cell table:formula="of:=IF(MID([.F101];6;1)&gt;MID([.F100];6;1);[.C100];[.C100]+1)" office:value-type="float" office:value="25">
            <text:p>25.00</text:p>
          </table:table-cell>
          <table:table-cell office:value-type="string">
            <text:p>Social/people/edit profile</text:p>
          </table:table-cell>
          <table:table-cell table:style-name="ce213" office:value-type="string">
            <text:p>Edit Contact information with Add multi instant messaging</text:p>
          </table:table-cell>
          <table:table-cell office:value-type="string">
            <text:p>Step 2: Add more instant messaging</text:p>
          </table:table-cell>
          <table:table-cell office:value-type="string">
            <text:p>- Select <text:span text:style-name="T7">Profile </text:span><text:span text:style-name="T9">in the 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2">
          <table:table-cell table:formula="of:=IF(MID([.F102];6;1)&gt;MID([.F101];6;1);&quot;&quot;;MAX([.A$7:.A101])+1)" office:value-type="float" office:value="30">
            <text:p>30.00</text:p>
          </table:table-cell>
          <table:table-cell office:value-type="string">
            <text:p>FNC_SOC_PEO_PRO_07</text:p>
          </table:table-cell>
          <table:table-cell table:formula="of:=IF(MID([.F102];6;1)&gt;MID([.F101];6;1);[.C101];[.C101]+1)" office:value-type="float" office:value="26">
            <text:p>26.00</text:p>
          </table:table-cell>
          <table:table-cell office:value-type="string">
            <text:p>Social/people/edit profile</text:p>
          </table:table-cell>
          <table:table-cell table:style-name="ce290"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8">
          <table:table-cell table:formula="of:=IF(MID([.F103];6;1)&gt;MID([.F102];6;1);&quot;&quot;;MAX([.A$7:.A102])+1)">
            <text:p/>
          </table:table-cell>
          <table:table-cell office:value-type="string">
            <text:p>FNC_SOC_PEO_PRO_07</text:p>
          </table:table-cell>
          <table:table-cell table:formula="of:=IF(MID([.F103];6;1)&gt;MID([.F102];6;1);[.C102];[.C102]+1)" office:value-type="float" office:value="26">
            <text:p>26.00</text:p>
          </table:table-cell>
          <table:table-cell office:value-type="string">
            <text:p>Social/people/edit profile</text:p>
          </table:table-cell>
          <table:table-cell table:style-name="ce211" office:value-type="string">
            <text:p>Edit Contact information with Delete instant messaging</text:p>
          </table:table-cell>
          <table:table-cell office:value-type="string">
            <text:p>Step 2: Ad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2">
          <table:table-cell table:formula="of:=IF(MID([.F104];6;1)&gt;MID([.F103];6;1);&quot;&quot;;MAX([.A$7:.A103])+1)">
            <text:p/>
          </table:table-cell>
          <table:table-cell office:value-type="string">
            <text:p>FNC_SOC_PEO_PRO_07</text:p>
          </table:table-cell>
          <table:table-cell table:formula="of:=IF(MID([.F104];6;1)&gt;MID([.F103];6;1);[.C103];[.C103]+1)" office:value-type="float" office:value="26">
            <text:p>26.00</text:p>
          </table:table-cell>
          <table:table-cell office:value-type="string">
            <text:p>Social/people/edit profile</text:p>
          </table:table-cell>
          <table:table-cell table:style-name="ce211" office:value-type="string">
            <text:p>Edit Contact information with Delete instant messaging</text:p>
          </table:table-cell>
          <table:table-cell office:value-type="string">
            <text:p>Step 3: Delete the instant messaging</text:p>
          </table:table-cell>
          <table:table-cell table:style-name="ce311"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22">
          <table:table-cell table:formula="of:=IF(MID([.F105];6;1)&gt;MID([.F104];6;1);&quot;&quot;;MAX([.A$7:.A104])+1)" office:value-type="float" office:value="31">
            <text:p>31.00</text:p>
          </table:table-cell>
          <table:table-cell office:value-type="string">
            <text:p>FNC_SOC_PEO_PRO_07</text:p>
          </table:table-cell>
          <table:table-cell table:formula="of:=IF(MID([.F105];6;1)&gt;MID([.F104];6;1);[.C104];[.C104]+1)" office:value-type="float" office:value="27">
            <text:p>27.00</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7">
          <table:table-cell table:formula="of:=IF(MID([.F106];6;1)&gt;MID([.F105];6;1);&quot;&quot;;MAX([.A$7:.A105])+1)">
            <text:p/>
          </table:table-cell>
          <table:table-cell office:value-type="string">
            <text:p>FNC_SOC_PEO_PRO_07</text:p>
          </table:table-cell>
          <table:table-cell table:formula="of:=IF(MID([.F106];6;1)&gt;MID([.F105];6;1);[.C105];[.C105]+1)" office:value-type="float" office:value="27">
            <text:p>27.00</text:p>
          </table:table-cell>
          <table:table-cell office:value-type="string">
            <text:p>Social/people/edit profile</text:p>
          </table:table-cell>
          <table:table-cell table:style-name="ce213" office:value-type="string">
            <text:p>Edit Contact information with 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22">
          <table:table-cell table:formula="of:=IF(MID([.F107];6;1)&gt;MID([.F106];6;1);&quot;&quot;;MAX([.A$7:.A106])+1)" office:value-type="float" office:value="32">
            <text:p>32.00</text:p>
          </table:table-cell>
          <table:table-cell office:value-type="string">
            <text:p>FNC_SOC_PEO_PRO_07</text:p>
          </table:table-cell>
          <table:table-cell table:formula="of:=IF(MID([.F107];6;1)&gt;MID([.F106];6;1);[.C106];[.C106]+1)" office:value-type="float" office:value="28">
            <text:p>28.00</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3">
          <table:table-cell table:formula="of:=IF(MID([.F108];6;1)&gt;MID([.F107];6;1);&quot;&quot;;MAX([.A$7:.A107])+1)">
            <text:p/>
          </table:table-cell>
          <table:table-cell office:value-type="string">
            <text:p>FNC_SOC_PEO_PRO_07</text:p>
          </table:table-cell>
          <table:table-cell table:formula="of:=IF(MID([.F108];6;1)&gt;MID([.F107];6;1);[.C107];[.C107]+1)" office:value-type="float" office:value="28">
            <text:p>28.00</text:p>
          </table:table-cell>
          <table:table-cell office:value-type="string">
            <text:p>Social/people/edit profile</text:p>
          </table:table-cell>
          <table:table-cell table:style-name="ce213" office:value-type="string">
            <text:p>Edit Contact information with in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9"> Invalid-url </text:span></text:p>
          </table:table-cell>
          <table:table-cell office:value-type="string">
            <text:p>Low</text:p>
          </table:table-cell>
          <table:table-cell table:number-columns-repeated="247"/>
        </table:table-row>
        <table:table-row table:style-name="ro22">
          <table:table-cell table:formula="of:=IF(MID([.F109];6;1)&gt;MID([.F108];6;1);&quot;&quot;;MAX([.A$7:.A108])+1)" office:value-type="float" office:value="33">
            <text:p>33.00</text:p>
          </table:table-cell>
          <table:table-cell office:value-type="string">
            <text:p>FNC_SOC_PEO_PRO_07</text:p>
          </table:table-cell>
          <table:table-cell table:formula="of:=IF(MID([.F109];6;1)&gt;MID([.F108];6;1);[.C108];[.C108]+1)" office:value-type="float" office:value="29">
            <text:p>29.00</text:p>
          </table:table-cell>
          <table:table-cell office:value-type="string">
            <text:p>Social/people/edit profile</text:p>
          </table:table-cell>
          <table:table-cell table:style-name="ce297" office:value-type="string">
            <text:p>Edit Contact information Add multi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3">
          <table:table-cell table:formula="of:=IF(MID([.F110];6;1)&gt;MID([.F109];6;1);&quot;&quot;;MAX([.A$7:.A109])+1)">
            <text:p/>
          </table:table-cell>
          <table:table-cell office:value-type="string">
            <text:p>FNC_SOC_PEO_PRO_07</text:p>
          </table:table-cell>
          <table:table-cell table:formula="of:=IF(MID([.F110];6;1)&gt;MID([.F109];6;1);[.C109];[.C109]+1)" office:value-type="float" office:value="29">
            <text:p>29.00</text:p>
          </table:table-cell>
          <table:table-cell office:value-type="string">
            <text:p>Social/people/edit profile</text:p>
          </table:table-cell>
          <table:table-cell table:style-name="ce213" office:value-type="string">
            <text:p>Edit Contact information Add multi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2">
          <table:table-cell table:formula="of:=IF(MID([.F111];6;1)&gt;MID([.F110];6;1);&quot;&quot;;MAX([.A$7:.A110])+1)" office:value-type="float" office:value="34">
            <text:p>34.00</text:p>
          </table:table-cell>
          <table:table-cell office:value-type="string">
            <text:p>FNC_SOC_PEO_PRO_07</text:p>
          </table:table-cell>
          <table:table-cell table:formula="of:=IF(MID([.F111];6;1)&gt;MID([.F110];6;1);[.C110];[.C110]+1)" office:value-type="float" office:value="30">
            <text:p>30.00</text:p>
          </table:table-cell>
          <table:table-cell office:value-type="string">
            <text:p>Social/people/edit profile</text:p>
          </table:table-cell>
          <table:table-cell table:style-name="ce290"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7">
          <table:table-cell table:formula="of:=IF(MID([.F112];6;1)&gt;MID([.F111];6;1);&quot;&quot;;MAX([.A$7:.A111])+1)">
            <text:p/>
          </table:table-cell>
          <table:table-cell office:value-type="string">
            <text:p>FNC_SOC_PEO_PRO_07</text:p>
          </table:table-cell>
          <table:table-cell table:formula="of:=IF(MID([.F112];6;1)&gt;MID([.F111];6;1);[.C111];[.C111]+1)" office:value-type="float" office:value="30">
            <text:p>30.00</text:p>
          </table:table-cell>
          <table:table-cell office:value-type="string">
            <text:p>Social/people/edit profile</text:p>
          </table:table-cell>
          <table:table-cell table:style-name="ce211" office:value-type="string">
            <text:p>Edit Contact information with Delete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6">
          <table:table-cell table:formula="of:=IF(MID([.F113];6;1)&gt;MID([.F112];6;1);&quot;&quot;;MAX([.A$7:.A112])+1)">
            <text:p/>
          </table:table-cell>
          <table:table-cell office:value-type="string">
            <text:p>FNC_SOC_PEO_PRO_07</text:p>
          </table:table-cell>
          <table:table-cell table:formula="of:=IF(MID([.F113];6;1)&gt;MID([.F112];6;1);[.C112];[.C112]+1)" office:value-type="float" office:value="30">
            <text:p>30.00</text:p>
          </table:table-cell>
          <table:table-cell office:value-type="string">
            <text:p>Social/people/edit profile</text:p>
          </table:table-cell>
          <table:table-cell table:style-name="ce211" office:value-type="string">
            <text:p>Edit Contact information with Delete urls</text:p>
          </table:table-cell>
          <table:table-cell office:value-type="string">
            <text:p>Step 3: Delete the urls</text:p>
          </table:table-cell>
          <table:table-cell table:style-name="ce311"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22">
          <table:table-cell table:formula="of:=IF(MID([.F114];6;1)&gt;MID([.F113];6;1);&quot;&quot;;MAX([.A$7:.A113])+1)" office:value-type="float" office:value="35">
            <text:p>35.00</text:p>
          </table:table-cell>
          <table:table-cell office:value-type="string">
            <text:p>FNC_SOC_PEO_PRO_07</text:p>
          </table:table-cell>
          <table:table-cell table:formula="of:=IF(MID([.F114];6;1)&gt;MID([.F113];6;1);[.C113];[.C113]+1)" office:value-type="float" office:value="31">
            <text:p>31.00</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7">
          <table:table-cell table:formula="of:=IF(MID([.F115];6;1)&gt;MID([.F114];6;1);&quot;&quot;;MAX([.A$7:.A114])+1)">
            <text:p/>
          </table:table-cell>
          <table:table-cell office:value-type="string">
            <text:p>FNC_SOC_PEO_PRO_07</text:p>
          </table:table-cell>
          <table:table-cell table:formula="of:=IF(MID([.F115];6;1)&gt;MID([.F114];6;1);[.C114];[.C114]+1)" office:value-type="float" office:value="31">
            <text:p>31.00</text:p>
          </table:table-cell>
          <table:table-cell office:value-type="string">
            <text:p>Social/people/edit profile</text:p>
          </table:table-cell>
          <table:table-cell table:style-name="ce216" office:value-type="string">
            <text:p>Cancel editing information</text:p>
          </table:table-cell>
          <table:table-cell office:value-type="string">
            <text:p>Step 2: Edit information of the Contact</text:p>
          </table:table-cell>
          <table:table-cell office:value-type="string">
            <text:p>- Select <text:span text:style-name="T7">Profile </text:span><text:span text:style-name="T9">in the left pane</text:span></text:p>
            <text:p>- Select contact and click on [Edit] button</text:p>
            <text:p>- Select place (Work or home or other), Enter the valid value for Email, phone, instant message, URLs field.</text:p>
            <text:p>- Click on [Close] icon</text:p>
          </table:table-cell>
          <table:table-cell table:style-name="ce312" office:value-type="string">
            <text:p>Close editing contact form and keep all previous value.</text:p>
          </table:table-cell>
          <table:table-cell office:value-type="string">
            <text:p>Low</text:p>
          </table:table-cell>
          <table:table-cell table:number-columns-repeated="247"/>
        </table:table-row>
        <table:table-row table:style-name="ro22">
          <table:table-cell table:formula="of:=IF(MID([.F116];6;1)&gt;MID([.F115];6;1);&quot;&quot;;MAX([.A$7:.A115])+1)" office:value-type="float" office:value="36">
            <text:p>36.00</text:p>
          </table:table-cell>
          <table:table-cell office:value-type="string">
            <text:p>FNC_SOC_PEO_PRO_07</text:p>
          </table:table-cell>
          <table:table-cell table:formula="of:=IF(MID([.F116];6;1)&gt;MID([.F115];6;1);[.C115];[.C115]+1)" office:value-type="float" office:value="32">
            <text:p>32.00</text:p>
          </table:table-cell>
          <table:table-cell office:value-type="string">
            <text:p>Social/people/edit profile</text:p>
          </table:table-cell>
          <table:table-cell table:style-name="ce290"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17];6;1)&gt;MID([.F116];6;1);&quot;&quot;;MAX([.A$7:.A116])+1)">
            <text:p/>
          </table:table-cell>
          <table:table-cell office:value-type="string">
            <text:p>FNC_SOC_PEO_PRO_07</text:p>
          </table:table-cell>
          <table:table-cell table:formula="of:=IF(MID([.F117];6;1)&gt;MID([.F116];6;1);[.C116];[.C116]+1)" office:value-type="float" office:value="32">
            <text:p>32.00</text:p>
          </table:table-cell>
          <table:table-cell office:value-type="string">
            <text:p>Social/people/edit profile</text:p>
          </table:table-cell>
          <table:table-cell table:style-name="ce211" office:value-type="string">
            <text:p>Edit Experiences information with valid value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312" office:value-type="string">
            <text:p>Add more experience for user successfully</text:p>
          </table:table-cell>
          <table:table-cell office:value-type="string">
            <text:p>Low</text:p>
          </table:table-cell>
          <table:table-cell table:number-columns-repeated="247"/>
        </table:table-row>
        <table:table-row table:style-name="ro22">
          <table:table-cell table:formula="of:=IF(MID([.F118];6;1)&gt;MID([.F117];6;1);&quot;&quot;;MAX([.A$7:.A117])+1)" office:value-type="float" office:value="37">
            <text:p>37.00</text:p>
          </table:table-cell>
          <table:table-cell office:value-type="string">
            <text:p>FNC_SOC_PEO_PRO_07</text:p>
          </table:table-cell>
          <table:table-cell table:formula="of:=IF(MID([.F118];6;1)&gt;MID([.F117];6;1);[.C117];[.C117]+1)" office:value-type="float" office:value="33">
            <text:p>33.00</text:p>
          </table:table-cell>
          <table:table-cell office:value-type="string">
            <text:p>Social/people/edit profile</text:p>
          </table:table-cell>
          <table:table-cell table:style-name="ce298"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19];6;1)&gt;MID([.F118];6;1);&quot;&quot;;MAX([.A$7:.A118])+1)">
            <text:p/>
          </table:table-cell>
          <table:table-cell office:value-type="string">
            <text:p>FNC_SOC_PEO_PRO_07</text:p>
          </table:table-cell>
          <table:table-cell table:formula="of:=IF(MID([.F119];6;1)&gt;MID([.F118];6;1);[.C118];[.C118]+1)" office:value-type="float" office:value="33">
            <text:p>33.00</text:p>
          </table:table-cell>
          <table:table-cell office:value-type="string">
            <text:p>Social/people/edit profile</text:p>
          </table:table-cell>
          <table:table-cell table:style-name="ce299"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Show message to user knows “Organization” is required</text:p>
          </table:table-cell>
          <table:table-cell office:value-type="string">
            <text:p>Low</text:p>
          </table:table-cell>
          <table:table-cell table:number-columns-repeated="247"/>
        </table:table-row>
        <table:table-row table:style-name="ro42">
          <table:table-cell table:formula="of:=IF(MID([.F120];6;1)&gt;MID([.F119];6;1);&quot;&quot;;MAX([.A$7:.A119])+1)" office:value-type="float" office:value="38">
            <text:p>38.00</text:p>
          </table:table-cell>
          <table:table-cell office:value-type="string">
            <text:p>FNC_SOC_PEO_PRO_07</text:p>
          </table:table-cell>
          <table:table-cell table:formula="of:=IF(MID([.F120];6;1)&gt;MID([.F119];6;1);[.C119];[.C119]+1)" office:value-type="float" office:value="34">
            <text:p>34.00</text:p>
          </table:table-cell>
          <table:table-cell office:value-type="string">
            <text:p>Social/people/edit profile</text:p>
          </table:table-cell>
          <table:table-cell table:style-name="ce290"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5">
          <table:table-cell table:formula="of:=IF(MID([.F121];6;1)&gt;MID([.F120];6;1);&quot;&quot;;MAX([.A$7:.A120])+1)">
            <text:p/>
          </table:table-cell>
          <table:table-cell office:value-type="string">
            <text:p>FNC_SOC_PEO_PRO_07</text:p>
          </table:table-cell>
          <table:table-cell table:formula="of:=IF(MID([.F121];6;1)&gt;MID([.F120];6;1);[.C120];[.C120]+1)" office:value-type="float" office:value="34">
            <text:p>34.00</text:p>
          </table:table-cell>
          <table:table-cell office:value-type="string">
            <text:p>Social/people/edit profile</text:p>
          </table:table-cell>
          <table:table-cell table:style-name="ce211"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22">
          <table:table-cell table:formula="of:=IF(MID([.F122];6;1)&gt;MID([.F121];6;1);&quot;&quot;;MAX([.A$7:.A121])+1)" office:value-type="float" office:value="39">
            <text:p>39.00</text:p>
          </table:table-cell>
          <table:table-cell office:value-type="string">
            <text:p>FNC_SOC_PEO_PRO_07</text:p>
          </table:table-cell>
          <table:table-cell table:formula="of:=IF(MID([.F122];6;1)&gt;MID([.F121];6;1);[.C121];[.C121]+1)" office:value-type="float" office:value="35">
            <text:p>35.00</text:p>
          </table:table-cell>
          <table:table-cell office:value-type="string">
            <text:p>Social/people/edit profile</text:p>
          </table:table-cell>
          <table:table-cell table:style-name="ce290"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23];6;1)&gt;MID([.F122];6;1);&quot;&quot;;MAX([.A$7:.A122])+1)">
            <text:p/>
          </table:table-cell>
          <table:table-cell office:value-type="string">
            <text:p>FNC_SOC_PEO_PRO_07</text:p>
          </table:table-cell>
          <table:table-cell table:formula="of:=IF(MID([.F123];6;1)&gt;MID([.F122];6;1);[.C122];[.C122]+1)" office:value-type="float" office:value="35">
            <text:p>35.00</text:p>
          </table:table-cell>
          <table:table-cell office:value-type="string">
            <text:p>Social/people/edit profile</text:p>
          </table:table-cell>
          <table:table-cell table:style-name="ce211" office:value-type="string">
            <text:p>Edit Experiences information with position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Show message to user knows “position” is required</text:p>
          </table:table-cell>
          <table:table-cell office:value-type="string">
            <text:p>Low</text:p>
          </table:table-cell>
          <table:table-cell table:number-columns-repeated="247"/>
        </table:table-row>
        <table:table-row table:style-name="ro36">
          <table:table-cell table:formula="of:=IF(MID([.F124];6;1)&gt;MID([.F123];6;1);&quot;&quot;;MAX([.A$7:.A123])+1)" office:value-type="float" office:value="40">
            <text:p>40.00</text:p>
          </table:table-cell>
          <table:table-cell office:value-type="string">
            <text:p>FNC_SOC_PEO_PRO_07</text:p>
          </table:table-cell>
          <table:table-cell table:formula="of:=IF(MID([.F124];6;1)&gt;MID([.F123];6;1);[.C123];[.C123]+1)" office:value-type="float" office:value="36">
            <text:p>36.00</text:p>
          </table:table-cell>
          <table:table-cell office:value-type="string">
            <text:p>Social/people/edit profile</text:p>
          </table:table-cell>
          <table:table-cell table:style-name="ce290"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5">
          <table:table-cell table:formula="of:=IF(MID([.F125];6;1)&gt;MID([.F124];6;1);&quot;&quot;;MAX([.A$7:.A124])+1)">
            <text:p/>
          </table:table-cell>
          <table:table-cell office:value-type="string">
            <text:p>FNC_SOC_PEO_PRO_07</text:p>
          </table:table-cell>
          <table:table-cell table:formula="of:=IF(MID([.F125];6;1)&gt;MID([.F124];6;1);[.C124];[.C124]+1)" office:value-type="float" office:value="36">
            <text:p>36.00</text:p>
          </table:table-cell>
          <table:table-cell office:value-type="string">
            <text:p>Social/people/edit profile</text:p>
          </table:table-cell>
          <table:table-cell table:style-name="ce211"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10">- End date: Tick or Untick on check box “Still in this position” , if [Untick], select valid month and enter valid year</text:span></text:p>
            <text:p>- Enter Description</text:p>
            <text:p>- Click on [save] button</text:p>
          </table:table-cell>
          <table:table-cell table:style-name="ce312"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39">
          <table:table-cell table:formula="of:=IF(MID([.F126];6;1)&gt;MID([.F125];6;1);&quot;&quot;;MAX([.A$7:.A125])+1)" office:value-type="float" office:value="41">
            <text:p>41.00</text:p>
          </table:table-cell>
          <table:table-cell office:value-type="string">
            <text:p>FNC_SOC_PEO_PRO_07</text:p>
          </table:table-cell>
          <table:table-cell table:formula="of:=IF(MID([.F126];6;1)&gt;MID([.F125];6;1);[.C125];[.C125]+1)" office:value-type="float" office:value="37">
            <text:p>37.00</text:p>
          </table:table-cell>
          <table:table-cell office:value-type="string">
            <text:p>Social/people/edit profile</text:p>
          </table:table-cell>
          <table:table-cell table:style-name="ce290"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27];6;1)&gt;MID([.F126];6;1);&quot;&quot;;MAX([.A$7:.A126])+1)">
            <text:p/>
          </table:table-cell>
          <table:table-cell office:value-type="string">
            <text:p>FNC_SOC_PEO_PRO_07</text:p>
          </table:table-cell>
          <table:table-cell table:formula="of:=IF(MID([.F127];6;1)&gt;MID([.F126];6;1);[.C126];[.C126]+1)" office:value-type="float" office:value="37">
            <text:p>37.00</text:p>
          </table:table-cell>
          <table:table-cell office:value-type="string">
            <text:p>Social/people/edit profile</text:p>
          </table:table-cell>
          <table:table-cell table:style-name="ce291"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Add more experience for user successfully. Show new experience has added</text:p>
          </table:table-cell>
          <table:table-cell office:value-type="string">
            <text:p>Low</text:p>
          </table:table-cell>
          <table:table-cell table:number-columns-repeated="247"/>
        </table:table-row>
        <table:table-row table:style-name="ro22">
          <table:table-cell table:formula="of:=IF(MID([.F128];6;1)&gt;MID([.F127];6;1);&quot;&quot;;MAX([.A$7:.A127])+1)" office:value-type="float" office:value="42">
            <text:p>42.00</text:p>
          </table:table-cell>
          <table:table-cell office:value-type="string">
            <text:p>FNC_SOC_PEO_PRO_07</text:p>
          </table:table-cell>
          <table:table-cell table:formula="of:=IF(MID([.F128];6;1)&gt;MID([.F127];6;1);[.C127];[.C127]+1)" office:value-type="float" office:value="38">
            <text:p>38.00</text:p>
          </table:table-cell>
          <table:table-cell office:value-type="string">
            <text:p>Social/people/edit profile</text:p>
          </table:table-cell>
          <table:table-cell table:style-name="ce290"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29];6;1)&gt;MID([.F128];6;1);&quot;&quot;;MAX([.A$7:.A128])+1)">
            <text:p/>
          </table:table-cell>
          <table:table-cell office:value-type="string">
            <text:p>FNC_SOC_PEO_PRO_07</text:p>
          </table:table-cell>
          <table:table-cell table:formula="of:=IF(MID([.F129];6;1)&gt;MID([.F128];6;1);[.C128];[.C128]+1)" office:value-type="float" office:value="38">
            <text:p>38.00</text:p>
          </table:table-cell>
          <table:table-cell office:value-type="string">
            <text:p>Social/people/edit profile</text:p>
          </table:table-cell>
          <table:table-cell table:style-name="ce211"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Add more experience for user successfully. Show new experience has added</text:p>
          </table:table-cell>
          <table:table-cell office:value-type="string">
            <text:p>Low</text:p>
          </table:table-cell>
          <table:table-cell table:number-columns-repeated="247"/>
        </table:table-row>
        <table:table-row table:style-name="ro22">
          <table:table-cell table:formula="of:=IF(MID([.F130];6;1)&gt;MID([.F129];6;1);&quot;&quot;;MAX([.A$7:.A129])+1)" office:value-type="float" office:value="43">
            <text:p>43.00</text:p>
          </table:table-cell>
          <table:table-cell office:value-type="string">
            <text:p>FNC_SOC_PEO_PRO_07</text:p>
          </table:table-cell>
          <table:table-cell table:formula="of:=IF(MID([.F130];6;1)&gt;MID([.F129];6;1);[.C129];[.C129]+1)" office:value-type="float" office:value="39">
            <text:p>39.00</text:p>
          </table:table-cell>
          <table:table-cell office:value-type="string">
            <text:p>Social/people/edit profile</text:p>
          </table:table-cell>
          <table:table-cell table:style-name="ce290"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8">
          <table:table-cell table:formula="of:=IF(MID([.F131];6;1)&gt;MID([.F130];6;1);&quot;&quot;;MAX([.A$7:.A130])+1)">
            <text:p/>
          </table:table-cell>
          <table:table-cell office:value-type="string">
            <text:p>FNC_SOC_PEO_PRO_07</text:p>
          </table:table-cell>
          <table:table-cell table:formula="of:=IF(MID([.F131];6;1)&gt;MID([.F130];6;1);[.C130];[.C130]+1)" office:value-type="float" office:value="39">
            <text:p>39.00</text:p>
          </table:table-cell>
          <table:table-cell office:value-type="string">
            <text:p>Social/people/edit profile</text:p>
          </table:table-cell>
          <table:table-cell table:style-name="ce211"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7">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312"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22">
          <table:table-cell table:formula="of:=IF(MID([.F132];6;1)&gt;MID([.F131];6;1);&quot;&quot;;MAX([.A$7:.A131])+1)" office:value-type="float" office:value="44">
            <text:p>44.00</text:p>
          </table:table-cell>
          <table:table-cell office:value-type="string">
            <text:p>FNC_SOC_PEO_PRO_07</text:p>
          </table:table-cell>
          <table:table-cell table:formula="of:=IF(MID([.F132];6;1)&gt;MID([.F131];6;1);[.C131];[.C131]+1)" office:value-type="float" office:value="40">
            <text:p>40.00</text:p>
          </table:table-cell>
          <table:table-cell office:value-type="string">
            <text:p>Social/people/edit profile</text:p>
          </table:table-cell>
          <table:table-cell table:style-name="ce290"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3">
          <table:table-cell table:formula="of:=IF(MID([.F133];6;1)&gt;MID([.F132];6;1);&quot;&quot;;MAX([.A$7:.A132])+1)">
            <text:p/>
          </table:table-cell>
          <table:table-cell office:value-type="string">
            <text:p>FNC_SOC_PEO_PRO_07</text:p>
          </table:table-cell>
          <table:table-cell table:formula="of:=IF(MID([.F133];6;1)&gt;MID([.F132];6;1);[.C132];[.C132]+1)" office:value-type="float" office:value="40">
            <text:p>40.00</text:p>
          </table:table-cell>
          <table:table-cell office:value-type="string">
            <text:p>Social/people/edit profile</text:p>
          </table:table-cell>
          <table:table-cell table:style-name="ce211"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312"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22">
          <table:table-cell table:formula="of:=IF(MID([.F134];6;1)&gt;MID([.F133];6;1);&quot;&quot;;MAX([.A$7:.A133])+1)" office:value-type="float" office:value="45">
            <text:p>45.00</text:p>
          </table:table-cell>
          <table:table-cell office:value-type="string">
            <text:p>FNC_SOC_PEO_PRO_07</text:p>
          </table:table-cell>
          <table:table-cell table:formula="of:=IF(MID([.F134];6;1)&gt;MID([.F133];6;1);[.C133];[.C133]+1)" office:value-type="float" office:value="41">
            <text:p>41.00</text:p>
          </table:table-cell>
          <table:table-cell office:value-type="string">
            <text:p>Social/people/edit profile</text:p>
          </table:table-cell>
          <table:table-cell table:style-name="ce290"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35];6;1)&gt;MID([.F134];6;1);&quot;&quot;;MAX([.A$7:.A134])+1)">
            <text:p/>
          </table:table-cell>
          <table:table-cell office:value-type="string">
            <text:p>FNC_SOC_PEO_PRO_07</text:p>
          </table:table-cell>
          <table:table-cell table:formula="of:=IF(MID([.F135];6;1)&gt;MID([.F134];6;1);[.C134];[.C134]+1)" office:value-type="float" office:value="41">
            <text:p>41.00</text:p>
          </table:table-cell>
          <table:table-cell office:value-type="string">
            <text:p>Social/people/edit profile</text:p>
          </table:table-cell>
          <table:table-cell table:style-name="ce211"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312" office:value-type="string">
            <text:p>Show message to user know some invalid value in form.</text:p>
          </table:table-cell>
          <table:table-cell office:value-type="string">
            <text:p>Low</text:p>
          </table:table-cell>
          <table:table-cell table:number-columns-repeated="247"/>
        </table:table-row>
        <table:table-row table:style-name="ro22">
          <table:table-cell table:formula="of:=IF(MID([.F136];6;1)&gt;MID([.F135];6;1);&quot;&quot;;MAX([.A$7:.A135])+1)" office:value-type="float" office:value="46">
            <text:p>46.00</text:p>
          </table:table-cell>
          <table:table-cell office:value-type="string">
            <text:p>FNC_SOC_PEO_PRO_07</text:p>
          </table:table-cell>
          <table:table-cell table:formula="of:=IF(MID([.F136];6;1)&gt;MID([.F135];6;1);[.C135];[.C135]+1)" office:value-type="float" office:value="42">
            <text:p>42.00</text:p>
          </table:table-cell>
          <table:table-cell office:value-type="string">
            <text:p>Social/people/edit profile</text:p>
          </table:table-cell>
          <table:table-cell table:style-name="ce290"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37];6;1)&gt;MID([.F136];6;1);&quot;&quot;;MAX([.A$7:.A136])+1)">
            <text:p/>
          </table:table-cell>
          <table:table-cell office:value-type="string">
            <text:p>FNC_SOC_PEO_PRO_07</text:p>
          </table:table-cell>
          <table:table-cell table:formula="of:=IF(MID([.F137];6;1)&gt;MID([.F136];6;1);[.C136];[.C136]+1)" office:value-type="float" office:value="42">
            <text:p>42.00</text:p>
          </table:table-cell>
          <table:table-cell office:value-type="string">
            <text:p>Social/people/edit profile</text:p>
          </table:table-cell>
          <table:table-cell table:style-name="ce211"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7">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312" office:value-type="string">
            <text:p>Show message to user know <text:span text:style-name="T28">start date</text:span> is invalid</text:p>
          </table:table-cell>
          <table:table-cell office:value-type="string">
            <text:p>Low</text:p>
          </table:table-cell>
          <table:table-cell table:number-columns-repeated="247"/>
        </table:table-row>
        <table:table-row table:style-name="ro22">
          <table:table-cell table:formula="of:=IF(MID([.F138];6;1)&gt;MID([.F137];6;1);&quot;&quot;;MAX([.A$7:.A137])+1)" office:value-type="float" office:value="47">
            <text:p>47.00</text:p>
          </table:table-cell>
          <table:table-cell office:value-type="string">
            <text:p>FNC_SOC_PEO_PRO_07</text:p>
          </table:table-cell>
          <table:table-cell table:formula="of:=IF(MID([.F138];6;1)&gt;MID([.F137];6;1);[.C137];[.C137]+1)" office:value-type="float" office:value="43">
            <text:p>43.00</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39];6;1)&gt;MID([.F138];6;1);&quot;&quot;;MAX([.A$7:.A138])+1)">
            <text:p/>
          </table:table-cell>
          <table:table-cell office:value-type="string">
            <text:p>FNC_SOC_PEO_PRO_07</text:p>
          </table:table-cell>
          <table:table-cell table:formula="of:=IF(MID([.F139];6;1)&gt;MID([.F138];6;1);[.C138];[.C138]+1)" office:value-type="float" office:value="43">
            <text:p>43.00</text:p>
          </table:table-cell>
          <table:table-cell office:value-type="string">
            <text:p>Social/people/edit profile</text:p>
          </table:table-cell>
          <table:table-cell table:style-name="ce213"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312" office:value-type="string">
            <text:p>Show message to user know <text:span text:style-name="T28">end date is after today</text:span></text:p>
            <text:p/>
          </table:table-cell>
          <table:table-cell office:value-type="string">
            <text:p>Low</text:p>
          </table:table-cell>
          <table:table-cell table:number-columns-repeated="247"/>
        </table:table-row>
        <table:table-row table:style-name="ro22">
          <table:table-cell table:formula="of:=IF(MID([.F140];6;1)&gt;MID([.F139];6;1);&quot;&quot;;MAX([.A$7:.A139])+1)" office:value-type="float" office:value="48">
            <text:p>48.00</text:p>
          </table:table-cell>
          <table:table-cell office:value-type="string">
            <text:p>FNC_SOC_PEO_PRO_07</text:p>
          </table:table-cell>
          <table:table-cell table:formula="of:=IF(MID([.F140];6;1)&gt;MID([.F139];6;1);[.C139];[.C139]+1)" office:value-type="float" office:value="44">
            <text:p>44.00</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41];6;1)&gt;MID([.F140];6;1);&quot;&quot;;MAX([.A$7:.A140])+1)">
            <text:p/>
          </table:table-cell>
          <table:table-cell office:value-type="string">
            <text:p>FNC_SOC_PEO_PRO_07</text:p>
          </table:table-cell>
          <table:table-cell table:formula="of:=IF(MID([.F141];6;1)&gt;MID([.F140];6;1);[.C140];[.C140]+1)" office:value-type="float" office:value="44">
            <text:p>44.00</text:p>
          </table:table-cell>
          <table:table-cell office:value-type="string">
            <text:p>Social/people/edit profile</text:p>
          </table:table-cell>
          <table:table-cell table:style-name="ce213"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312" office:value-type="string">
            <text:p>Show message to user knows time is not valid</text:p>
          </table:table-cell>
          <table:table-cell office:value-type="string">
            <text:p>Low</text:p>
          </table:table-cell>
          <table:table-cell table:number-columns-repeated="247"/>
        </table:table-row>
        <table:table-row table:style-name="ro22">
          <table:table-cell table:formula="of:=IF(MID([.F142];6;1)&gt;MID([.F141];6;1);&quot;&quot;;MAX([.A$7:.A141])+1)" office:value-type="float" office:value="49">
            <text:p>49.00</text:p>
          </table:table-cell>
          <table:table-cell office:value-type="string">
            <text:p>FNC_SOC_PEO_PRO_07</text:p>
          </table:table-cell>
          <table:table-cell table:formula="of:=IF(MID([.F142];6;1)&gt;MID([.F141];6;1);[.C141];[.C141]+1)" office:value-type="float" office:value="45">
            <text:p>45.00</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43];6;1)&gt;MID([.F142];6;1);&quot;&quot;;MAX([.A$7:.A142])+1)">
            <text:p/>
          </table:table-cell>
          <table:table-cell office:value-type="string">
            <text:p>FNC_SOC_PEO_PRO_07</text:p>
          </table:table-cell>
          <table:table-cell table:formula="of:=IF(MID([.F143];6;1)&gt;MID([.F142];6;1);[.C142];[.C142]+1)" office:value-type="float" office:value="45">
            <text:p>45.00</text:p>
          </table:table-cell>
          <table:table-cell office:value-type="string">
            <text:p>Social/people/edit profile</text:p>
          </table:table-cell>
          <table:table-cell table:style-name="ce213"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10">- End date: Tick or Untick on check box “Still in this position” , if [Untick], select valid month and enter valid year</text:span></text:p>
            <text:p>- Keep description field is null</text:p>
            <text:p>- Click on [save] button</text:p>
          </table:table-cell>
          <table:table-cell table:style-name="ce312" office:value-type="string">
            <text:p>Add more experience for user successfully</text:p>
          </table:table-cell>
          <table:table-cell office:value-type="string">
            <text:p>Low</text:p>
          </table:table-cell>
          <table:table-cell table:number-columns-repeated="247"/>
        </table:table-row>
        <table:table-row table:style-name="ro22">
          <table:table-cell table:formula="of:=IF(MID([.F144];6;1)&gt;MID([.F143];6;1);&quot;&quot;;MAX([.A$7:.A143])+1)" office:value-type="float" office:value="50">
            <text:p>50.00</text:p>
          </table:table-cell>
          <table:table-cell office:value-type="string">
            <text:p>FNC_SOC_PEO_PRO_07</text:p>
          </table:table-cell>
          <table:table-cell table:formula="of:=IF(MID([.F144];6;1)&gt;MID([.F143];6;1);[.C143];[.C143]+1)" office:value-type="float" office:value="46">
            <text:p>46.00</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45];6;1)&gt;MID([.F144];6;1);&quot;&quot;;MAX([.A$7:.A144])+1)">
            <text:p/>
          </table:table-cell>
          <table:table-cell office:value-type="string">
            <text:p>FNC_SOC_PEO_PRO_07</text:p>
          </table:table-cell>
          <table:table-cell table:formula="of:=IF(MID([.F145];6;1)&gt;MID([.F144];6;1);[.C144];[.C144]+1)" office:value-type="float" office:value="46">
            <text:p>46.00</text:p>
          </table:table-cell>
          <table:table-cell office:value-type="string">
            <text:p>Social/people/edit profile</text:p>
          </table:table-cell>
          <table:table-cell table:style-name="ce213"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312" office:value-type="string">
            <text:p>Add more experience for user successfully</text:p>
          </table:table-cell>
          <table:table-cell office:value-type="string">
            <text:p>Low</text:p>
          </table:table-cell>
          <table:table-cell table:number-columns-repeated="247"/>
        </table:table-row>
        <table:table-row table:style-name="ro22">
          <table:table-cell table:formula="of:=IF(MID([.F146];6;1)&gt;MID([.F145];6;1);&quot;&quot;;MAX([.A$7:.A145])+1)" office:value-type="float" office:value="51">
            <text:p>51.00</text:p>
          </table:table-cell>
          <table:table-cell office:value-type="string">
            <text:p>FNC_SOC_PEO_PRO_07</text:p>
          </table:table-cell>
          <table:table-cell table:formula="of:=IF(MID([.F146];6;1)&gt;MID([.F145];6;1);[.C145];[.C145]+1)" office:value-type="float" office:value="47">
            <text:p>47.00</text:p>
          </table:table-cell>
          <table:table-cell office:value-type="string">
            <text:p>Social/people/edit profile</text:p>
          </table:table-cell>
          <table:table-cell table:style-name="ce290"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47];6;1)&gt;MID([.F146];6;1);&quot;&quot;;MAX([.A$7:.A146])+1)">
            <text:p/>
          </table:table-cell>
          <table:table-cell office:value-type="string">
            <text:p>FNC_SOC_PEO_PRO_07</text:p>
          </table:table-cell>
          <table:table-cell table:formula="of:=IF(MID([.F147];6;1)&gt;MID([.F146];6;1);[.C146];[.C146]+1)" office:value-type="float" office:value="47">
            <text:p>47.00</text:p>
          </table:table-cell>
          <table:table-cell office:value-type="string">
            <text:p>Social/people/edit profile</text:p>
          </table:table-cell>
          <table:table-cell table:style-name="ce211"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312" office:value-type="string">
            <text:p>Save all experiences.</text:p>
          </table:table-cell>
          <table:table-cell office:value-type="string">
            <text:p>Low</text:p>
          </table:table-cell>
          <table:table-cell table:number-columns-repeated="247"/>
        </table:table-row>
        <table:table-row table:style-name="ro22">
          <table:table-cell table:formula="of:=IF(MID([.F148];6;1)&gt;MID([.F147];6;1);&quot;&quot;;MAX([.A$7:.A147])+1)" office:value-type="float" office:value="52">
            <text:p>52.00</text:p>
          </table:table-cell>
          <table:table-cell office:value-type="string">
            <text:p>FNC_SOC_PEO_PRO_07</text:p>
          </table:table-cell>
          <table:table-cell table:formula="of:=IF(MID([.F148];6;1)&gt;MID([.F147];6;1);[.C147];[.C147]+1)" office:value-type="float" office:value="48">
            <text:p>48.00</text:p>
          </table:table-cell>
          <table:table-cell office:value-type="string">
            <text:p>Social/people/edit profile</text:p>
          </table:table-cell>
          <table:table-cell table:style-name="ce290" office:value-type="string">
            <text:p>Delete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49];6;1)&gt;MID([.F148];6;1);&quot;&quot;;MAX([.A$7:.A148])+1)">
            <text:p/>
          </table:table-cell>
          <table:table-cell office:value-type="string">
            <text:p>FNC_SOC_PEO_PRO_07</text:p>
          </table:table-cell>
          <table:table-cell table:formula="of:=IF(MID([.F149];6;1)&gt;MID([.F148];6;1);[.C148];[.C148]+1)" office:value-type="float" office:value="48">
            <text:p>48.00</text:p>
          </table:table-cell>
          <table:table-cell office:value-type="string">
            <text:p>Social/people/edit profile</text:p>
          </table:table-cell>
          <table:table-cell table:style-name="ce291"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312" office:value-type="string">
            <text:p>Save all experiences.</text:p>
          </table:table-cell>
          <table:table-cell office:value-type="string">
            <text:p>Low</text:p>
          </table:table-cell>
          <table:table-cell table:number-columns-repeated="247"/>
        </table:table-row>
        <table:table-row table:style-name="ro36">
          <table:table-cell table:formula="of:=IF(MID([.F150];6;1)&gt;MID([.F149];6;1);&quot;&quot;;MAX([.A$7:.A149])+1)">
            <text:p/>
          </table:table-cell>
          <table:table-cell office:value-type="string">
            <text:p>FNC_SOC_PEO_PRO_07</text:p>
          </table:table-cell>
          <table:table-cell table:formula="of:=IF(MID([.F150];6;1)&gt;MID([.F149];6;1);[.C149];[.C149]+1)" office:value-type="float" office:value="48">
            <text:p>48.00</text:p>
          </table:table-cell>
          <table:table-cell office:value-type="string">
            <text:p>Social/people/edit profile</text:p>
          </table:table-cell>
          <table:table-cell table:style-name="ce291" office:value-type="string">
            <text:p>Delete experience information</text:p>
          </table:table-cell>
          <table:table-cell office:value-type="string">
            <text:p>Step 3: Delete the experience</text:p>
          </table:table-cell>
          <table:table-cell table:style-name="ce311"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22">
          <table:table-cell table:formula="of:=IF(MID([.F151];6;1)&gt;MID([.F150];6;1);&quot;&quot;;MAX([.A$7:.A150])+1)" office:value-type="float" office:value="53">
            <text:p>53.00</text:p>
          </table:table-cell>
          <table:table-cell office:value-type="string">
            <text:p>FNC_SOC_PEO_PRO_07</text:p>
          </table:table-cell>
          <table:table-cell table:formula="of:=IF(MID([.F151];6;1)&gt;MID([.F150];6;1);[.C150];[.C150]+1)" office:value-type="float" office:value="49">
            <text:p>49.00</text:p>
          </table:table-cell>
          <table:table-cell office:value-type="string">
            <text:p>Social/people/edit profile</text:p>
          </table:table-cell>
          <table:table-cell table:style-name="ce290"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52];6;1)&gt;MID([.F151];6;1);&quot;&quot;;MAX([.A$7:.A151])+1)">
            <text:p/>
          </table:table-cell>
          <table:table-cell office:value-type="string">
            <text:p>FNC_SOC_PEO_PRO_07</text:p>
          </table:table-cell>
          <table:table-cell table:formula="of:=IF(MID([.F152];6;1)&gt;MID([.F151];6;1);[.C151];[.C151]+1)" office:value-type="float" office:value="49">
            <text:p>49.00</text:p>
          </table:table-cell>
          <table:table-cell office:value-type="string">
            <text:p>Social/people/edit profile</text:p>
          </table:table-cell>
          <table:table-cell table:style-name="ce211"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312" office:value-type="string">
            <text:p>Close editing Experience form and keep all previous value.</text:p>
          </table:table-cell>
          <table:table-cell office:value-type="string">
            <text:p>Low</text:p>
          </table:table-cell>
          <table:table-cell table:number-columns-repeated="247"/>
        </table:table-row>
        <table:table-row table:style-name="ro22">
          <table:table-cell table:formula="of:=IF(MID([.F153];6;1)&gt;MID([.F152];6;1);&quot;&quot;;MAX([.A$7:.A152])+1)" office:value-type="float" office:value="54">
            <text:p>54.00</text:p>
          </table:table-cell>
          <table:table-cell office:value-type="string">
            <text:p>FNC_SOC_PEO_PRO_07</text:p>
          </table:table-cell>
          <table:table-cell table:formula="of:=IF(MID([.F153];6;1)&gt;MID([.F152];6;1);[.C152];[.C152]+1)" office:value-type="float" office:value="50">
            <text:p>50.0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54];6;1)&gt;MID([.F153];6;1);&quot;&quot;;MAX([.A$7:.A153])+1)">
            <text:p/>
          </table:table-cell>
          <table:table-cell office:value-type="string">
            <text:p>FNC_SOC_PEO_PRO_07</text:p>
          </table:table-cell>
          <table:table-cell table:formula="of:=IF(MID([.F154];6;1)&gt;MID([.F153];6;1);[.C153];[.C153]+1)" office:value-type="float" office:value="50">
            <text:p>50.00</text:p>
          </table:table-cell>
          <table:table-cell office:value-type="string">
            <text:p>Social/people/edit profile</text:p>
          </table:table-cell>
          <table:table-cell table:style-name="ce216" office:value-type="string">
            <text:p>Edit Profile with changing avatar which its name is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7">
          <table:table-cell table:formula="of:=IF(MID([.F155];6;1)&gt;MID([.F154];6;1);&quot;&quot;;MAX([.A$7:.A154])+1)">
            <text:p/>
          </table:table-cell>
          <table:table-cell office:value-type="string">
            <text:p>FNC_SOC_PEO_PRO_07</text:p>
          </table:table-cell>
          <table:table-cell table:formula="of:=IF(MID([.F155];6;1)&gt;MID([.F154];6;1);[.C154];[.C154]+1)" office:value-type="float" office:value="50">
            <text:p>50.00</text:p>
          </table:table-cell>
          <table:table-cell office:value-type="string">
            <text:p>Social/people/edit profile</text:p>
          </table:table-cell>
          <table:table-cell table:style-name="ce216"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39">
          <table:table-cell table:formula="of:=IF(MID([.F156];6;1)&gt;MID([.F155];6;1);&quot;&quot;;MAX([.A$7:.A155])+1)">
            <text:p/>
          </table:table-cell>
          <table:table-cell office:value-type="string">
            <text:p>FNC_SOC_PEO_PRO_07</text:p>
          </table:table-cell>
          <table:table-cell table:formula="of:=IF(MID([.F156];6;1)&gt;MID([.F155];6;1);[.C155];[.C155]+1)" office:value-type="float" office:value="50">
            <text:p>50.00</text:p>
          </table:table-cell>
          <table:table-cell office:value-type="string">
            <text:p>Social/people/edit profile</text:p>
          </table:table-cell>
          <table:table-cell table:style-name="ce216" office:value-type="string">
            <text:p>Edit Profile with changing avatar which its name is blank</text:p>
          </table:table-cell>
          <table:table-cell office:value-type="string">
            <text:p>Step 4: Finish change avatar</text:p>
          </table:table-cell>
          <table:table-cell table:style-name="ce31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57];6;1)&gt;MID([.F156];6;1);&quot;&quot;;MAX([.A$7:.A156])+1)" office:value-type="float" office:value="55">
            <text:p>55.00</text:p>
          </table:table-cell>
          <table:table-cell office:value-type="string">
            <text:p>FNC_SOC_PEO_PRO_07</text:p>
          </table:table-cell>
          <table:table-cell table:formula="of:=IF(MID([.F157];6;1)&gt;MID([.F156];6;1);[.C156];[.C156]+1)" office:value-type="float" office:value="51">
            <text:p>51.00</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58];6;1)&gt;MID([.F157];6;1);&quot;&quot;;MAX([.A$7:.A157])+1)">
            <text:p/>
          </table:table-cell>
          <table:table-cell office:value-type="string">
            <text:p>FNC_SOC_PEO_PRO_07</text:p>
          </table:table-cell>
          <table:table-cell table:formula="of:=IF(MID([.F158];6;1)&gt;MID([.F157];6;1);[.C157];[.C157]+1)" office:value-type="float" office:value="51">
            <text:p>51.00</text:p>
          </table:table-cell>
          <table:table-cell office:value-type="string">
            <text:p>Social/people/edit profile</text:p>
          </table:table-cell>
          <table:table-cell table:style-name="ce216" office:value-type="string">
            <text:p>Edit Profile with changing avatar which its name is not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3">
          <table:table-cell table:formula="of:=IF(MID([.F159];6;1)&gt;MID([.F158];6;1);&quot;&quot;;MAX([.A$7:.A158])+1)">
            <text:p/>
          </table:table-cell>
          <table:table-cell office:value-type="string">
            <text:p>FNC_SOC_PEO_PRO_07</text:p>
          </table:table-cell>
          <table:table-cell table:formula="of:=IF(MID([.F159];6;1)&gt;MID([.F158];6;1);[.C158];[.C158]+1)" office:value-type="float" office:value="51">
            <text:p>51.00</text:p>
          </table:table-cell>
          <table:table-cell office:value-type="string">
            <text:p>Social/people/edit profile</text:p>
          </table:table-cell>
          <table:table-cell table:style-name="ce216"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39">
          <table:table-cell table:formula="of:=IF(MID([.F160];6;1)&gt;MID([.F159];6;1);&quot;&quot;;MAX([.A$7:.A159])+1)">
            <text:p/>
          </table:table-cell>
          <table:table-cell office:value-type="string">
            <text:p>FNC_SOC_PEO_PRO_07</text:p>
          </table:table-cell>
          <table:table-cell table:formula="of:=IF(MID([.F160];6;1)&gt;MID([.F159];6;1);[.C159];[.C159]+1)" office:value-type="float" office:value="51">
            <text:p>51.00</text:p>
          </table:table-cell>
          <table:table-cell office:value-type="string">
            <text:p>Social/people/edit profile</text:p>
          </table:table-cell>
          <table:table-cell table:style-name="ce216" office:value-type="string">
            <text:p>Edit Profile with changing avatar which its name is not blank</text:p>
          </table:table-cell>
          <table:table-cell office:value-type="string">
            <text:p>Step 4: Finish change avatar</text:p>
          </table:table-cell>
          <table:table-cell table:style-name="ce31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61];6;1)&gt;MID([.F160];6;1);&quot;&quot;;MAX([.A$7:.A160])+1)" office:value-type="float" office:value="56">
            <text:p>56.00</text:p>
          </table:table-cell>
          <table:table-cell office:value-type="string">
            <text:p>FNC_SOC_PEO_PRO_07</text:p>
          </table:table-cell>
          <table:table-cell table:formula="of:=IF(MID([.F161];6;1)&gt;MID([.F160];6;1);[.C160];[.C160]+1)" office:value-type="float" office:value="52">
            <text:p>52.00</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62];6;1)&gt;MID([.F161];6;1);&quot;&quot;;MAX([.A$7:.A161])+1)">
            <text:p/>
          </table:table-cell>
          <table:table-cell office:value-type="string">
            <text:p>FNC_SOC_PEO_PRO_07</text:p>
          </table:table-cell>
          <table:table-cell table:formula="of:=IF(MID([.F162];6;1)&gt;MID([.F161];6;1);[.C161];[.C161]+1)" office:value-type="float" office:value="52">
            <text:p>52.00</text:p>
          </table:table-cell>
          <table:table-cell office:value-type="string">
            <text:p>Social/people/edit profile</text:p>
          </table:table-cell>
          <table:table-cell table:style-name="ce216" office:value-type="string">
            <text:p>Edit Profile with changing 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8">
          <table:table-cell table:formula="of:=IF(MID([.F163];6;1)&gt;MID([.F162];6;1);&quot;&quot;;MAX([.A$7:.A162])+1)">
            <text:p/>
          </table:table-cell>
          <table:table-cell office:value-type="string">
            <text:p>FNC_SOC_PEO_PRO_07</text:p>
          </table:table-cell>
          <table:table-cell table:formula="of:=IF(MID([.F163];6;1)&gt;MID([.F162];6;1);[.C162];[.C162]+1)" office:value-type="float" office:value="52">
            <text:p>52.00</text:p>
          </table:table-cell>
          <table:table-cell office:value-type="string">
            <text:p>Social/people/edit profile</text:p>
          </table:table-cell>
          <table:table-cell table:style-name="ce216"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39">
          <table:table-cell table:formula="of:=IF(MID([.F164];6;1)&gt;MID([.F163];6;1);&quot;&quot;;MAX([.A$7:.A163])+1)">
            <text:p/>
          </table:table-cell>
          <table:table-cell office:value-type="string">
            <text:p>FNC_SOC_PEO_PRO_07</text:p>
          </table:table-cell>
          <table:table-cell table:formula="of:=IF(MID([.F164];6;1)&gt;MID([.F163];6;1);[.C163];[.C163]+1)" office:value-type="float" office:value="52">
            <text:p>52.00</text:p>
          </table:table-cell>
          <table:table-cell office:value-type="string">
            <text:p>Social/people/edit profile</text:p>
          </table:table-cell>
          <table:table-cell table:style-name="ce216" office:value-type="string">
            <text:p>Edit Profile with changing valid type of image for avatar</text:p>
          </table:table-cell>
          <table:table-cell office:value-type="string">
            <text:p>Step 4: Finish change avatar</text:p>
          </table:table-cell>
          <table:table-cell table:style-name="ce31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65];6;1)&gt;MID([.F164];6;1);&quot;&quot;;MAX([.A$7:.A164])+1)" office:value-type="float" office:value="57">
            <text:p>57.00</text:p>
          </table:table-cell>
          <table:table-cell office:value-type="string">
            <text:p>FNC_SOC_PEO_PRO_07</text:p>
          </table:table-cell>
          <table:table-cell table:formula="of:=IF(MID([.F165];6;1)&gt;MID([.F164];6;1);[.C164];[.C164]+1)" office:value-type="float" office:value="53">
            <text:p>53.00</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66];6;1)&gt;MID([.F165];6;1);&quot;&quot;;MAX([.A$7:.A165])+1)">
            <text:p/>
          </table:table-cell>
          <table:table-cell office:value-type="string">
            <text:p>FNC_SOC_PEO_PRO_07</text:p>
          </table:table-cell>
          <table:table-cell table:formula="of:=IF(MID([.F166];6;1)&gt;MID([.F165];6;1);[.C165];[.C165]+1)" office:value-type="float" office:value="53">
            <text:p>53.00</text:p>
          </table:table-cell>
          <table:table-cell office:value-type="string">
            <text:p>Social/people/edit profile</text:p>
          </table:table-cell>
          <table:table-cell table:style-name="ce216" office:value-type="string">
            <text:p>Edit Profile with changing in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6">
          <table:table-cell table:formula="of:=IF(MID([.F167];6;1)&gt;MID([.F166];6;1);&quot;&quot;;MAX([.A$7:.A166])+1)">
            <text:p/>
          </table:table-cell>
          <table:table-cell office:value-type="string">
            <text:p>FNC_SOC_PEO_PRO_07</text:p>
          </table:table-cell>
          <table:table-cell table:formula="of:=IF(MID([.F167];6;1)&gt;MID([.F166];6;1);[.C166];[.C166]+1)" office:value-type="float" office:value="53">
            <text:p>53.00</text:p>
          </table:table-cell>
          <table:table-cell office:value-type="string">
            <text:p>Social/people/edit profile</text:p>
          </table:table-cell>
          <table:table-cell table:style-name="ce216"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36">
          <table:table-cell table:formula="of:=IF(MID([.F168];6;1)&gt;MID([.F167];6;1);&quot;&quot;;MAX([.A$7:.A167])+1)" office:value-type="float" office:value="58">
            <text:p>58.00</text:p>
          </table:table-cell>
          <table:table-cell office:value-type="string">
            <text:p>FNC_SOC_PEO_PRO_07</text:p>
          </table:table-cell>
          <table:table-cell table:formula="of:=IF(MID([.F168];6;1)&gt;MID([.F167];6;1);[.C167];[.C167]+1)" office:value-type="float" office:value="54">
            <text:p>54.00</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69];6;1)&gt;MID([.F168];6;1);&quot;&quot;;MAX([.A$7:.A168])+1)">
            <text:p/>
          </table:table-cell>
          <table:table-cell office:value-type="string">
            <text:p>FNC_SOC_PEO_PRO_07</text:p>
          </table:table-cell>
          <table:table-cell table:formula="of:=IF(MID([.F169];6;1)&gt;MID([.F168];6;1);[.C168];[.C168]+1)" office:value-type="float" office:value="54">
            <text:p>54.00</text:p>
          </table:table-cell>
          <table:table-cell office:value-type="string">
            <text:p>Social/people/edit profile</text:p>
          </table:table-cell>
          <table:table-cell table:style-name="ce213"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2">
          <table:table-cell table:formula="of:=IF(MID([.F170];6;1)&gt;MID([.F169];6;1);&quot;&quot;;MAX([.A$7:.A169])+1)">
            <text:p/>
          </table:table-cell>
          <table:table-cell office:value-type="string">
            <text:p>FNC_SOC_PEO_PRO_07</text:p>
          </table:table-cell>
          <table:table-cell table:formula="of:=IF(MID([.F170];6;1)&gt;MID([.F169];6;1);[.C169];[.C169]+1)" office:value-type="float" office:value="54">
            <text:p>54.00</text:p>
          </table:table-cell>
          <table:table-cell office:value-type="string">
            <text:p>Social/people/edit profile</text:p>
          </table:table-cell>
          <table:table-cell table:style-name="ce213"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22">
          <table:table-cell table:formula="of:=IF(MID([.F171];6;1)&gt;MID([.F170];6;1);&quot;&quot;;MAX([.A$7:.A170])+1)">
            <text:p/>
          </table:table-cell>
          <table:table-cell office:value-type="string">
            <text:p>FNC_SOC_PEO_PRO_07</text:p>
          </table:table-cell>
          <table:table-cell table:formula="of:=IF(MID([.F171];6;1)&gt;MID([.F170];6;1);[.C170];[.C170]+1)" office:value-type="float" office:value="54">
            <text:p>54.00</text:p>
          </table:table-cell>
          <table:table-cell office:value-type="string">
            <text:p>Social/people/edit profile</text:p>
          </table:table-cell>
          <table:table-cell table:style-name="ce213" office:value-type="string">
            <text:p>Edit Profile with changing image for avatar when the size of image is less than 2MB</text:p>
          </table:table-cell>
          <table:table-cell office:value-type="string">
            <text:p>Step 4: Finish change avatar</text:p>
          </table:table-cell>
          <table:table-cell table:style-name="ce31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72];6;1)&gt;MID([.F171];6;1);&quot;&quot;;MAX([.A$7:.A171])+1)" office:value-type="float" office:value="59">
            <text:p>59.00</text:p>
          </table:table-cell>
          <table:table-cell office:value-type="string">
            <text:p>FNC_SOC_PEO_PRO_07</text:p>
          </table:table-cell>
          <table:table-cell table:formula="of:=IF(MID([.F172];6;1)&gt;MID([.F171];6;1);[.C171];[.C171]+1)" office:value-type="float" office:value="55">
            <text:p>55.00</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73];6;1)&gt;MID([.F172];6;1);&quot;&quot;;MAX([.A$7:.A172])+1)">
            <text:p/>
          </table:table-cell>
          <table:table-cell office:value-type="string">
            <text:p>FNC_SOC_PEO_PRO_07</text:p>
          </table:table-cell>
          <table:table-cell table:formula="of:=IF(MID([.F173];6;1)&gt;MID([.F172];6;1);[.C172];[.C172]+1)" office:value-type="float" office:value="55">
            <text:p>55.00</text:p>
          </table:table-cell>
          <table:table-cell office:value-type="string">
            <text:p>Social/people/edit profile</text:p>
          </table:table-cell>
          <table:table-cell table:style-name="ce213"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6">
          <table:table-cell table:formula="of:=IF(MID([.F174];6;1)&gt;MID([.F173];6;1);&quot;&quot;;MAX([.A$7:.A173])+1)">
            <text:p/>
          </table:table-cell>
          <table:table-cell office:value-type="string">
            <text:p>FNC_SOC_PEO_PRO_07</text:p>
          </table:table-cell>
          <table:table-cell table:formula="of:=IF(MID([.F174];6;1)&gt;MID([.F173];6;1);[.C173];[.C173]+1)" office:value-type="float" office:value="55">
            <text:p>55.00</text:p>
          </table:table-cell>
          <table:table-cell office:value-type="string">
            <text:p>Social/people/edit profile</text:p>
          </table:table-cell>
          <table:table-cell table:style-name="ce213"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8">the file must be less than 2 MB.</text:span></text:p>
          </table:table-cell>
          <table:table-cell office:value-type="string">
            <text:p>Low</text:p>
          </table:table-cell>
          <table:table-cell table:number-columns-repeated="247"/>
        </table:table-row>
        <table:table-row table:style-name="ro22">
          <table:table-cell table:formula="of:=IF(MID([.F175];6;1)&gt;MID([.F174];6;1);&quot;&quot;;MAX([.A$7:.A174])+1)" office:value-type="float" office:value="60">
            <text:p>60.00</text:p>
          </table:table-cell>
          <table:table-cell office:value-type="string">
            <text:p>FNC_SOC_PEO_PRO_07</text:p>
          </table:table-cell>
          <table:table-cell table:formula="of:=IF(MID([.F175];6;1)&gt;MID([.F174];6;1);[.C174];[.C174]+1)" office:value-type="float" office:value="56">
            <text:p>56.00</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76];6;1)&gt;MID([.F175];6;1);&quot;&quot;;MAX([.A$7:.A175])+1)">
            <text:p/>
          </table:table-cell>
          <table:table-cell office:value-type="string">
            <text:p>FNC_SOC_PEO_PRO_07</text:p>
          </table:table-cell>
          <table:table-cell table:formula="of:=IF(MID([.F176];6;1)&gt;MID([.F175];6;1);[.C175];[.C175]+1)" office:value-type="float" office:value="56">
            <text:p>56.00</text:p>
          </table:table-cell>
          <table:table-cell office:value-type="string">
            <text:p>Social/people/edit profile</text:p>
          </table:table-cell>
          <table:table-cell table:style-name="ce216" office:value-type="string">
            <text:p>Cancel the upload image file</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2">
          <table:table-cell table:formula="of:=IF(MID([.F177];6;1)&gt;MID([.F176];6;1);&quot;&quot;;MAX([.A$7:.A176])+1)">
            <text:p/>
          </table:table-cell>
          <table:table-cell office:value-type="string">
            <text:p>FNC_SOC_PEO_PRO_07</text:p>
          </table:table-cell>
          <table:table-cell table:formula="of:=IF(MID([.F177];6;1)&gt;MID([.F176];6;1);[.C176];[.C176]+1)" office:value-type="float" office:value="56">
            <text:p>56.00</text:p>
          </table:table-cell>
          <table:table-cell office:value-type="string">
            <text:p>Social/people/edit profile</text:p>
          </table:table-cell>
          <table:table-cell table:style-name="ce216"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2">
          <table:table-cell table:formula="of:=IF(MID([.F178];6;1)&gt;MID([.F177];6;1);&quot;&quot;;MAX([.A$7:.A177])+1)" office:value-type="float" office:value="61">
            <text:p>61.00</text:p>
          </table:table-cell>
          <table:table-cell office:value-type="string">
            <text:p>FNC_SOC_PEO_PRO_07</text:p>
          </table:table-cell>
          <table:table-cell table:formula="of:=IF(MID([.F178];6;1)&gt;MID([.F177];6;1);[.C177];[.C177]+1)" office:value-type="float" office:value="57">
            <text:p>57.00</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79];6;1)&gt;MID([.F178];6;1);&quot;&quot;;MAX([.A$7:.A178])+1)">
            <text:p/>
          </table:table-cell>
          <table:table-cell office:value-type="string">
            <text:p>FNC_SOC_PEO_PRO_07</text:p>
          </table:table-cell>
          <table:table-cell table:formula="of:=IF(MID([.F179];6;1)&gt;MID([.F178];6;1);[.C178];[.C178]+1)" office:value-type="float" office:value="57">
            <text:p>57.00</text:p>
          </table:table-cell>
          <table:table-cell office:value-type="string">
            <text:p>Social/people/edit profile</text:p>
          </table:table-cell>
          <table:table-cell table:style-name="ce216" office:value-type="string">
            <text:p>Abort image file on avatar preview fo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2">
          <table:table-cell table:formula="of:=IF(MID([.F180];6;1)&gt;MID([.F179];6;1);&quot;&quot;;MAX([.A$7:.A179])+1)">
            <text:p/>
          </table:table-cell>
          <table:table-cell office:value-type="string">
            <text:p>FNC_SOC_PEO_PRO_07</text:p>
          </table:table-cell>
          <table:table-cell table:formula="of:=IF(MID([.F180];6;1)&gt;MID([.F179];6;1);[.C179];[.C179]+1)" office:value-type="float" office:value="57">
            <text:p>57.00</text:p>
          </table:table-cell>
          <table:table-cell office:value-type="string">
            <text:p>Social/people/edit profile</text:p>
          </table:table-cell>
          <table:table-cell table:style-name="ce216"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30">
          <table:table-cell table:formula="of:=IF(MID([.F181];6;1)&gt;MID([.F180];6;1);&quot;&quot;;MAX([.A$7:.A180])+1)">
            <text:p/>
          </table:table-cell>
          <table:table-cell office:value-type="string">
            <text:p>FNC_SOC_PEO_PRO_07</text:p>
          </table:table-cell>
          <table:table-cell table:formula="of:=IF(MID([.F181];6;1)&gt;MID([.F180];6;1);[.C180];[.C180]+1)" office:value-type="float" office:value="57">
            <text:p>57.00</text:p>
          </table:table-cell>
          <table:table-cell office:value-type="string">
            <text:p>Social/people/edit profile</text:p>
          </table:table-cell>
          <table:table-cell table:style-name="ce216" office:value-type="string">
            <text:p>Abort image file on avatar preview form</text:p>
          </table:table-cell>
          <table:table-cell office:value-type="string">
            <text:p>Step 4: Abort change avatar</text:p>
          </table:table-cell>
          <table:table-cell table:style-name="ce311"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2">
          <table:table-cell table:formula="of:=IF(MID([.F182];6;1)&gt;MID([.F181];6;1);&quot;&quot;;MAX([.A$7:.A181])+1)" office:value-type="float" office:value="62">
            <text:p>62.00</text:p>
          </table:table-cell>
          <table:table-cell office:value-type="string">
            <text:p>FNC_SOC_PEO_PRO_07</text:p>
          </table:table-cell>
          <table:table-cell table:formula="of:=IF(MID([.F182];6;1)&gt;MID([.F181];6;1);[.C181];[.C181]+1)" office:value-type="float" office:value="58">
            <text:p>58.00</text:p>
          </table:table-cell>
          <table:table-cell office:value-type="string">
            <text:p>Social/people/edit profile</text:p>
          </table:table-cell>
          <table:table-cell table:style-name="ce300"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83];6;1)&gt;MID([.F182];6;1);&quot;&quot;;MAX([.A$7:.A182])+1)">
            <text:p/>
          </table:table-cell>
          <table:table-cell office:value-type="string">
            <text:p>FNC_SOC_PEO_PRO_07</text:p>
          </table:table-cell>
          <table:table-cell table:formula="of:=IF(MID([.F183];6;1)&gt;MID([.F182];6;1);[.C182];[.C182]+1)" office:value-type="float" office:value="58">
            <text:p>58.00</text:p>
          </table:table-cell>
          <table:table-cell office:value-type="string">
            <text:p>Social/people/edit profile</text:p>
          </table:table-cell>
          <table:table-cell table:style-name="ce301" office:value-type="string">
            <text:p>Change avatar of user when do not upload image but click Confi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table-cell table:formula="of:=IF(MID([.F184];6;1)&gt;MID([.F183];6;1);&quot;&quot;;MAX([.A$7:.A183])+1)">
            <text:p/>
          </table:table-cell>
          <table:table-cell office:value-type="string">
            <text:p>FNC_SOC_PEO_PRO_07</text:p>
          </table:table-cell>
          <table:table-cell table:formula="of:=IF(MID([.F184];6;1)&gt;MID([.F183];6;1);[.C183];[.C183]+1)" office:value-type="float" office:value="58">
            <text:p>58.00</text:p>
          </table:table-cell>
          <table:table-cell office:value-type="string">
            <text:p>Social/people/edit profile</text:p>
          </table:table-cell>
          <table:table-cell table:style-name="ce301" office:value-type="string">
            <text:p>Change avatar of user when do not upload image but click Confirm</text:p>
          </table:table-cell>
          <table:table-cell table:style-name="ce308" office:value-type="string">
            <text:p>Step 3: Click Confirm</text:p>
          </table:table-cell>
          <table:table-cell table:style-name="ce301" office:value-type="string">
            <text:p>- In Avatar upload form click <text:span text:style-name="T7">Confirm</text:span> button</text:p>
          </table:table-cell>
          <table:table-cell table:style-name="ce308" office:value-type="string">
            <text:p>Show message alert Error occurred when uploading image. </text:p>
          </table:table-cell>
          <table:table-cell office:value-type="string">
            <text:p>Low</text:p>
          </table:table-cell>
          <table:table-cell table:number-columns-repeated="247"/>
        </table:table-row>
        <table:table-row table:style-name="ro22">
          <table:table-cell table:formula="of:=IF(MID([.F185];6;1)&gt;MID([.F184];6;1);&quot;&quot;;MAX([.A$7:.A184])+1)" office:value-type="float" office:value="63">
            <text:p>63.00</text:p>
          </table:table-cell>
          <table:table-cell office:value-type="string">
            <text:p>FNC_SOC_PEO_PRO_07</text:p>
          </table:table-cell>
          <table:table-cell table:formula="of:=IF(MID([.F185];6;1)&gt;MID([.F184];6;1);[.C184];[.C184]+1)" office:value-type="float" office:value="59">
            <text:p>59.00</text:p>
          </table:table-cell>
          <table:table-cell office:value-type="string">
            <text:p>Social/people/edit profile</text:p>
          </table:table-cell>
          <table:table-cell table:style-name="ce300"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86];6;1)&gt;MID([.F185];6;1);&quot;&quot;;MAX([.A$7:.A185])+1)">
            <text:p/>
          </table:table-cell>
          <table:table-cell office:value-type="string">
            <text:p>FNC_SOC_PEO_PRO_07</text:p>
          </table:table-cell>
          <table:table-cell table:formula="of:=IF(MID([.F186];6;1)&gt;MID([.F185];6;1);[.C185];[.C185]+1)" office:value-type="float" office:value="59">
            <text:p>59.00</text:p>
          </table:table-cell>
          <table:table-cell office:value-type="string">
            <text:p>Social/people/edit profile</text:p>
          </table:table-cell>
          <table:table-cell table:style-name="ce301" office:value-type="string">
            <text:p>Change avatar of user when do not upload image but click Cancel</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table-cell table:formula="of:=IF(MID([.F187];6;1)&gt;MID([.F186];6;1);&quot;&quot;;MAX([.A$7:.A186])+1)">
            <text:p/>
          </table:table-cell>
          <table:table-cell office:value-type="string">
            <text:p>FNC_SOC_PEO_PRO_07</text:p>
          </table:table-cell>
          <table:table-cell table:formula="of:=IF(MID([.F187];6;1)&gt;MID([.F186];6;1);[.C186];[.C186]+1)" office:value-type="float" office:value="59">
            <text:p>59.00</text:p>
          </table:table-cell>
          <table:table-cell office:value-type="string">
            <text:p>Social/people/edit profile</text:p>
          </table:table-cell>
          <table:table-cell table:style-name="ce301" office:value-type="string">
            <text:p>Change avatar of user when do not upload image but click Cancel</text:p>
          </table:table-cell>
          <table:table-cell table:style-name="ce308" office:value-type="string">
            <text:p>Step 3: Click Cancel</text:p>
          </table:table-cell>
          <table:table-cell table:style-name="ce301" office:value-type="string">
            <text:p>- In Avatar upload form click <text:span text:style-name="T7">Cancel</text:span> button</text:p>
          </table:table-cell>
          <table:table-cell table:style-name="ce308" office:value-type="string">
            <text:p>Return to Profile form of user</text:p>
          </table:table-cell>
          <table:table-cell office:value-type="string">
            <text:p>Low</text:p>
          </table:table-cell>
          <table:table-cell table:number-columns-repeated="247"/>
        </table:table-row>
        <table:table-row table:style-name="ro19">
          <table:table-cell table:style-name="ce278"/>
          <table:table-cell table:style-name="ce284"/>
          <table:table-cell table:style-name="ce286"/>
          <table:table-cell table:style-name="ce289"/>
          <table:table-cell table:style-name="ce300"/>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0"/>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78"/>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78"/>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Activity" table:style-name="ta1" table:print="false">
        <office:forms form:automatic-focus="false" form:apply-design-mode="false"/>
        <table:table-column table:style-name="co34" table:default-cell-style-name="ce329"/>
        <table:table-column table:style-name="co35" table:default-cell-style-name="ce336"/>
        <table:table-column table:style-name="co36" table:default-cell-style-name="ce342"/>
        <table:table-column table:style-name="co37" table:default-cell-style-name="ce346"/>
        <table:table-column table:style-name="co25" table:default-cell-style-name="ce216"/>
        <table:table-column table:style-name="co38" table:default-cell-style-name="ce228"/>
        <table:table-column table:style-name="co39" table:default-cell-style-name="ce371"/>
        <table:table-column table:style-name="co28" table:default-cell-style-name="ce377"/>
        <table:table-column table:style-name="co10" table:default-cell-style-name="ce382"/>
        <table:table-column table:style-name="co10" table:default-cell-style-name="ce392"/>
        <table:table-column table:style-name="co10" table:default-cell-style-name="ce388"/>
        <table:table-column table:style-name="co10" table:default-cell-style-name="ce388"/>
        <table:table-column table:style-name="co10" table:default-cell-style-name="ce392"/>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26"/>
        <table:table-row table:style-name="ro26">
          <table:table-cell table:style-name="ce326"/>
          <table:table-cell table:style-name="ce185" office:value-type="string">
            <text:p>TEST CASES</text:p>
          </table:table-cell>
          <table:table-cell table:style-name="ce185"/>
          <table:table-cell table:style-name="ce334" table:number-columns-repeated="2"/>
          <table:table-cell table:style-name="ce326"/>
          <table:table-cell table:style-name="ce345"/>
          <table:table-cell table:style-name="ce334" table:number-columns-repeated="2"/>
          <table:table-cell table:style-name="ce385"/>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385" table:number-columns-repeated="214"/>
          <table:table-cell table:style-name="ce345" table:number-columns-repeated="18"/>
          <table:table-cell table:number-columns-repeated="9"/>
        </table:table-row>
        <table:table-row table:style-name="ro26">
          <table:table-cell table:style-name="ce326"/>
          <table:table-cell table:style-name="ce334" table:number-columns-repeated="4"/>
          <table:table-cell table:style-name="ce326"/>
          <table:table-cell table:style-name="ce345"/>
          <table:table-cell table:style-name="ce334" table:number-columns-repeated="2"/>
          <table:table-cell table:style-name="ce386"/>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385" table:number-columns-repeated="214"/>
          <table:table-cell table:style-name="ce345" table:number-columns-repeated="18"/>
          <table:table-cell table:number-columns-repeated="9"/>
        </table:table-row>
        <table:table-row table:style-name="ro26">
          <table:table-cell table:style-name="ce326"/>
          <table:table-cell table:style-name="ce187" office:value-type="string">
            <text:p>Functions List<text:span text:style-name="T8">:</text:span></text:p>
          </table:table-cell>
          <table:table-cell table:style-name="ce341" office:value-type="string" table:number-columns-spanned="3" table:number-rows-spanned="1">
            <text:p>Activities</text:p>
          </table:table-cell>
          <table:covered-table-cell table:style-name="ce203"/>
          <table:covered-table-cell table:style-name="ce196"/>
          <table:table-cell table:style-name="ce326"/>
          <table:table-cell table:style-name="ce345"/>
          <table:table-cell table:style-name="ce236"/>
          <table:table-cell table:style-name="ce242"/>
          <table:table-cell table:style-name="ce386"/>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385" table:number-columns-repeated="214"/>
          <table:table-cell table:style-name="ce345" table:number-columns-repeated="18"/>
          <table:table-cell table:number-columns-repeated="9"/>
        </table:table-row>
        <table:table-row table:style-name="ro26">
          <table:table-cell table:style-name="ce326"/>
          <table:table-cell table:style-name="ce187" office:value-type="string">
            <text:p>Total Main Cases:</text:p>
          </table:table-cell>
          <table:table-cell table:style-name="ce196" table:formula="of:=MAX([.A7:.A1047])" office:value-type="float" office:value="36" table:number-columns-spanned="3" table:number-rows-spanned="1">
            <text:p>36</text:p>
          </table:table-cell>
          <table:covered-table-cell table:number-columns-repeated="2" table:style-name="ce345"/>
          <table:table-cell table:style-name="ce326"/>
          <table:table-cell table:style-name="ce345"/>
          <table:table-cell table:style-name="ce236"/>
          <table:table-cell table:style-name="ce243"/>
          <table:table-cell table:style-name="ce386"/>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385" table:number-columns-repeated="214"/>
          <table:table-cell table:style-name="ce345" table:number-columns-repeated="18"/>
          <table:table-cell table:number-columns-repeated="9"/>
        </table:table-row>
        <table:table-row table:style-name="ro26">
          <table:table-cell table:style-name="ce327"/>
          <table:table-cell table:style-name="ce335"/>
          <table:table-cell table:style-name="ce327" table:number-columns-repeated="7"/>
          <table:table-cell table:style-name="ce387"/>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327" table:number-columns-repeated="232"/>
          <table:table-cell table:number-columns-repeated="9"/>
        </table:table-row>
        <table:table-row table:style-name="ro30">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ext:p>Tester</text:p>
          </table:table-cell>
          <table:table-cell table:style-name="ce189">
            <text:p>IE7</text:p>
          </table:table-cell>
          <table:table-cell table:style-name="ce189">
            <text:p>FireFox3.5</text:p>
          </table:table-cell>
          <table:table-cell table:style-name="ce189">
            <text:p>Comment/Bug</text:p>
          </table:table-cell>
          <table:table-cell table:style-name="ce400" table:number-columns-repeated="5"/>
          <table:table-cell table:style-name="ce401"/>
          <table:table-cell table:style-name="ce402" table:number-columns-repeated="210"/>
          <table:table-cell table:style-name="ce345" table:number-columns-repeated="17"/>
          <table:table-cell table:number-columns-repeated="9"/>
        </table:table-row>
        <table:table-row table:style-name="ro54">
          <table:table-cell table:style-name="ce285" office:value-type="float" office:value="1">
            <text:p>1.00</text:p>
          </table:table-cell>
          <table:table-cell office:value-type="string">
            <text:p>FNC_SOC_PEO_ACT_08</text:p>
          </table:table-cell>
          <table:table-cell table:style-name="ce285" office:value-type="float" office:value="1">
            <text:p>1.00</text:p>
          </table:table-cell>
          <table:table-cell office:value-type="string">
            <text:p>Social/people/activities</text:p>
          </table:table-cell>
          <table:table-cell table:style-name="ce212" office:value-type="string">
            <text:p>View your activities</text:p>
          </table:table-cell>
          <table:table-cell office:value-type="string">
            <text:p>Step 1: Go to my profile page</text:p>
          </table:table-cell>
          <table:table-cell office:value-type="string">
            <text:p>- Sign in system</text:p>
            <text:p>- Select <text:span text:style-name="T7">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54">
          <table:table-cell table:style-name="ce328" table:formula="of:=IF(MID([.F8];6;1)&gt;MID([.F7];6;1);&quot;&quot;;MAX([.A$7:.A7])+1)">
            <text:p/>
          </table:table-cell>
          <table:table-cell office:value-type="string">
            <text:p>FNC_SOC_PEO_ACT_08</text:p>
          </table:table-cell>
          <table:table-cell table:formula="of:=IF(MID([.F8];6;1)&gt;MID([.F7];6;1);[.C7];[.C7]+1)" office:value-type="float" office:value="1">
            <text:p>1.00</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7">Activity </text:span><text:span text:style-name="T9">in the left pane</text:span></text:p>
          </table:table-cell>
          <table:table-cell table:style-name="ce378" office:value-type="string">
            <text:p>Show content of activities gadget:</text:p>
            <text:p>- Text area: allow user compose and new activities, share link</text:p>
            <text:p>- Attach link: allow user can share a link</text:p>
            <text:p>- <text:span text:style-name="T20">All Updates</text:span>: show all activities of user. They are displayed in order from the newest to the oldest</text:p>
            <text:p>- <text:span text:style-name="T20">Network 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20">Space Updates : </text:span><text:span text:style-name="T35">show all activities of space you joined.</text:span></text:p>
            <text:p><text:span text:style-name="T35">-</text:span><text:span text:style-name="T20"> My Status : </text:span><text:span text:style-name="T35">show all your activities</text:span><text:span text:style-name="T20"> </text:span></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0">
          <table:table-cell table:style-name="ce328" table:formula="of:=IF(MID([.F9];6;1)&gt;MID([.F8];6;1);&quot;&quot;;MAX([.A$7:.A8])+1)" office:value-type="float" office:value="2">
            <text:p>2.00</text:p>
          </table:table-cell>
          <table:table-cell office:value-type="string">
            <text:p>FNC_SOC_PEO_ACT_08</text:p>
          </table:table-cell>
          <table:table-cell table:formula="of:=IF(MID([.F9];6;1)&gt;MID([.F8];6;1);[.C8];[.C8]+1)" office:value-type="float" office:value="2">
            <text:p>2.00</text:p>
          </table:table-cell>
          <table:table-cell office:value-type="string">
            <text:p>Social/people/activities</text:p>
          </table:table-cell>
          <table:table-cell table:style-name="ce212"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10];6;1)&gt;MID([.F9];6;1);&quot;&quot;;MAX([.A$7:.A9])+1)">
            <text:p/>
          </table:table-cell>
          <table:table-cell office:value-type="string">
            <text:p>FNC_SOC_PEO_ACT_08</text:p>
          </table:table-cell>
          <table:table-cell table:formula="of:=IF(MID([.F10];6;1)&gt;MID([.F9];6;1);[.C9];[.C9]+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71" office:value-type="string">
            <text:p><text:s/>Invited user successfully </text:p>
            <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7">
          <table:table-cell table:style-name="ce328" table:formula="of:=IF(MID([.F11];6;1)&gt;MID([.F10];6;1);&quot;&quot;;MAX([.A$7:.A10])+1)">
            <text:p/>
          </table:table-cell>
          <table:table-cell office:value-type="string">
            <text:p>FNC_SOC_PEO_ACT_08</text:p>
          </table:table-cell>
          <table:table-cell table:formula="of:=IF(MID([.F11];6;1)&gt;MID([.F10];6;1);[.C10];[.C10]+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9">Select people page </text:span></text:p>
            <text:p><text:span text:style-name="T9">- Click on button [accept]</text:span></text:p>
          </table:table-cell>
          <table:table-cell table:style-name="ce371"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12];6;1)&gt;MID([.F11];6;1);&quot;&quot;;MAX([.A$7:.A11])+1)">
            <text:p/>
          </table:table-cell>
          <table:table-cell office:value-type="string">
            <text:p>FNC_SOC_PEO_ACT_08</text:p>
          </table:table-cell>
          <table:table-cell table:formula="of:=IF(MID([.F12];6;1)&gt;MID([.F11];6;1);[.C11];[.C11]+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71" office:value-type="string">
            <text:p>Status update successfully</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13];6;1)&gt;MID([.F12];6;1);&quot;&quot;;MAX([.A$7:.A12])+1)">
            <text:p/>
          </table:table-cell>
          <table:table-cell office:value-type="string">
            <text:p>FNC_SOC_PEO_ACT_08</text:p>
          </table:table-cell>
          <table:table-cell table:formula="of:=IF(MID([.F13];6;1)&gt;MID([.F12];6;1);[.C12];[.C12]+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72" office:value-type="string">
            <text:p><text:span text:style-name="T30">- Access the </text:span><text:span text:style-name="T31">My profile</text:span><text:span text:style-name="T30"> page </text:span></text:p>
            <text:p><text:span text:style-name="T30">- Select </text:span><text:span text:style-name="T31">activity </text:span><text:span text:style-name="T32">in the left pane</text:span></text:p>
            <text:p><text:span text:style-name="T30"/></text:p>
          </table:table-cell>
          <table:table-cell office:value-type="string">
            <text:p>All activities of user AAA are displayed on friends activities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6">
          <table:table-cell table:style-name="ce328" table:formula="of:=IF(MID([.F14];6;1)&gt;MID([.F13];6;1);&quot;&quot;;MAX([.A$7:.A13])+1)">
            <text:p/>
          </table:table-cell>
          <table:table-cell office:value-type="string">
            <text:p>FNC_SOC_PEO_ACT_08</text:p>
          </table:table-cell>
          <table:table-cell table:formula="of:=IF(MID([.F14];6;1)&gt;MID([.F13];6;1);[.C13];[.C13]+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72" office:value-type="string">
            <text:p><text:span text:style-name="T30">- Login with AAA</text:span></text:p>
            <text:p><text:span text:style-name="T30">- Access <text:s/></text:span><text:span text:style-name="T31">People</text:span><text:span text:style-name="T30"> page </text:span></text:p>
            <text:p><text:span text:style-name="T30">- Select user BBB and click on name</text:span></text:p>
            <text:p><text:span text:style-name="T30">- Select </text:span><text:span text:style-name="T33">Activity </text:span><text:span text:style-name="T34">at left pane</text:span></text:p>
          </table:table-cell>
          <table:table-cell office:value-type="string">
            <text:p>Show all activities of user BBB. User can't see the text box to add activities</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54">
          <table:table-cell table:style-name="ce328" table:formula="of:=IF(MID([.F15];6;1)&gt;MID([.F14];6;1);&quot;&quot;;MAX([.A$7:.A14])+1)" office:value-type="float" office:value="3">
            <text:p>3.00</text:p>
          </table:table-cell>
          <table:table-cell office:value-type="string">
            <text:p>FNC_SOC_PEO_ACT_08</text:p>
          </table:table-cell>
          <table:table-cell table:formula="of:=IF(MID([.F15];6;1)&gt;MID([.F14];6;1);[.C14];[.C14]+1)" office:value-type="float" office:value="3">
            <text:p>3.00</text:p>
          </table:table-cell>
          <table:table-cell office:value-type="string">
            <text:p>Social/people/activities</text:p>
          </table:table-cell>
          <table:table-cell table:style-name="ce212" office:value-type="string">
            <text:p>View other users activities</text:p>
          </table:table-cell>
          <table:table-cell office:value-type="string">
            <text:p>Step 1: View user activities</text:p>
          </table:table-cell>
          <table:table-cell office:value-type="string">
            <text:p>- Sign in system</text:p>
            <text:p>- Access <text:span text:style-name="T7">Activities</text:span> page on User Toolbar portlet in the upper right corner of the screen</text:p>
            <text:p>- Select <text:span text:style-name="T7">Activity </text:span><text:span text:style-name="T9">in the left pane</text:span></text:p>
          </table:table-cell>
          <table:table-cell table:style-name="ce373" office:value-type="string">
            <text:p><text:span text:style-name="T39">Show content of activities gadget:</text:span></text:p>
            <text:p><text:span text:style-name="T39">- Text area: allow user compose and new activities, share link</text:span></text:p>
            <text:p><text:span text:style-name="T39">- Attach link: allow user can share a link</text:span></text:p>
            <text:p><text:span text:style-name="T39">- </text:span><text:span text:style-name="T40">All Updates</text:span><text:span text:style-name="T39">: show all activities of user. They are displayed in order from the newest to the oldest</text:span></text:p>
            <text:p><text:span text:style-name="T39">- </text:span><text:span text:style-name="T40">Network Updates</text:span><text:span text:style-name="T39">: show all activities of users friends. They are displayed in order from the newest to the oldest</text:span></text:p>
            <text:p><text:span text:style-name="T39">By default, if there is no one activity on list, show message to user knows: user does not have any updates yet</text:span></text:p>
            <text:p><text:span text:style-name="T39">With each activity, other users can comment, like/unlike.</text:span></text:p>
            <text:p><text:span text:style-name="T39">- </text:span><text:span text:style-name="T40">Space Updates : </text:span><text:span text:style-name="T41">show all activities of space you joined.</text:span></text:p>
            <text:p><text:span text:style-name="T41">-</text:span><text:span text:style-name="T40"> My Status : </text:span><text:span text:style-name="T41">show all your activities</text:span><text:span text:style-name="T40"> </text:span></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16];6;1)&gt;MID([.F15];6;1);&quot;&quot;;MAX([.A$7:.A15])+1)">
            <text:p/>
          </table:table-cell>
          <table:table-cell office:value-type="string">
            <text:p>FNC_SOC_PEO_ACT_08</text:p>
          </table:table-cell>
          <table:table-cell table:formula="of:=IF(MID([.F16];6;1)&gt;MID([.F15];6;1);[.C15];[.C15]+1)" office:value-type="float" office:value="3">
            <text:p>3.00</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73"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17];6;1)&gt;MID([.F16];6;1);&quot;&quot;;MAX([.A$7:.A16])+1)" office:value-type="float" office:value="4">
            <text:p>4.00</text:p>
          </table:table-cell>
          <table:table-cell office:value-type="string">
            <text:p>FNC_SOC_PEO_ACT_08</text:p>
          </table:table-cell>
          <table:table-cell table:formula="of:=IF(MID([.F17];6;1)&gt;MID([.F16];6;1);[.C16];[.C16]+1)" office:value-type="float" office:value="4">
            <text:p>4.00</text:p>
          </table:table-cell>
          <table:table-cell office:value-type="string">
            <text:p>Social/people/activities</text:p>
          </table:table-cell>
          <table:table-cell table:style-name="ce212" office:value-type="string">
            <text:p>Add new your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388"/>
          <table:table-cell>
            <text:p>thu.nguyen</text:p>
          </table:table-cell>
          <table:table-cell table:style-name="ce394" table:number-columns-repeated="2"/>
          <table:table-cell table:style-name="ce397" table:number-columns-repeated="233"/>
          <table:table-cell table:style-name="ce403"/>
          <table:table-cell table:number-columns-repeated="9"/>
        </table:table-row>
        <table:table-row table:style-name="ro36">
          <table:table-cell table:style-name="ce328" table:formula="of:=IF(MID([.F18];6;1)&gt;MID([.F17];6;1);&quot;&quot;;MAX([.A$7:.A17])+1)">
            <text:p/>
          </table:table-cell>
          <table:table-cell office:value-type="string">
            <text:p>FNC_SOC_PEO_ACT_08</text:p>
          </table:table-cell>
          <table:table-cell table:formula="of:=IF(MID([.F18];6;1)&gt;MID([.F17];6;1);[.C17];[.C17]+1)" office:value-type="float" office:value="4">
            <text:p>4.00</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7">activity</text:span></text:p>
            <text:p><text:span text:style-name="T7">- </text:span><text:span text:style-name="T9">Enter some text into text box</text:span></text:p>
            <text:p><text:span text:style-name="T9">- Click on 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388"/>
          <table:table-cell>
            <text:p>thu.nguyen</text:p>
          </table:table-cell>
          <table:table-cell table:style-name="ce394" table:number-columns-repeated="2"/>
          <table:table-cell table:style-name="ce397" table:number-columns-repeated="233"/>
          <table:table-cell table:style-name="ce403"/>
          <table:table-cell table:number-columns-repeated="9"/>
        </table:table-row>
        <table:table-row table:style-name="ro30">
          <table:table-cell table:style-name="ce328" table:formula="of:=IF(MID([.F19];6;1)&gt;MID([.F18];6;1);&quot;&quot;;MAX([.A$7:.A18])+1)" office:value-type="float" office:value="5">
            <text:p>5.00</text:p>
          </table:table-cell>
          <table:table-cell office:value-type="string">
            <text:p>FNC_SOC_PEO_ACT_08</text:p>
          </table:table-cell>
          <table:table-cell table:formula="of:=IF(MID([.F19];6;1)&gt;MID([.F18];6;1);[.C18];[.C18]+1)" office:value-type="float" office:value="5">
            <text:p>5.00</text:p>
          </table:table-cell>
          <table:table-cell office:value-type="string">
            <text:p>Social/people/activities</text:p>
          </table:table-cell>
          <table:table-cell table:style-name="ce212"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388"/>
          <table:table-cell>
            <text:p>thu.nguyen</text:p>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20];6;1)&gt;MID([.F19];6;1);&quot;&quot;;MAX([.A$7:.A19])+1)">
            <text:p/>
          </table:table-cell>
          <table:table-cell office:value-type="string">
            <text:p>FNC_SOC_PEO_ACT_08</text:p>
          </table:table-cell>
          <table:table-cell table:formula="of:=IF(MID([.F20];6;1)&gt;MID([.F19];6;1);[.C19];[.C19]+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71" office:value-type="string">
            <text:p><text:s/>Invited user successfully </text:p>
            <text:p/>
          </table:table-cell>
          <table:table-cell office:value-type="string">
            <text:p>High</text:p>
          </table:table-cell>
          <table:table-cell table:style-name="ce388"/>
          <table:table-cell>
            <text:p>thu.nguyen</text:p>
          </table:table-cell>
          <table:table-cell table:style-name="ce394" table:number-columns-repeated="2"/>
          <table:table-cell table:style-name="ce397" table:number-columns-repeated="233"/>
          <table:table-cell table:style-name="ce403"/>
          <table:table-cell table:number-columns-repeated="9"/>
        </table:table-row>
        <table:table-row table:style-name="ro37">
          <table:table-cell table:style-name="ce328" table:formula="of:=IF(MID([.F21];6;1)&gt;MID([.F20];6;1);&quot;&quot;;MAX([.A$7:.A20])+1)">
            <text:p/>
          </table:table-cell>
          <table:table-cell office:value-type="string">
            <text:p>FNC_SOC_PEO_ACT_08</text:p>
          </table:table-cell>
          <table:table-cell table:formula="of:=IF(MID([.F21];6;1)&gt;MID([.F20];6;1);[.C20];[.C20]+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71"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388"/>
          <table:table-cell>
            <text:p>thu.nguyen</text:p>
          </table:table-cell>
          <table:table-cell table:style-name="ce394" table:number-columns-repeated="2"/>
          <table:table-cell table:style-name="ce397" table:number-columns-repeated="233"/>
          <table:table-cell table:style-name="ce403"/>
          <table:table-cell table:number-columns-repeated="9"/>
        </table:table-row>
        <table:table-row table:style-name="ro30">
          <table:table-cell table:style-name="ce328" table:formula="of:=IF(MID([.F22];6;1)&gt;MID([.F21];6;1);&quot;&quot;;MAX([.A$7:.A21])+1)">
            <text:p/>
          </table:table-cell>
          <table:table-cell office:value-type="string">
            <text:p>FNC_SOC_PEO_ACT_08</text:p>
          </table:table-cell>
          <table:table-cell table:formula="of:=IF(MID([.F22];6;1)&gt;MID([.F21];6;1);[.C21];[.C21]+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71" office:value-type="string">
            <text:p>Status update successfully</text:p>
          </table:table-cell>
          <table:table-cell office:value-type="string">
            <text:p>High</text:p>
          </table:table-cell>
          <table:table-cell table:style-name="ce388"/>
          <table:table-cell>
            <text:p>thu.nguyen</text:p>
          </table:table-cell>
          <table:table-cell table:style-name="ce394" table:number-columns-repeated="2"/>
          <table:table-cell table:style-name="ce397" table:number-columns-repeated="233"/>
          <table:table-cell table:style-name="ce403"/>
          <table:table-cell table:number-columns-repeated="9"/>
        </table:table-row>
        <table:table-row table:style-name="ro27">
          <table:table-cell table:style-name="ce328" table:formula="of:=IF(MID([.F23];6;1)&gt;MID([.F22];6;1);&quot;&quot;;MAX([.A$7:.A22])+1)">
            <text:p/>
          </table:table-cell>
          <table:table-cell office:value-type="string">
            <text:p>FNC_SOC_PEO_ACT_08</text:p>
          </table:table-cell>
          <table:table-cell table:formula="of:=IF(MID([.F23];6;1)&gt;MID([.F22];6;1);[.C22];[.C22]+1)" office:value-type="float" office:value="5">
            <text:p>5.00</text:p>
          </table:table-cell>
          <table:table-cell office:value-type="string">
            <text:p>Social/people/activities</text:p>
          </table:table-cell>
          <table:table-cell office:value-type="string">
            <text:p>Add new activity for users contact</text:p>
          </table:table-cell>
          <table:table-cell table:style-name="ce367" office:value-type="string">
            <text:p>Step 5: Add new activities for </text:p>
            <text:p>user AAA</text:p>
          </table:table-cell>
          <table:table-cell table:style-name="ce374"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388"/>
          <table:table-cell>
            <text:p>thu.nguyen</text:p>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24];6;1)&gt;MID([.F23];6;1);&quot;&quot;;MAX([.A$7:.A23])+1)" office:value-type="float" office:value="6">
            <text:p>6.00</text:p>
          </table:table-cell>
          <table:table-cell office:value-type="string">
            <text:p>FNC_SOC_PEO_ACT_08</text:p>
          </table:table-cell>
          <table:table-cell table:formula="of:=IF(MID([.F24];6;1)&gt;MID([.F23];6;1);[.C23];[.C23]+1)" office:value-type="float" office:value="6">
            <text:p>6.00</text:p>
          </table:table-cell>
          <table:table-cell office:value-type="string">
            <text:p>Social/people/activities</text:p>
          </table:table-cell>
          <table:table-cell table:style-name="ce351" office:value-type="string">
            <text:p>Add new activities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6">
          <table:table-cell table:style-name="ce328" table:formula="of:=IF(MID([.F25];6;1)&gt;MID([.F24];6;1);&quot;&quot;;MAX([.A$7:.A24])+1)">
            <text:p/>
          </table:table-cell>
          <table:table-cell office:value-type="string">
            <text:p>FNC_SOC_PEO_ACT_08</text:p>
          </table:table-cell>
          <table:table-cell table:formula="of:=IF(MID([.F25];6;1)&gt;MID([.F24];6;1);[.C24];[.C24]+1)" office:value-type="float" office:value="6">
            <text:p>6.00</text:p>
          </table:table-cell>
          <table:table-cell office:value-type="string">
            <text:p>Social/people/activities</text:p>
          </table:table-cell>
          <table:table-cell table:style-name="ce228" office:value-type="string">
            <text:p>Add new activities with special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some text with special chars into text box</text:span></text:p>
            <text:p><text:span text:style-name="T9">- Click on [</text:span><text:span text:style-name="T20">Share</text:span><text:span text:style-name="T35">]</text:span><text:span text:style-name="T20"> </text:span><text:span text:style-name="T9">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26];6;1)&gt;MID([.F25];6;1);&quot;&quot;;MAX([.A$7:.A25])+1)" office:value-type="float" office:value="7">
            <text:p>7.00</text:p>
          </table:table-cell>
          <table:table-cell office:value-type="string">
            <text:p>FNC_SOC_PEO_ACT_08</text:p>
          </table:table-cell>
          <table:table-cell table:formula="of:=IF(MID([.F26];6;1)&gt;MID([.F25];6;1);[.C25];[.C25]+1)" office:value-type="float" office:value="7">
            <text:p>7.00</text:p>
          </table:table-cell>
          <table:table-cell office:value-type="string">
            <text:p>Social/people/activities</text:p>
          </table:table-cell>
          <table:table-cell table:style-name="ce352" office:value-type="string">
            <text:p>Add new activities without any text</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27];6;1)&gt;MID([.F26];6;1);&quot;&quot;;MAX([.A$7:.A26])+1)">
            <text:p/>
          </table:table-cell>
          <table:table-cell office:value-type="string">
            <text:p>FNC_SOC_PEO_ACT_08</text:p>
          </table:table-cell>
          <table:table-cell table:formula="of:=IF(MID([.F27];6;1)&gt;MID([.F26];6;1);[.C26];[.C26]+1)" office:value-type="float" office:value="7">
            <text:p>7.00</text:p>
          </table:table-cell>
          <table:table-cell office:value-type="string">
            <text:p>Social/people/activities</text:p>
          </table:table-cell>
          <table:table-cell table:style-name="ce353" office:value-type="string">
            <text:p>Add new activities without any text</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Keep text box is empty</text:span></text:p>
            <text:p><text:span text:style-name="T9">- Click on Add button</text:span></text:p>
          </table:table-cell>
          <table:table-cell office:value-type="string">
            <text:p>No activity is added. </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28];6;1)&gt;MID([.F27];6;1);&quot;&quot;;MAX([.A$7:.A27])+1)" office:value-type="float" office:value="8">
            <text:p>8.00</text:p>
          </table:table-cell>
          <table:table-cell office:value-type="string">
            <text:p>FNC_SOC_PEO_ACT_08</text:p>
          </table:table-cell>
          <table:table-cell table:formula="of:=IF(MID([.F28];6;1)&gt;MID([.F27];6;1);[.C27];[.C27]+1)" office:value-type="float" office:value="8">
            <text:p>8.00</text:p>
          </table:table-cell>
          <table:table-cell office:value-type="string">
            <text:p>Social/people/activities</text:p>
          </table:table-cell>
          <table:table-cell table:style-name="ce351" office:value-type="string">
            <text:p>Add new activities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6">
          <table:table-cell table:formula="of:=IF(MID([.F29];6;1)&gt;MID([.F28];6;1);&quot;&quot;;MAX([.A$7:.A28])+1)">
            <text:p/>
          </table:table-cell>
          <table:table-cell office:value-type="string">
            <text:p>FNC_SOC_PEO_ACT_08</text:p>
          </table:table-cell>
          <table:table-cell table:formula="of:=IF(MID([.F29];6;1)&gt;MID([.F28];6;1);[.C28];[.C28]+1)" office:value-type="float" office:value="8">
            <text:p>8.00</text:p>
          </table:table-cell>
          <table:table-cell office:value-type="string">
            <text:p>Social/people/activities</text:p>
          </table:table-cell>
          <table:table-cell table:style-name="ce228" office:value-type="string">
            <text:p>Add new activities with unlimited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Click on [</text:span><text:span text:style-name="T20">Share</text:span><text:span text:style-name="T35">] </text:span><text:span text:style-name="T9">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formula="of:=IF(MID([.F30];6;1)&gt;MID([.F29];6;1);&quot;&quot;;MAX([.A$7:.A29])+1)" office:value-type="float" office:value="9">
            <text:p>9.00</text:p>
          </table:table-cell>
          <table:table-cell office:value-type="string">
            <text:p>FNC_SOC_PEO_ACT_08</text:p>
          </table:table-cell>
          <table:table-cell table:formula="of:=IF(MID([.F30];6;1)&gt;MID([.F29];6;1);[.C29];[.C29]+1)" office:value-type="float" office:value="9">
            <text:p>9.00</text:p>
          </table:table-cell>
          <table:table-cell office:value-type="string">
            <text:p>Social/people/activities</text:p>
          </table:table-cell>
          <table:table-cell table:style-name="ce351"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formula="of:=IF(MID([.F31];6;1)&gt;MID([.F30];6;1);&quot;&quot;;MAX([.A$7:.A30])+1)">
            <text:p/>
          </table:table-cell>
          <table:table-cell office:value-type="string">
            <text:p>FNC_SOC_PEO_ACT_08</text:p>
          </table:table-cell>
          <table:table-cell table:formula="of:=IF(MID([.F31];6;1)&gt;MID([.F30];6;1);[.C30];[.C30]+1)" office:value-type="float" office:value="9">
            <text:p>9.00</text:p>
          </table:table-cell>
          <table:table-cell office:value-type="string">
            <text:p>Social/people/activities</text:p>
          </table:table-cell>
          <table:table-cell table:style-name="ce228" office:value-type="string">
            <text:p>Add new activity without click on Add button</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Don't click on [</text:span><text:span text:style-name="T20">Share</text:span><text:span text:style-name="T35">]</text:span><text:span text:style-name="T9"> button. Click mouse any where</text:span></text:p>
          </table:table-cell>
          <table:table-cell office:value-type="string">
            <text:p>Activity is not added. </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formula="of:=IF(MID([.F32];6;1)&gt;MID([.F31];6;1);&quot;&quot;;MAX([.A$7:.A31])+1)" office:value-type="float" office:value="10">
            <text:p>10.00</text:p>
          </table:table-cell>
          <table:table-cell office:value-type="string">
            <text:p>FNC_SOC_PEO_ACT_08</text:p>
          </table:table-cell>
          <table:table-cell table:formula="of:=IF(MID([.F32];6;1)&gt;MID([.F31];6;1);[.C31];[.C31]+1)" office:value-type="float" office:value="10">
            <text:p>10.00</text:p>
          </table:table-cell>
          <table:table-cell office:value-type="string">
            <text:p>Social/people/activities</text:p>
          </table:table-cell>
          <table:table-cell table:style-name="ce351" office:value-type="string">
            <text:p>Add new activities with HTML tag</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42">
          <table:table-cell table:formula="of:=IF(MID([.F33];6;1)&gt;MID([.F32];6;1);&quot;&quot;;MAX([.A$7:.A32])+1)">
            <text:p/>
          </table:table-cell>
          <table:table-cell office:value-type="string">
            <text:p>FNC_SOC_PEO_ACT_08</text:p>
          </table:table-cell>
          <table:table-cell table:formula="of:=IF(MID([.F33];6;1)&gt;MID([.F32];6;1);[.C32];[.C32]+1)" office:value-type="float" office:value="10">
            <text:p>10.00</text:p>
          </table:table-cell>
          <table:table-cell office:value-type="string">
            <text:p>Social/people/activities</text:p>
          </table:table-cell>
          <table:table-cell table:style-name="ce228" office:value-type="string">
            <text:p>Add new activities with HTML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HTML tag <text:s/>('b', 'i', 'a', 'span', 'em', 'strong', 'p', 'ol', 'ul', 'li', 'br') into text box</text:span></text:p>
            <text:p><text:span text:style-name="T9">- Click on 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30" table:formula="of:=IF(MID([.F34];6;1)&gt;MID([.F33];6;1);&quot;&quot;;MAX([.A$7:.A33])+1)" office:value-type="float" office:value="11">
            <text:p>11.00</text:p>
          </table:table-cell>
          <table:table-cell table:style-name="ce337" office:value-type="string">
            <text:p>FNC_SOC_PEO_ACT_08</text:p>
          </table:table-cell>
          <table:table-cell table:style-name="ce343" table:formula="of:=IF(MID([.F34];6;1)&gt;MID([.F33];6;1);[.C33];[.C33]+1)" office:value-type="float" office:value="11">
            <text:p>11.00</text:p>
          </table:table-cell>
          <table:table-cell table:style-name="ce347" office:value-type="string">
            <text:p>Social/people/activities</text:p>
          </table:table-cell>
          <table:table-cell table:style-name="ce354" office:value-type="string">
            <text:p>Add new activities with other HTML tag or script tag</text:p>
          </table:table-cell>
          <table:table-cell table:style-name="ce307" office:value-type="string">
            <text:p>Step 1: Go to my profile page</text:p>
          </table:table-cell>
          <table:table-cell table:style-name="ce375" office:value-type="string">
            <text:p>- Sign in system</text:p>
            <text:p>- Select Activities page on User Toolbar portlet in the upper right corner of the screen</text:p>
          </table:table-cell>
          <table:table-cell table:style-name="ce379" office:value-type="string">
            <text:p>- User activities page is displayed. It focus on activity list</text:p>
          </table:table-cell>
          <table:table-cell table:style-name="ce383" office:value-type="string">
            <text:p>Medium</text:p>
          </table:table-cell>
          <table:table-cell table:style-name="ce389" office:value-type="string">
            <text:p>Need to check</text:p>
          </table:table-cell>
          <table:table-cell table:style-name="ce389"/>
          <table:table-cell table:style-name="ce395" table:number-columns-repeated="2"/>
          <table:table-cell table:style-name="ce398" table:number-columns-repeated="233"/>
          <table:table-cell table:style-name="ce404"/>
          <table:table-cell table:style-name="ce405" table:number-columns-repeated="9"/>
        </table:table-row>
        <table:table-row table:style-name="ro36">
          <table:table-cell table:formula="of:=IF(MID([.F35];6;1)&gt;MID([.F34];6;1);&quot;&quot;;MAX([.A$7:.A34])+1)">
            <text:p/>
          </table:table-cell>
          <table:table-cell office:value-type="string">
            <text:p>FNC_SOC_PEO_ACT_08</text:p>
          </table:table-cell>
          <table:table-cell table:formula="of:=IF(MID([.F35];6;1)&gt;MID([.F34];6;1);[.C34];[.C34]+1)" office:value-type="float" office:value="11">
            <text:p>11.00</text:p>
          </table:table-cell>
          <table:table-cell office:value-type="string">
            <text:p>Social/people/activities</text:p>
          </table:table-cell>
          <table:table-cell table:style-name="ce228" office:value-type="string">
            <text:p>Add new activities with other HTML tag or script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other HTM tag and script tab into text box</text:span></text:p>
            <text:p><text:span text:style-name="T9">- Click on [</text:span><text:span text:style-name="T20">Share</text:span><text:span text:style-name="T35">]</text:span><text:span text:style-name="T9"> 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formula="of:=IF(MID([.F36];6;1)&gt;MID([.F35];6;1);&quot;&quot;;MAX([.A$7:.A35])+1)" office:value-type="float" office:value="12">
            <text:p>12.00</text:p>
          </table:table-cell>
          <table:table-cell office:value-type="string">
            <text:p>FNC_SOC_PEO_ACT_09</text:p>
          </table:table-cell>
          <table:table-cell table:style-name="ce285" office:value-type="float" office:value="1">
            <text:p>1.00</text:p>
          </table:table-cell>
          <table:table-cell office:value-type="string">
            <text:p>Social/people/add link</text:p>
          </table:table-cell>
          <table:table-cell table:style-name="ce212" office:value-type="string">
            <text:p>Add a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390" table:number-columns-repeated="1"/>
          <table:table-cell table:style-name="ce390">
            <text:p>thu.nguyen</text:p>
          </table:table-cell>
          <table:table-cell/>
          <table:table-cell table:style-name="ce394"/>
          <table:table-cell table:style-name="ce350" table:number-columns-repeated="234"/>
          <table:table-cell table:number-columns-repeated="9"/>
        </table:table-row>
        <table:table-row table:style-name="ro48">
          <table:table-cell table:formula="of:=IF(MID([.F37];6;1)&gt;MID([.F36];6;1);&quot;&quot;;MAX([.A$7:.A36])+1)">
            <text:p/>
          </table:table-cell>
          <table:table-cell office:value-type="string">
            <text:p>FNC_SOC_PEO_ACT_09</text:p>
          </table:table-cell>
          <table:table-cell table:formula="of:=IF(MID([.F37];6;1)&gt;MID([.F36];6;1);[.C36];[.C36]+1)" office:value-type="float" office:value="1">
            <text:p>1.00</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Hit Enter from keyboard or click on [</text:span><text:span text:style-name="T20">Attach</text:span><text:span text:style-name="T35">]</text:span><text:span text:style-name="T9"> 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391"/>
          <table:table-cell>
            <text:p>thu.nguyen</text:p>
          </table:table-cell>
          <table:table-cell table:number-columns-repeated="1"/>
          <table:table-cell table:style-name="ce391"/>
          <table:table-cell table:style-name="ce370" table:number-columns-repeated="234"/>
          <table:table-cell table:number-columns-repeated="9"/>
        </table:table-row>
        <table:table-row table:style-name="ro39">
          <table:table-cell table:formula="of:=IF(MID([.F38];6;1)&gt;MID([.F37];6;1);&quot;&quot;;MAX([.A$7:.A37])+1)">
            <text:p/>
          </table:table-cell>
          <table:table-cell office:value-type="string">
            <text:p>FNC_SOC_PEO_ACT_09</text:p>
          </table:table-cell>
          <table:table-cell table:formula="of:=IF(MID([.F38];6;1)&gt;MID([.F37];6;1);[.C37];[.C37]+1)" office:value-type="float" office:value="1">
            <text:p>1.00</text:p>
          </table:table-cell>
          <table:table-cell office:value-type="string">
            <text:p>Social/people/add link</text:p>
          </table:table-cell>
          <table:table-cell table:style-name="ce355" office:value-type="string">
            <text:p>Add a share link</text:p>
          </table:table-cell>
          <table:table-cell office:value-type="string">
            <text:p>Step 3: Add share links on activity list</text:p>
          </table:table-cell>
          <table:table-cell office:value-type="string">
            <text:p><text:span text:style-name="T7">- </text:span><text:span text:style-name="T9">Enter chars into text box</text:span></text:p>
            <text:p><text:span text:style-name="T9">- Click on <text:s/>[</text:span><text:span text:style-name="T20">Share</text:span><text:span text:style-name="T35">]</text:span><text:span text:style-name="T9"> 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391"/>
          <table:table-cell>
            <text:p>thu.nguyen</text:p>
          </table:table-cell>
          <table:table-cell table:number-columns-repeated="1"/>
          <table:table-cell table:style-name="ce391"/>
          <table:table-cell table:style-name="ce370" table:number-columns-repeated="234"/>
          <table:table-cell table:number-columns-repeated="9"/>
        </table:table-row>
        <table:table-row table:style-name="ro22">
          <table:table-cell table:formula="of:=IF(MID([.F39];6;1)&gt;MID([.F38];6;1);&quot;&quot;;MAX([.A$7:.A38])+1)" office:value-type="float" office:value="13">
            <text:p>13.00</text:p>
          </table:table-cell>
          <table:table-cell office:value-type="string">
            <text:p>FNC_SOC_PEO_ACT_09</text:p>
          </table:table-cell>
          <table:table-cell table:formula="of:=IF(MID([.F39];6;1)&gt;MID([.F38];6;1);[.C38];[.C38]+1)" office:value-type="float" office:value="2">
            <text:p>2.00</text:p>
          </table:table-cell>
          <table:table-cell office:value-type="string">
            <text:p>Social/people/add link</text:p>
          </table:table-cell>
          <table:table-cell table:style-name="ce356"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8">
          <table:table-cell table:formula="of:=IF(MID([.F40];6;1)&gt;MID([.F39];6;1);&quot;&quot;;MAX([.A$7:.A39])+1)">
            <text:p/>
          </table:table-cell>
          <table:table-cell office:value-type="string">
            <text:p>FNC_SOC_PEO_ACT_09</text:p>
          </table:table-cell>
          <table:table-cell table:formula="of:=IF(MID([.F40];6;1)&gt;MID([.F39];6;1);[.C39];[.C39]+1)" office:value-type="float" office:value="2">
            <text:p>2.00</text:p>
          </table:table-cell>
          <table:table-cell office:value-type="string">
            <text:p>Social/people/add link</text:p>
          </table:table-cell>
          <table:table-cell table:style-name="ce357" office:value-type="string">
            <text:p>Add new Share link without text on activi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valid URL</text:span></text:p>
            <text:p><text:span text:style-name="T9">- Hit Enter from keyboard or click on [</text:span><text:span text:style-name="T20">Attach</text:span><text:span text:style-name="T35">]</text:span><text:span text:style-name="T9"> button on Share link form</text:span></text:p>
            <text:p><text:span text:style-name="T7">- </text:span><text:span text:style-name="T9">Kept text box of activity is empty</text:span></text:p>
            <text:p><text:span text:style-name="T36">- Click on [</text:span><text:span text:style-name="T37">Share</text:span><text:span text:style-name="T38">]</text:span><text:span text:style-name="T36"> button </text:span></text:p>
          </table:table-cell>
          <table:table-cell office:value-type="string">
            <text:p>Only link is shared</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41];6;1)&gt;MID([.F40];6;1);&quot;&quot;;MAX([.A$7:.A40])+1)" office:value-type="float" office:value="14">
            <text:p>14.00</text:p>
          </table:table-cell>
          <table:table-cell office:value-type="string">
            <text:p>FNC_SOC_PEO_ACT_09</text:p>
          </table:table-cell>
          <table:table-cell table:formula="of:=IF(MID([.F41];6;1)&gt;MID([.F40];6;1);[.C40];[.C40]+1)" office:value-type="float" office:value="3">
            <text:p>3.00</text:p>
          </table:table-cell>
          <table:table-cell office:value-type="string">
            <text:p>Social/people/add link</text:p>
          </table:table-cell>
          <table:table-cell table:style-name="ce358" office:value-type="string">
            <text:p>View Link shared with 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43">
          <table:table-cell table:formula="of:=IF(MID([.F42];6;1)&gt;MID([.F41];6;1);&quot;&quot;;MAX([.A$7:.A41])+1)">
            <text:p/>
          </table:table-cell>
          <table:table-cell office:value-type="string">
            <text:p>FNC_SOC_PEO_ACT_09</text:p>
          </table:table-cell>
          <table:table-cell table:formula="of:=IF(MID([.F42];6;1)&gt;MID([.F41];6;1);[.C41];[.C41]+1)" office:value-type="float" office:value="3">
            <text:p>3.00</text:p>
          </table:table-cell>
          <table:table-cell office:value-type="string">
            <text:p>Social/people/add link</text:p>
          </table:table-cell>
          <table:table-cell table:style-name="ce359" office:value-type="string">
            <text:p>View Link shared with 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 that includes <text:s/>image </text:span></text:p>
            <text:p><text:span text:style-name="T36">- Hit Enter from keyboard or click on [</text:span><text:span text:style-name="T37">Attach</text:span><text:span text:style-name="T38">]</text:span><text:span text:style-name="T36"> button on Share link form</text:span></text:p>
            <text:p><text:span text:style-name="T9">- Don't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 image</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43];6;1)&gt;MID([.F42];6;1);&quot;&quot;;MAX([.A$7:.A42])+1)" office:value-type="float" office:value="15">
            <text:p>15.00</text:p>
          </table:table-cell>
          <table:table-cell office:value-type="string">
            <text:p>FNC_SOC_PEO_ACT_09</text:p>
          </table:table-cell>
          <table:table-cell table:formula="of:=IF(MID([.F43];6;1)&gt;MID([.F42];6;1);[.C42];[.C42]+1)" office:value-type="float" office:value="4">
            <text:p>4.00</text:p>
          </table:table-cell>
          <table:table-cell office:value-type="string">
            <text:p>Social/people/add link</text:p>
          </table:table-cell>
          <table:table-cell table:style-name="ce360" office:value-type="string">
            <text:p>View Link shared without <text:s/>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7">
          <table:table-cell table:formula="of:=IF(MID([.F44];6;1)&gt;MID([.F43];6;1);&quot;&quot;;MAX([.A$7:.A43])+1)">
            <text:p/>
          </table:table-cell>
          <table:table-cell office:value-type="string">
            <text:p>FNC_SOC_PEO_ACT_09</text:p>
          </table:table-cell>
          <table:table-cell table:formula="of:=IF(MID([.F44];6;1)&gt;MID([.F43];6;1);[.C43];[.C43]+1)" office:value-type="float" office:value="4">
            <text:p>4.00</text:p>
          </table:table-cell>
          <table:table-cell office:value-type="string">
            <text:p>Social/people/add link</text:p>
          </table:table-cell>
          <table:table-cell table:style-name="ce361" office:value-type="string">
            <text:p>View Link shared without <text:s/>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7">Attach</text:span><text:span text:style-name="T38">]</text:span><text:span text:style-name="T36"> button on Share link form</text:span></text:p>
            <text:p><text:span text:style-name="T9">-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out image</text:p>
          </table:table-cell>
          <table:table-cell office:value-type="string">
            <text:p>Medium</text:p>
          </table:table-cell>
          <table:table-cell table:style-name="ce391"/>
          <table:table-cell table:number-columns-repeated="2"/>
          <table:table-cell table:style-name="ce388"/>
          <table:table-cell table:style-name="ce399"/>
          <table:table-cell table:style-name="ce370" table:number-columns-repeated="233"/>
          <table:table-cell table:number-columns-repeated="9"/>
        </table:table-row>
        <table:table-row table:style-name="ro22">
          <table:table-cell table:formula="of:=IF(MID([.F45];6;1)&gt;MID([.F44];6;1);&quot;&quot;;MAX([.A$7:.A44])+1)" office:value-type="float" office:value="16">
            <text:p>16.00</text:p>
          </table:table-cell>
          <table:table-cell office:value-type="string">
            <text:p>FNC_SOC_PEO_ACT_09</text:p>
          </table:table-cell>
          <table:table-cell table:formula="of:=IF(MID([.F45];6;1)&gt;MID([.F44];6;1);[.C44];[.C44]+1)" office:value-type="float" office:value="5">
            <text:p>5.00</text:p>
          </table:table-cell>
          <table:table-cell office:value-type="string">
            <text:p>Social/people/add link</text:p>
          </table:table-cell>
          <table:table-cell table:style-name="ce212"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7">
          <table:table-cell table:formula="of:=IF(MID([.F46];6;1)&gt;MID([.F45];6;1);&quot;&quot;;MAX([.A$7:.A45])+1)">
            <text:p/>
          </table:table-cell>
          <table:table-cell office:value-type="string">
            <text:p>FNC_SOC_PEO_ACT_09</text:p>
          </table:table-cell>
          <table:table-cell table:formula="of:=IF(MID([.F46];6;1)&gt;MID([.F45];6;1);[.C45];[.C45]+1)" office:value-type="float" office:value="5">
            <text:p>5.00</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Don't hit Enter from keyboard or click on [</text:span><text:span text:style-name="T20">Attach</text:span><text:span text:style-name="T35">]</text:span><text:span text:style-name="T9"> button on Share link form</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Link is not shared. Only activity is added</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9">
          <table:table-cell table:formula="of:=IF(MID([.F47];6;1)&gt;MID([.F46];6;1);&quot;&quot;;MAX([.A$7:.A46])+1)" office:value-type="float" office:value="17">
            <text:p>17.00</text:p>
          </table:table-cell>
          <table:table-cell office:value-type="string">
            <text:p>FNC_SOC_PEO_ACT_09</text:p>
          </table:table-cell>
          <table:table-cell table:formula="of:=IF(MID([.F47];6;1)&gt;MID([.F46];6;1);[.C46];[.C46]+1)" office:value-type="float" office:value="6">
            <text:p>6.00</text:p>
          </table:table-cell>
          <table:table-cell office:value-type="string">
            <text:p>Social/people/add link</text:p>
          </table:table-cell>
          <table:table-cell table:style-name="ce212" office:value-type="string">
            <text:p>Add a share link without click <text:s/>Add button on add activity form</text:p>
          </table:table-cell>
          <table:table-cell office:value-type="string">
            <text:p>Step 1: Go to my profile page</text:p>
          </table:table-cell>
          <table:table-cell office:value-type="string">
            <text:p><text:span text:style-name="T7">- </text:span><text:span text:style-name="T9">Enter chars into text box or not</text:span></text:p>
          </table:table-cell>
          <table:table-cell office:value-type="string">
            <text:p>- Show content of People page.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8">
          <table:table-cell table:formula="of:=IF(MID([.F48];6;1)&gt;MID([.F47];6;1);&quot;&quot;;MAX([.A$7:.A47])+1)">
            <text:p/>
          </table:table-cell>
          <table:table-cell office:value-type="string">
            <text:p>FNC_SOC_PEO_ACT_09</text:p>
          </table:table-cell>
          <table:table-cell table:formula="of:=IF(MID([.F48];6;1)&gt;MID([.F47];6;1);[.C47];[.C47]+1)" office:value-type="float" office:value="6">
            <text:p>6.00</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Don't click on [</text:span><text:span text:style-name="T20">Share</text:span><text:span text:style-name="T35">] button</text:span></text:p>
          </table:table-cell>
          <table:table-cell office:value-type="string">
            <text:p>Link is not shared, activity is not added. It keeps all text and link are entered</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49];6;1)&gt;MID([.F48];6;1);&quot;&quot;;MAX([.A$7:.A48])+1)" office:value-type="float" office:value="18">
            <text:p>18.00</text:p>
          </table:table-cell>
          <table:table-cell office:value-type="string">
            <text:p>FNC_SOC_PEO_ACT_09</text:p>
          </table:table-cell>
          <table:table-cell table:formula="of:=IF(MID([.F49];6;1)&gt;MID([.F48];6;1);[.C48];[.C48]+1)" office:value-type="float" office:value="7">
            <text:p>7.00</text:p>
          </table:table-cell>
          <table:table-cell office:value-type="string">
            <text:p>Social/people/add link</text:p>
          </table:table-cell>
          <table:table-cell table:style-name="ce212"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42">
          <table:table-cell table:formula="of:=IF(MID([.F50];6;1)&gt;MID([.F49];6;1);&quot;&quot;;MAX([.A$7:.A49])+1)">
            <text:p/>
          </table:table-cell>
          <table:table-cell office:value-type="string">
            <text:p>FNC_SOC_PEO_ACT_09</text:p>
          </table:table-cell>
          <table:table-cell table:formula="of:=IF(MID([.F50];6;1)&gt;MID([.F49];6;1);[.C49];[.C49]+1)" office:value-type="float" office:value="7">
            <text:p>7.00</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URL is not correct form (eg: google.com)</text:span></text:p>
            <text:p><text:span text:style-name="T36">- Hit Enter from keyboard or click on [</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provided link is correct.</text:span>”</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0">
          <table:table-cell table:formula="of:=IF(MID([.F51];6;1)&gt;MID([.F50];6;1);&quot;&quot;;MAX([.A$7:.A50])+1)" office:value-type="float" office:value="19">
            <text:p>19.00</text:p>
          </table:table-cell>
          <table:table-cell office:value-type="string">
            <text:p>FNC_SOC_PEO_ACT_09</text:p>
          </table:table-cell>
          <table:table-cell table:formula="of:=IF(MID([.F51];6;1)&gt;MID([.F50];6;1);[.C50];[.C50]+1)" office:value-type="float" office:value="8">
            <text:p>8.00</text:p>
          </table:table-cell>
          <table:table-cell office:value-type="string">
            <text:p>Social/people/add link</text:p>
          </table:table-cell>
          <table:table-cell table:style-name="ce362" office:value-type="string">
            <text:p>Share link with empty link</text:p>
          </table:table-cell>
          <table:table-cell office:value-type="string">
            <text:p>Step 1: Go to my profile page</text:p>
          </table:table-cell>
          <table:table-cell office:value-type="string">
            <text:p>- Sign in system</text:p>
            <text:p>- Select <text:span text:style-name="T7">My profile</text:span> page </text:p>
          </table:table-cell>
          <table:table-cell office:value-type="string">
            <text:p>- Show content of People page.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6">
          <table:table-cell table:formula="of:=IF(MID([.F52];6;1)&gt;MID([.F51];6;1);&quot;&quot;;MAX([.A$7:.A51])+1)">
            <text:p/>
          </table:table-cell>
          <table:table-cell office:value-type="string">
            <text:p>FNC_SOC_PEO_ACT_09</text:p>
          </table:table-cell>
          <table:table-cell table:formula="of:=IF(MID([.F52];6;1)&gt;MID([.F51];6;1);[.C51];[.C51]+1)" office:value-type="float" office:value="8">
            <text:p>8.00</text:p>
          </table:table-cell>
          <table:table-cell office:value-type="string">
            <text:p>Social/people/add link</text:p>
          </table:table-cell>
          <table:table-cell table:style-name="ce363" office:value-type="string">
            <text:p>Share link with empty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kept shared link form is empty</text:span></text:p>
            <text:p><text:span text:style-name="T36">- Hit Enter from keyboard or click on [</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provided link is correct.</text:span>”</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53];6;1)&gt;MID([.F52];6;1);&quot;&quot;;MAX([.A$7:.A52])+1)" office:value-type="float" office:value="20">
            <text:p>20.00</text:p>
          </table:table-cell>
          <table:table-cell office:value-type="string">
            <text:p>FNC_SOC_PEO_ACT_09</text:p>
          </table:table-cell>
          <table:table-cell table:formula="of:=IF(MID([.F53];6;1)&gt;MID([.F52];6;1);[.C52];[.C52]+1)" office:value-type="float" office:value="9">
            <text:p>9.00</text:p>
          </table:table-cell>
          <table:table-cell office:value-type="string">
            <text:p>Social/people/add link</text:p>
          </table:table-cell>
          <table:table-cell table:style-name="ce212" office:value-type="string">
            <text:p>Share link with URL is not exited</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8">
          <table:table-cell table:formula="of:=IF(MID([.F54];6;1)&gt;MID([.F53];6;1);&quot;&quot;;MAX([.A$7:.A53])+1)">
            <text:p/>
          </table:table-cell>
          <table:table-cell office:value-type="string">
            <text:p>FNC_SOC_PEO_ACT_09</text:p>
          </table:table-cell>
          <table:table-cell table:formula="of:=IF(MID([.F54];6;1)&gt;MID([.F53];6;1);[.C53];[.C53]+1)" office:value-type="float" office:value="9">
            <text:p>9.00</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Click on [</text:span><text:span text:style-name="T20">Share</text:span><text:span text:style-name="T35">]</text:span><text:span text:style-name="T9"> button</text:span></text:p>
          </table:table-cell>
          <table:table-cell office:value-type="string">
            <text:p>A link is shared. It is displayed by URL form</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55];6;1)&gt;MID([.F54];6;1);&quot;&quot;;MAX([.A$7:.A54])+1)" office:value-type="float" office:value="21">
            <text:p>21.00</text:p>
          </table:table-cell>
          <table:table-cell office:value-type="string">
            <text:p>FNC_SOC_PEO_ACT_09</text:p>
          </table:table-cell>
          <table:table-cell table:formula="of:=IF(MID([.F55];6;1)&gt;MID([.F54];6;1);[.C54];[.C54]+1)" office:value-type="float" office:value="10">
            <text:p>10.00</text:p>
          </table:table-cell>
          <table:table-cell office:value-type="string">
            <text:p>Social/people/add link</text:p>
          </table:table-cell>
          <table:table-cell table:style-name="ce212" office:value-type="string">
            <text:p>Edit title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43">
          <table:table-cell table:formula="of:=IF(MID([.F56];6;1)&gt;MID([.F55];6;1);&quot;&quot;;MAX([.A$7:.A55])+1)">
            <text:p/>
          </table:table-cell>
          <table:table-cell office:value-type="string">
            <text:p>FNC_SOC_PEO_ACT_09</text:p>
          </table:table-cell>
          <table:table-cell table:formula="of:=IF(MID([.F56];6;1)&gt;MID([.F55];6;1);[.C55];[.C55]+1)" office:value-type="float" office:value="10">
            <text:p>10.0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 Below the title, there is a link to shared URL </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57];6;1)&gt;MID([.F56];6;1);&quot;&quot;;MAX([.A$7:.A56])+1)" office:value-type="float" office:value="22">
            <text:p>22.00</text:p>
          </table:table-cell>
          <table:table-cell office:value-type="string">
            <text:p>FNC_SOC_PEO_ACT_09</text:p>
          </table:table-cell>
          <table:table-cell table:formula="of:=IF(MID([.F57];6;1)&gt;MID([.F56];6;1);[.C56];[.C56]+1)" office:value-type="float" office:value="11">
            <text:p>11.00</text:p>
          </table:table-cell>
          <table:table-cell office:value-type="string">
            <text:p>Social/people/add link</text:p>
          </table:table-cell>
          <table:table-cell table:style-name="ce212"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51">
          <table:table-cell table:formula="of:=IF(MID([.F58];6;1)&gt;MID([.F57];6;1);&quot;&quot;;MAX([.A$7:.A57])+1)">
            <text:p/>
          </table:table-cell>
          <table:table-cell office:value-type="string">
            <text:p>FNC_SOC_PEO_ACT_09</text:p>
          </table:table-cell>
          <table:table-cell table:formula="of:=IF(MID([.F58];6;1)&gt;MID([.F57];6;1);[.C57];[.C57]+1)" office:value-type="float" office:value="11">
            <text:p>11.00</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Edit it with special chars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59];6;1)&gt;MID([.F58];6;1);&quot;&quot;;MAX([.A$7:.A58])+1)" office:value-type="float" office:value="23">
            <text:p>23.00</text:p>
          </table:table-cell>
          <table:table-cell office:value-type="string">
            <text:p>FNC_SOC_PEO_ACT_09</text:p>
          </table:table-cell>
          <table:table-cell table:formula="of:=IF(MID([.F59];6;1)&gt;MID([.F58];6;1);[.C58];[.C58]+1)" office:value-type="float" office:value="12">
            <text:p>12.00</text:p>
          </table:table-cell>
          <table:table-cell office:value-type="string">
            <text:p>Social/people/add link</text:p>
          </table:table-cell>
          <table:table-cell table:style-name="ce212" office:value-type="string">
            <text:p>Kept title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3">
          <table:table-cell table:formula="of:=IF(MID([.F60];6;1)&gt;MID([.F59];6;1);&quot;&quot;;MAX([.A$7:.A59])+1)">
            <text:p/>
          </table:table-cell>
          <table:table-cell office:value-type="string">
            <text:p>FNC_SOC_PEO_ACT_09</text:p>
          </table:table-cell>
          <table:table-cell table:formula="of:=IF(MID([.F60];6;1)&gt;MID([.F59];6;1);[.C59];[.C59]+1)" office:value-type="float" office:value="12">
            <text:p>12.00</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Kept it is empty</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title is the URL </text:p>
          </table:table-cell>
          <table:table-cell office:value-type="string">
            <text:p>Low</text:p>
          </table:table-cell>
          <table:table-cell table:number-columns-repeated="247"/>
        </table:table-row>
        <table:table-row table:style-name="ro22">
          <table:table-cell table:formula="of:=IF(MID([.F61];6;1)&gt;MID([.F60];6;1);&quot;&quot;;MAX([.A$7:.A60])+1)" office:value-type="float" office:value="24">
            <text:p>24.00</text:p>
          </table:table-cell>
          <table:table-cell office:value-type="string">
            <text:p>FNC_SOC_PEO_ACT_09</text:p>
          </table:table-cell>
          <table:table-cell table:formula="of:=IF(MID([.F61];6;1)&gt;MID([.F60];6;1);[.C60];[.C60]+1)" office:value-type="float" office:value="13">
            <text:p>13.00</text:p>
          </table:table-cell>
          <table:table-cell office:value-type="string">
            <text:p>Social/people/add link</text:p>
          </table:table-cell>
          <table:table-cell table:style-name="ce212"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1">
          <table:table-cell table:formula="of:=IF(MID([.F62];6;1)&gt;MID([.F61];6;1);&quot;&quot;;MAX([.A$7:.A61])+1)">
            <text:p/>
          </table:table-cell>
          <table:table-cell office:value-type="string">
            <text:p>FNC_SOC_PEO_ACT_09</text:p>
          </table:table-cell>
          <table:table-cell table:formula="of:=IF(MID([.F62];6;1)&gt;MID([.F61];6;1);[.C61];[.C61]+1)" office:value-type="float" office:value="13">
            <text:p>13.00</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Enter unlimited text into this field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number-columns-repeated="247"/>
        </table:table-row>
        <table:table-row table:style-name="ro22">
          <table:table-cell table:formula="of:=IF(MID([.F63];6;1)&gt;MID([.F62];6;1);&quot;&quot;;MAX([.A$7:.A62])+1)" office:value-type="float" office:value="25">
            <text:p>25.00</text:p>
          </table:table-cell>
          <table:table-cell office:value-type="string">
            <text:p>FNC_SOC_PEO_ACT_09</text:p>
          </table:table-cell>
          <table:table-cell table:formula="of:=IF(MID([.F63];6;1)&gt;MID([.F62];6;1);[.C62];[.C62]+1)" office:value-type="float" office:value="14">
            <text:p>14.00</text:p>
          </table:table-cell>
          <table:table-cell office:value-type="string">
            <text:p>Social/people/add link</text:p>
          </table:table-cell>
          <table:table-cell table:style-name="ce212" office:value-type="string">
            <text:p>Edit description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3">
          <table:table-cell table:formula="of:=IF(MID([.F64];6;1)&gt;MID([.F63];6;1);&quot;&quot;;MAX([.A$7:.A63])+1)">
            <text:p/>
          </table:table-cell>
          <table:table-cell office:value-type="string">
            <text:p>FNC_SOC_PEO_ACT_09</text:p>
          </table:table-cell>
          <table:table-cell table:formula="of:=IF(MID([.F64];6;1)&gt;MID([.F63];6;1);[.C63];[.C63]+1)" office:value-type="float" office:value="14">
            <text:p>14.00</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2">
          <table:table-cell table:formula="of:=IF(MID([.F65];6;1)&gt;MID([.F64];6;1);&quot;&quot;;MAX([.A$7:.A64])+1)" office:value-type="float" office:value="26">
            <text:p>26.00</text:p>
          </table:table-cell>
          <table:table-cell office:value-type="string">
            <text:p>FNC_SOC_PEO_ACT_09</text:p>
          </table:table-cell>
          <table:table-cell table:formula="of:=IF(MID([.F65];6;1)&gt;MID([.F64];6;1);[.C64];[.C64]+1)" office:value-type="float" office:value="15">
            <text:p>15.00</text:p>
          </table:table-cell>
          <table:table-cell office:value-type="string">
            <text:p>Social/people/add link</text:p>
          </table:table-cell>
          <table:table-cell table:style-name="ce212"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1">
          <table:table-cell table:formula="of:=IF(MID([.F66];6;1)&gt;MID([.F65];6;1);&quot;&quot;;MAX([.A$7:.A65])+1)">
            <text:p/>
          </table:table-cell>
          <table:table-cell office:value-type="string">
            <text:p>FNC_SOC_PEO_ACT_09</text:p>
          </table:table-cell>
          <table:table-cell table:formula="of:=IF(MID([.F66];6;1)&gt;MID([.F65];6;1);[.C65];[.C65]+1)" office:value-type="float" office:value="15">
            <text:p>15.00</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Edit it with special chars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2">
          <table:table-cell table:formula="of:=IF(MID([.F67];6;1)&gt;MID([.F66];6;1);&quot;&quot;;MAX([.A$7:.A66])+1)" office:value-type="float" office:value="27">
            <text:p>27.00</text:p>
          </table:table-cell>
          <table:table-cell office:value-type="string">
            <text:p>FNC_SOC_PEO_ACT_09</text:p>
          </table:table-cell>
          <table:table-cell table:formula="of:=IF(MID([.F67];6;1)&gt;MID([.F66];6;1);[.C66];[.C66]+1)" office:value-type="float" office:value="16">
            <text:p>16.00</text:p>
          </table:table-cell>
          <table:table-cell office:value-type="string">
            <text:p>Social/people/add link</text:p>
          </table:table-cell>
          <table:table-cell table:style-name="ce212" office:value-type="string">
            <text:p>Kept description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1">
          <table:table-cell table:formula="of:=IF(MID([.F68];6;1)&gt;MID([.F67];6;1);&quot;&quot;;MAX([.A$7:.A67])+1)">
            <text:p/>
          </table:table-cell>
          <table:table-cell office:value-type="string">
            <text:p>FNC_SOC_PEO_ACT_09</text:p>
          </table:table-cell>
          <table:table-cell table:formula="of:=IF(MID([.F68];6;1)&gt;MID([.F67];6;1);[.C67];[.C67]+1)" office:value-type="float" office:value="16">
            <text:p>16.00</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Kept this field is empty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description is empty.</text:p>
          </table:table-cell>
          <table:table-cell office:value-type="string">
            <text:p>Low</text:p>
          </table:table-cell>
          <table:table-cell table:number-columns-repeated="247"/>
        </table:table-row>
        <table:table-row table:style-name="ro22">
          <table:table-cell table:formula="of:=IF(MID([.F69];6;1)&gt;MID([.F68];6;1);&quot;&quot;;MAX([.A$7:.A68])+1)" office:value-type="float" office:value="28">
            <text:p>28.00</text:p>
          </table:table-cell>
          <table:table-cell office:value-type="string">
            <text:p>FNC_SOC_PEO_ACT_09</text:p>
          </table:table-cell>
          <table:table-cell table:formula="of:=IF(MID([.F69];6;1)&gt;MID([.F68];6;1);[.C68];[.C68]+1)" office:value-type="float" office:value="17">
            <text:p>17.00</text:p>
          </table:table-cell>
          <table:table-cell office:value-type="string">
            <text:p>Social/people/add link</text:p>
          </table:table-cell>
          <table:table-cell table:style-name="ce212"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1"/>
          <table:table-cell>
            <text:p>thu.nguyen</text:p>
          </table:table-cell>
          <table:table-cell table:number-columns-repeated="245"/>
        </table:table-row>
        <table:table-row table:style-name="ro51">
          <table:table-cell table:formula="of:=IF(MID([.F70];6;1)&gt;MID([.F69];6;1);&quot;&quot;;MAX([.A$7:.A69])+1)">
            <text:p/>
          </table:table-cell>
          <table:table-cell office:value-type="string">
            <text:p>FNC_SOC_PEO_ACT_09</text:p>
          </table:table-cell>
          <table:table-cell table:formula="of:=IF(MID([.F70];6;1)&gt;MID([.F69];6;1);[.C69];[.C69]+1)" office:value-type="float" office:value="17">
            <text:p>17.00</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Enter unlimited text into this field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High</text:p>
          </table:table-cell>
          <table:table-cell table:number-columns-repeated="1"/>
          <table:table-cell>
            <text:p>thu.nguyen</text:p>
          </table:table-cell>
          <table:table-cell table:number-columns-repeated="245"/>
        </table:table-row>
        <table:table-row table:style-name="ro22">
          <table:table-cell table:formula="of:=IF(MID([.F71];6;1)&gt;MID([.F70];6;1);&quot;&quot;;MAX([.A$7:.A70])+1)" office:value-type="float" office:value="29">
            <text:p>29.00</text:p>
          </table:table-cell>
          <table:table-cell office:value-type="string">
            <text:p>FNC_SOC_PEO_ACT_09</text:p>
          </table:table-cell>
          <table:table-cell table:formula="of:=IF(MID([.F71];6;1)&gt;MID([.F70];6;1);[.C70];[.C70]+1)" office:value-type="float" office:value="18">
            <text:p>18.00</text:p>
          </table:table-cell>
          <table:table-cell office:value-type="string">
            <text:p>Social/people/add link</text:p>
          </table:table-cell>
          <table:table-cell table:style-name="ce212" office:value-type="string">
            <text:p>Close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1"/>
          <table:table-cell>
            <text:p>thu.nguyen</text:p>
          </table:table-cell>
          <table:table-cell table:number-columns-repeated="245"/>
        </table:table-row>
        <table:table-row table:style-name="ro42">
          <table:table-cell table:formula="of:=IF(MID([.F72];6;1)&gt;MID([.F71];6;1);&quot;&quot;;MAX([.A$7:.A71])+1)">
            <text:p/>
          </table:table-cell>
          <table:table-cell office:value-type="string">
            <text:p>FNC_SOC_PEO_ACT_09</text:p>
          </table:table-cell>
          <table:table-cell table:formula="of:=IF(MID([.F72];6;1)&gt;MID([.F71];6;1);[.C71];[.C71]+1)" office:value-type="float" office:value="18">
            <text:p>18.00</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Click on button </text:span><text:span text:style-name="T20">“Link”</text:span><text:span text:style-name="T9"> again</text:span></text:p>
          </table:table-cell>
          <table:table-cell office:value-type="string">
            <text:p>Close share link form, and the link is not shared</text:p>
          </table:table-cell>
          <table:table-cell office:value-type="string">
            <text:p>High</text:p>
          </table:table-cell>
          <table:table-cell table:number-columns-repeated="1"/>
          <table:table-cell>
            <text:p>thu.nguyen</text:p>
          </table:table-cell>
          <table:table-cell table:number-columns-repeated="245"/>
        </table:table-row>
        <table:table-row table:style-name="ro38">
          <table:table-cell table:formula="of:=IF(MID([.F73];6;1)&gt;MID([.F72];6;1);&quot;&quot;;MAX([.A$7:.A72])+1)" office:value-type="float" office:value="30">
            <text:p>30.00</text:p>
          </table:table-cell>
          <table:table-cell office:value-type="string">
            <text:p>FNC_SOC_PEO_ACT_10</text:p>
          </table:table-cell>
          <table:table-cell table:style-name="ce328" office:value-type="float" office:value="1">
            <text:p>1.00</text:p>
          </table:table-cell>
          <table:table-cell office:value-type="string">
            <text:p>Social/people/Like-Unlike activities</text:p>
          </table:table-cell>
          <table:table-cell table:style-name="ce212" office:value-type="string">
            <text:p><text:s/>Likes/unlike your activities</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392">
            <text:p>thu.nguyen</text:p>
          </table:table-cell>
          <table:table-cell table:style-name="ce392" table:number-columns-repeated="1"/>
          <table:table-cell table:number-columns-repeated="244"/>
        </table:table-row>
        <table:table-row table:style-name="ro39">
          <table:table-cell table:formula="of:=IF(MID([.F74];6;1)&gt;MID([.F73];6;1);&quot;&quot;;MAX([.A$7:.A73])+1)">
            <text:p/>
          </table:table-cell>
          <table:table-cell office:value-type="string">
            <text:p>FNC_SOC_PEO_ACT_10</text:p>
          </table:table-cell>
          <table:table-cell table:style-name="ce328" table:formula="of:=IF(MID([.F74];6;1)&gt;MID([.F73];6;1);[.C73];[.C73]+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7">Like </text:span><text:span text:style-name="T9">under activity</text:span></text:p>
          </table:table-cell>
          <table:table-cell table:style-name="ce380" office:value-type="string">
            <text:p>Show the message: “you like this”. </text:p>
            <text:p>Like link is change to Unlike link</text:p>
          </table:table-cell>
          <table:table-cell office:value-type="string">
            <text:p>High</text:p>
          </table:table-cell>
          <table:table-cell/>
          <table:table-cell table:style-name="ce392">
            <text:p>thu.nguyen</text:p>
          </table:table-cell>
          <table:table-cell table:style-name="ce392" table:number-columns-repeated="1"/>
          <table:table-cell table:number-columns-repeated="244"/>
        </table:table-row>
        <table:table-row table:style-name="ro39">
          <table:table-cell table:formula="of:=IF(MID([.F75];6;1)&gt;MID([.F74];6;1);&quot;&quot;;MAX([.A$7:.A74])+1)">
            <text:p/>
          </table:table-cell>
          <table:table-cell office:value-type="string">
            <text:p>FNC_SOC_PEO_ACT_10</text:p>
          </table:table-cell>
          <table:table-cell table:style-name="ce328"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7">Unlike</text:span> link</text:p>
          </table:table-cell>
          <table:table-cell table:style-name="ce371" office:value-type="string">
            <text:p>User is moved out list of users like the activity. Unlike link is changed to Like link</text:p>
          </table:table-cell>
          <table:table-cell office:value-type="string">
            <text:p>High</text:p>
          </table:table-cell>
          <table:table-cell/>
          <table:table-cell table:style-name="ce392">
            <text:p>thu.nguyen</text:p>
          </table:table-cell>
          <table:table-cell table:style-name="ce392" table:number-columns-repeated="1"/>
          <table:table-cell table:number-columns-repeated="244"/>
        </table:table-row>
        <table:table-row table:style-name="ro22">
          <table:table-cell table:formula="of:=IF(MID([.F76];6;1)&gt;MID([.F75];6;1);&quot;&quot;;MAX([.A$7:.A75])+1)">
            <text:p/>
          </table:table-cell>
          <table:table-cell office:value-type="string">
            <text:p>FNC_SOC_PEO_ACT_10</text:p>
          </table:table-cell>
          <table:table-cell table:style-name="ce328" table:formula="of:=IF(MID([.F76];6;1)&gt;MID([.F75];6;1);[.C75];[.C75]+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71" office:value-type="string">
            <text:p>Show all people like the activity. Move mouse over each user, a tool-tip appears to show name of user who likes </text:p>
          </table:table-cell>
          <table:table-cell office:value-type="string">
            <text:p>High</text:p>
          </table:table-cell>
          <table:table-cell/>
          <table:table-cell table:style-name="ce392">
            <text:p>thu.nguyen</text:p>
          </table:table-cell>
          <table:table-cell table:style-name="ce392" table:number-columns-repeated="1"/>
          <table:table-cell table:number-columns-repeated="244"/>
        </table:table-row>
        <table:table-row table:style-name="ro39">
          <table:table-cell table:formula="of:=IF(MID([.F77];6;1)&gt;MID([.F76];6;1);&quot;&quot;;MAX([.A$7:.A76])+1)" office:value-type="float" office:value="31">
            <text:p>31.00</text:p>
          </table:table-cell>
          <table:table-cell office:value-type="string">
            <text:p>FNC_SOC_PEO_ACT_10</text:p>
          </table:table-cell>
          <table:table-cell table:style-name="ce328" table:formula="of:=IF(MID([.F77];6;1)&gt;MID([.F76];6;1);[.C76];[.C76]+1)" office:value-type="float" office:value="2">
            <text:p>2.00</text:p>
          </table:table-cell>
          <table:table-cell office:value-type="string">
            <text:p>Social/people/Like-Unlike activities</text:p>
          </table:table-cell>
          <table:table-cell table:style-name="ce212" office:value-type="string">
            <text:p><text:s/>Likes/unlike friends activities</text:p>
          </table:table-cell>
          <table:table-cell table:style-name="ce368" office:value-type="string">
            <text:p>Step 1: Create your comment </text:p>
            <text:p>( browser 1)</text:p>
          </table:table-cell>
          <table:table-cell table:style-name="ce376" office:value-type="string">
            <text:p>- Login by user AAA</text:p>
            <text:p>- Go to My profile</text:p>
            <text:p>- Create new activities</text:p>
          </table:table-cell>
          <table:table-cell table:style-name="ce376" office:value-type="string">
            <text:p>Activity is added successfully</text:p>
          </table:table-cell>
          <table:table-cell office:value-type="string">
            <text:p>High</text:p>
          </table:table-cell>
          <table:table-cell/>
          <table:table-cell table:style-name="ce392">
            <text:p>thu.nguyen</text:p>
          </table:table-cell>
          <table:table-cell table:style-name="ce392" table:number-columns-repeated="1"/>
          <table:table-cell table:number-columns-repeated="244"/>
        </table:table-row>
        <table:table-row table:style-name="ro39">
          <table:table-cell table:formula="of:=IF(MID([.F78];6;1)&gt;MID([.F77];6;1);&quot;&quot;;MAX([.A$7:.A77])+1)">
            <text:p/>
          </table:table-cell>
          <table:table-cell office:value-type="string">
            <text:p>FNC_SOC_PEO_ACT_10</text:p>
          </table:table-cell>
          <table:table-cell table:style-name="ce328" table:formula="of:=IF(MID([.F78];6;1)&gt;MID([.F77];6;1);[.C77];[.C77]+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392">
            <text:p>thu.nguyen</text:p>
          </table:table-cell>
          <table:table-cell table:style-name="ce392" table:number-columns-repeated="1"/>
          <table:table-cell table:number-columns-repeated="244"/>
        </table:table-row>
        <table:table-row table:style-name="ro39">
          <table:table-cell table:formula="of:=IF(MID([.F79];6;1)&gt;MID([.F78];6;1);&quot;&quot;;MAX([.A$7:.A78])+1)">
            <text:p/>
          </table:table-cell>
          <table:table-cell office:value-type="string">
            <text:p>FNC_SOC_PEO_ACT_10</text:p>
          </table:table-cell>
          <table:table-cell table:style-name="ce328" table:formula="of:=IF(MID([.F79];6;1)&gt;MID([.F78];6;1);[.C78];[.C78]+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71" office:value-type="string">
            <text:p><text:s/>Invited user successfully </text:p>
            <text:p/>
          </table:table-cell>
          <table:table-cell office:value-type="string">
            <text:p>High</text:p>
          </table:table-cell>
          <table:table-cell/>
          <table:table-cell table:style-name="ce392">
            <text:p>thu.nguyen</text:p>
          </table:table-cell>
          <table:table-cell table:style-name="ce392" table:number-columns-repeated="1"/>
          <table:table-cell table:number-columns-repeated="244"/>
        </table:table-row>
        <table:table-row table:style-name="ro37">
          <table:table-cell table:formula="of:=IF(MID([.F80];6;1)&gt;MID([.F79];6;1);&quot;&quot;;MAX([.A$7:.A79])+1)">
            <text:p/>
          </table:table-cell>
          <table:table-cell office:value-type="string">
            <text:p>FNC_SOC_PEO_ACT_10</text:p>
          </table:table-cell>
          <table:table-cell table:style-name="ce328" table:formula="of:=IF(MID([.F80];6;1)&gt;MID([.F79];6;1);[.C79];[.C79]+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9">Select people page on People Toolbar portlet</text:span></text:p>
            <text:p><text:span text:style-name="T9">- Click on button [accept]</text:span></text:p>
          </table:table-cell>
          <table:table-cell table:style-name="ce371"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392">
            <text:p>thu.nguyen</text:p>
          </table:table-cell>
          <table:table-cell table:style-name="ce392" table:number-columns-repeated="1"/>
          <table:table-cell table:number-columns-repeated="244"/>
        </table:table-row>
        <table:table-row table:style-name="ro39">
          <table:table-cell table:formula="of:=IF(MID([.F81];6;1)&gt;MID([.F80];6;1);&quot;&quot;;MAX([.A$7:.A80])+1)">
            <text:p/>
          </table:table-cell>
          <table:table-cell office:value-type="string">
            <text:p>FNC_SOC_PEO_ACT_10</text:p>
          </table:table-cell>
          <table:table-cell table:style-name="ce328" table:formula="of:=IF(MID([.F81];6;1)&gt;MID([.F80];6;1);[.C80];[.C80]+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80" office:value-type="string">
            <text:p>Show the message: “you like this”. </text:p>
            <text:p>Like link is change to Unlike link</text:p>
          </table:table-cell>
          <table:table-cell office:value-type="string">
            <text:p>High</text:p>
          </table:table-cell>
          <table:table-cell/>
          <table:table-cell table:style-name="ce392">
            <text:p>thu.nguyen</text:p>
          </table:table-cell>
          <table:table-cell table:style-name="ce392" table:number-columns-repeated="1"/>
          <table:table-cell table:number-columns-repeated="244"/>
        </table:table-row>
        <table:table-row table:style-name="ro39">
          <table:table-cell table:formula="of:=IF(MID([.F82];6;1)&gt;MID([.F81];6;1);&quot;&quot;;MAX([.A$7:.A81])+1)">
            <text:p/>
          </table:table-cell>
          <table:table-cell office:value-type="string">
            <text:p>FNC_SOC_PEO_ACT_10</text:p>
          </table:table-cell>
          <table:table-cell table:style-name="ce328" table:formula="of:=IF(MID([.F82];6;1)&gt;MID([.F81];6;1);[.C81];[.C81]+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7">Unlike</text:span> link</text:p>
          </table:table-cell>
          <table:table-cell table:style-name="ce371" office:value-type="string">
            <text:p>User is moved out list of users like the activity. Unlike link is changed to Like link</text:p>
          </table:table-cell>
          <table:table-cell office:value-type="string">
            <text:p>High</text:p>
          </table:table-cell>
          <table:table-cell/>
          <table:table-cell table:style-name="ce392">
            <text:p>thu.nguyen</text:p>
          </table:table-cell>
          <table:table-cell table:style-name="ce392" table:number-columns-repeated="1"/>
          <table:table-cell table:number-columns-repeated="244"/>
        </table:table-row>
        <table:table-row table:style-name="ro22">
          <table:table-cell table:formula="of:=IF(MID([.F83];6;1)&gt;MID([.F82];6;1);&quot;&quot;;MAX([.A$7:.A82])+1)">
            <text:p/>
          </table:table-cell>
          <table:table-cell office:value-type="string">
            <text:p>FNC_SOC_PEO_ACT_10</text:p>
          </table:table-cell>
          <table:table-cell table:style-name="ce328" table:formula="of:=IF(MID([.F83];6;1)&gt;MID([.F82];6;1);[.C82];[.C82]+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71" office:value-type="string">
            <text:p>Show all people like the activity. Move mouse over each user, a tool-tip appears to show name of user who likes </text:p>
          </table:table-cell>
          <table:table-cell office:value-type="string">
            <text:p>High</text:p>
          </table:table-cell>
          <table:table-cell/>
          <table:table-cell table:style-name="ce392">
            <text:p>thu.nguyen</text:p>
          </table:table-cell>
          <table:table-cell table:style-name="ce392" table:number-columns-repeated="1"/>
          <table:table-cell table:number-columns-repeated="244"/>
        </table:table-row>
        <table:table-row table:style-name="ro38">
          <table:table-cell table:formula="of:=IF(MID([.F84];6;1)&gt;MID([.F83];6;1);&quot;&quot;;MAX([.A$7:.A83])+1)" office:value-type="float" office:value="32">
            <text:p>32.00</text:p>
          </table:table-cell>
          <table:table-cell office:value-type="string">
            <text:p>FNC_SOC_PEO_ACT_11</text:p>
          </table:table-cell>
          <table:table-cell table:style-name="ce328" office:value-type="float" office:value="1">
            <text:p>1.00</text:p>
          </table:table-cell>
          <table:table-cell office:value-type="string">
            <text:p>Social/people/Comment</text:p>
          </table:table-cell>
          <table:table-cell table:style-name="ce212" office:value-type="string">
            <text:p>Comment on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1"/>
          <table:table-cell>
            <text:p>thu.nguyen</text:p>
          </table:table-cell>
          <table:table-cell table:number-columns-repeated="245"/>
        </table:table-row>
        <table:table-row table:style-name="ro30">
          <table:table-cell table:formula="of:=IF(MID([.F85];6;1)&gt;MID([.F84];6;1);&quot;&quot;;MAX([.A$7:.A84])+1)">
            <text:p/>
          </table:table-cell>
          <table:table-cell office:value-type="string">
            <text:p>FNC_SOC_PEO_ACT_11</text:p>
          </table:table-cell>
          <table:table-cell table:style-name="ce328" table:formula="of:=IF(MID([.F85];6;1)&gt;MID([.F84];6;1);[.C84];[.C84]+1)"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7">Comment</text:span> link under the activity</text:p>
          </table:table-cell>
          <table:table-cell table:style-name="ce371" office:value-type="string">
            <text:p>Show a text box allow user add comment for activity</text:p>
          </table:table-cell>
          <table:table-cell office:value-type="string">
            <text:p>High</text:p>
          </table:table-cell>
          <table:table-cell table:number-columns-repeated="1"/>
          <table:table-cell>
            <text:p>thu.nguyen</text:p>
          </table:table-cell>
          <table:table-cell table:number-columns-repeated="245"/>
        </table:table-row>
        <table:table-row table:style-name="ro37">
          <table:table-cell table:formula="of:=IF(MID([.F86];6;1)&gt;MID([.F85];6;1);&quot;&quot;;MAX([.A$7:.A85])+1)">
            <text:p/>
          </table:table-cell>
          <table:table-cell office:value-type="string">
            <text:p>FNC_SOC_PEO_ACT_11</text:p>
          </table:table-cell>
          <table:table-cell table:style-name="ce328"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7">Comment</text:span> button</text:p>
          </table:table-cell>
          <table:table-cell table:style-name="ce371"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number-columns-repeated="1"/>
          <table:table-cell>
            <text:p>thu.nguyen</text:p>
          </table:table-cell>
          <table:table-cell table:number-columns-repeated="245"/>
        </table:table-row>
        <table:table-row table:style-name="ro39">
          <table:table-cell table:formula="of:=IF(MID([.F87];6;1)&gt;MID([.F86];6;1);&quot;&quot;;MAX([.A$7:.A86])+1)" office:value-type="float" office:value="33">
            <text:p>33.00</text:p>
          </table:table-cell>
          <table:table-cell office:value-type="string">
            <text:p>FNC_SOC_PEO_ACT_11</text:p>
          </table:table-cell>
          <table:table-cell table:style-name="ce328" table:formula="of:=IF(MID([.F87];6;1)&gt;MID([.F86];6;1);[.C86];[.C86]+1)" office:value-type="float" office:value="2">
            <text:p>2.00</text:p>
          </table:table-cell>
          <table:table-cell office:value-type="string">
            <text:p>Social/people/Comment</text:p>
          </table:table-cell>
          <table:table-cell table:style-name="ce212" office:value-type="string">
            <text:p>Comment on your friends activity</text:p>
          </table:table-cell>
          <table:table-cell table:style-name="ce368" office:value-type="string">
            <text:p>Step 1: Create your comment </text:p>
            <text:p>( browser 1)</text:p>
          </table:table-cell>
          <table:table-cell table:style-name="ce376" office:value-type="string">
            <text:p>- Login by user AAA</text:p>
            <text:p>- Go to My profile</text:p>
            <text:p>- Create new activities</text:p>
          </table:table-cell>
          <table:table-cell table:style-name="ce376" office:value-type="string">
            <text:p>Activity is added successfully</text:p>
          </table:table-cell>
          <table:table-cell office:value-type="string">
            <text:p>High</text:p>
          </table:table-cell>
          <table:table-cell table:number-columns-repeated="1"/>
          <table:table-cell>
            <text:p>thu.nguyen</text:p>
          </table:table-cell>
          <table:table-cell table:number-columns-repeated="245"/>
        </table:table-row>
        <table:table-row table:style-name="ro30">
          <table:table-cell table:formula="of:=IF(MID([.F88];6;1)&gt;MID([.F87];6;1);&quot;&quot;;MAX([.A$7:.A87])+1)">
            <text:p/>
          </table:table-cell>
          <table:table-cell office:value-type="string">
            <text:p>FNC_SOC_PEO_ACT_11</text:p>
          </table:table-cell>
          <table:table-cell table:style-name="ce328" table:formula="of:=IF(MID([.F88];6;1)&gt;MID([.F87];6;1);[.C87];[.C87]+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number-columns-repeated="1"/>
          <table:table-cell>
            <text:p>thu.nguyen</text:p>
          </table:table-cell>
          <table:table-cell table:number-columns-repeated="245"/>
        </table:table-row>
        <table:table-row table:style-name="ro39">
          <table:table-cell table:formula="of:=IF(MID([.F89];6;1)&gt;MID([.F88];6;1);&quot;&quot;;MAX([.A$7:.A88])+1)">
            <text:p/>
          </table:table-cell>
          <table:table-cell office:value-type="string">
            <text:p>FNC_SOC_PEO_ACT_11</text:p>
          </table:table-cell>
          <table:table-cell table:style-name="ce328" table:formula="of:=IF(MID([.F89];6;1)&gt;MID([.F88];6;1);[.C88];[.C88]+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71" office:value-type="string">
            <text:p><text:s/>Invited user successfully </text:p>
            <text:p/>
          </table:table-cell>
          <table:table-cell office:value-type="string">
            <text:p>High</text:p>
          </table:table-cell>
          <table:table-cell table:number-columns-repeated="1"/>
          <table:table-cell>
            <text:p>thu.nguyen</text:p>
          </table:table-cell>
          <table:table-cell table:number-columns-repeated="245"/>
        </table:table-row>
        <table:table-row table:style-name="ro37">
          <table:table-cell table:formula="of:=IF(MID([.F90];6;1)&gt;MID([.F89];6;1);&quot;&quot;;MAX([.A$7:.A89])+1)">
            <text:p/>
          </table:table-cell>
          <table:table-cell office:value-type="string">
            <text:p>FNC_SOC_PEO_ACT_11</text:p>
          </table:table-cell>
          <table:table-cell table:style-name="ce328" table:formula="of:=IF(MID([.F90];6;1)&gt;MID([.F89];6;1);[.C89];[.C89]+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71"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number-columns-repeated="1"/>
          <table:table-cell>
            <text:p>thu.nguyen</text:p>
          </table:table-cell>
          <table:table-cell table:number-columns-repeated="245"/>
        </table:table-row>
        <table:table-row table:style-name="ro30">
          <table:table-cell table:formula="of:=IF(MID([.F91];6;1)&gt;MID([.F90];6;1);&quot;&quot;;MAX([.A$7:.A90])+1)">
            <text:p/>
          </table:table-cell>
          <table:table-cell office:value-type="string">
            <text:p>FNC_SOC_PEO_ACT_11</text:p>
          </table:table-cell>
          <table:table-cell table:style-name="ce328" table:formula="of:=IF(MID([.F91];6;1)&gt;MID([.F90];6;1);[.C90];[.C90]+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80" office:value-type="string">
            <text:p>Show comment successfully</text:p>
          </table:table-cell>
          <table:table-cell office:value-type="string">
            <text:p>High</text:p>
          </table:table-cell>
          <table:table-cell table:number-columns-repeated="1"/>
          <table:table-cell>
            <text:p>thu.nguyen</text:p>
          </table:table-cell>
          <table:table-cell table:number-columns-repeated="245"/>
        </table:table-row>
        <table:table-row table:style-name="ro38">
          <table:table-cell table:formula="of:=IF(MID([.F92];6;1)&gt;MID([.F91];6;1);&quot;&quot;;MAX([.A$7:.A91])+1)" office:value-type="float" office:value="34">
            <text:p>34.00</text:p>
          </table:table-cell>
          <table:table-cell office:value-type="string">
            <text:p>FNC_SOC_PEO_ACT_11</text:p>
          </table:table-cell>
          <table:table-cell table:style-name="ce328" table:formula="of:=IF(MID([.F92];6;1)&gt;MID([.F91];6;1);[.C91];[.C91]+1)" office:value-type="float" office:value="3">
            <text:p>3.00</text:p>
          </table:table-cell>
          <table:table-cell office:value-type="string">
            <text:p>Social/people/Comment</text:p>
          </table:table-cell>
          <table:table-cell table:style-name="ce212" office:value-type="string">
            <text:p>Show/hide all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1"/>
          <table:table-cell>
            <text:p>thu.nguyen</text:p>
          </table:table-cell>
          <table:table-cell table:number-columns-repeated="245"/>
        </table:table-row>
        <table:table-row table:style-name="ro42">
          <table:table-cell table:formula="of:=IF(MID([.F93];6;1)&gt;MID([.F92];6;1);&quot;&quot;;MAX([.A$7:.A92])+1)">
            <text:p/>
          </table:table-cell>
          <table:table-cell office:value-type="string">
            <text:p>FNC_SOC_PEO_ACT_11</text:p>
          </table:table-cell>
          <table:table-cell table:style-name="ce328" table:formula="of:=IF(MID([.F93];6;1)&gt;MID([.F92];6;1);[.C92];[.C92]+1)" office:value-type="float" office:value="3">
            <text:p>3.00</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7">comment </text:span><text:span text:style-name="T9">link under the 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1"/>
          <table:table-cell>
            <text:p>thu.nguyen</text:p>
          </table:table-cell>
          <table:table-cell table:number-columns-repeated="245"/>
        </table:table-row>
        <table:table-row table:style-name="ro22">
          <table:table-cell table:formula="of:=IF(MID([.F94];6;1)&gt;MID([.F93];6;1);&quot;&quot;;MAX([.A$7:.A93])+1)">
            <text:p/>
          </table:table-cell>
          <table:table-cell office:value-type="string">
            <text:p>FNC_SOC_PEO_ACT_11</text:p>
          </table:table-cell>
          <table:table-cell table:style-name="ce328" table:formula="of:=IF(MID([.F94];6;1)&gt;MID([.F93];6;1);[.C93];[.C93]+1)" office:value-type="float" office:value="3">
            <text:p>3.00</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7">activity</text:span> page</text:p>
          </table:table-cell>
          <table:table-cell table:style-name="ce371" office:value-type="string">
            <text:p>-Show content of activity page. There are 2 lastest comments are showed. A link “show all <text:span text:style-name="T28">'number'</text:span> comments” is displayed</text:p>
          </table:table-cell>
          <table:table-cell office:value-type="string">
            <text:p>High</text:p>
          </table:table-cell>
          <table:table-cell table:number-columns-repeated="1"/>
          <table:table-cell>
            <text:p>thu.nguyen</text:p>
          </table:table-cell>
          <table:table-cell table:number-columns-repeated="245"/>
        </table:table-row>
        <table:table-row table:style-name="ro30">
          <table:table-cell table:formula="of:=IF(MID([.F95];6;1)&gt;MID([.F94];6;1);&quot;&quot;;MAX([.A$7:.A94])+1)">
            <text:p/>
          </table:table-cell>
          <table:table-cell office:value-type="string">
            <text:p>FNC_SOC_PEO_ACT_11</text:p>
          </table:table-cell>
          <table:table-cell table:style-name="ce328" table:formula="of:=IF(MID([.F95];6;1)&gt;MID([.F94];6;1);[.C94];[.C94]+1)" office:value-type="float" office:value="3">
            <text:p>3.00</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8">'number' </text:span><text:span text:style-name="T16">comments</text:span><text:span text:style-name="T28">” </text:span><text:span text:style-name="T16">link</text:span></text:p>
          </table:table-cell>
          <table:table-cell table:style-name="ce371" office:value-type="string">
            <text:p>Display all comments of activity. A link “hide all comments” is show</text:p>
          </table:table-cell>
          <table:table-cell office:value-type="string">
            <text:p>High</text:p>
          </table:table-cell>
          <table:table-cell table:number-columns-repeated="1"/>
          <table:table-cell>
            <text:p>thu.nguyen</text:p>
          </table:table-cell>
          <table:table-cell table:number-columns-repeated="245"/>
        </table:table-row>
        <table:table-row table:style-name="ro30">
          <table:table-cell table:formula="of:=IF(MID([.F96];6;1)&gt;MID([.F95];6;1);&quot;&quot;;MAX([.A$7:.A95])+1)">
            <text:p/>
          </table:table-cell>
          <table:table-cell office:value-type="string">
            <text:p>FNC_SOC_PEO_ACT_11</text:p>
          </table:table-cell>
          <table:table-cell table:style-name="ce328" table:formula="of:=IF(MID([.F96];6;1)&gt;MID([.F95];6;1);[.C95];[.C95]+1)" office:value-type="float" office:value="3">
            <text:p>3.00</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6">ink</text:span></text:p>
          </table:table-cell>
          <table:table-cell table:style-name="ce371" office:value-type="string">
            <text:p>Hide all comment. A link “show all <text:span text:style-name="T28">'number'</text:span> comments” is displayed</text:p>
          </table:table-cell>
          <table:table-cell office:value-type="string">
            <text:p>High</text:p>
          </table:table-cell>
          <table:table-cell table:number-columns-repeated="1"/>
          <table:table-cell>
            <text:p>thu.nguyen</text:p>
          </table:table-cell>
          <table:table-cell table:number-columns-repeated="245"/>
        </table:table-row>
        <table:table-row table:style-name="ro38">
          <table:table-cell table:formula="of:=IF(MID([.F97];6;1)&gt;MID([.F96];6;1);&quot;&quot;;MAX([.A$7:.A96])+1)" office:value-type="float" office:value="35">
            <text:p>35.00</text:p>
          </table:table-cell>
          <table:table-cell office:value-type="string">
            <text:p>FNC_SOC_PEO_ACT_11</text:p>
          </table:table-cell>
          <table:table-cell table:style-name="ce328" table:formula="of:=IF(MID([.F97];6;1)&gt;MID([.F96];6;1);[.C96];[.C96]+1)" office:value-type="float" office:value="4">
            <text:p>4.00</text:p>
          </table:table-cell>
          <table:table-cell office:value-type="string">
            <text:p>Social/people/Comment</text:p>
          </table:table-cell>
          <table:table-cell table:style-name="ce212" office:value-type="string">
            <text:p>Delete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1"/>
          <table:table-cell>
            <text:p>thu.nguyen</text:p>
          </table:table-cell>
          <table:table-cell table:number-columns-repeated="245"/>
        </table:table-row>
        <table:table-row table:style-name="ro42">
          <table:table-cell table:formula="of:=IF(MID([.F98];6;1)&gt;MID([.F97];6;1);&quot;&quot;;MAX([.A$7:.A97])+1)">
            <text:p/>
          </table:table-cell>
          <table:table-cell office:value-type="string">
            <text:p>FNC_SOC_PEO_ACT_11</text:p>
          </table:table-cell>
          <table:table-cell table:style-name="ce328" table:formula="of:=IF(MID([.F98];6;1)&gt;MID([.F97];6;1);[.C97];[.C97]+1)" office:value-type="float" office:value="4">
            <text:p>4.00</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7">comment </text:span><text:span text:style-name="T9">link under the 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1"/>
          <table:table-cell>
            <text:p>thu.nguyen</text:p>
          </table:table-cell>
          <table:table-cell table:number-columns-repeated="245"/>
        </table:table-row>
        <table:table-row table:style-name="ro39">
          <table:table-cell table:formula="of:=IF(MID([.F99];6;1)&gt;MID([.F98];6;1);&quot;&quot;;MAX([.A$7:.A98])+1)">
            <text:p/>
          </table:table-cell>
          <table:table-cell office:value-type="string">
            <text:p>FNC_SOC_PEO_ACT_11</text:p>
          </table:table-cell>
          <table:table-cell table:style-name="ce328" table:formula="of:=IF(MID([.F99];6;1)&gt;MID([.F98];6;1);[.C98];[.C98]+1)" office:value-type="float" office:value="4">
            <text:p>4.00</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81" office:value-type="string">
            <text:p>This comment is deleted.</text:p>
          </table:table-cell>
          <table:table-cell office:value-type="string">
            <text:p>High</text:p>
          </table:table-cell>
          <table:table-cell table:number-columns-repeated="1"/>
          <table:table-cell>
            <text:p>thu.nguyen</text:p>
          </table:table-cell>
          <table:table-cell table:number-columns-repeated="245"/>
        </table:table-row>
        <table:table-row table:style-name="ro38">
          <table:table-cell table:formula="of:=IF(MID([.F100];6;1)&gt;MID([.F99];6;1);&quot;&quot;;MAX([.A$7:.A99])+1)" office:value-type="float" office:value="36">
            <text:p>36.00</text:p>
          </table:table-cell>
          <table:table-cell office:value-type="string">
            <text:p>FNC_SOC_PEO_ACT_12</text:p>
          </table:table-cell>
          <table:table-cell table:style-name="ce328" office:value-type="float" office:value="1">
            <text:p>1.00</text:p>
          </table:table-cell>
          <table:table-cell office:value-type="string">
            <text:p>Social/people/Delete activities</text:p>
          </table:table-cell>
          <table:table-cell table:style-name="ce212" office:value-type="string">
            <text:p>Delete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1"/>
          <table:table-cell>
            <text:p>thu.nguyen</text:p>
          </table:table-cell>
          <table:table-cell table:number-columns-repeated="245"/>
        </table:table-row>
        <table:table-row table:style-name="ro39">
          <table:table-cell table:formula="of:=IF(MID([.F101];6;1)&gt;MID([.F100];6;1);&quot;&quot;;MAX([.A$7:.A100])+1)">
            <text:p/>
          </table:table-cell>
          <table:table-cell office:value-type="string">
            <text:p>FNC_SOC_PEO_ACT_12</text:p>
          </table:table-cell>
          <table:table-cell table:style-name="ce328" table:formula="of:=IF(MID([.F101];6;1)&gt;MID([.F100];6;1);[.C100];[.C100]+1)" office:value-type="float" office:value="1">
            <text:p>1.00</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81" office:value-type="string">
            <text:p>The activity is deleted. All comments of activity are deleted too.</text:p>
          </table:table-cell>
          <table:table-cell office:value-type="string">
            <text:p>High</text:p>
          </table:table-cell>
          <table:table-cell table:number-columns-repeated="1"/>
          <table:table-cell>
            <text:p>thu.nguyen</text:p>
          </table:table-cell>
          <table:table-cell table:number-columns-repeated="245"/>
        </table:table-row>
        <table:table-row table:style-name="ro27">
          <table:table-cell table:style-name="ce331"/>
          <table:table-cell table:style-name="ce338"/>
          <table:table-cell table:style-name="ce344"/>
          <table:table-cell table:style-name="ce348"/>
          <table:table-cell table:style-name="ce364"/>
          <table:table-cell table:style-name="ce369" table:number-columns-repeated="3"/>
          <table:table-cell table:style-name="ce384"/>
          <table:table-cell table:style-name="ce333"/>
          <table:table-cell table:style-name="ce393" table:number-columns-repeated="2"/>
          <table:table-cell table:style-name="ce396"/>
          <table:table-cell table:number-columns-repeated="243"/>
        </table:table-row>
        <table:table-row table:style-name="ro27">
          <table:table-cell table:style-name="ce331"/>
          <table:table-cell table:style-name="ce338"/>
          <table:table-cell table:style-name="ce344"/>
          <table:table-cell table:style-name="ce348"/>
          <table:table-cell table:style-name="ce365"/>
          <table:table-cell table:style-name="ce369" table:number-columns-repeated="3"/>
          <table:table-cell table:style-name="ce384"/>
          <table:table-cell table:style-name="ce333"/>
          <table:table-cell table:style-name="ce393" table:number-columns-repeated="2"/>
          <table:table-cell table:style-name="ce396"/>
          <table:table-cell table:number-columns-repeated="243"/>
        </table:table-row>
        <table:table-row table:style-name="ro27">
          <table:table-cell table:style-name="ce331"/>
          <table:table-cell table:style-name="ce338"/>
          <table:table-cell table:style-name="ce344"/>
          <table:table-cell table:style-name="ce348"/>
          <table:table-cell table:style-name="ce365"/>
          <table:table-cell table:style-name="ce369" table:number-columns-repeated="3"/>
          <table:table-cell table:style-name="ce384"/>
          <table:table-cell table:style-name="ce333"/>
          <table:table-cell table:style-name="ce393" table:number-columns-repeated="2"/>
          <table:table-cell table:style-name="ce396"/>
          <table:table-cell table:number-columns-repeated="243"/>
        </table:table-row>
        <table:table-row table:style-name="ro27">
          <table:table-cell table:style-name="ce331"/>
          <table:table-cell table:style-name="ce338"/>
          <table:table-cell table:style-name="ce344"/>
          <table:table-cell table:style-name="ce348"/>
          <table:table-cell table:style-name="ce364"/>
          <table:table-cell table:style-name="ce369" table:number-columns-repeated="3"/>
          <table:table-cell table:style-name="ce384"/>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4"/>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4"/>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3"/>
          <table:table-cell table:style-name="ce340"/>
          <table:table-cell table:style-name="ce344"/>
          <table:table-cell table:style-name="ce350"/>
          <table:table-cell table:style-name="ce366"/>
          <table:table-cell table:style-name="ce370"/>
          <table:table-cell table:style-name="ce366" table:number-columns-repeated="3"/>
          <table:table-cell table:style-name="ce333"/>
          <table:table-cell table:style-name="ce393" table:number-columns-repeated="2"/>
          <table:table-cell table:style-name="ce396"/>
          <table:table-cell table:number-columns-repeated="243"/>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27" table:number-columns-repeated="245"/>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column table:style-name="co10" table:default-cell-style-name="ce326"/>
        <table:table-column table:style-name="co10" table:default-cell-style-name="ce326"/>
        <table:table-column table:style-name="co10" table:default-cell-style-name="ce326"/>
        <table:table-column table:style-name="co10" table:default-cell-style-name="ce326"/>
        <table:table-column table:style-name="co10" table:default-cell-style-name="ce326"/>
        <table:table-column table:style-name="co10" table:default-cell-style-name="ce326"/>
        <table:table-column table:style-name="co10" table:default-cell-style-name="ce326"/>
        <table:table-column table:style-name="co10" table:default-cell-style-name="ce326"/>
      </table:table>
      <table:table table:name="Connections" table:style-name="ta1" table:print="false">
        <table:table-column table:style-name="co34" table:default-cell-style-name="ce181"/>
        <table:table-column table:style-name="co40" table:default-cell-style-name="ce279"/>
        <table:table-column table:style-name="co36" table:default-cell-style-name="ce198"/>
        <table:table-column table:style-name="co41" table:default-cell-style-name="ce287"/>
        <table:table-column table:style-name="co45" table:default-cell-style-name="ce216"/>
        <table:table-column table:style-name="co46" table:default-cell-style-name="ce228"/>
        <table:table-column table:style-name="co27" table:default-cell-style-name="ce228"/>
        <table:table-column table:style-name="co28" table:default-cell-style-name="ce426"/>
        <table:table-column table:style-name="co10" table:default-cell-style-name="ce231"/>
        <table:table-column table:style-name="co10" table:default-cell-style-name="ce454"/>
        <table:table-column table:style-name="co10" table:default-cell-style-name="ce452"/>
        <table:table-column table:style-name="co10" table:default-cell-style-name="ce45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Default"/>
        <table:table-row table:style-name="ro26">
          <table:table-cell table:style-name="ce178"/>
          <table:table-cell table:style-name="ce185" office:value-type="string">
            <text:p>TEST CASES</text:p>
          </table:table-cell>
          <table:table-cell table:style-name="ce185"/>
          <table:table-cell table:style-name="ce186" table:number-columns-repeated="2"/>
          <table:table-cell table:style-name="ce204" table:number-columns-repeated="2"/>
          <table:table-cell table:style-name="ce186" table:number-columns-repeated="2"/>
          <table:table-cell table:style-name="ce247"/>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6" table:number-columns-repeated="4"/>
          <table:table-cell table:style-name="ce204" table:number-columns-repeated="2"/>
          <table:table-cell table:style-name="ce186" table:number-columns-repeated="2"/>
          <table:table-cell table:style-name="ce248"/>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7" office:value-type="string">
            <text:p>Functions List<text:span text:style-name="T8">:</text:span></text:p>
          </table:table-cell>
          <table:table-cell table:style-name="ce195" office:value-type="string" table:number-columns-spanned="3" table:number-rows-spanned="1">
            <text:p>Activities</text:p>
          </table:table-cell>
          <table:covered-table-cell table:style-name="ce203"/>
          <table:covered-table-cell table:style-name="ce196"/>
          <table:table-cell table:style-name="ce204" table:number-columns-repeated="2"/>
          <table:table-cell table:style-name="ce236"/>
          <table:table-cell table:style-name="ce242"/>
          <table:table-cell table:style-name="ce248"/>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7" office:value-type="string">
            <text:p>Total Main Cases:</text:p>
          </table:table-cell>
          <table:table-cell table:style-name="ce196" table:formula="of:=MAX([.A7:.A1045])" office:value-type="float" office:value="44" table:number-columns-spanned="3" table:number-rows-spanned="1">
            <text:p>44</text:p>
          </table:table-cell>
          <table:covered-table-cell table:style-name="ce204"/>
          <table:covered-table-cell table:style-name="ce412"/>
          <table:table-cell table:style-name="ce204" table:number-columns-repeated="2"/>
          <table:table-cell table:style-name="ce236"/>
          <table:table-cell table:style-name="ce243"/>
          <table:table-cell table:style-name="ce248"/>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9"/>
          <table:table-cell table:style-name="ce188"/>
          <table:table-cell table:style-name="ce179" table:number-columns-repeated="2"/>
          <table:table-cell table:style-name="ce413"/>
          <table:table-cell table:style-name="ce179" table:number-columns-repeated="4"/>
          <table:table-cell table:style-name="ce249"/>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179" table:number-columns-repeated="232"/>
          <table:table-cell table:number-columns-repeated="9"/>
        </table:table-row>
        <table:table-row table:style-name="ro30">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414"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ext:p>Tester</text:p>
          </table:table-cell>
          <table:table-cell table:style-name="ce189">
            <text:p>IE7</text:p>
          </table:table-cell>
          <table:table-cell table:style-name="ce400">
            <text:p>FireFox3.5</text:p>
          </table:table-cell>
          <table:table-cell table:style-name="ce400">
            <text:p>Comment/Bug</text:p>
          </table:table-cell>
          <table:table-cell table:style-name="ce400" table:number-columns-repeated="5"/>
          <table:table-cell table:style-name="ce265" table:number-columns-repeated="211"/>
          <table:table-cell table:style-name="ce204" table:number-columns-repeated="17"/>
          <table:table-cell table:number-columns-repeated="9"/>
        </table:table-row>
        <table:table-row table:style-name="ro49">
          <table:table-cell office:value-type="float" office:value="1">
            <text:p>1.00</text:p>
          </table:table-cell>
          <table:table-cell office:value-type="string">
            <text:p>FNC_SOC_PEO_RLT_13</text:p>
          </table:table-cell>
          <table:table-cell table:style-name="ce285" office:value-type="float" office:value="1">
            <text:p>1.00</text:p>
          </table:table-cell>
          <table:table-cell office:value-type="string">
            <text:p>Social/people/Connections</text:p>
          </table:table-cell>
          <table:table-cell table:style-name="ce212"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0">
          <table:table-cell table:formula="of:=IF(MID([.F8];6;1)&gt;MID([.F7];6;1);&quot;&quot;;MAX([.A$7:.A7])+1)" office:value-type="float" office:value="2">
            <text:p>2.00</text:p>
          </table:table-cell>
          <table:table-cell office:value-type="string">
            <text:p>FNC_SOC_PEO_RLT_13</text:p>
          </table:table-cell>
          <table:table-cell office:value-type="float" office:value="2">
            <text:p>2.00</text:p>
          </table:table-cell>
          <table:table-cell office:value-type="string">
            <text:p>Social/people/Connections</text:p>
          </table:table-cell>
          <table:table-cell table:style-name="ce212"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37" office:value-type="string">
            <text:p>- Show content of People page</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9">
          <table:table-cell table:formula="of:=IF(MID([.F9];6;1)&gt;MID([.F8];6;1);&quot;&quot;;MAX([.A$7:.A8])+1)">
            <text:p/>
          </table:table-cell>
          <table:table-cell office:value-type="string">
            <text:p>FNC_SOC_PEO_RLT_13</text:p>
          </table:table-cell>
          <table:table-cell table:formula="of:=IF(MID([.F9];6;1)&gt;MID([.F8];6;1);[.C8];[.C8]+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28" office:value-type="string">
            <text:p><text:s/>Invited user successfully </text:p>
            <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10];6;1)&gt;MID([.F9];6;1);&quot;&quot;;MAX([.A$7:.A8])+1)">
            <text:p/>
          </table:table-cell>
          <table:table-cell office:value-type="string">
            <text:p>FNC_SOC_PEO_RLT_13</text:p>
          </table:table-cell>
          <table:table-cell table:formula="of:=IF(MID([.F10];6;1)&gt;MID([.F9];6;1);[.C9];[.C9]+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22">
          <table:table-cell table:formula="of:=IF(MID([.F11];6;1)&gt;MID([.F10];6;1);&quot;&quot;;MAX([.A$7:.A9])+1)">
            <text:p/>
          </table:table-cell>
          <table:table-cell office:value-type="string">
            <text:p>FNC_SOC_PEO_RLT_13</text:p>
          </table:table-cell>
          <table:table-cell table:formula="of:=IF(MID([.F11];6;1)&gt;MID([.F10];6;1);[.C10];[.C10]+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20">Network] </text:span><text:span text:style-name="T35">list</text:span></text:p>
          </table:table-cell>
          <table:table-cell table:style-name="ce228" office:value-type="string">
            <text:p><text:span text:style-name="T44">- Show </text:span><text:span text:style-name="T45">all contacts who accepted as your contacts as well as the contacts are </text:span><text:span text:style-name="T45"><text:tab/></text:span><text:span text:style-name="T45">waiting for your acceptance and the contacts are in request.</text:span></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12];6;1)&gt;MID([.F11];6;1);&quot;&quot;;MAX([.A$7:.A10])+1)" office:value-type="float" office:value="3">
            <text:p>3.00</text:p>
          </table:table-cell>
          <table:table-cell office:value-type="string">
            <text:p>FNC_SOC_PEO_RLT_14</text:p>
          </table:table-cell>
          <table:table-cell table:style-name="ce285" office:value-type="float" office:value="1">
            <text:p>1.00</text:p>
          </table:table-cell>
          <table:table-cell office:value-type="string">
            <text:p>Social/people/Connections/Search</text:p>
          </table:table-cell>
          <table:table-cell table:style-name="ce212"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9">
          <table:table-cell table:formula="of:=IF(MID([.F13];6;1)&gt;MID([.F12];6;1);&quot;&quot;;MAX([.A$7:.A11])+1)">
            <text:p/>
          </table:table-cell>
          <table:table-cell office:value-type="string">
            <text:p>FNC_SOC_PEO_RLT_14</text:p>
          </table:table-cell>
          <table:table-cell table:formula="of:=IF(MID([.F13];6;1)&gt;MID([.F12];6;1);[.C12];[.C12]+1)" office:value-type="float" office:value="1">
            <text:p>1.00</text:p>
          </table:table-cell>
          <table:table-cell office:value-type="string">
            <text:p>Social/people/Connections/Search</text:p>
          </table:table-cell>
          <table:table-cell office:value-type="string">
            <text:p>Search when text box search is blank</text:p>
          </table:table-cell>
          <table:table-cell table:style-name="ce231" office:value-type="string">
            <text:p>Step 2: Search user</text:p>
          </table:table-cell>
          <table:table-cell table:style-name="ce231" office:value-type="string">
            <text:p>- Leave Search text box blank, click <text:span text:style-name="T7">Search</text:span> icon or hit Enter on Keyboard</text:p>
          </table:table-cell>
          <table:table-cell table:style-name="ce240" office:value-type="string">
            <text:p>Return all existing users in list</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14];6;1)&gt;MID([.F13];6;1);&quot;&quot;;MAX([.A$7:.A12])+1)" office:value-type="float" office:value="4">
            <text:p>4.00</text:p>
          </table:table-cell>
          <table:table-cell office:value-type="string">
            <text:p>FNC_SOC_PEO_RLT_14</text:p>
          </table:table-cell>
          <table:table-cell table:formula="of:=IF(MID([.F14];6;1)&gt;MID([.F13];6;1);[.C13];[.C13]+1)" office:value-type="float" office:value="2">
            <text:p>2.00</text:p>
          </table:table-cell>
          <table:table-cell office:value-type="string">
            <text:p>Social/people/Connections/Search</text:p>
          </table:table-cell>
          <table:table-cell table:style-name="ce212"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2">
          <table:table-cell table:formula="of:=IF(MID([.F15];6;1)&gt;MID([.F14];6;1);&quot;&quot;;MAX([.A$7:.A13])+1)">
            <text:p/>
          </table:table-cell>
          <table:table-cell office:value-type="string">
            <text:p>FNC_SOC_PEO_RLT_14</text:p>
          </table:table-cell>
          <table:table-cell table:formula="of:=IF(MID([.F15];6;1)&gt;MID([.F14];6;1);[.C14];[.C14]+1)" office:value-type="float" office:value="2">
            <text:p>2.00</text:p>
          </table:table-cell>
          <table:table-cell office:value-type="string">
            <text:p>Social/people/Connections/Search</text:p>
          </table:table-cell>
          <table:table-cell office:value-type="string">
            <text:p>Search when input some text in text box <text:s/>search</text:p>
          </table:table-cell>
          <table:table-cell table:style-name="ce231" office:value-type="string">
            <text:p>Step 2: Search user</text:p>
          </table:table-cell>
          <table:table-cell table:style-name="ce231" office:value-type="string">
            <text:p>- On search text box: input some text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16];6;1)&gt;MID([.F15];6;1);&quot;&quot;;MAX([.A$7:.A14])+1)" office:value-type="float" office:value="5">
            <text:p>5.00</text:p>
          </table:table-cell>
          <table:table-cell office:value-type="string">
            <text:p>FNC_SOC_PEO_RLT_14</text:p>
          </table:table-cell>
          <table:table-cell table:formula="of:=IF(MID([.F16];6;1)&gt;MID([.F15];6;1);[.C15];[.C15]+1)" office:value-type="float" office:value="3">
            <text:p>3.00</text:p>
          </table:table-cell>
          <table:table-cell office:value-type="string">
            <text:p>Social/people/Connections/Search</text:p>
          </table:table-cell>
          <table:table-cell table:style-name="ce212"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22">
          <table:table-cell table:formula="of:=IF(MID([.F17];6;1)&gt;MID([.F16];6;1);&quot;&quot;;MAX([.A$7:.A15])+1)">
            <text:p/>
          </table:table-cell>
          <table:table-cell office:value-type="string">
            <text:p>FNC_SOC_PEO_RLT_14</text:p>
          </table:table-cell>
          <table:table-cell table:style-name="ce408" table:formula="of:=IF(MID([.F17];6;1)&gt;MID([.F16];6;1);[.C16];[.C16]+1)" office:value-type="float" office:value="3">
            <text:p>3.00</text:p>
          </table:table-cell>
          <table:table-cell office:value-type="string">
            <text:p>Social/people/Connections/Search</text:p>
          </table:table-cell>
          <table:table-cell office:value-type="string">
            <text:p>Search when input “*” char into text box search</text:p>
          </table:table-cell>
          <table:table-cell table:style-name="ce231" office:value-type="string">
            <text:p>Step 2: Search user</text:p>
          </table:table-cell>
          <table:table-cell table:style-name="ce231" office:value-type="string">
            <text:p>- On search text box: input “*” char on text box search</text:p>
            <text:p>- Click on icon search or hit Enter on Keyboard</text:p>
          </table:table-cell>
          <table:table-cell table:style-name="ce231" office:value-type="string">
            <text:p>Show content of people page with a list of users exited in system</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18];6;1)&gt;MID([.F17];6;1);&quot;&quot;;MAX([.A$7:.A16])+1)" office:value-type="float" office:value="6">
            <text:p>6.00</text:p>
          </table:table-cell>
          <table:table-cell office:value-type="string">
            <text:p>FNC_SOC_PEO_RLT_14</text:p>
          </table:table-cell>
          <table:table-cell table:style-name="ce408" table:formula="of:=IF(MID([.F18];6;1)&gt;MID([.F17];6;1);[.C17];[.C17]+1)" office:value-type="float" office:value="4">
            <text:p>4.00</text:p>
          </table:table-cell>
          <table:table-cell office:value-type="string">
            <text:p>Social/people/Connections/Search</text:p>
          </table:table-cell>
          <table:table-cell table:style-name="ce212"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22">
          <table:table-cell table:formula="of:=IF(MID([.F19];6;1)&gt;MID([.F18];6;1);&quot;&quot;;MAX([.A$7:.A17])+1)">
            <text:p/>
          </table:table-cell>
          <table:table-cell office:value-type="string">
            <text:p>FNC_SOC_PEO_RLT_14</text:p>
          </table:table-cell>
          <table:table-cell table:formula="of:=IF(MID([.F19];6;1)&gt;MID([.F18];6;1);[.C18];[.C18]+1)" office:value-type="float" office:value="4">
            <text:p>4.00</text:p>
          </table:table-cell>
          <table:table-cell office:value-type="string">
            <text:p>Social/people/Connections/Search</text:p>
          </table:table-cell>
          <table:table-cell office:value-type="string">
            <text:p>Search when input “%” char into text box search</text:p>
          </table:table-cell>
          <table:table-cell table:style-name="ce231" office:value-type="string">
            <text:p>Step 2: Search user</text:p>
          </table:table-cell>
          <table:table-cell table:style-name="ce231" office:value-type="string">
            <text:p>- On search text box: input “%” char on text box search</text:p>
            <text:p>- Click on icon search or hit Enter on Keyboard</text:p>
          </table:table-cell>
          <table:table-cell table:style-name="ce231" office:value-type="string">
            <text:p>Show content of people page with a list of users exited in system</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0];6;1)&gt;MID([.F19];6;1);&quot;&quot;;MAX([.A$7:.A18])+1)" office:value-type="float" office:value="7">
            <text:p>7.00</text:p>
          </table:table-cell>
          <table:table-cell office:value-type="string">
            <text:p>FNC_SOC_PEO_RLT_14</text:p>
          </table:table-cell>
          <table:table-cell table:formula="of:=IF(MID([.F20];6;1)&gt;MID([.F19];6;1);[.C19];[.C19]+1)" office:value-type="float" office:value="5">
            <text:p>5.00</text:p>
          </table:table-cell>
          <table:table-cell office:value-type="string">
            <text:p>Social/people/Connections/Search</text:p>
          </table:table-cell>
          <table:table-cell table:style-name="ce222"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6">
          <table:table-cell table:formula="of:=IF(MID([.F21];6;1)&gt;MID([.F20];6;1);&quot;&quot;;MAX([.A$7:.A19])+1)">
            <text:p/>
          </table:table-cell>
          <table:table-cell office:value-type="string">
            <text:p>FNC_SOC_PEO_RLT_14</text:p>
          </table:table-cell>
          <table:table-cell table:formula="of:=IF(MID([.F21];6;1)&gt;MID([.F20];6;1);[.C20];[.C20]+1)" office:value-type="float" office:value="5">
            <text:p>5.00</text:p>
          </table:table-cell>
          <table:table-cell office:value-type="string">
            <text:p>Social/people/Connections/Search</text:p>
          </table:table-cell>
          <table:table-cell table:style-name="ce223" office:value-type="string">
            <text:p>Search when input other special chars (eg: @, #, $,\, ...) into text box</text:p>
          </table:table-cell>
          <table:table-cell table:style-name="ce231" office:value-type="string">
            <text:p>Step 2: Search user</text:p>
          </table:table-cell>
          <table:table-cell table:style-name="ce231" office:value-type="string">
            <text:p>- On search text box: input some special chars (eg: @, #, &amp;, \, ...)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2];6;1)&gt;MID([.F21];6;1);&quot;&quot;;MAX([.A$7:.A20])+1)" office:value-type="float" office:value="8">
            <text:p>8.00</text:p>
          </table:table-cell>
          <table:table-cell office:value-type="string">
            <text:p>FNC_SOC_PEO_RLT_14</text:p>
          </table:table-cell>
          <table:table-cell table:formula="of:=IF(MID([.F22];6;1)&gt;MID([.F21];6;1);[.C21];[.C21]+1)" office:value-type="float" office:value="6">
            <text:p>6.00</text:p>
          </table:table-cell>
          <table:table-cell office:value-type="string">
            <text:p>Social/people/Connections/Search</text:p>
          </table:table-cell>
          <table:table-cell table:style-name="ce222"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23];6;1)&gt;MID([.F22];6;1);&quot;&quot;;MAX([.A$7:.A21])+1)">
            <text:p/>
          </table:table-cell>
          <table:table-cell office:value-type="string">
            <text:p>FNC_SOC_PEO_RLT_14</text:p>
          </table:table-cell>
          <table:table-cell table:formula="of:=IF(MID([.F23];6;1)&gt;MID([.F22];6;1);[.C22];[.C22]+1)" office:value-type="float" office:value="6">
            <text:p>6.00</text:p>
          </table:table-cell>
          <table:table-cell office:value-type="string">
            <text:p>Social/people/Connections/Search</text:p>
          </table:table-cell>
          <table:table-cell table:style-name="ce223" office:value-type="string">
            <text:p>Search when there is some space into text box</text:p>
          </table:table-cell>
          <table:table-cell table:style-name="ce231" office:value-type="string">
            <text:p>Step 2: Search user</text:p>
          </table:table-cell>
          <table:table-cell table:style-name="ce231" office:value-type="string">
            <text:p>- On search text box: input some text with some space before or after keyword into text box search</text:p>
            <text:p>- Click on icon search or hit Enter on Keyboard</text:p>
          </table:table-cell>
          <table:table-cell table:style-name="ce232"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4];6;1)&gt;MID([.F23];6;1);&quot;&quot;;MAX([.A$7:.A22])+1)" office:value-type="float" office:value="9">
            <text:p>9.00</text:p>
          </table:table-cell>
          <table:table-cell office:value-type="string">
            <text:p>FNC_SOC_PEO_RLT_14</text:p>
          </table:table-cell>
          <table:table-cell table:formula="of:=IF(MID([.F24];6;1)&gt;MID([.F23];6;1);[.C23];[.C23]+1)" office:value-type="float" office:value="7">
            <text:p>7.00</text:p>
          </table:table-cell>
          <table:table-cell office:value-type="string">
            <text:p>Social/people/Connections/Search</text:p>
          </table:table-cell>
          <table:table-cell table:style-name="ce222"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8">
          <table:table-cell table:formula="of:=IF(MID([.F25];6;1)&gt;MID([.F24];6;1);&quot;&quot;;MAX([.A$7:.A23])+1)">
            <text:p/>
          </table:table-cell>
          <table:table-cell office:value-type="string">
            <text:p>FNC_SOC_PEO_RLT_14</text:p>
          </table:table-cell>
          <table:table-cell table:formula="of:=IF(MID([.F25];6;1)&gt;MID([.F24];6;1);[.C24];[.C24]+1)" office:value-type="float" office:value="7">
            <text:p>7.00</text:p>
          </table:table-cell>
          <table:table-cell office:value-type="string">
            <text:p>Social/people/Connections/Search</text:p>
          </table:table-cell>
          <table:table-cell table:style-name="ce223" office:value-type="string">
            <text:p>Search when filter by position</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6];6;1)&gt;MID([.F25];6;1);&quot;&quot;;MAX([.A$7:.A24])+1)" office:value-type="float" office:value="10">
            <text:p>10.00</text:p>
          </table:table-cell>
          <table:table-cell office:value-type="string">
            <text:p>FNC_SOC_PEO_RLT_14</text:p>
          </table:table-cell>
          <table:table-cell table:formula="of:=IF(MID([.F26];6;1)&gt;MID([.F25];6;1);[.C25];[.C25]+1)" office:value-type="float" office:value="8">
            <text:p>8.00</text:p>
          </table:table-cell>
          <table:table-cell office:value-type="string">
            <text:p>Social/people/Connections/Search</text:p>
          </table:table-cell>
          <table:table-cell table:style-name="ce222"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27];6;1)&gt;MID([.F26];6;1);&quot;&quot;;MAX([.A$7:.A25])+1)">
            <text:p/>
          </table:table-cell>
          <table:table-cell office:value-type="string">
            <text:p>FNC_SOC_PEO_RLT_14</text:p>
          </table:table-cell>
          <table:table-cell table:formula="of:=IF(MID([.F27];6;1)&gt;MID([.F26];6;1);[.C26];[.C26]+1)" office:value-type="float" office:value="8">
            <text:p>8.00</text:p>
          </table:table-cell>
          <table:table-cell office:value-type="string">
            <text:p>Social/people/Connections/Search</text:p>
          </table:table-cell>
          <table:table-cell table:style-name="ce223" office:value-type="string">
            <text:p>Search when filter by position with some special char</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8];6;1)&gt;MID([.F27];6;1);&quot;&quot;;MAX([.A$7:.A26])+1)" office:value-type="float" office:value="11">
            <text:p>11.00</text:p>
          </table:table-cell>
          <table:table-cell office:value-type="string">
            <text:p>FNC_SOC_PEO_RLT_14</text:p>
          </table:table-cell>
          <table:table-cell table:formula="of:=IF(MID([.F28];6;1)&gt;MID([.F27];6;1);[.C27];[.C27]+1)" office:value-type="float" office:value="9">
            <text:p>9.00</text:p>
          </table:table-cell>
          <table:table-cell office:value-type="string">
            <text:p>Social/people/Connections/Search</text:p>
          </table:table-cell>
          <table:table-cell table:style-name="ce222"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8">
          <table:table-cell table:formula="of:=IF(MID([.F29];6;1)&gt;MID([.F28];6;1);&quot;&quot;;MAX([.A$7:.A27])+1)">
            <text:p/>
          </table:table-cell>
          <table:table-cell office:value-type="string">
            <text:p>FNC_SOC_PEO_RLT_14</text:p>
          </table:table-cell>
          <table:table-cell table:formula="of:=IF(MID([.F29];6;1)&gt;MID([.F28];6;1);[.C28];[.C28]+1)" office:value-type="float" office:value="9">
            <text:p>9.00</text:p>
          </table:table-cell>
          <table:table-cell office:value-type="string">
            <text:p>Social/people/Connections/Search</text:p>
          </table:table-cell>
          <table:table-cell table:style-name="ce223" office:value-type="string">
            <text:p>Search with position is null</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32"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30];6;1)&gt;MID([.F29];6;1);&quot;&quot;;MAX([.A$7:.A28])+1)" office:value-type="float" office:value="12">
            <text:p>12.00</text:p>
          </table:table-cell>
          <table:table-cell office:value-type="string">
            <text:p>FNC_SOC_PEO_RLT_14</text:p>
          </table:table-cell>
          <table:table-cell table:formula="of:=IF(MID([.F30];6;1)&gt;MID([.F29];6;1);[.C29];[.C29]+1)" office:value-type="float" office:value="10">
            <text:p>10.00</text:p>
          </table:table-cell>
          <table:table-cell office:value-type="string">
            <text:p>Social/people/Connections/Search</text:p>
          </table:table-cell>
          <table:table-cell table:style-name="ce212"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31];6;1)&gt;MID([.F30];6;1);&quot;&quot;;MAX([.A$7:.A29])+1)">
            <text:p/>
          </table:table-cell>
          <table:table-cell office:value-type="string">
            <text:p>FNC_SOC_PEO_RLT_14</text:p>
          </table:table-cell>
          <table:table-cell table:formula="of:=IF(MID([.F31];6;1)&gt;MID([.F30];6;1);[.C30];[.C30]+1)" office:value-type="float" office:value="10">
            <text:p>10.00</text:p>
          </table:table-cell>
          <table:table-cell office:value-type="string">
            <text:p>Social/people/Connections/Search</text:p>
          </table:table-cell>
          <table:table-cell office:value-type="string">
            <text:p>Search when filter by professional</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32"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32];6;1)&gt;MID([.F31];6;1);&quot;&quot;;MAX([.A$7:.A30])+1)" office:value-type="float" office:value="13">
            <text:p>13.00</text:p>
          </table:table-cell>
          <table:table-cell office:value-type="string">
            <text:p>FNC_SOC_PEO_RLT_14</text:p>
          </table:table-cell>
          <table:table-cell table:formula="of:=IF(MID([.F32];6;1)&gt;MID([.F31];6;1);[.C31];[.C31]+1)" office:value-type="float" office:value="11">
            <text:p>11.00</text:p>
          </table:table-cell>
          <table:table-cell office:value-type="string">
            <text:p>Social/people/Connections/Search</text:p>
          </table:table-cell>
          <table:table-cell table:style-name="ce212"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8">
          <table:table-cell table:formula="of:=IF(MID([.F33];6;1)&gt;MID([.F32];6;1);&quot;&quot;;MAX([.A$7:.A31])+1)">
            <text:p/>
          </table:table-cell>
          <table:table-cell office:value-type="string">
            <text:p>FNC_SOC_PEO_RLT_14</text:p>
          </table:table-cell>
          <table:table-cell table:formula="of:=IF(MID([.F33];6;1)&gt;MID([.F32];6;1);[.C32];[.C32]+1)" office:value-type="float" office:value="11">
            <text:p>11.00</text:p>
          </table:table-cell>
          <table:table-cell office:value-type="string">
            <text:p>Social/people/Connections/Search</text:p>
          </table:table-cell>
          <table:table-cell office:value-type="string">
            <text:p>Search with professional is null</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32"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34];6;1)&gt;MID([.F33];6;1);&quot;&quot;;MAX([.A$7:.A32])+1)" office:value-type="float" office:value="14">
            <text:p>14.00</text:p>
          </table:table-cell>
          <table:table-cell office:value-type="string">
            <text:p>FNC_SOC_PEO_RLT_14</text:p>
          </table:table-cell>
          <table:table-cell table:formula="of:=IF(MID([.F34];6;1)&gt;MID([.F33];6;1);[.C33];[.C33]+1)" office:value-type="float" office:value="12">
            <text:p>12.00</text:p>
          </table:table-cell>
          <table:table-cell office:value-type="string">
            <text:p>Social/people/Connections/Search</text:p>
          </table:table-cell>
          <table:table-cell table:style-name="ce212"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35];6;1)&gt;MID([.F34];6;1);&quot;&quot;;MAX([.A$7:.A33])+1)">
            <text:p/>
          </table:table-cell>
          <table:table-cell office:value-type="string">
            <text:p>FNC_SOC_PEO_RLT_14</text:p>
          </table:table-cell>
          <table:table-cell table:formula="of:=IF(MID([.F35];6;1)&gt;MID([.F34];6;1);[.C34];[.C34]+1)" office:value-type="float" office:value="12">
            <text:p>12.00</text:p>
          </table:table-cell>
          <table:table-cell office:value-type="string">
            <text:p>Social/people/Connections/Search</text:p>
          </table:table-cell>
          <table:table-cell office:value-type="string">
            <text:p>Search when filter by gender</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3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53"/>
          <table:table-cell table:number-columns-repeated="2"/>
          <table:table-cell table:style-name="ce322" table:number-columns-repeated="235"/>
          <table:table-cell table:number-columns-repeated="9"/>
        </table:table-row>
        <table:table-row table:style-name="ro49">
          <table:table-cell table:formula="of:=IF(MID([.F36];6;1)&gt;MID([.F35];6;1);&quot;&quot;;MAX([.A$7:.A34])+1)" office:value-type="float" office:value="15">
            <text:p>15.00</text:p>
          </table:table-cell>
          <table:table-cell office:value-type="string">
            <text:p>FNC_SOC_PEO_RLT_14</text:p>
          </table:table-cell>
          <table:table-cell table:formula="of:=IF(MID([.F36];6;1)&gt;MID([.F35];6;1);[.C35];[.C35]+1)" office:value-type="float" office:value="13">
            <text:p>13.00</text:p>
          </table:table-cell>
          <table:table-cell office:value-type="string">
            <text:p>Social/people/Connections/Search</text:p>
          </table:table-cell>
          <table:table-cell table:style-name="ce222"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42">
          <table:table-cell table:formula="of:=IF(MID([.F37];6;1)&gt;MID([.F36];6;1);&quot;&quot;;MAX([.A$7:.A35])+1)">
            <text:p/>
          </table:table-cell>
          <table:table-cell office:value-type="string">
            <text:p>FNC_SOC_PEO_RLT_14</text:p>
          </table:table-cell>
          <table:table-cell table:formula="of:=IF(MID([.F37];6;1)&gt;MID([.F36];6;1);[.C36];[.C36]+1)" office:value-type="float" office:value="13">
            <text:p>13.00</text:p>
          </table:table-cell>
          <table:table-cell office:value-type="string">
            <text:p>Social/people/Connections/Search</text:p>
          </table:table-cell>
          <table:table-cell table:style-name="ce223" office:value-type="string">
            <text:p>Auto suggestion key word when search in space</text:p>
          </table:table-cell>
          <table:table-cell table:style-name="ce231" office:value-type="string">
            <text:p>Step 2: Search user</text:p>
          </table:table-cell>
          <table:table-cell table:style-name="ce231" office:value-type="string">
            <text:p>- On search text box: <text:s/>input with the text has first char which is the same <text:s/>with first char of name of space or some start letter of keyword is the same with name of the space</text:p>
          </table:table-cell>
          <table:table-cell table:style-name="ce232" office:value-type="string">
            <text:p>It will auto give some suggestion keyword on text box search for user selects</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49">
          <table:table-cell table:formula="of:=IF(MID([.F38];6;1)&gt;MID([.F37];6;1);&quot;&quot;;MAX([.A$7:.A36])+1)" office:value-type="float" office:value="16">
            <text:p>16.00</text:p>
          </table:table-cell>
          <table:table-cell office:value-type="string">
            <text:p>FNC_SOC_PEO_RLT_14</text:p>
          </table:table-cell>
          <table:table-cell table:formula="of:=IF(MID([.F38];6;1)&gt;MID([.F37];6;1);[.C37];[.C37]+1)" office:value-type="float" office:value="14">
            <text:p>14.00</text:p>
          </table:table-cell>
          <table:table-cell office:value-type="string">
            <text:p>Social/people/Connections/Search</text:p>
          </table:table-cell>
          <table:table-cell table:style-name="ce222"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39];6;1)&gt;MID([.F38];6;1);&quot;&quot;;MAX([.A$7:.A37])+1)">
            <text:p/>
          </table:table-cell>
          <table:table-cell office:value-type="string">
            <text:p>FNC_SOC_PEO_RLT_14</text:p>
          </table:table-cell>
          <table:table-cell table:formula="of:=IF(MID([.F39];6;1)&gt;MID([.F38];6;1);[.C38];[.C38]+1)" office:value-type="float" office:value="14">
            <text:p>14.00</text:p>
          </table:table-cell>
          <table:table-cell office:value-type="string">
            <text:p>Social/people/Connections/Search</text:p>
          </table:table-cell>
          <table:table-cell table:style-name="ce223" office:value-type="string">
            <text:p>Search when click on a alphabet</text:p>
          </table:table-cell>
          <table:table-cell table:style-name="ce231" office:value-type="string">
            <text:p>Step 2: Search user</text:p>
          </table:table-cell>
          <table:table-cell table:style-name="ce231" office:value-type="string">
            <text:p>- On search people directory: select a letter and click on it</text:p>
          </table:table-cell>
          <table:table-cell table:style-name="ce232" office:value-type="string">
            <text:p>Show all the users which has first name start by the letter or show message to user knows: there is no user fou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49">
          <table:table-cell table:formula="of:=IF(MID([.F40];6;1)&gt;MID([.F39];6;1);&quot;&quot;;MAX([.A$7:.A38])+1)" office:value-type="float" office:value="17">
            <text:p>17.00</text:p>
          </table:table-cell>
          <table:table-cell office:value-type="string">
            <text:p>FNC_SOC_PEO_RLT_14</text:p>
          </table:table-cell>
          <table:table-cell table:formula="of:=IF(MID([.F40];6;1)&gt;MID([.F39];6;1);[.C39];[.C39]+1)" office:value-type="float" office:value="15">
            <text:p>15.00</text:p>
          </table:table-cell>
          <table:table-cell office:value-type="string">
            <text:p>Social/people/Connections/Search</text:p>
          </table:table-cell>
          <table:table-cell table:style-name="ce222"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1];6;1)&gt;MID([.F40];6;1);&quot;&quot;;MAX([.A$7:.A39])+1)">
            <text:p/>
          </table:table-cell>
          <table:table-cell office:value-type="string">
            <text:p>FNC_SOC_PEO_RLT_14</text:p>
          </table:table-cell>
          <table:table-cell table:formula="of:=IF(MID([.F41];6;1)&gt;MID([.F40];6;1);[.C40];[.C40]+1)" office:value-type="float" office:value="15">
            <text:p>15.00</text:p>
          </table:table-cell>
          <table:table-cell office:value-type="string">
            <text:p>Social/people/Connections/Search</text:p>
          </table:table-cell>
          <table:table-cell table:style-name="ce223" office:value-type="string">
            <text:p>Search when click on All</text:p>
          </table:table-cell>
          <table:table-cell table:style-name="ce231" office:value-type="string">
            <text:p>Step 2: Search user</text:p>
          </table:table-cell>
          <table:table-cell table:style-name="ce231" office:value-type="string">
            <text:p>- On search people directory: Click on <text:span text:style-name="T7">All</text:span></text:p>
          </table:table-cell>
          <table:table-cell table:style-name="ce232" office:value-type="string">
            <text:p>Show all the exited users in system</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49">
          <table:table-cell table:formula="of:=IF(MID([.F42];6;1)&gt;MID([.F41];6;1);&quot;&quot;;MAX([.A$7:.A40])+1)" office:value-type="float" office:value="18">
            <text:p>18.00</text:p>
          </table:table-cell>
          <table:table-cell office:value-type="string">
            <text:p>FNC_SOC_PEO_RLT_14</text:p>
          </table:table-cell>
          <table:table-cell table:formula="of:=IF(MID([.F42];6;1)&gt;MID([.F41];6;1);[.C41];[.C41]+1)" office:value-type="float" office:value="16">
            <text:p>16.00</text:p>
          </table:table-cell>
          <table:table-cell office:value-type="string">
            <text:p>Social/people/Connections/Search</text:p>
          </table:table-cell>
          <table:table-cell table:style-name="ce212"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3];6;1)&gt;MID([.F42];6;1);&quot;&quot;;MAX([.A$7:.A41])+1)">
            <text:p/>
          </table:table-cell>
          <table:table-cell office:value-type="string">
            <text:p>FNC_SOC_PEO_RLT_14</text:p>
          </table:table-cell>
          <table:table-cell table:formula="of:=IF(MID([.F43];6;1)&gt;MID([.F42];6;1);[.C42];[.C42]+1)" office:value-type="float" office:value="16">
            <text:p>16.00</text:p>
          </table:table-cell>
          <table:table-cell office:value-type="string">
            <text:p>Social/people/Connections/Search</text:p>
          </table:table-cell>
          <table:table-cell office:value-type="string">
            <text:p>Check paging</text:p>
          </table:table-cell>
          <table:table-cell table:style-name="ce231" office:value-type="string">
            <text:p>Step 2: Search user</text:p>
          </table:table-cell>
          <table:table-cell table:style-name="ce231" office:value-type="string">
            <text:p>- Search by keyword or directory</text:p>
          </table:table-cell>
          <table:table-cell table:style-name="ce232" office:value-type="string">
            <text:p>Show all exited users satisfy</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4];6;1)&gt;MID([.F43];6;1);&quot;&quot;;MAX([.A$7:.A42])+1)">
            <text:p/>
          </table:table-cell>
          <table:table-cell office:value-type="string">
            <text:p>FNC_SOC_PEO_RLT_14</text:p>
          </table:table-cell>
          <table:table-cell table:formula="of:=IF(MID([.F44];6;1)&gt;MID([.F43];6;1);[.C43];[.C43]+1)" office:value-type="float" office:value="16">
            <text:p>16.00</text:p>
          </table:table-cell>
          <table:table-cell office:value-type="string">
            <text:p>Social/people/Connections/Search</text:p>
          </table:table-cell>
          <table:table-cell office:value-type="string">
            <text:p>Check paging</text:p>
          </table:table-cell>
          <table:table-cell table:style-name="ce234" office:value-type="string">
            <text:p>Step 3: <text:s/>Check paging when there is smaller 10 user in result</text:p>
          </table:table-cell>
          <table:table-cell table:style-name="ce231" office:value-type="string">
            <text:p>Run searching with result is smaller than 10 users</text:p>
          </table:table-cell>
          <table:table-cell table:style-name="ce231" office:value-type="string">
            <text:p>There is only one page, don't show “Show more post...”</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5];6;1)&gt;MID([.F44];6;1);&quot;&quot;;MAX([.A$7:.A43])+1)">
            <text:p/>
          </table:table-cell>
          <table:table-cell office:value-type="string">
            <text:p>FNC_SOC_PEO_RLT_14</text:p>
          </table:table-cell>
          <table:table-cell table:formula="of:=IF(MID([.F45];6;1)&gt;MID([.F44];6;1);[.C44];[.C44]+1)" office:value-type="float" office:value="16">
            <text:p>16.00</text:p>
          </table:table-cell>
          <table:table-cell office:value-type="string">
            <text:p>Social/people/Connections/Search</text:p>
          </table:table-cell>
          <table:table-cell office:value-type="string">
            <text:p>Check paging</text:p>
          </table:table-cell>
          <table:table-cell table:style-name="ce234" office:value-type="string">
            <text:p>Step 4: <text:s/>Check paging when has more than 0ne page</text:p>
          </table:table-cell>
          <table:table-cell office:value-type="string">
            <text:p>- Click “Show more..."</text:p>
          </table:table-cell>
          <table:table-cell table:style-name="ce228" office:value-type="string">
            <text:p>Displays more results</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6];6;1)&gt;MID([.F45];6;1);&quot;&quot;;MAX([.A$7:.A44])+1)" office:value-type="float" office:value="19">
            <text:p>19.00</text:p>
          </table:table-cell>
          <table:table-cell office:value-type="string">
            <text:p>FNC_SOC_PEO_RLT_15</text:p>
          </table:table-cell>
          <table:table-cell table:style-name="ce408" office:value-type="float" office:value="1">
            <text:p>1.00</text:p>
          </table:table-cell>
          <table:table-cell office:value-type="string">
            <text:p>Social/people/Connections/Delete</text:p>
          </table:table-cell>
          <table:table-cell table:style-name="ce212"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37" office:value-type="string">
            <text:p>- Show content of People page</text:p>
          </table:table-cell>
          <table:table-cell table:style-name="ce424" office:value-type="string">
            <text:p>High</text:p>
          </table:table-cell>
          <table:table-cell table:style-name="ce305"/>
          <table:table-cell>
            <text:p>thu.nguyen</text:p>
          </table:table-cell>
          <table:table-cell table:number-columns-repeated="1"/>
          <table:table-cell table:style-name="ce267" table:number-columns-repeated="235"/>
          <table:table-cell table:number-columns-repeated="9"/>
        </table:table-row>
        <table:table-row table:style-name="ro39">
          <table:table-cell table:formula="of:=IF(MID([.F47];6;1)&gt;MID([.F46];6;1);&quot;&quot;;MAX([.A$7:.A45])+1)">
            <text:p/>
          </table:table-cell>
          <table:table-cell office:value-type="string">
            <text:p>FNC_SOC_PEO_RLT_15</text:p>
          </table:table-cell>
          <table:table-cell table:style-name="ce408" table:formula="of:=IF(MID([.F47];6;1)&gt;MID([.F46];6;1);[.C46];[.C46]+1)" office:value-type="float" office:value="1">
            <text:p>1.00</text:p>
          </table:table-cell>
          <table:table-cell office:value-type="string">
            <text:p>Social/people/Connections/Delete</text:p>
          </table:table-cell>
          <table:table-cell table:style-name="ce415"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28" office:value-type="string">
            <text:p><text:s/>Invited user successfully </text:p>
            <text:p/>
          </table:table-cell>
          <table:table-cell table:style-name="ce424" office:value-type="string">
            <text:p>High</text:p>
          </table:table-cell>
          <table:table-cell table:style-name="ce305"/>
          <table:table-cell>
            <text:p>thu.nguyen</text:p>
          </table:table-cell>
          <table:table-cell table:number-columns-repeated="1"/>
          <table:table-cell table:style-name="ce267" table:number-columns-repeated="235"/>
          <table:table-cell table:number-columns-repeated="9"/>
        </table:table-row>
        <table:table-row table:style-name="ro37">
          <table:table-cell table:formula="of:=IF(MID([.F48];6;1)&gt;MID([.F47];6;1);&quot;&quot;;MAX([.A$7:.A46])+1)">
            <text:p/>
          </table:table-cell>
          <table:table-cell office:value-type="string">
            <text:p>FNC_SOC_PEO_RLT_15</text:p>
          </table:table-cell>
          <table:table-cell table:style-name="ce408" office:value-type="float" office:value="1">
            <text:p>1.00</text:p>
          </table:table-cell>
          <table:table-cell office:value-type="string">
            <text:p>Social/people/Connections/Delete</text:p>
          </table:table-cell>
          <table:table-cell table:style-name="ce415" office:value-type="string">
            <text:p>Delete connection</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24" office:value-type="string">
            <text:p>High</text:p>
          </table:table-cell>
          <table:table-cell table:style-name="ce305"/>
          <table:table-cell>
            <text:p>thu.nguyen</text:p>
          </table:table-cell>
          <table:table-cell table:number-columns-repeated="1"/>
          <table:table-cell table:style-name="ce267" table:number-columns-repeated="235"/>
          <table:table-cell table:number-columns-repeated="9"/>
        </table:table-row>
        <table:table-row table:style-name="ro22">
          <table:table-cell table:formula="of:=IF(MID([.F49];6;1)&gt;MID([.F48];6;1);&quot;&quot;;MAX([.A$7:.A47])+1)">
            <text:p/>
          </table:table-cell>
          <table:table-cell office:value-type="string">
            <text:p>FNC_SOC_PEO_RLT_15</text:p>
          </table:table-cell>
          <table:table-cell table:style-name="ce408" table:formula="of:=IF(MID([.F49];6;1)&gt;MID([.F48];6;1);[.C48];[.C48]+1)" office:value-type="float" office:value="1">
            <text:p>1.00</text:p>
          </table:table-cell>
          <table:table-cell office:value-type="string">
            <text:p>Social/people/Connections/Delete</text:p>
          </table:table-cell>
          <table:table-cell table:style-name="ce415" office:value-type="string">
            <text:p>Delete connection</text:p>
          </table:table-cell>
          <table:table-cell office:value-type="string">
            <text:p>Step 4: Open Network list</text:p>
          </table:table-cell>
          <table:table-cell office:value-type="string">
            <text:p><text:span text:style-name="T10">- Select Connections on People toolbar portlet</text:span></text:p>
            <text:p><text:span text:style-name="T10">- Focus on [</text:span><text:span text:style-name="T37">Network] </text:span><text:span text:style-name="T38">list</text:span></text:p>
          </table:table-cell>
          <table:table-cell table:style-name="ce228" office:value-type="string">
            <text:p><text:span text:style-name="T44">- Show </text:span><text:span text:style-name="T45">all contacts who accepted as your contacts as well as the contacts are </text:span><text:span text:style-name="T45"><text:tab/></text:span><text:span text:style-name="T45">waiting for your acceptance and the contacts are in request.</text:span></text:p>
          </table:table-cell>
          <table:table-cell table:style-name="ce424" office:value-type="string">
            <text:p>High</text:p>
          </table:table-cell>
          <table:table-cell table:style-name="ce305"/>
          <table:table-cell>
            <text:p>thu.nguyen</text:p>
          </table:table-cell>
          <table:table-cell table:number-columns-repeated="1"/>
          <table:table-cell table:style-name="ce267" table:number-columns-repeated="235"/>
          <table:table-cell table:number-columns-repeated="9"/>
        </table:table-row>
        <table:table-row table:style-name="ro39">
          <table:table-cell table:formula="of:=IF(MID([.F50];6;1)&gt;MID([.F49];6;1);&quot;&quot;;MAX([.A$7:.A48])+1)">
            <text:p/>
          </table:table-cell>
          <table:table-cell office:value-type="string">
            <text:p>FNC_SOC_PEO_RLT_15</text:p>
          </table:table-cell>
          <table:table-cell table:style-name="ce408" table:formula="of:=IF(MID([.F50];6;1)&gt;MID([.F49];6;1);[.C49];[.C49]+1)" office:value-type="float" office:value="1">
            <text:p>1.00</text:p>
          </table:table-cell>
          <table:table-cell office:value-type="string">
            <text:p>Social/people/Connections/Delete</text:p>
          </table:table-cell>
          <table:table-cell table:style-name="ce415" office:value-type="string">
            <text:p>Delete connection</text:p>
          </table:table-cell>
          <table:table-cell table:style-name="ce234" office:value-type="string">
            <text:p>Step 5: Delete connection</text:p>
          </table:table-cell>
          <table:table-cell office:value-type="string">
            <text:p>- Select an user in <text:span text:style-name="T20">Network</text:span><text:span text:style-name="T7"> </text:span><text:span text:style-name="T35">list</text:span></text:p>
            <text:p>- Click on Delete</text:p>
            <text:p>- Click OK to confirm deleting</text:p>
          </table:table-cell>
          <table:table-cell table:style-name="ce311" office:value-type="string">
            <text:p>This relation is deleted. </text:p>
          </table:table-cell>
          <table:table-cell table:style-name="ce424" office:value-type="string">
            <text:p>High</text:p>
          </table:table-cell>
          <table:table-cell table:style-name="ce305"/>
          <table:table-cell>
            <text:p>thu.nguyen</text:p>
          </table:table-cell>
          <table:table-cell table:number-columns-repeated="1"/>
          <table:table-cell table:style-name="ce267" table:number-columns-repeated="235"/>
          <table:table-cell table:number-columns-repeated="9"/>
        </table:table-row>
        <table:table-row table:style-name="ro39">
          <table:table-cell table:formula="of:=IF(MID([.F51];6;1)&gt;MID([.F50];6;1);&quot;&quot;;MAX([.A$7:.A49])+1)" office:value-type="float" office:value="20">
            <text:p>20.00</text:p>
          </table:table-cell>
          <table:table-cell office:value-type="string">
            <text:p>FNC_SOC_PEO_RLT_15</text:p>
          </table:table-cell>
          <table:table-cell table:style-name="ce408" table:formula="of:=IF(MID([.F51];6;1)&gt;MID([.F50];6;1);[.C50];[.C50]+1)" office:value-type="float" office:value="2">
            <text:p>2.00</text:p>
          </table:table-cell>
          <table:table-cell office:value-type="string">
            <text:p>Social/people/Connections/Delete</text:p>
          </table:table-cell>
          <table:table-cell table:style-name="ce212"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37" office:value-type="string">
            <text:p>- Show content of People page</text:p>
          </table:table-cell>
          <table:table-cell table:style-name="ce424" office:value-type="string">
            <text:p>High</text:p>
          </table:table-cell>
          <table:table-cell table:style-name="ce305"/>
          <table:table-cell>
            <text:p>thu.nguyen</text:p>
          </table:table-cell>
          <table:table-cell table:number-columns-repeated="1"/>
          <table:table-cell table:style-name="ce267" table:number-columns-repeated="235"/>
          <table:table-cell table:number-columns-repeated="9"/>
        </table:table-row>
        <table:table-row table:style-name="ro39">
          <table:table-cell table:formula="of:=IF(MID([.F52];6;1)&gt;MID([.F51];6;1);&quot;&quot;;MAX([.A$7:.A50])+1)">
            <text:p/>
          </table:table-cell>
          <table:table-cell office:value-type="string">
            <text:p>FNC_SOC_PEO_RLT_15</text:p>
          </table:table-cell>
          <table:table-cell table:style-name="ce408" table:formula="of:=IF(MID([.F52];6;1)&gt;MID([.F51];6;1);[.C51];[.C51]+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28" office:value-type="string">
            <text:p><text:s/>Invited user successfully </text:p>
            <text:p/>
          </table:table-cell>
          <table:table-cell table:style-name="ce424" office:value-type="string">
            <text:p>High</text:p>
          </table:table-cell>
          <table:table-cell table:style-name="ce305"/>
          <table:table-cell>
            <text:p>thu.nguyen</text:p>
          </table:table-cell>
          <table:table-cell table:number-columns-repeated="1"/>
          <table:table-cell table:style-name="ce267" table:number-columns-repeated="235"/>
          <table:table-cell table:number-columns-repeated="9"/>
        </table:table-row>
        <table:table-row table:style-name="ro37">
          <table:table-cell table:formula="of:=IF(MID([.F53];6;1)&gt;MID([.F52];6;1);&quot;&quot;;MAX([.A$7:.A51])+1)">
            <text:p/>
          </table:table-cell>
          <table:table-cell office:value-type="string">
            <text:p>FNC_SOC_PEO_RLT_15</text:p>
          </table:table-cell>
          <table:table-cell table:formula="of:=IF(MID([.F53];6;1)&gt;MID([.F52];6;1);[.C52];[.C52]+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24" office:value-type="string">
            <text:p>High</text:p>
          </table:table-cell>
          <table:table-cell table:style-name="ce305"/>
          <table:table-cell>
            <text:p>thu.nguyen</text:p>
          </table:table-cell>
          <table:table-cell table:number-columns-repeated="1"/>
          <table:table-cell table:style-name="ce267" table:number-columns-repeated="235"/>
          <table:table-cell table:number-columns-repeated="9"/>
        </table:table-row>
        <table:table-row table:style-name="ro22">
          <table:table-cell table:formula="of:=IF(MID([.F54];6;1)&gt;MID([.F53];6;1);&quot;&quot;;MAX([.A$7:.A52])+1)">
            <text:p/>
          </table:table-cell>
          <table:table-cell office:value-type="string">
            <text:p>FNC_SOC_PEO_RLT_15</text:p>
          </table:table-cell>
          <table:table-cell table:formula="of:=IF(MID([.F54];6;1)&gt;MID([.F53];6;1);[.C53];[.C53]+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20">Network] </text:span><text:span text:style-name="T35">list</text:span></text:p>
          </table:table-cell>
          <table:table-cell table:style-name="ce228" office:value-type="string">
            <text:p><text:span text:style-name="T44">- Show </text:span><text:span text:style-name="T45">all contacts who accepted as your contacts as well as the contacts are </text:span><text:span text:style-name="T45"><text:tab/></text:span><text:span text:style-name="T45">waiting for your acceptance and the contacts are in request.</text:span></text:p>
          </table:table-cell>
          <table:table-cell table:style-name="ce424" office:value-type="string">
            <text:p>High</text:p>
          </table:table-cell>
          <table:table-cell table:style-name="ce305"/>
          <table:table-cell>
            <text:p>thu.nguyen</text:p>
          </table:table-cell>
          <table:table-cell table:number-columns-repeated="1"/>
          <table:table-cell table:style-name="ce267" table:number-columns-repeated="235"/>
          <table:table-cell table:number-columns-repeated="9"/>
        </table:table-row>
        <table:table-row table:style-name="ro39">
          <table:table-cell table:formula="of:=IF(MID([.F55];6;1)&gt;MID([.F54];6;1);&quot;&quot;;MAX([.A$7:.A53])+1)">
            <text:p/>
          </table:table-cell>
          <table:table-cell office:value-type="string">
            <text:p>FNC_SOC_PEO_RLT_15</text:p>
          </table:table-cell>
          <table:table-cell table:formula="of:=IF(MID([.F55];6;1)&gt;MID([.F54];6;1);[.C54];[.C54]+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34" office:value-type="string">
            <text:p>Step 5: Delete connection</text:p>
          </table:table-cell>
          <table:table-cell office:value-type="string">
            <text:p><text:span text:style-name="T10">- Select an user in </text:span><text:span text:style-name="T37">Network</text:span><text:span text:style-name="T42"> </text:span><text:span text:style-name="T38">list</text:span></text:p>
            <text:p>- Click on Delete</text:p>
            <text:p>- Click OK to confirm deleting</text:p>
          </table:table-cell>
          <table:table-cell table:style-name="ce311" office:value-type="string">
            <text:p>This relation is deleted. </text:p>
          </table:table-cell>
          <table:table-cell table:style-name="ce424" office:value-type="string">
            <text:p>High</text:p>
          </table:table-cell>
          <table:table-cell table:style-name="ce305"/>
          <table:table-cell>
            <text:p>thu.nguyen</text:p>
          </table:table-cell>
          <table:table-cell table:number-columns-repeated="1"/>
          <table:table-cell table:style-name="ce267" table:number-columns-repeated="235"/>
          <table:table-cell table:number-columns-repeated="9"/>
        </table:table-row>
        <table:table-row table:style-name="ro42">
          <table:table-cell table:formula="of:=IF(MID([.F56];6;1)&gt;MID([.F55];6;1);&quot;&quot;;MAX([.A$7:.A54])+1)">
            <text:p/>
          </table:table-cell>
          <table:table-cell office:value-type="string">
            <text:p>FNC_SOC_PEO_RLT_15</text:p>
          </table:table-cell>
          <table:table-cell table:formula="of:=IF(MID([.F56];6;1)&gt;MID([.F55];6;1);[.C55];[.C55]+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34" office:value-type="string">
            <text:p>Step 6: Go to Connections of user AAA</text:p>
          </table:table-cell>
          <table:table-cell table:style-name="ce231" office:value-type="string">
            <text:p>- Login with user AAA</text:p>
            <text:p>- Select my profile and choose relation</text:p>
            <text:p>- Select user which was deleted at step 5</text:p>
            <text:p>- Click Delete </text:p>
          </table:table-cell>
          <table:table-cell table:style-name="ce232" office:value-type="string">
            <text:p>- Login in successfully</text:p>
            <text:p>- Show content of my profile</text:p>
            <text:p>- Show message alert Connection is deleted by another. </text:p>
          </table:table-cell>
          <table:table-cell table:style-name="ce424" office:value-type="string">
            <text:p>High</text:p>
          </table:table-cell>
          <table:table-cell table:style-name="ce305"/>
          <table:table-cell>
            <text:p>thu.nguyen</text:p>
          </table:table-cell>
          <table:table-cell table:number-columns-repeated="1"/>
          <table:table-cell table:style-name="ce267" table:number-columns-repeated="235"/>
          <table:table-cell table:number-columns-repeated="9"/>
        </table:table-row>
        <table:table-row table:style-name="ro39">
          <table:table-cell table:formula="of:=IF(MID([.F57];6;1)&gt;MID([.F56];6;1);&quot;&quot;;MAX([.A$7:.A55])+1)" office:value-type="float" office:value="21">
            <text:p>21.00</text:p>
          </table:table-cell>
          <table:table-cell office:value-type="string">
            <text:p>FNC_SOC_PEO_RLT_16</text:p>
          </table:table-cell>
          <table:table-cell table:style-name="ce408" office:value-type="float" office:value="1">
            <text:p>1.00</text:p>
          </table:table-cell>
          <table:table-cell office:value-type="string">
            <text:p>Social/people/Received Invitations</text:p>
          </table:table-cell>
          <table:table-cell table:style-name="ce212"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37" office:value-type="string">
            <text:p>- Show content of People page</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58];6;1)&gt;MID([.F57];6;1);&quot;&quot;;MAX([.A$7:.A56])+1)">
            <text:p/>
          </table:table-cell>
          <table:table-cell office:value-type="string">
            <text:p>FNC_SOC_PEO_RLT_16</text:p>
          </table:table-cell>
          <table:table-cell table:style-name="ce408" table:formula="of:=IF(MID([.F58];6;1)&gt;MID([.F57];6;1);[.C57];[.C57]+1)" office:value-type="float" office:value="1">
            <text:p>1.00</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28" office:value-type="string">
            <text:p><text:s/>Invited user successfully </text:p>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7">
          <table:table-cell table:formula="of:=IF(MID([.F59];6;1)&gt;MID([.F58];6;1);&quot;&quot;;MAX([.A$7:.A57])+1)">
            <text:p/>
          </table:table-cell>
          <table:table-cell office:value-type="string">
            <text:p>FNC_SOC_PEO_RLT_16</text:p>
          </table:table-cell>
          <table:table-cell table:style-name="ce408" table:formula="of:=IF(MID([.F59];6;1)&gt;MID([.F58];6;1);[.C58];[.C58]+1)" office:value-type="float" office:value="1">
            <text:p>1.00</text:p>
          </table:table-cell>
          <table:table-cell office:value-type="string">
            <text:p>Social/people/Received Invitations</text:p>
          </table:table-cell>
          <table:table-cell office:value-type="string">
            <text:p>Invitation user</text:p>
          </table:table-cell>
          <table:table-cell table:style-name="ce231" office:value-type="string">
            <text:p>Step 3: Accept the friend </text:p>
          </table:table-cell>
          <table:table-cell office:value-type="string">
            <text:p>- Sign in with user which invited at step 2 (AAA</text:p>
            <text:p>- Choose <text:span text:style-name="T7">My Connection</text:span><text:span text:style-name="T9"> on the People toolbar portlet <text:s/>and click </text:span><text:span text:style-name="T7">Invitation</text:span></text:p>
            <text:p><text:span text:style-name="T9">- Click on button [accept]</text:span></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24" office:value-type="string">
            <text:p>High</text:p>
          </table:table-cell>
          <table:table-cell table:number-columns-repeated="247"/>
        </table:table-row>
        <table:table-row table:style-name="ro39">
          <table:table-cell table:formula="of:=IF(MID([.F60];6;1)&gt;MID([.F59];6;1);&quot;&quot;;MAX([.A$7:.A58])+1)">
            <text:p/>
          </table:table-cell>
          <table:table-cell office:value-type="string">
            <text:p>FNC_SOC_PEO_RLT_16</text:p>
          </table:table-cell>
          <table:table-cell table:style-name="ce408" table:formula="of:=IF(MID([.F60];6;1)&gt;MID([.F59];6;1);[.C59];[.C59]+1)" office:value-type="float" office:value="1">
            <text:p>1.00</text:p>
          </table:table-cell>
          <table:table-cell office:value-type="string">
            <text:p>Social/people/Received Invitations</text:p>
          </table:table-cell>
          <table:table-cell office:value-type="string">
            <text:p>Invitation user</text:p>
          </table:table-cell>
          <table:table-cell table:style-name="ce234" office:value-type="string">
            <text:p>Step 4: Check user after accept to become friend</text:p>
          </table:table-cell>
          <table:table-cell office:value-type="string">
            <text:p>- Select Connections on People toolbar portlet</text:p>
            <text:p>- Focus on [<text:span text:style-name="T20">Network] </text:span><text:span text:style-name="T35">list</text:span></text:p>
          </table:table-cell>
          <table:table-cell table:style-name="ce231" office:value-type="string">
            <text:p>- Show user who accepted in <text:span text:style-name="T20">Network</text:span> list</text:p>
          </table:table-cell>
          <table:table-cell table:style-name="ce424" office:value-type="string">
            <text:p>High</text:p>
          </table:table-cell>
          <table:table-cell table:number-columns-repeated="247"/>
        </table:table-row>
        <table:table-row table:style-name="ro39">
          <table:table-cell table:formula="of:=IF(MID([.F61];6;1)&gt;MID([.F60];6;1);&quot;&quot;;MAX([.A$7:.A59])+1)" office:value-type="float" office:value="22">
            <text:p>22.00</text:p>
          </table:table-cell>
          <table:table-cell office:value-type="string">
            <text:p>FNC_SOC_PEO_RLT_16</text:p>
          </table:table-cell>
          <table:table-cell table:style-name="ce408" table:formula="of:=IF(MID([.F61];6;1)&gt;MID([.F60];6;1);[.C60];[.C60]+1)" office:value-type="float" office:value="2">
            <text:p>2.00</text:p>
          </table:table-cell>
          <table:table-cell office:value-type="string">
            <text:p>Social/people/Received Invitations</text:p>
          </table:table-cell>
          <table:table-cell table:style-name="ce212"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37" office:value-type="string">
            <text:p>- Show content of People page</text:p>
          </table:table-cell>
          <table:table-cell table:style-name="ce424" office:value-type="string">
            <text:p>High</text:p>
          </table:table-cell>
          <table:table-cell table:number-columns-repeated="247"/>
        </table:table-row>
        <table:table-row table:style-name="ro39">
          <table:table-cell table:formula="of:=IF(MID([.F62];6;1)&gt;MID([.F61];6;1);&quot;&quot;;MAX([.A$7:.A60])+1)">
            <text:p/>
          </table:table-cell>
          <table:table-cell office:value-type="string">
            <text:p>FNC_SOC_PEO_RLT_16</text:p>
          </table:table-cell>
          <table:table-cell table:style-name="ce408" table:formula="of:=IF(MID([.F62];6;1)&gt;MID([.F61];6;1);[.C61];[.C61]+1)" office:value-type="float" office:value="2">
            <text:p>2.00</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28" office:value-type="string">
            <text:p><text:s/>Invited user successfully </text:p>
            <text:p/>
          </table:table-cell>
          <table:table-cell table:style-name="ce424" office:value-type="string">
            <text:p>High</text:p>
          </table:table-cell>
          <table:table-cell table:number-columns-repeated="247"/>
        </table:table-row>
        <table:table-row table:style-name="ro38">
          <table:table-cell table:formula="of:=IF(MID([.F63];6;1)&gt;MID([.F62];6;1);&quot;&quot;;MAX([.A$7:.A61])+1)">
            <text:p/>
          </table:table-cell>
          <table:table-cell office:value-type="string">
            <text:p>FNC_SOC_PEO_RLT_16</text:p>
          </table:table-cell>
          <table:table-cell table:style-name="ce408" table:formula="of:=IF(MID([.F63];6;1)&gt;MID([.F62];6;1);[.C62];[.C62]+1)" office:value-type="float" office:value="2">
            <text:p>2.00</text:p>
          </table:table-cell>
          <table:table-cell office:value-type="string">
            <text:p>Social/people/Received Invitations</text:p>
          </table:table-cell>
          <table:table-cell office:value-type="string">
            <text:p>User deny invitation</text:p>
          </table:table-cell>
          <table:table-cell table:style-name="ce231"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228" office:value-type="string">
            <text:p>User denies the friend request. No relation between these twos users.</text:p>
            <text:p>User who sent friend request, is moved out invitations user list</text:p>
            <text:p/>
          </table:table-cell>
          <table:table-cell table:style-name="ce424" office:value-type="string">
            <text:p>High</text:p>
          </table:table-cell>
          <table:table-cell table:number-columns-repeated="247"/>
        </table:table-row>
        <table:table-row table:style-name="ro39">
          <table:table-cell table:formula="of:=IF(MID([.F64];6;1)&gt;MID([.F63];6;1);&quot;&quot;;MAX([.A$7:.A62])+1)" office:value-type="float" office:value="23">
            <text:p>23.00</text:p>
          </table:table-cell>
          <table:table-cell office:value-type="string">
            <text:p>FNC_SOC_PEO_RLT_16</text:p>
          </table:table-cell>
          <table:table-cell table:style-name="ce408" table:formula="of:=IF(MID([.F64];6;1)&gt;MID([.F63];6;1);[.C63];[.C63]+1)" office:value-type="float" office:value="3">
            <text:p>3.00</text:p>
          </table:table-cell>
          <table:table-cell office:value-type="string">
            <text:p>Social/people/Received Invitations</text:p>
          </table:table-cell>
          <table:table-cell table:style-name="ce416"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37" office:value-type="string">
            <text:p>- Show content of People page</text:p>
          </table:table-cell>
          <table:table-cell table:style-name="ce424" office:value-type="string">
            <text:p>High</text:p>
          </table:table-cell>
          <table:table-cell table:number-columns-repeated="247"/>
        </table:table-row>
        <table:table-row table:style-name="ro39">
          <table:table-cell table:formula="of:=IF(MID([.F65];6;1)&gt;MID([.F64];6;1);&quot;&quot;;MAX([.A$7:.A63])+1)">
            <text:p/>
          </table:table-cell>
          <table:table-cell office:value-type="string">
            <text:p>FNC_SOC_PEO_RLT_16</text:p>
          </table:table-cell>
          <table:table-cell table:style-name="ce408" table:formula="of:=IF(MID([.F65];6;1)&gt;MID([.F64];6;1);[.C64];[.C64]+1)" office:value-type="float" office:value="3">
            <text:p>3.00</text:p>
          </table:table-cell>
          <table:table-cell office:value-type="string">
            <text:p>Social/people/Received Invitations</text:p>
          </table:table-cell>
          <table:table-cell table:style-name="ce417"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28" office:value-type="string">
            <text:p><text:s/>Invited user successfully </text:p>
            <text:p/>
          </table:table-cell>
          <table:table-cell table:style-name="ce424" office:value-type="string">
            <text:p>High</text:p>
          </table:table-cell>
          <table:table-cell table:number-columns-repeated="247"/>
        </table:table-row>
        <table:table-row table:style-name="ro38">
          <table:table-cell table:formula="of:=IF(MID([.F66];6;1)&gt;MID([.F65];6;1);&quot;&quot;;MAX([.A$7:.A64])+1)">
            <text:p/>
          </table:table-cell>
          <table:table-cell office:value-type="string">
            <text:p>FNC_SOC_PEO_RLT_16</text:p>
          </table:table-cell>
          <table:table-cell table:formula="of:=IF(MID([.F66];6;1)&gt;MID([.F65];6;1);[.C65];[.C65]+1)" office:value-type="float" office:value="3">
            <text:p>3.00</text:p>
          </table:table-cell>
          <table:table-cell office:value-type="string">
            <text:p>Social/people/Received Invitations</text:p>
          </table:table-cell>
          <table:table-cell table:style-name="ce417" office:value-type="string">
            <text:p>Check information of user in invitation list</text:p>
          </table:table-cell>
          <table:table-cell table:style-name="ce231"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228" office:value-type="string">
            <text:p>Show all information of user includes:</text:p>
            <text:p>- Activities: can see activities of user</text:p>
            <text:p>- Profile: Show profile of user</text:p>
            <text:p>- Connections: show <text:span text:style-name="T9">all users which have relations with user</text:span></text:p>
            <text:p/>
          </table:table-cell>
          <table:table-cell table:style-name="ce424" office:value-type="string">
            <text:p>High</text:p>
          </table:table-cell>
          <table:table-cell table:number-columns-repeated="247"/>
        </table:table-row>
        <table:table-row table:style-name="ro22">
          <table:table-cell table:formula="of:=IF(MID([.F67];6;1)&gt;MID([.F66];6;1);&quot;&quot;;MAX([.A$7:.A65])+1)" office:value-type="float" office:value="24">
            <text:p>24.00</text:p>
          </table:table-cell>
          <table:table-cell office:value-type="string">
            <text:p>FNC_SOC_PEO_RLT_17</text:p>
          </table:table-cell>
          <table:table-cell table:style-name="ce408" office:value-type="float" office:value="1">
            <text:p>1.00</text:p>
          </table:table-cell>
          <table:table-cell office:value-type="string">
            <text:p>Social/people/Received Invitations/Delete</text:p>
          </table:table-cell>
          <table:table-cell table:style-name="ce212"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37" office:value-type="string">
            <text:p>- Show content of People page</text:p>
          </table:table-cell>
          <table:table-cell office:value-type="string">
            <text:p>Medium</text:p>
          </table:table-cell>
          <table:table-cell table:number-columns-repeated="247"/>
        </table:table-row>
        <table:table-row table:style-name="ro22">
          <table:table-cell table:formula="of:=IF(MID([.F68];6;1)&gt;MID([.F67];6;1);&quot;&quot;;MAX([.A$7:.A66])+1)">
            <text:p/>
          </table:table-cell>
          <table:table-cell office:value-type="string">
            <text:p>FNC_SOC_PEO_RLT_17</text:p>
          </table:table-cell>
          <table:table-cell table:style-name="ce408" table:formula="of:=IF(MID([.F68];6;1)&gt;MID([.F67];6;1);[.C67];[.C67]+1)" office:value-type="float" office:value="1">
            <text:p>1.00</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28" office:value-type="string">
            <text:p><text:s/>Invited user successfully </text:p>
            <text:p/>
          </table:table-cell>
          <table:table-cell office:value-type="string">
            <text:p>Medium</text:p>
          </table:table-cell>
          <table:table-cell table:number-columns-repeated="247"/>
        </table:table-row>
        <table:table-row table:style-name="ro37">
          <table:table-cell table:formula="of:=IF(MID([.F69];6;1)&gt;MID([.F68];6;1);&quot;&quot;;MAX([.A$7:.A67])+1)">
            <text:p/>
          </table:table-cell>
          <table:table-cell office:value-type="string">
            <text:p>FNC_SOC_PEO_RLT_17</text:p>
          </table:table-cell>
          <table:table-cell table:style-name="ce408" office:value-type="float" office:value="1">
            <text:p>1.00</text:p>
          </table:table-cell>
          <table:table-cell office:value-type="string">
            <text:p>Social/people/Received Invitations/Delete</text:p>
          </table:table-cell>
          <table:table-cell office:value-type="string">
            <text:p>Delete invitation</text:p>
          </table:table-cell>
          <table:table-cell table:style-name="ce231"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36">
          <table:table-cell table:formula="of:=IF(MID([.F70];6;1)&gt;MID([.F69];6;1);&quot;&quot;;MAX([.A$7:.A68])+1)">
            <text:p/>
          </table:table-cell>
          <table:table-cell office:value-type="string">
            <text:p>FNC_SOC_PEO_RLT_17</text:p>
          </table:table-cell>
          <table:table-cell table:style-name="ce408" table:formula="of:=IF(MID([.F70];6;1)&gt;MID([.F69];6;1);[.C69];[.C69]+1)" office:value-type="float" office:value="1">
            <text:p>1.00</text:p>
          </table:table-cell>
          <table:table-cell office:value-type="string">
            <text:p>Social/people/Received Invitations/Delete</text:p>
          </table:table-cell>
          <table:table-cell office:value-type="string">
            <text:p>Delete invitation</text:p>
          </table:table-cell>
          <table:table-cell table:style-name="ce423" office:value-type="string">
            <text:p>Step 4: Delete invitation</text:p>
          </table:table-cell>
          <table:table-cell table:style-name="ce425" office:value-type="string">
            <text:p>- Select <text:span text:style-name="T20">Connections</text:span><text:span text:style-name="T7"> </text:span></text:p>
            <text:p><text:span text:style-name="T43">- Select user which accepted on step 2</text:span></text:p>
            <text:p><text:span text:style-name="T19">- Click on Delete</text:span></text:p>
            <text:p><text:span text:style-name="T19">- Click OK to confirm deleting</text:span></text:p>
          </table:table-cell>
          <table:table-cell table:style-name="ce423" office:value-type="string">
            <text:p>- The user is deleted</text:p>
          </table:table-cell>
          <table:table-cell office:value-type="string">
            <text:p>Medium</text:p>
          </table:table-cell>
          <table:table-cell table:style-name="ce455"/>
          <table:table-cell table:style-name="ce459" table:number-columns-repeated="2"/>
          <table:table-cell table:style-name="ce461" table:number-columns-repeated="235"/>
          <table:table-cell table:style-name="ce302" table:number-columns-repeated="9"/>
        </table:table-row>
        <table:table-row table:style-name="ro49">
          <table:table-cell table:formula="of:=IF(MID([.F71];6;1)&gt;MID([.F70];6;1);&quot;&quot;;MAX([.A$7:.A69])+1)" office:value-type="float" office:value="25">
            <text:p>25.00</text:p>
          </table:table-cell>
          <table:table-cell office:value-type="string">
            <text:p>FNC_SOC_PEO_RLT_18</text:p>
          </table:table-cell>
          <table:table-cell table:style-name="ce408" office:value-type="float" office:value="1">
            <text:p>1.00</text:p>
          </table:table-cell>
          <table:table-cell office:value-type="string">
            <text:p>Social/people/Received Invitations/Search</text:p>
          </table:table-cell>
          <table:table-cell table:style-name="ce212"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72];6;1)&gt;MID([.F71];6;1);&quot;&quot;;MAX([.A$7:.A70])+1)">
            <text:p/>
          </table:table-cell>
          <table:table-cell office:value-type="string">
            <text:p>FNC_SOC_PEO_RLT_18</text:p>
          </table:table-cell>
          <table:table-cell table:style-name="ce408" table:formula="of:=IF(MID([.F72];6;1)&gt;MID([.F71];6;1);[.C71];[.C71]+1)" office:value-type="float" office:value="1">
            <text:p>1.00</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22">
          <table:table-cell table:formula="of:=IF(MID([.F73];6;1)&gt;MID([.F72];6;1);&quot;&quot;;MAX([.A$7:.A71])+1)">
            <text:p/>
          </table:table-cell>
          <table:table-cell office:value-type="string">
            <text:p>FNC_SOC_PEO_RLT_18</text:p>
          </table:table-cell>
          <table:table-cell table:style-name="ce408" office:value-type="float" office:value="1">
            <text:p>1.00</text:p>
          </table:table-cell>
          <table:table-cell office:value-type="string">
            <text:p>Social/people/Received Invitations/Search</text:p>
          </table:table-cell>
          <table:table-cell office:value-type="string">
            <text:p>Search when text box search is blank</text:p>
          </table:table-cell>
          <table:table-cell table:style-name="ce231" office:value-type="string">
            <text:p>Step 3: Search user</text:p>
          </table:table-cell>
          <table:table-cell table:style-name="ce231" office:value-type="string">
            <text:p>- Leave Search text box blank, click <text:span text:style-name="T7">Search</text:span> icon or hit Enter on Keyboard</text:p>
          </table:table-cell>
          <table:table-cell table:style-name="ce240" office:value-type="string">
            <text:p>Return all existing users in list</text:p>
          </table:table-cell>
          <table:table-cell office:value-type="string">
            <text:p>Medium</text:p>
          </table:table-cell>
          <table:table-cell table:number-columns-repeated="247"/>
        </table:table-row>
        <table:table-row table:style-name="ro49">
          <table:table-cell table:formula="of:=IF(MID([.F74];6;1)&gt;MID([.F73];6;1);&quot;&quot;;MAX([.A$7:.A72])+1)" office:value-type="float" office:value="26">
            <text:p>26.00</text:p>
          </table:table-cell>
          <table:table-cell office:value-type="string">
            <text:p>FNC_SOC_PEO_RLT_18</text:p>
          </table:table-cell>
          <table:table-cell table:style-name="ce408" table:formula="of:=IF(MID([.F74];6;1)&gt;MID([.F73];6;1);[.C73];[.C73]+1)" office:value-type="float" office:value="2">
            <text:p>2.00</text:p>
          </table:table-cell>
          <table:table-cell office:value-type="string">
            <text:p>Social/people/Received Invitations/Search</text:p>
          </table:table-cell>
          <table:table-cell table:style-name="ce212"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75];6;1)&gt;MID([.F74];6;1);&quot;&quot;;MAX([.A$7:.A73])+1)">
            <text:p/>
          </table:table-cell>
          <table:table-cell office:value-type="string">
            <text:p>FNC_SOC_PEO_RLT_18</text:p>
          </table:table-cell>
          <table:table-cell table:style-name="ce408" table:formula="of:=IF(MID([.F75];6;1)&gt;MID([.F74];6;1);[.C74];[.C74]+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42">
          <table:table-cell table:formula="of:=IF(MID([.F76];6;1)&gt;MID([.F75];6;1);&quot;&quot;;MAX([.A$7:.A74])+1)">
            <text:p/>
          </table:table-cell>
          <table:table-cell office:value-type="string">
            <text:p>FNC_SOC_PEO_RLT_18</text:p>
          </table:table-cell>
          <table:table-cell table:style-name="ce408" table:formula="of:=IF(MID([.F76];6;1)&gt;MID([.F75];6;1);[.C75];[.C75]+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table:style-name="ce231" office:value-type="string">
            <text:p>Step 3: Search user</text:p>
          </table:table-cell>
          <table:table-cell table:style-name="ce231" office:value-type="string">
            <text:p>- On search text box: input some text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49">
          <table:table-cell table:formula="of:=IF(MID([.F77];6;1)&gt;MID([.F76];6;1);&quot;&quot;;MAX([.A$7:.A75])+1)" office:value-type="float" office:value="27">
            <text:p>27.00</text:p>
          </table:table-cell>
          <table:table-cell office:value-type="string">
            <text:p>FNC_SOC_PEO_RLT_18</text:p>
          </table:table-cell>
          <table:table-cell table:style-name="ce408" table:formula="of:=IF(MID([.F77];6;1)&gt;MID([.F76];6;1);[.C76];[.C76]+1)" office:value-type="float" office:value="3">
            <text:p>3.00</text:p>
          </table:table-cell>
          <table:table-cell office:value-type="string">
            <text:p>Social/people/Received Invitations/Search</text:p>
          </table:table-cell>
          <table:table-cell table:style-name="ce212"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78];6;1)&gt;MID([.F77];6;1);&quot;&quot;;MAX([.A$7:.A76])+1)">
            <text:p/>
          </table:table-cell>
          <table:table-cell office:value-type="string">
            <text:p>FNC_SOC_PEO_RLT_18</text:p>
          </table:table-cell>
          <table:table-cell table:formula="of:=IF(MID([.F78];6;1)&gt;MID([.F77];6;1);[.C77];[.C77]+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22">
          <table:table-cell table:formula="of:=IF(MID([.F79];6;1)&gt;MID([.F78];6;1);&quot;&quot;;MAX([.A$7:.A77])+1)">
            <text:p/>
          </table:table-cell>
          <table:table-cell office:value-type="string">
            <text:p>FNC_SOC_PEO_RLT_18</text:p>
          </table:table-cell>
          <table:table-cell table:formula="of:=IF(MID([.F79];6;1)&gt;MID([.F78];6;1);[.C78];[.C78]+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table:style-name="ce231" office:value-type="string">
            <text:p>Step 3: Search user</text:p>
          </table:table-cell>
          <table:table-cell table:style-name="ce231" office:value-type="string">
            <text:p>- On search text box: input “*” char on text box search</text:p>
            <text:p>- Click on icon search or hit Enter on Keyboard</text:p>
          </table:table-cell>
          <table:table-cell table:style-name="ce231" office:value-type="string">
            <text:p>Show content of people page with a list of users exited in system</text:p>
          </table:table-cell>
          <table:table-cell office:value-type="string">
            <text:p>Medium</text:p>
          </table:table-cell>
          <table:table-cell table:number-columns-repeated="247"/>
        </table:table-row>
        <table:table-row table:style-name="ro49">
          <table:table-cell table:formula="of:=IF(MID([.F80];6;1)&gt;MID([.F79];6;1);&quot;&quot;;MAX([.A$7:.A78])+1)" office:value-type="float" office:value="28">
            <text:p>28.00</text:p>
          </table:table-cell>
          <table:table-cell office:value-type="string">
            <text:p>FNC_SOC_PEO_RLT_18</text:p>
          </table:table-cell>
          <table:table-cell table:formula="of:=IF(MID([.F80];6;1)&gt;MID([.F79];6;1);[.C79];[.C79]+1)" office:value-type="float" office:value="4">
            <text:p>4.00</text:p>
          </table:table-cell>
          <table:table-cell office:value-type="string">
            <text:p>Social/people/Received Invitations/Search</text:p>
          </table:table-cell>
          <table:table-cell table:style-name="ce212"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81];6;1)&gt;MID([.F80];6;1);&quot;&quot;;MAX([.A$7:.A79])+1)">
            <text:p/>
          </table:table-cell>
          <table:table-cell office:value-type="string">
            <text:p>FNC_SOC_PEO_RLT_18</text:p>
          </table:table-cell>
          <table:table-cell table:formula="of:=IF(MID([.F81];6;1)&gt;MID([.F80];6;1);[.C80];[.C80]+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22">
          <table:table-cell table:formula="of:=IF(MID([.F82];6;1)&gt;MID([.F81];6;1);&quot;&quot;;MAX([.A$7:.A80])+1)">
            <text:p/>
          </table:table-cell>
          <table:table-cell office:value-type="string">
            <text:p>FNC_SOC_PEO_RLT_18</text:p>
          </table:table-cell>
          <table:table-cell table:formula="of:=IF(MID([.F82];6;1)&gt;MID([.F81];6;1);[.C81];[.C81]+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table:style-name="ce231" office:value-type="string">
            <text:p>Step 3: Search user</text:p>
          </table:table-cell>
          <table:table-cell table:style-name="ce231" office:value-type="string">
            <text:p>- On search text box: input “%” char on text box search</text:p>
            <text:p>- Click on icon search or hit Enter on Keyboard</text:p>
          </table:table-cell>
          <table:table-cell table:style-name="ce231" office:value-type="string">
            <text:p>Show content of people page with a list of users exited in system</text:p>
          </table:table-cell>
          <table:table-cell office:value-type="string">
            <text:p>Medium</text:p>
          </table:table-cell>
          <table:table-cell table:number-columns-repeated="247"/>
        </table:table-row>
        <table:table-row table:style-name="ro49">
          <table:table-cell table:formula="of:=IF(MID([.F83];6;1)&gt;MID([.F82];6;1);&quot;&quot;;MAX([.A$7:.A81])+1)" office:value-type="float" office:value="29">
            <text:p>29.00</text:p>
          </table:table-cell>
          <table:table-cell office:value-type="string">
            <text:p>FNC_SOC_PEO_RLT_18</text:p>
          </table:table-cell>
          <table:table-cell table:formula="of:=IF(MID([.F83];6;1)&gt;MID([.F82];6;1);[.C82];[.C82]+1)" office:value-type="float" office:value="5">
            <text:p>5.00</text:p>
          </table:table-cell>
          <table:table-cell office:value-type="string">
            <text:p>Social/people/Received Invitations/Search</text:p>
          </table:table-cell>
          <table:table-cell table:style-name="ce222"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84];6;1)&gt;MID([.F83];6;1);&quot;&quot;;MAX([.A$7:.A82])+1)">
            <text:p/>
          </table:table-cell>
          <table:table-cell office:value-type="string">
            <text:p>FNC_SOC_PEO_RLT_18</text:p>
          </table:table-cell>
          <table:table-cell table:formula="of:=IF(MID([.F84];6;1)&gt;MID([.F83];6;1);[.C83];[.C83]+1)" office:value-type="float" office:value="5">
            <text:p>5.00</text:p>
          </table:table-cell>
          <table:table-cell office:value-type="string">
            <text:p>Social/people/Received Invitations/Search</text:p>
          </table:table-cell>
          <table:table-cell table:style-name="ce223"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85];6;1)&gt;MID([.F84];6;1);&quot;&quot;;MAX([.A$7:.A83])+1)">
            <text:p/>
          </table:table-cell>
          <table:table-cell office:value-type="string">
            <text:p>FNC_SOC_PEO_RLT_18</text:p>
          </table:table-cell>
          <table:table-cell table:formula="of:=IF(MID([.F85];6;1)&gt;MID([.F84];6;1);[.C84];[.C84]+1)" office:value-type="float" office:value="5">
            <text:p>5.00</text:p>
          </table:table-cell>
          <table:table-cell office:value-type="string">
            <text:p>Social/people/Received Invitations/Search</text:p>
          </table:table-cell>
          <table:table-cell table:style-name="ce223" office:value-type="string">
            <text:p>Search when input other special chars</text:p>
          </table:table-cell>
          <table:table-cell table:style-name="ce231" office:value-type="string">
            <text:p>Step 3: Search user</text:p>
          </table:table-cell>
          <table:table-cell table:style-name="ce231" office:value-type="string">
            <text:p>- On search text box: input some special chars (eg: @, #, &amp;, \, ...)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49">
          <table:table-cell table:formula="of:=IF(MID([.F86];6;1)&gt;MID([.F85];6;1);&quot;&quot;;MAX([.A$7:.A84])+1)" office:value-type="float" office:value="30">
            <text:p>30.00</text:p>
          </table:table-cell>
          <table:table-cell office:value-type="string">
            <text:p>FNC_SOC_PEO_RLT_18</text:p>
          </table:table-cell>
          <table:table-cell table:formula="of:=IF(MID([.F86];6;1)&gt;MID([.F85];6;1);[.C85];[.C85]+1)" office:value-type="float" office:value="6">
            <text:p>6.00</text:p>
          </table:table-cell>
          <table:table-cell office:value-type="string">
            <text:p>Social/people/Received Invitations/Search</text:p>
          </table:table-cell>
          <table:table-cell table:style-name="ce222"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87];6;1)&gt;MID([.F86];6;1);&quot;&quot;;MAX([.A$7:.A85])+1)">
            <text:p/>
          </table:table-cell>
          <table:table-cell office:value-type="string">
            <text:p>FNC_SOC_PEO_RLT_18</text:p>
          </table:table-cell>
          <table:table-cell table:formula="of:=IF(MID([.F87];6;1)&gt;MID([.F86];6;1);[.C86];[.C86]+1)" office:value-type="float" office:value="6">
            <text:p>6.00</text:p>
          </table:table-cell>
          <table:table-cell office:value-type="string">
            <text:p>Social/people/Received Invitations/Search</text:p>
          </table:table-cell>
          <table:table-cell table:style-name="ce223"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88];6;1)&gt;MID([.F87];6;1);&quot;&quot;;MAX([.A$7:.A86])+1)">
            <text:p/>
          </table:table-cell>
          <table:table-cell office:value-type="string">
            <text:p>FNC_SOC_PEO_RLT_18</text:p>
          </table:table-cell>
          <table:table-cell table:formula="of:=IF(MID([.F88];6;1)&gt;MID([.F87];6;1);[.C87];[.C87]+1)" office:value-type="float" office:value="6">
            <text:p>6.00</text:p>
          </table:table-cell>
          <table:table-cell office:value-type="string">
            <text:p>Social/people/Received Invitations/Search</text:p>
          </table:table-cell>
          <table:table-cell table:style-name="ce223" office:value-type="string">
            <text:p>Search when there is some space into text box</text:p>
          </table:table-cell>
          <table:table-cell table:style-name="ce231" office:value-type="string">
            <text:p>Step 3: Search user</text:p>
          </table:table-cell>
          <table:table-cell table:style-name="ce231" office:value-type="string">
            <text:p>- On search text box: input some text with some space before or after keyword into text box search</text:p>
            <text:p>- Click on icon search or hit Enter on Keyboard</text:p>
          </table:table-cell>
          <table:table-cell table:style-name="ce232"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49">
          <table:table-cell table:formula="of:=IF(MID([.F89];6;1)&gt;MID([.F88];6;1);&quot;&quot;;MAX([.A$7:.A87])+1)" office:value-type="float" office:value="31">
            <text:p>31.00</text:p>
          </table:table-cell>
          <table:table-cell office:value-type="string">
            <text:p>FNC_SOC_PEO_RLT_18</text:p>
          </table:table-cell>
          <table:table-cell table:formula="of:=IF(MID([.F89];6;1)&gt;MID([.F88];6;1);[.C88];[.C88]+1)" office:value-type="float" office:value="7">
            <text:p>7.00</text:p>
          </table:table-cell>
          <table:table-cell office:value-type="string">
            <text:p>Social/people/Received Invitations/Search</text:p>
          </table:table-cell>
          <table:table-cell table:style-name="ce222"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90];6;1)&gt;MID([.F89];6;1);&quot;&quot;;MAX([.A$7:.A88])+1)">
            <text:p/>
          </table:table-cell>
          <table:table-cell office:value-type="string">
            <text:p>FNC_SOC_PEO_RLT_18</text:p>
          </table:table-cell>
          <table:table-cell table:formula="of:=IF(MID([.F90];6;1)&gt;MID([.F89];6;1);[.C89];[.C89]+1)" office:value-type="float" office:value="7">
            <text:p>7.00</text:p>
          </table:table-cell>
          <table:table-cell office:value-type="string">
            <text:p>Social/people/Received Invitations/Search</text:p>
          </table:table-cell>
          <table:table-cell table:style-name="ce223"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8">
          <table:table-cell table:formula="of:=IF(MID([.F91];6;1)&gt;MID([.F90];6;1);&quot;&quot;;MAX([.A$7:.A89])+1)">
            <text:p/>
          </table:table-cell>
          <table:table-cell office:value-type="string">
            <text:p>FNC_SOC_PEO_RLT_18</text:p>
          </table:table-cell>
          <table:table-cell table:formula="of:=IF(MID([.F91];6;1)&gt;MID([.F90];6;1);[.C90];[.C90]+1)" office:value-type="float" office:value="7">
            <text:p>7.00</text:p>
          </table:table-cell>
          <table:table-cell office:value-type="string">
            <text:p>Social/people/Received Invitations/Search</text:p>
          </table:table-cell>
          <table:table-cell table:style-name="ce223" office:value-type="string">
            <text:p>Search when filter by position</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55">
          <table:table-cell table:formula="of:=IF(MID([.F92];6;1)&gt;MID([.F91];6;1);&quot;&quot;;MAX([.A$7:.A90])+1)" office:value-type="float" office:value="32">
            <text:p>32.00</text:p>
          </table:table-cell>
          <table:table-cell office:value-type="string">
            <text:p>FNC_SOC_PEO_RLT_18</text:p>
          </table:table-cell>
          <table:table-cell table:formula="of:=IF(MID([.F92];6;1)&gt;MID([.F91];6;1);[.C91];[.C91]+1)" office:value-type="float" office:value="8">
            <text:p>8.00</text:p>
          </table:table-cell>
          <table:table-cell office:value-type="string">
            <text:p>Social/people/Received Invitations/Search</text:p>
          </table:table-cell>
          <table:table-cell table:style-name="ce222"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2">
          <table:table-cell table:formula="of:=IF(MID([.F93];6;1)&gt;MID([.F92];6;1);&quot;&quot;;MAX([.A$7:.A91])+1)">
            <text:p/>
          </table:table-cell>
          <table:table-cell office:value-type="string">
            <text:p>FNC_SOC_PEO_RLT_18</text:p>
          </table:table-cell>
          <table:table-cell table:formula="of:=IF(MID([.F93];6;1)&gt;MID([.F92];6;1);[.C92];[.C92]+1)" office:value-type="float" office:value="8">
            <text:p>8.00</text:p>
          </table:table-cell>
          <table:table-cell office:value-type="string">
            <text:p>Social/people/Received Invitations/Search</text:p>
          </table:table-cell>
          <table:table-cell table:style-name="ce223"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94];6;1)&gt;MID([.F93];6;1);&quot;&quot;;MAX([.A$7:.A92])+1)">
            <text:p/>
          </table:table-cell>
          <table:table-cell office:value-type="string">
            <text:p>FNC_SOC_PEO_RLT_18</text:p>
          </table:table-cell>
          <table:table-cell table:formula="of:=IF(MID([.F94];6;1)&gt;MID([.F93];6;1);[.C93];[.C93]+1)" office:value-type="float" office:value="8">
            <text:p>8.00</text:p>
          </table:table-cell>
          <table:table-cell office:value-type="string">
            <text:p>Social/people/Received Invitations/Search</text:p>
          </table:table-cell>
          <table:table-cell table:style-name="ce223" office:value-type="string">
            <text:p>Search when filter by position with some special char</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9">
          <table:table-cell table:formula="of:=IF(MID([.F95];6;1)&gt;MID([.F94];6;1);&quot;&quot;;MAX([.A$7:.A93])+1)" office:value-type="float" office:value="33">
            <text:p>33.00</text:p>
          </table:table-cell>
          <table:table-cell office:value-type="string">
            <text:p>FNC_SOC_PEO_RLT_18</text:p>
          </table:table-cell>
          <table:table-cell table:formula="of:=IF(MID([.F95];6;1)&gt;MID([.F94];6;1);[.C94];[.C94]+1)" office:value-type="float" office:value="9">
            <text:p>9.00</text:p>
          </table:table-cell>
          <table:table-cell office:value-type="string">
            <text:p>Social/people/Received Invitations/Search</text:p>
          </table:table-cell>
          <table:table-cell table:style-name="ce222"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96];6;1)&gt;MID([.F95];6;1);&quot;&quot;;MAX([.A$7:.A94])+1)">
            <text:p/>
          </table:table-cell>
          <table:table-cell office:value-type="string">
            <text:p>FNC_SOC_PEO_RLT_18</text:p>
          </table:table-cell>
          <table:table-cell table:formula="of:=IF(MID([.F96];6;1)&gt;MID([.F95];6;1);[.C95];[.C95]+1)" office:value-type="float" office:value="9">
            <text:p>9.00</text:p>
          </table:table-cell>
          <table:table-cell office:value-type="string">
            <text:p>Social/people/Received Invitations/Search</text:p>
          </table:table-cell>
          <table:table-cell table:style-name="ce223"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8">
          <table:table-cell table:formula="of:=IF(MID([.F97];6;1)&gt;MID([.F96];6;1);&quot;&quot;;MAX([.A$7:.A95])+1)">
            <text:p/>
          </table:table-cell>
          <table:table-cell office:value-type="string">
            <text:p>FNC_SOC_PEO_RLT_18</text:p>
          </table:table-cell>
          <table:table-cell table:formula="of:=IF(MID([.F97];6;1)&gt;MID([.F96];6;1);[.C96];[.C96]+1)" office:value-type="float" office:value="9">
            <text:p>9.00</text:p>
          </table:table-cell>
          <table:table-cell office:value-type="string">
            <text:p>Social/people/Received Invitations/Search</text:p>
          </table:table-cell>
          <table:table-cell table:style-name="ce223" office:value-type="string">
            <text:p>Search with position is null</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32"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55">
          <table:table-cell table:formula="of:=IF(MID([.F98];6;1)&gt;MID([.F97];6;1);&quot;&quot;;MAX([.A$7:.A96])+1)" office:value-type="float" office:value="34">
            <text:p>34.00</text:p>
          </table:table-cell>
          <table:table-cell office:value-type="string">
            <text:p>FNC_SOC_PEO_RLT_18</text:p>
          </table:table-cell>
          <table:table-cell table:formula="of:=IF(MID([.F98];6;1)&gt;MID([.F97];6;1);[.C97];[.C97]+1)" office:value-type="float" office:value="10">
            <text:p>10.00</text:p>
          </table:table-cell>
          <table:table-cell office:value-type="string">
            <text:p>Social/people/Received Invitations/Search</text:p>
          </table:table-cell>
          <table:table-cell table:style-name="ce212"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Rela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2">
          <table:table-cell table:formula="of:=IF(MID([.F99];6;1)&gt;MID([.F98];6;1);&quot;&quot;;MAX([.A$7:.A97])+1)">
            <text:p/>
          </table:table-cell>
          <table:table-cell office:value-type="string">
            <text:p>FNC_SOC_PEO_RLT_18</text:p>
          </table:table-cell>
          <table:table-cell table:formula="of:=IF(MID([.F99];6;1)&gt;MID([.F98];6;1);[.C98];[.C98]+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100];6;1)&gt;MID([.F99];6;1);&quot;&quot;;MAX([.A$7:.A98])+1)">
            <text:p/>
          </table:table-cell>
          <table:table-cell office:value-type="string">
            <text:p>FNC_SOC_PEO_RLT_18</text:p>
          </table:table-cell>
          <table:table-cell table:formula="of:=IF(MID([.F100];6;1)&gt;MID([.F99];6;1);[.C99];[.C99]+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32"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55">
          <table:table-cell table:formula="of:=IF(MID([.F101];6;1)&gt;MID([.F100];6;1);&quot;&quot;;MAX([.A$7:.A99])+1)" office:value-type="float" office:value="35">
            <text:p>35.00</text:p>
          </table:table-cell>
          <table:table-cell office:value-type="string">
            <text:p>FNC_SOC_PEO_RLT_18</text:p>
          </table:table-cell>
          <table:table-cell table:formula="of:=IF(MID([.F101];6;1)&gt;MID([.F100];6;1);[.C100];[.C100]+1)" office:value-type="float" office:value="11">
            <text:p>11.00</text:p>
          </table:table-cell>
          <table:table-cell office:value-type="string">
            <text:p>Social/people/Received Invitations/Search</text:p>
          </table:table-cell>
          <table:table-cell table:style-name="ce212"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2">
          <table:table-cell table:formula="of:=IF(MID([.F102];6;1)&gt;MID([.F101];6;1);&quot;&quot;;MAX([.A$7:.A100])+1)">
            <text:p/>
          </table:table-cell>
          <table:table-cell office:value-type="string">
            <text:p>FNC_SOC_PEO_RLT_18</text:p>
          </table:table-cell>
          <table:table-cell table:formula="of:=IF(MID([.F102];6;1)&gt;MID([.F101];6;1);[.C101];[.C101]+1)" office:value-type="float" office:value="11">
            <text:p>11.00</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8">
          <table:table-cell table:formula="of:=IF(MID([.F103];6;1)&gt;MID([.F102];6;1);&quot;&quot;;MAX([.A$7:.A101])+1)">
            <text:p/>
          </table:table-cell>
          <table:table-cell office:value-type="string">
            <text:p>FNC_SOC_PEO_RLT_18</text:p>
          </table:table-cell>
          <table:table-cell table:formula="of:=IF(MID([.F103];6;1)&gt;MID([.F102];6;1);[.C102];[.C102]+1)" office:value-type="float" office:value="11">
            <text:p>11.00</text:p>
          </table:table-cell>
          <table:table-cell office:value-type="string">
            <text:p>Social/people/Received Invitations/Search</text:p>
          </table:table-cell>
          <table:table-cell office:value-type="string">
            <text:p>Search with professional is null</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32"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56"/>
          <table:table-cell table:style-name="ce460" table:number-columns-repeated="2"/>
          <table:table-cell table:number-columns-repeated="244"/>
        </table:table-row>
        <table:table-row table:style-name="ro49">
          <table:table-cell table:formula="of:=IF(MID([.F104];6;1)&gt;MID([.F103];6;1);&quot;&quot;;MAX([.A$7:.A102])+1)" office:value-type="float" office:value="36">
            <text:p>36.00</text:p>
          </table:table-cell>
          <table:table-cell office:value-type="string">
            <text:p>FNC_SOC_PEO_RLT_18</text:p>
          </table:table-cell>
          <table:table-cell table:formula="of:=IF(MID([.F104];6;1)&gt;MID([.F103];6;1);[.C103];[.C103]+1)" office:value-type="float" office:value="12">
            <text:p>12.00</text:p>
          </table:table-cell>
          <table:table-cell office:value-type="string">
            <text:p>Social/people/Received Invitations/Search</text:p>
          </table:table-cell>
          <table:table-cell table:style-name="ce212"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05];6;1)&gt;MID([.F104];6;1);&quot;&quot;;MAX([.A$7:.A103])+1)">
            <text:p/>
          </table:table-cell>
          <table:table-cell office:value-type="string">
            <text:p>FNC_SOC_PEO_RLT_18</text:p>
          </table:table-cell>
          <table:table-cell table:formula="of:=IF(MID([.F105];6;1)&gt;MID([.F104];6;1);[.C104];[.C104]+1)" office:value-type="float" office:value="12">
            <text:p>12.00</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456"/>
          <table:table-cell table:style-name="ce460" table:number-columns-repeated="2"/>
          <table:table-cell table:number-columns-repeated="244"/>
        </table:table-row>
        <table:table-row table:style-name="ro37">
          <table:table-cell table:formula="of:=IF(MID([.F106];6;1)&gt;MID([.F105];6;1);&quot;&quot;;MAX([.A$7:.A104])+1)">
            <text:p/>
          </table:table-cell>
          <table:table-cell office:value-type="string">
            <text:p>FNC_SOC_PEO_RLT_18</text:p>
          </table:table-cell>
          <table:table-cell table:formula="of:=IF(MID([.F106];6;1)&gt;MID([.F105];6;1);[.C105];[.C105]+1)" office:value-type="float" office:value="12">
            <text:p>12.00</text:p>
          </table:table-cell>
          <table:table-cell office:value-type="string">
            <text:p>Social/people/Received Invitations/Search</text:p>
          </table:table-cell>
          <table:table-cell office:value-type="string">
            <text:p>Search when filter by gender</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3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56"/>
          <table:table-cell table:style-name="ce460" table:number-columns-repeated="2"/>
          <table:table-cell table:number-columns-repeated="244"/>
        </table:table-row>
        <table:table-row table:style-name="ro55">
          <table:table-cell table:formula="of:=IF(MID([.F107];6;1)&gt;MID([.F106];6;1);&quot;&quot;;MAX([.A$7:.A105])+1)" office:value-type="float" office:value="37">
            <text:p>37.00</text:p>
          </table:table-cell>
          <table:table-cell office:value-type="string">
            <text:p>FNC_SOC_PEO_RLT_18</text:p>
          </table:table-cell>
          <table:table-cell table:formula="of:=IF(MID([.F107];6;1)&gt;MID([.F106];6;1);[.C106];[.C106]+1)" office:value-type="float" office:value="13">
            <text:p>13.00</text:p>
          </table:table-cell>
          <table:table-cell office:value-type="string">
            <text:p>Social/people/Received Invitations/Search</text:p>
          </table:table-cell>
          <table:table-cell table:style-name="ce222"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08];6;1)&gt;MID([.F107];6;1);&quot;&quot;;MAX([.A$7:.A106])+1)">
            <text:p/>
          </table:table-cell>
          <table:table-cell office:value-type="string">
            <text:p>FNC_SOC_PEO_RLT_18</text:p>
          </table:table-cell>
          <table:table-cell table:formula="of:=IF(MID([.F108];6;1)&gt;MID([.F107];6;1);[.C107];[.C107]+1)" office:value-type="float" office:value="13">
            <text:p>13.00</text:p>
          </table:table-cell>
          <table:table-cell office:value-type="string">
            <text:p>Social/people/Received Invitations/Search</text:p>
          </table:table-cell>
          <table:table-cell table:style-name="ce223"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456"/>
          <table:table-cell table:style-name="ce460" table:number-columns-repeated="2"/>
          <table:table-cell table:number-columns-repeated="244"/>
        </table:table-row>
        <table:table-row table:style-name="ro42">
          <table:table-cell table:formula="of:=IF(MID([.F109];6;1)&gt;MID([.F108];6;1);&quot;&quot;;MAX([.A$7:.A107])+1)">
            <text:p/>
          </table:table-cell>
          <table:table-cell office:value-type="string">
            <text:p>FNC_SOC_PEO_RLT_18</text:p>
          </table:table-cell>
          <table:table-cell table:formula="of:=IF(MID([.F109];6;1)&gt;MID([.F108];6;1);[.C108];[.C108]+1)" office:value-type="float" office:value="13">
            <text:p>13.00</text:p>
          </table:table-cell>
          <table:table-cell office:value-type="string">
            <text:p>Social/people/Received Invitations/Search</text:p>
          </table:table-cell>
          <table:table-cell table:style-name="ce223" office:value-type="string">
            <text:p>Auto suggestion key word when search in space</text:p>
          </table:table-cell>
          <table:table-cell table:style-name="ce231" office:value-type="string">
            <text:p>Step 3: Search user</text:p>
          </table:table-cell>
          <table:table-cell table:style-name="ce231" office:value-type="string">
            <text:p>- On search text box: <text:s/>input with the text has first char which is the same <text:s/>with first char of name of space or some start letter of keyword is the same with name of the space</text:p>
          </table:table-cell>
          <table:table-cell table:style-name="ce232" office:value-type="string">
            <text:p>It will auto give some suggestion keyword on text box search for user selects</text:p>
          </table:table-cell>
          <table:table-cell office:value-type="string">
            <text:p>Medium</text:p>
          </table:table-cell>
          <table:table-cell table:style-name="ce456"/>
          <table:table-cell table:style-name="ce460" table:number-columns-repeated="2"/>
          <table:table-cell table:number-columns-repeated="244"/>
        </table:table-row>
        <table:table-row table:style-name="ro49">
          <table:table-cell table:formula="of:=IF(MID([.F110];6;1)&gt;MID([.F109];6;1);&quot;&quot;;MAX([.A$7:.A108])+1)" office:value-type="float" office:value="38">
            <text:p>38.00</text:p>
          </table:table-cell>
          <table:table-cell office:value-type="string">
            <text:p>FNC_SOC_PEO_RLT_18</text:p>
          </table:table-cell>
          <table:table-cell table:formula="of:=IF(MID([.F110];6;1)&gt;MID([.F109];6;1);[.C109];[.C109]+1)" office:value-type="float" office:value="14">
            <text:p>14.00</text:p>
          </table:table-cell>
          <table:table-cell office:value-type="string">
            <text:p>Social/people/Received Invitations/Search</text:p>
          </table:table-cell>
          <table:table-cell table:style-name="ce222"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11];6;1)&gt;MID([.F110];6;1);&quot;&quot;;MAX([.A$7:.A109])+1)">
            <text:p/>
          </table:table-cell>
          <table:table-cell office:value-type="string">
            <text:p>FNC_SOC_PEO_RLT_18</text:p>
          </table:table-cell>
          <table:table-cell table:formula="of:=IF(MID([.F111];6;1)&gt;MID([.F110];6;1);[.C110];[.C110]+1)" office:value-type="float" office:value="14">
            <text:p>14.00</text:p>
          </table:table-cell>
          <table:table-cell office:value-type="string">
            <text:p>Social/people/Received Invitations/Search</text:p>
          </table:table-cell>
          <table:table-cell table:style-name="ce223"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12];6;1)&gt;MID([.F111];6;1);&quot;&quot;;MAX([.A$7:.A110])+1)">
            <text:p/>
          </table:table-cell>
          <table:table-cell office:value-type="string">
            <text:p>FNC_SOC_PEO_RLT_18</text:p>
          </table:table-cell>
          <table:table-cell table:formula="of:=IF(MID([.F112];6;1)&gt;MID([.F111];6;1);[.C111];[.C111]+1)" office:value-type="float" office:value="14">
            <text:p>14.00</text:p>
          </table:table-cell>
          <table:table-cell office:value-type="string">
            <text:p>Social/people/Received Invitations/Search</text:p>
          </table:table-cell>
          <table:table-cell table:style-name="ce223" office:value-type="string">
            <text:p>Search when click on a alphabet</text:p>
          </table:table-cell>
          <table:table-cell table:style-name="ce231" office:value-type="string">
            <text:p>Step 3: Search user</text:p>
          </table:table-cell>
          <table:table-cell table:style-name="ce231" office:value-type="string">
            <text:p>- On search people directory: select a letter and click on it</text:p>
          </table:table-cell>
          <table:table-cell table:style-name="ce232" office:value-type="string">
            <text:p>Show all the users which has first name start by the letter or show message to user knows: there is no user found</text:p>
          </table:table-cell>
          <table:table-cell office:value-type="string">
            <text:p>Medium</text:p>
          </table:table-cell>
          <table:table-cell table:style-name="ce456"/>
          <table:table-cell table:style-name="ce460" table:number-columns-repeated="2"/>
          <table:table-cell table:number-columns-repeated="244"/>
        </table:table-row>
        <table:table-row table:style-name="ro49">
          <table:table-cell table:formula="of:=IF(MID([.F113];6;1)&gt;MID([.F112];6;1);&quot;&quot;;MAX([.A$7:.A111])+1)" office:value-type="float" office:value="39">
            <text:p>39.00</text:p>
          </table:table-cell>
          <table:table-cell office:value-type="string">
            <text:p>FNC_SOC_PEO_RLT_18</text:p>
          </table:table-cell>
          <table:table-cell table:formula="of:=IF(MID([.F113];6;1)&gt;MID([.F112];6;1);[.C112];[.C112]+1)" office:value-type="float" office:value="15">
            <text:p>15.00</text:p>
          </table:table-cell>
          <table:table-cell office:value-type="string">
            <text:p>Social/people/Received Invitations/Search</text:p>
          </table:table-cell>
          <table:table-cell table:style-name="ce222"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14];6;1)&gt;MID([.F113];6;1);&quot;&quot;;MAX([.A$7:.A112])+1)">
            <text:p/>
          </table:table-cell>
          <table:table-cell office:value-type="string">
            <text:p>FNC_SOC_PEO_RLT_18</text:p>
          </table:table-cell>
          <table:table-cell table:formula="of:=IF(MID([.F114];6;1)&gt;MID([.F113];6;1);[.C113];[.C113]+1)" office:value-type="float" office:value="15">
            <text:p>15.00</text:p>
          </table:table-cell>
          <table:table-cell office:value-type="string">
            <text:p>Social/people/Received Invitations/Search</text:p>
          </table:table-cell>
          <table:table-cell table:style-name="ce223"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15];6;1)&gt;MID([.F114];6;1);&quot;&quot;;MAX([.A$7:.A113])+1)">
            <text:p/>
          </table:table-cell>
          <table:table-cell office:value-type="string">
            <text:p>FNC_SOC_PEO_RLT_18</text:p>
          </table:table-cell>
          <table:table-cell table:formula="of:=IF(MID([.F115];6;1)&gt;MID([.F114];6;1);[.C114];[.C114]+1)" office:value-type="float" office:value="15">
            <text:p>15.00</text:p>
          </table:table-cell>
          <table:table-cell office:value-type="string">
            <text:p>Social/people/Received Invitations/Search</text:p>
          </table:table-cell>
          <table:table-cell table:style-name="ce223" office:value-type="string">
            <text:p>Search when click on All</text:p>
          </table:table-cell>
          <table:table-cell table:style-name="ce231" office:value-type="string">
            <text:p>Step 3: Search user</text:p>
          </table:table-cell>
          <table:table-cell table:style-name="ce231" office:value-type="string">
            <text:p>- On search people directory: Click on <text:span text:style-name="T7">All</text:span></text:p>
          </table:table-cell>
          <table:table-cell table:style-name="ce232" office:value-type="string">
            <text:p>Show all the exited users in system</text:p>
          </table:table-cell>
          <table:table-cell office:value-type="string">
            <text:p>Medium</text:p>
          </table:table-cell>
          <table:table-cell table:style-name="ce179" table:number-columns-repeated="238"/>
          <table:table-cell table:number-columns-repeated="9"/>
        </table:table-row>
        <table:table-row table:style-name="ro49">
          <table:table-cell table:formula="of:=IF(MID([.F116];6;1)&gt;MID([.F115];6;1);&quot;&quot;;MAX([.A$7:.A114])+1)" office:value-type="float" office:value="40">
            <text:p>40.00</text:p>
          </table:table-cell>
          <table:table-cell office:value-type="string">
            <text:p>FNC_SOC_PEO_RLT_18</text:p>
          </table:table-cell>
          <table:table-cell table:formula="of:=IF(MID([.F116];6;1)&gt;MID([.F115];6;1);[.C115];[.C115]+1)" office:value-type="float" office:value="16">
            <text:p>16.00</text:p>
          </table:table-cell>
          <table:table-cell office:value-type="string">
            <text:p>Social/people/Received Invitations/Search</text:p>
          </table:table-cell>
          <table:table-cell table:style-name="ce212"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179" table:number-columns-repeated="238"/>
          <table:table-cell table:number-columns-repeated="9"/>
        </table:table-row>
        <table:table-row table:style-name="ro22">
          <table:table-cell table:formula="of:=IF(MID([.F117];6;1)&gt;MID([.F116];6;1);&quot;&quot;;MAX([.A$7:.A115])+1)">
            <text:p/>
          </table:table-cell>
          <table:table-cell office:value-type="string">
            <text:p>FNC_SOC_PEO_RLT_18</text:p>
          </table:table-cell>
          <table:table-cell table:formula="of:=IF(MID([.F117];6;1)&gt;MID([.F116];6;1);[.C116];[.C116]+1)" office:value-type="float" office:value="16">
            <text:p>16.00</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179" table:number-columns-repeated="238"/>
          <table:table-cell table:number-columns-repeated="9"/>
        </table:table-row>
        <table:table-row table:style-name="ro22">
          <table:table-cell table:formula="of:=IF(MID([.F118];6;1)&gt;MID([.F117];6;1);&quot;&quot;;MAX([.A$7:.A116])+1)">
            <text:p/>
          </table:table-cell>
          <table:table-cell office:value-type="string">
            <text:p>FNC_SOC_PEO_RLT_18</text:p>
          </table:table-cell>
          <table:table-cell table:formula="of:=IF(MID([.F118];6;1)&gt;MID([.F117];6;1);[.C117];[.C117]+1)" office:value-type="float" office:value="16">
            <text:p>16.00</text:p>
          </table:table-cell>
          <table:table-cell office:value-type="string">
            <text:p>Social/people/Received Invitations/Search</text:p>
          </table:table-cell>
          <table:table-cell office:value-type="string">
            <text:p>Check paging</text:p>
          </table:table-cell>
          <table:table-cell table:style-name="ce231" office:value-type="string">
            <text:p>Step 3: Search user</text:p>
          </table:table-cell>
          <table:table-cell table:style-name="ce231" office:value-type="string">
            <text:p>- Search by keyword or directory</text:p>
          </table:table-cell>
          <table:table-cell table:style-name="ce232" office:value-type="string">
            <text:p>Show all exited users satisfy</text:p>
          </table:table-cell>
          <table:table-cell office:value-type="string">
            <text:p>Medium</text:p>
          </table:table-cell>
          <table:table-cell table:style-name="ce179" table:number-columns-repeated="238"/>
          <table:table-cell table:number-columns-repeated="9"/>
        </table:table-row>
        <table:table-row table:style-name="ro22">
          <table:table-cell table:formula="of:=IF(MID([.F119];6;1)&gt;MID([.F118];6;1);&quot;&quot;;MAX([.A$7:.A117])+1)">
            <text:p/>
          </table:table-cell>
          <table:table-cell office:value-type="string">
            <text:p>FNC_SOC_PEO_RLT_18</text:p>
          </table:table-cell>
          <table:table-cell table:formula="of:=IF(MID([.F119];6;1)&gt;MID([.F118];6;1);[.C118];[.C118]+1)" office:value-type="float" office:value="16">
            <text:p>16.00</text:p>
          </table:table-cell>
          <table:table-cell office:value-type="string">
            <text:p>Social/people/Received Invitations/Search</text:p>
          </table:table-cell>
          <table:table-cell office:value-type="string">
            <text:p>Check paging</text:p>
          </table:table-cell>
          <table:table-cell table:style-name="ce234" office:value-type="string">
            <text:p>Step 4: <text:s/>Check paging when there is smaller 10 user in result</text:p>
          </table:table-cell>
          <table:table-cell table:style-name="ce231" office:value-type="string">
            <text:p>Run searching with result is small</text:p>
          </table:table-cell>
          <table:table-cell table:style-name="ce231" office:value-type="string">
            <text:p>There is only one page, don't show “Show more....”</text:p>
          </table:table-cell>
          <table:table-cell office:value-type="string">
            <text:p>Medium</text:p>
          </table:table-cell>
          <table:table-cell table:style-name="ce179" table:number-columns-repeated="238"/>
          <table:table-cell table:number-columns-repeated="9"/>
        </table:table-row>
        <table:table-row table:style-name="ro22">
          <table:table-cell table:formula="of:=IF(MID([.F120];6;1)&gt;MID([.F119];6;1);&quot;&quot;;MAX([.A$7:.A118])+1)">
            <text:p/>
          </table:table-cell>
          <table:table-cell office:value-type="string">
            <text:p>FNC_SOC_PEO_RLT_18</text:p>
          </table:table-cell>
          <table:table-cell table:formula="of:=IF(MID([.F120];6;1)&gt;MID([.F119];6;1);[.C119];[.C119]+1)" office:value-type="float" office:value="16">
            <text:p>16.00</text:p>
          </table:table-cell>
          <table:table-cell office:value-type="string">
            <text:p>Social/people/Received Invitations/Search</text:p>
          </table:table-cell>
          <table:table-cell office:value-type="string">
            <text:p>Check paging</text:p>
          </table:table-cell>
          <table:table-cell table:style-name="ce234" office:value-type="string">
            <text:p>Step 5: <text:s/>Check paging when has more than 0ne page</text:p>
          </table:table-cell>
          <table:table-cell office:value-type="string">
            <text:p>- Click “Show more..."</text:p>
          </table:table-cell>
          <table:table-cell table:style-name="ce228" office:value-type="string">
            <text:p>Displays more results</text:p>
          </table:table-cell>
          <table:table-cell office:value-type="string">
            <text:p>Medium</text:p>
          </table:table-cell>
          <table:table-cell table:style-name="ce179" table:number-columns-repeated="238"/>
          <table:table-cell table:number-columns-repeated="9"/>
        </table:table-row>
        <table:table-row table:style-name="ro39">
          <table:table-cell table:formula="of:=IF(MID([.F121];6;1)&gt;MID([.F120];6;1);&quot;&quot;;MAX([.A$7:.A119])+1)" office:value-type="float" office:value="41">
            <text:p>41.00</text:p>
          </table:table-cell>
          <table:table-cell office:value-type="string">
            <text:p>FNC_SOC_PEO_RLT_19</text:p>
          </table:table-cell>
          <table:table-cell table:style-name="ce285" office:value-type="float" office:value="1">
            <text:p>1.00</text:p>
          </table:table-cell>
          <table:table-cell office:value-type="string">
            <text:p>Social/people/PENDING REQUESTS</text:p>
          </table:table-cell>
          <table:table-cell table:style-name="ce212"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313" office:value-type="string">
            <text:p>- Show content of People page</text:p>
          </table:table-cell>
          <table:table-cell office:value-type="string">
            <text:p>High</text:p>
          </table:table-cell>
          <table:table-cell table:style-name="ce179" table:number-columns-repeated="238"/>
          <table:table-cell table:number-columns-repeated="9"/>
        </table:table-row>
        <table:table-row table:style-name="ro39">
          <table:table-cell table:formula="of:=IF(MID([.F122];6;1)&gt;MID([.F121];6;1);&quot;&quot;;MAX([.A$7:.A120])+1)">
            <text:p/>
          </table:table-cell>
          <table:table-cell office:value-type="string">
            <text:p>FNC_SOC_PEO_RLT_19</text:p>
          </table:table-cell>
          <table:table-cell table:formula="of:=IF(MID([.F122];6;1)&gt;MID([.F121];6;1);[.C121];[.C121]+1)" office:value-type="float" office:value="1">
            <text:p>1.00</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28" office:value-type="string">
            <text:p><text:s/>Invited user successfully </text:p>
            <text:p/>
          </table:table-cell>
          <table:table-cell office:value-type="string">
            <text:p>High</text:p>
          </table:table-cell>
          <table:table-cell table:style-name="ce179" table:number-columns-repeated="238"/>
          <table:table-cell table:number-columns-repeated="9"/>
        </table:table-row>
        <table:table-row table:style-name="ro49">
          <table:table-cell table:formula="of:=IF(MID([.F123];6;1)&gt;MID([.F122];6;1);&quot;&quot;;MAX([.A$7:.A121])+1)">
            <text:p/>
          </table:table-cell>
          <table:table-cell office:value-type="string">
            <text:p>FNC_SOC_PEO_RLT_19</text:p>
          </table:table-cell>
          <table:table-cell table:formula="of:=IF(MID([.F123];6;1)&gt;MID([.F122];6;1);[.C122];[.C122]+1)" office:value-type="float" office:value="1">
            <text:p>1.00</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79" table:number-columns-repeated="238"/>
          <table:table-cell table:number-columns-repeated="9"/>
        </table:table-row>
        <table:table-row table:style-name="ro39">
          <table:table-cell table:formula="of:=IF(MID([.F124];6;1)&gt;MID([.F123];6;1);&quot;&quot;;MAX([.A$7:.A122])+1)">
            <text:p/>
          </table:table-cell>
          <table:table-cell office:value-type="string">
            <text:p>FNC_SOC_PEO_RLT_19</text:p>
          </table:table-cell>
          <table:table-cell table:formula="of:=IF(MID([.F124];6;1)&gt;MID([.F123];6;1);[.C123];[.C123]+1)" office:value-type="float" office:value="1">
            <text:p>1.00</text:p>
          </table:table-cell>
          <table:table-cell office:value-type="string">
            <text:p>Social/people/PENDING REQUESTS</text:p>
          </table:table-cell>
          <table:table-cell office:value-type="string">
            <text:p>Request user</text:p>
          </table:table-cell>
          <table:table-cell table:style-name="ce231" office:value-type="string">
            <text:p>Step 4: Open PENDING REQUESTS list</text:p>
          </table:table-cell>
          <table:table-cell office:value-type="string">
            <text:p>Select PENDING REQUESTS list</text:p>
          </table:table-cell>
          <table:table-cell table:style-name="ce451" office:value-type="string">
            <text:p>Show all users which is requested by user <text:s/></text:p>
          </table:table-cell>
          <table:table-cell office:value-type="string">
            <text:p>High</text:p>
          </table:table-cell>
          <table:table-cell table:style-name="ce179" table:number-columns-repeated="238"/>
          <table:table-cell table:number-columns-repeated="9"/>
        </table:table-row>
        <table:table-row table:style-name="ro39">
          <table:table-cell table:formula="of:=IF(MID([.F125];6;1)&gt;MID([.F124];6;1);&quot;&quot;;MAX([.A$7:.A123])+1)" office:value-type="float" office:value="42">
            <text:p>42.00</text:p>
          </table:table-cell>
          <table:table-cell office:value-type="string">
            <text:p>FNC_SOC_PEO_RLT_19</text:p>
          </table:table-cell>
          <table:table-cell table:formula="of:=IF(MID([.F125];6;1)&gt;MID([.F124];6;1);[.C124];[.C124]+1)" office:value-type="float" office:value="2">
            <text:p>2.00</text:p>
          </table:table-cell>
          <table:table-cell office:value-type="string">
            <text:p>Social/people/PENDING REQUESTS</text:p>
          </table:table-cell>
          <table:table-cell table:style-name="ce418"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37" office:value-type="string">
            <text:p>- Show content of People page</text:p>
          </table:table-cell>
          <table:table-cell office:value-type="string">
            <text:p>High</text:p>
          </table:table-cell>
          <table:table-cell table:style-name="ce179" table:number-columns-repeated="238"/>
          <table:table-cell table:number-columns-repeated="9"/>
        </table:table-row>
        <table:table-row table:style-name="ro39">
          <table:table-cell table:formula="of:=IF(MID([.F126];6;1)&gt;MID([.F125];6;1);&quot;&quot;;MAX([.A$7:.A124])+1)">
            <text:p/>
          </table:table-cell>
          <table:table-cell office:value-type="string">
            <text:p>FNC_SOC_PEO_RLT_19</text:p>
          </table:table-cell>
          <table:table-cell table:formula="of:=IF(MID([.F126];6;1)&gt;MID([.F125];6;1);[.C125];[.C125]+1)" office:value-type="float" office:value="2">
            <text:p>2.00</text:p>
          </table:table-cell>
          <table:table-cell office:value-type="string">
            <text:p>Social/people/PENDING REQUESTS</text:p>
          </table:table-cell>
          <table:table-cell table:style-name="ce419"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28" office:value-type="string">
            <text:p><text:s/>Invited user successfully </text:p>
            <text:p/>
          </table:table-cell>
          <table:table-cell office:value-type="string">
            <text:p>High</text:p>
          </table:table-cell>
          <table:table-cell table:style-name="ce457" table:number-columns-repeated="238"/>
          <table:table-cell table:style-name="ce318" table:number-columns-repeated="9"/>
        </table:table-row>
        <table:table-row table:style-name="ro49">
          <table:table-cell table:formula="of:=IF(MID([.F127];6;1)&gt;MID([.F126];6;1);&quot;&quot;;MAX([.A$7:.A125])+1)">
            <text:p/>
          </table:table-cell>
          <table:table-cell office:value-type="string">
            <text:p>FNC_SOC_PEO_RLT_19</text:p>
          </table:table-cell>
          <table:table-cell table:formula="of:=IF(MID([.F127];6;1)&gt;MID([.F126];6;1);[.C126];[.C126]+1)" office:value-type="float" office:value="2">
            <text:p>2.00</text:p>
          </table:table-cell>
          <table:table-cell office:value-type="string">
            <text:p>Social/people/PENDING REQUESTS</text:p>
          </table:table-cell>
          <table:table-cell table:style-name="ce419"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318" table:number-columns-repeated="247"/>
        </table:table-row>
        <table:table-row table:style-name="ro39">
          <table:table-cell table:formula="of:=IF(MID([.F128];6;1)&gt;MID([.F127];6;1);&quot;&quot;;MAX([.A$7:.A126])+1)">
            <text:p/>
          </table:table-cell>
          <table:table-cell office:value-type="string">
            <text:p>FNC_SOC_PEO_RLT_19</text:p>
          </table:table-cell>
          <table:table-cell table:formula="of:=IF(MID([.F128];6;1)&gt;MID([.F127];6;1);[.C127];[.C127]+1)" office:value-type="float" office:value="2">
            <text:p>2.00</text:p>
          </table:table-cell>
          <table:table-cell office:value-type="string">
            <text:p>Social/people/PENDING REQUESTS</text:p>
          </table:table-cell>
          <table:table-cell table:style-name="ce419" office:value-type="string">
            <text:p>Revoke request</text:p>
          </table:table-cell>
          <table:table-cell table:style-name="ce231" office:value-type="string">
            <text:p>Step 4: Open PENDING REQUESTS list</text:p>
          </table:table-cell>
          <table:table-cell office:value-type="string">
            <text:p>Select PENDING REQUESTS list</text:p>
          </table:table-cell>
          <table:table-cell table:style-name="ce451" office:value-type="string">
            <text:p>Show all users which is requested by user <text:s/></text:p>
          </table:table-cell>
          <table:table-cell office:value-type="string">
            <text:p>High</text:p>
          </table:table-cell>
          <table:table-cell table:style-name="ce318" table:number-columns-repeated="247"/>
        </table:table-row>
        <table:table-row table:style-name="ro39">
          <table:table-cell table:formula="of:=IF(MID([.F129];6;1)&gt;MID([.F128];6;1);&quot;&quot;;MAX([.A$7:.A127])+1)">
            <text:p/>
          </table:table-cell>
          <table:table-cell office:value-type="string">
            <text:p>FNC_SOC_PEO_RLT_19</text:p>
          </table:table-cell>
          <table:table-cell table:formula="of:=IF(MID([.F129];6;1)&gt;MID([.F128];6;1);[.C128];[.C128]+1)" office:value-type="float" office:value="2">
            <text:p>2.00</text:p>
          </table:table-cell>
          <table:table-cell office:value-type="string">
            <text:p>Social/people/PENDING REQUESTS</text:p>
          </table:table-cell>
          <table:table-cell table:style-name="ce419" office:value-type="string">
            <text:p>Revoke request</text:p>
          </table:table-cell>
          <table:table-cell table:style-name="ce424" office:value-type="string">
            <text:p>Step 5: Revoke request</text:p>
          </table:table-cell>
          <table:table-cell table:style-name="ce424" office:value-type="string">
            <text:p>Select a user and click <text:span text:style-name="T7">Revoke</text:span></text:p>
          </table:table-cell>
          <table:table-cell table:style-name="ce424" office:value-type="string">
            <text:p>- Remove user in request list</text:p>
          </table:table-cell>
          <table:table-cell office:value-type="string">
            <text:p>High</text:p>
          </table:table-cell>
          <table:table-cell table:style-name="ce318" table:number-columns-repeated="247"/>
        </table:table-row>
        <table:table-row table:style-name="ro39">
          <table:table-cell table:formula="of:=IF(MID([.F130];6;1)&gt;MID([.F129];6;1);&quot;&quot;;MAX([.A$7:.A128])+1)" office:value-type="float" office:value="43">
            <text:p>43.00</text:p>
          </table:table-cell>
          <table:table-cell office:value-type="string">
            <text:p>FNC_SOC_PEO_RLT_19</text:p>
          </table:table-cell>
          <table:table-cell table:formula="of:=IF(MID([.F130];6;1)&gt;MID([.F129];6;1);[.C129];[.C129]+1)" office:value-type="float" office:value="3">
            <text:p>3.00</text:p>
          </table:table-cell>
          <table:table-cell office:value-type="string">
            <text:p>Social/people/PENDING REQUESTS</text:p>
          </table:table-cell>
          <table:table-cell table:style-name="ce420"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37" office:value-type="string">
            <text:p>- Show content of People page</text:p>
          </table:table-cell>
          <table:table-cell office:value-type="string">
            <text:p>High</text:p>
          </table:table-cell>
          <table:table-cell table:style-name="ce318" table:number-columns-repeated="247"/>
        </table:table-row>
        <table:table-row table:style-name="ro39">
          <table:table-cell table:formula="of:=IF(MID([.F131];6;1)&gt;MID([.F130];6;1);&quot;&quot;;MAX([.A$7:.A129])+1)">
            <text:p/>
          </table:table-cell>
          <table:table-cell office:value-type="string">
            <text:p>FNC_SOC_PEO_RLT_19</text:p>
          </table:table-cell>
          <table:table-cell table:formula="of:=IF(MID([.F131];6;1)&gt;MID([.F130];6;1);[.C130];[.C130]+1)" office:value-type="float" office:value="3">
            <text:p>3.00</text:p>
          </table:table-cell>
          <table:table-cell office:value-type="string">
            <text:p>Social/people/PENDING REQUESTS</text:p>
          </table:table-cell>
          <table:table-cell table:style-name="ce421"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28" office:value-type="string">
            <text:p><text:s/>Invited user successfully </text:p>
            <text:p/>
          </table:table-cell>
          <table:table-cell office:value-type="string">
            <text:p>High</text:p>
          </table:table-cell>
          <table:table-cell table:style-name="ce318" table:number-columns-repeated="247"/>
        </table:table-row>
        <table:table-row table:style-name="ro49">
          <table:table-cell table:formula="of:=IF(MID([.F132];6;1)&gt;MID([.F131];6;1);&quot;&quot;;MAX([.A$7:.A130])+1)">
            <text:p/>
          </table:table-cell>
          <table:table-cell office:value-type="string">
            <text:p>FNC_SOC_PEO_RLT_19</text:p>
          </table:table-cell>
          <table:table-cell table:formula="of:=IF(MID([.F132];6;1)&gt;MID([.F131];6;1);[.C131];[.C131]+1)" office:value-type="float" office:value="3">
            <text:p>3.00</text:p>
          </table:table-cell>
          <table:table-cell office:value-type="string">
            <text:p>Social/people/PENDING REQUESTS</text:p>
          </table:table-cell>
          <table:table-cell table:style-name="ce421"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318" table:number-columns-repeated="247"/>
        </table:table-row>
        <table:table-row table:style-name="ro39">
          <table:table-cell table:formula="of:=IF(MID([.F133];6;1)&gt;MID([.F132];6;1);&quot;&quot;;MAX([.A$7:.A131])+1)">
            <text:p/>
          </table:table-cell>
          <table:table-cell office:value-type="string">
            <text:p>FNC_SOC_PEO_RLT_19</text:p>
          </table:table-cell>
          <table:table-cell table:formula="of:=IF(MID([.F133];6;1)&gt;MID([.F132];6;1);[.C132];[.C132]+1)" office:value-type="float" office:value="3">
            <text:p>3.00</text:p>
          </table:table-cell>
          <table:table-cell office:value-type="string">
            <text:p>Social/people/PENDING REQUESTS</text:p>
          </table:table-cell>
          <table:table-cell table:style-name="ce421" office:value-type="string">
            <text:p>Check information of user in PENDING REQUESTS list</text:p>
          </table:table-cell>
          <table:table-cell table:style-name="ce231" office:value-type="string">
            <text:p>Step 4: Open PENDING REQUESTS list</text:p>
          </table:table-cell>
          <table:table-cell office:value-type="string">
            <text:p>Select PENDING REQUESTS list</text:p>
          </table:table-cell>
          <table:table-cell table:style-name="ce451" office:value-type="string">
            <text:p>Show all users which is requested by user <text:s/></text:p>
          </table:table-cell>
          <table:table-cell office:value-type="string">
            <text:p>High</text:p>
          </table:table-cell>
          <table:table-cell table:style-name="ce318" table:number-columns-repeated="247"/>
        </table:table-row>
        <table:table-row table:style-name="ro42">
          <table:table-cell table:formula="of:=IF(MID([.F134];6;1)&gt;MID([.F133];6;1);&quot;&quot;;MAX([.A$7:.A132])+1)">
            <text:p/>
          </table:table-cell>
          <table:table-cell office:value-type="string">
            <text:p>FNC_SOC_PEO_RLT_19</text:p>
          </table:table-cell>
          <table:table-cell table:formula="of:=IF(MID([.F134];6;1)&gt;MID([.F133];6;1);[.C133];[.C133]+1)" office:value-type="float" office:value="3">
            <text:p>3.00</text:p>
          </table:table-cell>
          <table:table-cell office:value-type="string">
            <text:p>Social/people/PENDING REQUESTS</text:p>
          </table:table-cell>
          <table:table-cell table:style-name="ce421" office:value-type="string">
            <text:p>Check information of user in PENDING REQUESTS list</text:p>
          </table:table-cell>
          <table:table-cell table:style-name="ce231" office:value-type="string">
            <text:p>Step 5: Check information of user</text:p>
          </table:table-cell>
          <table:table-cell office:value-type="string">
            <text:p>Click on name of user who want to check information</text:p>
          </table:table-cell>
          <table:table-cell table:style-name="ce228" office:value-type="string">
            <text:p>Show all information of user includes:</text:p>
            <text:p>- Activities: can see activities of user</text:p>
            <text:p>- Profile: Show profile of user</text:p>
            <text:p>- Relation: show <text:span text:style-name="T9">all users which have relations with user</text:span></text:p>
            <text:p/>
          </table:table-cell>
          <table:table-cell office:value-type="string">
            <text:p>High</text:p>
          </table:table-cell>
          <table:table-cell table:style-name="ce318" table:number-columns-repeated="247"/>
        </table:table-row>
        <table:table-row table:style-name="ro39">
          <table:table-cell table:formula="of:=IF(MID([.F135];6;1)&gt;MID([.F134];6;1);&quot;&quot;;MAX([.A$7:.A133])+1)" office:value-type="float" office:value="44">
            <text:p>44.00</text:p>
          </table:table-cell>
          <table:table-cell office:value-type="string">
            <text:p>FNC_SOC_PEO_RLT_19</text:p>
          </table:table-cell>
          <table:table-cell table:formula="of:=IF(MID([.F135];6;1)&gt;MID([.F134];6;1);[.C134];[.C134]+1)" office:value-type="float" office:value="4">
            <text:p>4.00</text:p>
          </table:table-cell>
          <table:table-cell office:value-type="string">
            <text:p>Social/people/PENDING REQUESTS</text:p>
          </table:table-cell>
          <table:table-cell table:style-name="ce420"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37" office:value-type="string">
            <text:p>- Show content of People page</text:p>
          </table:table-cell>
          <table:table-cell office:value-type="string">
            <text:p>High</text:p>
          </table:table-cell>
          <table:table-cell table:style-name="ce318" table:number-columns-repeated="247"/>
        </table:table-row>
        <table:table-row table:style-name="ro39">
          <table:table-cell table:formula="of:=IF(MID([.F136];6;1)&gt;MID([.F135];6;1);&quot;&quot;;MAX([.A$7:.A134])+1)">
            <text:p/>
          </table:table-cell>
          <table:table-cell office:value-type="string">
            <text:p>FNC_SOC_PEO_RLT_19</text:p>
          </table:table-cell>
          <table:table-cell table:formula="of:=IF(MID([.F136];6;1)&gt;MID([.F135];6;1);[.C135];[.C135]+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28" office:value-type="string">
            <text:p><text:s/>Invited user successfully </text:p>
            <text:p/>
          </table:table-cell>
          <table:table-cell office:value-type="string">
            <text:p>High</text:p>
          </table:table-cell>
          <table:table-cell table:style-name="ce318" table:number-columns-repeated="247"/>
        </table:table-row>
        <table:table-row table:style-name="ro48">
          <table:table-cell table:formula="of:=IF(MID([.F137];6;1)&gt;MID([.F136];6;1);&quot;&quot;;MAX([.A$7:.A135])+1)">
            <text:p/>
          </table:table-cell>
          <table:table-cell office:value-type="string">
            <text:p>FNC_SOC_PEO_RLT_19</text:p>
          </table:table-cell>
          <table:table-cell table:formula="of:=IF(MID([.F137];6;1)&gt;MID([.F136];6;1);[.C136];[.C136]+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318" table:number-columns-repeated="247"/>
        </table:table-row>
        <table:table-row table:style-name="ro39">
          <table:table-cell table:formula="of:=IF(MID([.F138];6;1)&gt;MID([.F137];6;1);&quot;&quot;;MAX([.A$7:.A136])+1)">
            <text:p/>
          </table:table-cell>
          <table:table-cell office:value-type="string">
            <text:p>FNC_SOC_PEO_RLT_19</text:p>
          </table:table-cell>
          <table:table-cell table:formula="of:=IF(MID([.F138];6;1)&gt;MID([.F137];6;1);[.C137];[.C137]+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table:style-name="ce231" office:value-type="string">
            <text:p>Step 4: Open PENDING REQUESTS list</text:p>
          </table:table-cell>
          <table:table-cell office:value-type="string">
            <text:p>Select PENDING REQUESTS list</text:p>
          </table:table-cell>
          <table:table-cell table:style-name="ce451" office:value-type="string">
            <text:p>Show all users who invited by user login</text:p>
          </table:table-cell>
          <table:table-cell office:value-type="string">
            <text:p>High</text:p>
          </table:table-cell>
          <table:table-cell table:style-name="ce318" table:number-columns-repeated="247"/>
        </table:table-row>
        <table:table-row table:style-name="ro37">
          <table:table-cell table:formula="of:=IF(MID([.F139];6;1)&gt;MID([.F138];6;1);&quot;&quot;;MAX([.A$7:.A137])+1)">
            <text:p/>
          </table:table-cell>
          <table:table-cell office:value-type="string">
            <text:p>FNC_SOC_PEO_RLT_19</text:p>
          </table:table-cell>
          <table:table-cell table:formula="of:=IF(MID([.F139];6;1)&gt;MID([.F138];6;1);[.C138];[.C138]+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table:style-name="ce424" office:value-type="string">
            <text:p>Step 5: View Received Invitations list of user who invited</text:p>
          </table:table-cell>
          <table:table-cell table:style-name="ce424"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28"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458" table:number-columns-repeated="247"/>
        </table:table-row>
        <table:table-row table:style-name="ro36">
          <table:table-cell table:formula="of:=IF(MID([.F140];6;1)&gt;MID([.F139];6;1);&quot;&quot;;MAX([.A$7:.A138])+1)">
            <text:p/>
          </table:table-cell>
          <table:table-cell office:value-type="string">
            <text:p>FNC_SOC_PEO_RLT_19</text:p>
          </table:table-cell>
          <table:table-cell table:formula="of:=IF(MID([.F140];6;1)&gt;MID([.F139];6;1);[.C139];[.C139]+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table:style-name="ce424" office:value-type="string">
            <text:p>Step 6: Revoke invitation after user denied</text:p>
          </table:table-cell>
          <table:table-cell table:style-name="ce424" office:value-type="string">
            <text:p>- Back to browser 1 with user AAA and don't refresh browser</text:p>
            <text:p>- In Profile/ Connections/PENDING REQUESTS: <text:s/>Click [Revoke]</text:p>
          </table:table-cell>
          <table:table-cell table:style-name="ce424" office:value-type="string">
            <text:p>Show message alert <text:span text:style-name="T15">Invitation is revoked or deleted by another. </text:span></text:p>
          </table:table-cell>
          <table:table-cell office:value-type="string">
            <text:p>High</text:p>
          </table:table-cell>
          <table:table-cell table:style-name="ce458" table:number-columns-repeated="247"/>
        </table:table-row>
        <table:table-row table:style-name="ro27">
          <table:table-cell table:style-name="ce406" table:number-columns-repeated="2"/>
          <table:table-cell table:style-name="ce409" table:number-columns-repeated="7"/>
          <table:table-cell table:style-name="ce406" table:number-columns-repeated="60"/>
          <table:table-cell table:style-name="ce458" table:number-columns-repeated="187"/>
        </table:table-row>
        <table:table-row table:style-name="ro27">
          <table:table-cell table:style-name="ce406" table:number-columns-repeated="2"/>
          <table:table-cell table:style-name="ce409" table:number-columns-repeated="7"/>
          <table:table-cell table:style-name="ce406" table:number-columns-repeated="60"/>
          <table:table-cell table:style-name="ce458" table:number-columns-repeated="187"/>
        </table:table-row>
        <table:table-row table:style-name="ro27">
          <table:table-cell table:style-name="ce406" table:number-columns-repeated="2"/>
          <table:table-cell table:style-name="ce409" table:number-columns-repeated="7"/>
          <table:table-cell table:style-name="ce406" table:number-columns-repeated="60"/>
          <table:table-cell table:style-name="ce45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Dashboard" table:style-name="ta1" table:print="false">
        <table:table-column table:style-name="co21" table:default-cell-style-name="ce408"/>
        <table:table-column table:style-name="co45" table:default-cell-style-name="ce464"/>
        <table:table-column table:style-name="co47" table:default-cell-style-name="ce408"/>
        <table:table-column table:style-name="co31" table:default-cell-style-name="ce467"/>
        <table:table-column table:style-name="co25" table:default-cell-style-name="ce471"/>
        <table:table-column table:style-name="co26" table:default-cell-style-name="ce228"/>
        <table:table-column table:style-name="co27" table:default-cell-style-name="ce469"/>
        <table:table-column table:style-name="co28" table:default-cell-style-name="ce246"/>
        <table:table-column table:style-name="co10" table:default-cell-style-name="ce24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178"/>
        <table:table-row table:style-name="ro26">
          <table:table-cell table:style-name="Default"/>
          <table:table-cell table:style-name="ce185" office:value-type="string">
            <text:p>TEST CASES</text:p>
          </table:table-cell>
          <table:table-cell table:style-name="ce185"/>
          <table:table-cell table:style-name="ce186" table:number-columns-repeated="2"/>
          <table:table-cell table:style-name="Default"/>
          <table:table-cell table:style-name="ce411"/>
          <table:table-cell table:style-name="ce186" table:number-columns-repeated="2"/>
          <table:table-cell table:style-name="ce247"/>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247" table:number-columns-repeated="214"/>
          <table:table-cell table:style-name="ce411" table:number-columns-repeated="18"/>
          <table:table-cell table:style-name="Default" table:number-columns-repeated="9"/>
        </table:table-row>
        <table:table-row table:style-name="ro26">
          <table:table-cell table:style-name="Default"/>
          <table:table-cell table:style-name="ce186" table:number-columns-repeated="4"/>
          <table:table-cell table:style-name="Default"/>
          <table:table-cell table:style-name="ce411"/>
          <table:table-cell table:style-name="ce186" table:number-columns-repeated="2"/>
          <table:table-cell table:style-name="ce260"/>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247" table:number-columns-repeated="214"/>
          <table:table-cell table:style-name="ce411" table:number-columns-repeated="18"/>
          <table:table-cell table:style-name="Default" table:number-columns-repeated="9"/>
        </table:table-row>
        <table:table-row table:style-name="ro26">
          <table:table-cell table:style-name="Default"/>
          <table:table-cell table:style-name="ce187" office:value-type="string">
            <text:p>Functions List<text:span text:style-name="T8">:</text:span></text:p>
          </table:table-cell>
          <table:table-cell table:style-name="ce195" office:value-type="string" table:number-columns-spanned="3" table:number-rows-spanned="1">
            <text:p>Dashboard</text:p>
          </table:table-cell>
          <table:covered-table-cell table:style-name="ce203"/>
          <table:covered-table-cell table:style-name="ce196"/>
          <table:table-cell table:style-name="Default"/>
          <table:table-cell table:style-name="ce411"/>
          <table:table-cell table:style-name="ce236"/>
          <table:table-cell table:style-name="ce494"/>
          <table:table-cell table:style-name="ce260"/>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247" table:number-columns-repeated="214"/>
          <table:table-cell table:style-name="ce411" table:number-columns-repeated="18"/>
          <table:table-cell table:style-name="Default" table:number-columns-repeated="9"/>
        </table:table-row>
        <table:table-row table:style-name="ro26">
          <table:table-cell table:style-name="Default"/>
          <table:table-cell table:style-name="ce187" office:value-type="string">
            <text:p>Total Main Cases:</text:p>
          </table:table-cell>
          <table:table-cell table:style-name="ce466" table:formula="of:=MAX([.A7:.A1008])" office:value-type="float" office:value="29" table:number-columns-spanned="3" table:number-rows-spanned="1">
            <text:p>29</text:p>
          </table:table-cell>
          <table:covered-table-cell table:number-columns-repeated="2" table:style-name="ce411"/>
          <table:table-cell table:style-name="Default"/>
          <table:table-cell table:style-name="ce411"/>
          <table:table-cell table:style-name="ce236"/>
          <table:table-cell table:style-name="ce495"/>
          <table:table-cell table:style-name="ce260"/>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247" table:number-columns-repeated="214"/>
          <table:table-cell table:style-name="ce411" table:number-columns-repeated="18"/>
          <table:table-cell table:style-name="Default" table:number-columns-repeated="9"/>
        </table:table-row>
        <table:table-row table:style-name="ro26">
          <table:table-cell table:style-name="ce462"/>
          <table:table-cell table:style-name="ce463"/>
          <table:table-cell table:style-name="ce462" table:number-columns-repeated="7"/>
          <table:table-cell table:style-name="ce261"/>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462" table:number-columns-repeated="232"/>
          <table:table-cell table:style-name="Default" table:number-columns-repeated="9"/>
        </table:table-row>
        <table:table-row table:style-name="ro31">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ext:p>Tester</text:p>
          </table:table-cell>
          <table:table-cell table:style-name="ce189">
            <text:p>IE7</text:p>
          </table:table-cell>
          <table:table-cell table:style-name="ce189">
            <text:p>FireFox3.5</text:p>
          </table:table-cell>
          <table:table-cell table:style-name="ce189">
            <text:p>Comment/Bug</text:p>
          </table:table-cell>
          <table:table-cell table:style-name="ce189" table:number-columns-repeated="5"/>
          <table:table-cell table:style-name="ce497" table:number-columns-repeated="2"/>
          <table:table-cell table:number-columns-repeated="235"/>
        </table:table-row>
        <table:table-row table:style-name="ro30">
          <table:table-cell table:style-name="ce285" office:value-type="float" office:value="1">
            <text:p>1.00</text:p>
          </table:table-cell>
          <table:table-cell table:style-name="ce279" office:value-type="string">
            <text:p>FNC_SOC_PEO_DBD_20</text:p>
          </table:table-cell>
          <table:table-cell office:value-type="float" office:value="1">
            <text:p>1.00</text:p>
          </table:table-cell>
          <table:table-cell office:value-type="string">
            <text:p>Portal\Dashboard\<text:span text:style-name="T47">Display</text:span></text:p>
          </table:table-cell>
          <table:table-cell table:style-name="ce468" office:value-type="string">
            <text:p>Show Dashboard form</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6;1)&gt;MID([.F7];6;1);&quot;&quot;;MAX([.A$7:.A7])+1)">
            <text:p/>
          </table:table-cell>
          <table:table-cell table:style-name="ce279" office:value-type="string">
            <text:p>FNC_SOC_PEO_DBD_20</text:p>
          </table:table-cell>
          <table:table-cell table:formula="of:=IF(MID([.F8];6;1)&gt;MID([.F7];6;1);[.C7];[.C7]+1)" office:value-type="float" office:value="1">
            <text:p>1.00</text:p>
          </table:table-cell>
          <table:table-cell office:value-type="string">
            <text:p>Portal\Dashboard\<text:span text:style-name="T47">Display</text:span></text:p>
          </table:table-cell>
          <table:table-cell table:style-name="ce469" office:value-type="string">
            <text:p>Show Dashboard form</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0">
          <table:table-cell table:formula="of:=IF(MID([.F9];6;1)&gt;MID([.F8];6;1);&quot;&quot;;MAX([.A$7:.A8])+1)" office:value-type="float" office:value="2">
            <text:p>2.00</text:p>
          </table:table-cell>
          <table:table-cell office:value-type="string">
            <text:p>FNC_SOC_PEO_DBD_21</text:p>
          </table:table-cell>
          <table:table-cell office:value-type="float" office:value="1">
            <text:p>1.00</text:p>
          </table:table-cell>
          <table:table-cell office:value-type="string">
            <text:p>Portal\Dashboard\Add gadget</text:p>
          </table:table-cell>
          <table:table-cell table:style-name="ce468" office:value-type="string">
            <text:p>Add new gadget into dashboard with valid value</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number-columns-repeated="247"/>
        </table:table-row>
        <table:table-row table:style-name="ro30">
          <table:table-cell table:formula="of:=IF(MID([.F10];6;1)&gt;MID([.F9];6;1);&quot;&quot;;MAX([.A$7:.A9])+1)">
            <text:p/>
          </table:table-cell>
          <table:table-cell office:value-type="string">
            <text:p>FNC_SOC_PEO_DBD_21</text:p>
          </table:table-cell>
          <table:table-cell table:formula="of:=IF(MID([.F10];6;1)&gt;MID([.F9];6;1);[.C9];[.C9]+1)" office:value-type="float" office:value="1">
            <text:p>1.00</text:p>
          </table:table-cell>
          <table:table-cell office:value-type="string">
            <text:p>Portal\Dashboard\Add gadget</text:p>
          </table:table-cell>
          <table:table-cell table:style-name="ce469" office:value-type="string">
            <text:p>Add new gadget into dashboard with valid value</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with all gadget default</text:p>
          </table:table-cell>
          <table:table-cell office:value-type="string">
            <text:p>High</text:p>
          </table:table-cell>
          <table:table-cell table:number-columns-repeated="247"/>
        </table:table-row>
        <table:table-row table:style-name="ro36">
          <table:table-cell table:formula="of:=IF(MID([.F11];6;1)&gt;MID([.F10];6;1);&quot;&quot;;MAX([.A$7:.A10])+1)">
            <text:p/>
          </table:table-cell>
          <table:table-cell office:value-type="string">
            <text:p>FNC_SOC_PEO_DBD_21</text:p>
          </table:table-cell>
          <table:table-cell table:formula="of:=IF(MID([.F11];6;1)&gt;MID([.F10];6;1);[.C10];[.C10]+1)" office:value-type="float" office:value="1">
            <text:p>1.00</text:p>
          </table:table-cell>
          <table:table-cell office:value-type="string">
            <text:p>Portal\Dashboard\Add gadget</text:p>
          </table:table-cell>
          <table:table-cell table:style-name="ce469" office:value-type="string">
            <text:p>Add new gadget into dashboard with valid value</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number-columns-repeated="247"/>
        </table:table-row>
        <table:table-row table:style-name="ro39">
          <table:table-cell table:formula="of:=IF(MID([.F12];6;1)&gt;MID([.F11];6;1);&quot;&quot;;MAX([.A$7:.A11])+1)">
            <text:p/>
          </table:table-cell>
          <table:table-cell office:value-type="string">
            <text:p>FNC_SOC_PEO_DBD_21</text:p>
          </table:table-cell>
          <table:table-cell table:formula="of:=IF(MID([.F12];6;1)&gt;MID([.F11];6;1);[.C11];[.C11]+1)" office:value-type="float" office:value="1">
            <text:p>1.00</text:p>
          </table:table-cell>
          <table:table-cell office:value-type="string">
            <text:p>Portal\Dashboard\Add gadget</text:p>
          </table:table-cell>
          <table:table-cell table:style-name="ce469" office:value-type="string">
            <text:p>Add new gadget into dashboard with valid value</text:p>
          </table:table-cell>
          <table:table-cell table:style-name="ce483" office:value-type="string">
            <text:p>Step 4: Add new gadget into dashboard</text:p>
          </table:table-cell>
          <table:table-cell table:style-name="ce425" office:value-type="string">
            <text:p>- In form: Input value valid in URL which want to add</text:p>
            <text:p>- Click <text:span text:style-name="T7">Add Gadget</text:span></text:p>
          </table:table-cell>
          <table:table-cell table:style-name="ce425" office:value-type="string">
            <text:p>- New gadget is added successfully into dashboard </text:p>
          </table:table-cell>
          <table:table-cell office:value-type="string">
            <text:p>High</text:p>
          </table:table-cell>
          <table:table-cell table:number-columns-repeated="247"/>
        </table:table-row>
        <table:table-row table:style-name="ro30">
          <table:table-cell table:formula="of:=IF(MID([.F13];6;1)&gt;MID([.F12];6;1);&quot;&quot;;MAX([.A$7:.A12])+1)" office:value-type="float" office:value="3">
            <text:p>3.00</text:p>
          </table:table-cell>
          <table:table-cell office:value-type="string">
            <text:p>FNC_SOC_PEO_DBD_21</text:p>
          </table:table-cell>
          <table:table-cell table:formula="of:=IF(MID([.F13];6;1)&gt;MID([.F12];6;1);[.C12];[.C12]+1)" office:value-type="float" office:value="2">
            <text:p>2.00</text:p>
          </table:table-cell>
          <table:table-cell office:value-type="string">
            <text:p>Portal\Dashboard\Add gadget</text:p>
          </table:table-cell>
          <table:table-cell table:style-name="ce468" office:value-type="string">
            <text:p>Add new gadget into dashboard with blank URL</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14];6;1)&gt;MID([.F13];6;1);&quot;&quot;;MAX([.A$7:.A13])+1)">
            <text:p/>
          </table:table-cell>
          <table:table-cell office:value-type="string">
            <text:p>FNC_SOC_PEO_DBD_21</text:p>
          </table:table-cell>
          <table:table-cell table:formula="of:=IF(MID([.F14];6;1)&gt;MID([.F13];6;1);[.C13];[.C13]+1)" office:value-type="float" office:value="2">
            <text:p>2.00</text:p>
          </table:table-cell>
          <table:table-cell office:value-type="string">
            <text:p>Portal\Dashboard\Add gadget</text:p>
          </table:table-cell>
          <table:table-cell table:style-name="ce469" office:value-type="string">
            <text:p>Add new gadget into dashboard with blank URL</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15];6;1)&gt;MID([.F14];6;1);&quot;&quot;;MAX([.A$7:.A14])+1)">
            <text:p/>
          </table:table-cell>
          <table:table-cell office:value-type="string">
            <text:p>FNC_SOC_PEO_DBD_21</text:p>
          </table:table-cell>
          <table:table-cell table:formula="of:=IF(MID([.F15];6;1)&gt;MID([.F14];6;1);[.C14];[.C14]+1)" office:value-type="float" office:value="2">
            <text:p>2.00</text:p>
          </table:table-cell>
          <table:table-cell office:value-type="string">
            <text:p>Portal\Dashboard\Add gadget</text:p>
          </table:table-cell>
          <table:table-cell table:style-name="ce469" office:value-type="string">
            <text:p>Add new gadget into dashboard with blank URL</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0">
          <table:table-cell table:formula="of:=IF(MID([.F16];6;1)&gt;MID([.F15];6;1);&quot;&quot;;MAX([.A$7:.A15])+1)">
            <text:p/>
          </table:table-cell>
          <table:table-cell office:value-type="string">
            <text:p>FNC_SOC_PEO_DBD_21</text:p>
          </table:table-cell>
          <table:table-cell table:formula="of:=IF(MID([.F16];6;1)&gt;MID([.F15];6;1);[.C15];[.C15]+1)" office:value-type="float" office:value="2">
            <text:p>2.00</text:p>
          </table:table-cell>
          <table:table-cell office:value-type="string">
            <text:p>Portal\Dashboard\Add gadget</text:p>
          </table:table-cell>
          <table:table-cell table:style-name="ce469" office:value-type="string">
            <text:p>Add new gadget into dashboard with blank URL</text:p>
          </table:table-cell>
          <table:table-cell table:style-name="ce483" office:value-type="string">
            <text:p>Step 4: Add new gadget into dashboard</text:p>
          </table:table-cell>
          <table:table-cell table:style-name="ce425" office:value-type="string">
            <text:p>- In form: Leave URL bank</text:p>
            <text:p>- Click <text:span text:style-name="T7">Add Gadget</text:span></text:p>
          </table:table-cell>
          <table:table-cell table:style-name="ce425" office:value-type="string">
            <text:p>- Show message alerts text field is required</text:p>
          </table:table-cell>
          <table:table-cell office:value-type="string">
            <text:p>Low</text:p>
          </table:table-cell>
          <table:table-cell table:number-columns-repeated="247"/>
        </table:table-row>
        <table:table-row table:style-name="ro39">
          <table:table-cell table:formula="of:=IF(MID([.F17];6;1)&gt;MID([.F16];6;1);&quot;&quot;;MAX([.A$7:.A16])+1)" office:value-type="float" office:value="4">
            <text:p>4.00</text:p>
          </table:table-cell>
          <table:table-cell office:value-type="string">
            <text:p>FNC_SOC_PEO_DBD_21</text:p>
          </table:table-cell>
          <table:table-cell table:formula="of:=IF(MID([.F17];6;1)&gt;MID([.F16];6;1);[.C16];[.C16]+1)" office:value-type="float" office:value="3">
            <text:p>3.00</text:p>
          </table:table-cell>
          <table:table-cell office:value-type="string">
            <text:p>Portal\Dashboard\Add gadget</text:p>
          </table:table-cell>
          <table:table-cell table:style-name="ce468" office:value-type="string">
            <text:p>Add new gadget into dashboard with invalid value</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18];6;1)&gt;MID([.F17];6;1);&quot;&quot;;MAX([.A$7:.A17])+1)">
            <text:p/>
          </table:table-cell>
          <table:table-cell office:value-type="string">
            <text:p>FNC_SOC_PEO_DBD_21</text:p>
          </table:table-cell>
          <table:table-cell table:formula="of:=IF(MID([.F18];6;1)&gt;MID([.F17];6;1);[.C17];[.C17]+1)" office:value-type="float" office:value="3">
            <text:p>3.00</text:p>
          </table:table-cell>
          <table:table-cell office:value-type="string">
            <text:p>Portal\Dashboard\Add gadget</text:p>
          </table:table-cell>
          <table:table-cell table:style-name="ce469" office:value-type="string">
            <text:p>Add new gadget into dashboard with invalid value</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19];6;1)&gt;MID([.F18];6;1);&quot;&quot;;MAX([.A$7:.A18])+1)">
            <text:p/>
          </table:table-cell>
          <table:table-cell office:value-type="string">
            <text:p>FNC_SOC_PEO_DBD_21</text:p>
          </table:table-cell>
          <table:table-cell table:formula="of:=IF(MID([.F19];6;1)&gt;MID([.F18];6;1);[.C18];[.C18]+1)" office:value-type="float" office:value="3">
            <text:p>3.00</text:p>
          </table:table-cell>
          <table:table-cell office:value-type="string">
            <text:p>Portal\Dashboard\Add gadget</text:p>
          </table:table-cell>
          <table:table-cell table:style-name="ce469" office:value-type="string">
            <text:p>Add new gadget into dashboard with invalid value</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9">
          <table:table-cell table:formula="of:=IF(MID([.F20];6;1)&gt;MID([.F19];6;1);&quot;&quot;;MAX([.A$7:.A19])+1)">
            <text:p/>
          </table:table-cell>
          <table:table-cell office:value-type="string">
            <text:p>FNC_SOC_PEO_DBD_21</text:p>
          </table:table-cell>
          <table:table-cell table:formula="of:=IF(MID([.F20];6;1)&gt;MID([.F19];6;1);[.C19];[.C19]+1)" office:value-type="float" office:value="3">
            <text:p>3.00</text:p>
          </table:table-cell>
          <table:table-cell office:value-type="string">
            <text:p>Portal\Dashboard\Add gadget</text:p>
          </table:table-cell>
          <table:table-cell table:style-name="ce469" office:value-type="string">
            <text:p>Add new gadget into dashboard with invalid value</text:p>
          </table:table-cell>
          <table:table-cell table:style-name="ce483" office:value-type="string">
            <text:p>Step 4: Add new gadget into dashboard</text:p>
          </table:table-cell>
          <table:table-cell table:style-name="ce425" office:value-type="string">
            <text:p>- In form: Input value invalid in URL which want to add</text:p>
            <text:p>- Click <text:span text:style-name="T7">Add Gadget</text:span></text:p>
          </table:table-cell>
          <table:table-cell table:style-name="ce425"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22">
          <table:table-cell table:formula="of:=IF(MID([.F21];6;1)&gt;MID([.F20];6;1);&quot;&quot;;MAX([.A$7:.A20])+1)" office:value-type="float" office:value="5">
            <text:p>5.00</text:p>
          </table:table-cell>
          <table:table-cell office:value-type="string">
            <text:p>FNC_SOC_PEO_DBD_21</text:p>
          </table:table-cell>
          <table:table-cell table:formula="of:=IF(MID([.F21];6;1)&gt;MID([.F20];6;1);[.C20];[.C20]+1)" office:value-type="float" office:value="4">
            <text:p>4.00</text:p>
          </table:table-cell>
          <table:table-cell office:value-type="string">
            <text:p>Portal\Dashboard\Add gadget</text:p>
          </table:table-cell>
          <table:table-cell table:style-name="ce467" office:value-type="string">
            <text:p>Add new gadget into dashboard with URL is not correct URL of gadgets xml or RSS feed</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22">
          <table:table-cell table:formula="of:=IF(MID([.F22];6;1)&gt;MID([.F21];6;1);&quot;&quot;;MAX([.A$7:.A21])+1)">
            <text:p/>
          </table:table-cell>
          <table:table-cell office:value-type="string">
            <text:p>FNC_SOC_PEO_DBD_21</text:p>
          </table:table-cell>
          <table:table-cell table:formula="of:=IF(MID([.F22];6;1)&gt;MID([.F21];6;1);[.C21];[.C21]+1)" office:value-type="float" office:value="4">
            <text:p>4.00</text:p>
          </table:table-cell>
          <table:table-cell office:value-type="string">
            <text:p>Portal\Dashboard\Add gadget</text:p>
          </table:table-cell>
          <table:table-cell table:style-name="ce470" office:value-type="string">
            <text:p>Add new gadget into dashboard with URL is not correct URL of gadgets xml or RSS feed</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23];6;1)&gt;MID([.F22];6;1);&quot;&quot;;MAX([.A$7:.A22])+1)">
            <text:p/>
          </table:table-cell>
          <table:table-cell office:value-type="string">
            <text:p>FNC_SOC_PEO_DBD_21</text:p>
          </table:table-cell>
          <table:table-cell table:formula="of:=IF(MID([.F23];6;1)&gt;MID([.F22];6;1);[.C22];[.C22]+1)" office:value-type="float" office:value="4">
            <text:p>4.00</text:p>
          </table:table-cell>
          <table:table-cell office:value-type="string">
            <text:p>Portal\Dashboard\Add gadget</text:p>
          </table:table-cell>
          <table:table-cell table:style-name="ce470" office:value-type="string">
            <text:p>Add new gadget into dashboard with URL is not correct URL of gadgets xml or RSS feed</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22">
          <table:table-cell table:formula="of:=IF(MID([.F24];6;1)&gt;MID([.F23];6;1);&quot;&quot;;MAX([.A$7:.A23])+1)">
            <text:p/>
          </table:table-cell>
          <table:table-cell office:value-type="string">
            <text:p>FNC_SOC_PEO_DBD_21</text:p>
          </table:table-cell>
          <table:table-cell table:formula="of:=IF(MID([.F24];6;1)&gt;MID([.F23];6;1);[.C23];[.C23]+1)" office:value-type="float" office:value="4">
            <text:p>4.00</text:p>
          </table:table-cell>
          <table:table-cell office:value-type="string">
            <text:p>Portal\Dashboard\Add gadget</text:p>
          </table:table-cell>
          <table:table-cell table:style-name="ce470" office:value-type="string">
            <text:p>Add new gadget into dashboard with URL is not correct URL of gadgets xml or RSS feed</text:p>
          </table:table-cell>
          <table:table-cell table:style-name="ce483" office:value-type="string">
            <text:p>Step 4: Add new gadget into dashboard</text:p>
          </table:table-cell>
          <table:table-cell table:style-name="ce425" office:value-type="string">
            <text:p>- In form: Input URL is not correct URL of gadget's xml or RSS feed</text:p>
            <text:p>- Click <text:span text:style-name="T7">Add Gadget</text:span></text:p>
          </table:table-cell>
          <table:table-cell table:style-name="ce490"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39">
          <table:table-cell table:formula="of:=IF(MID([.F25];6;1)&gt;MID([.F24];6;1);&quot;&quot;;MAX([.A$7:.A24])+1)" office:value-type="float" office:value="6">
            <text:p>6.00</text:p>
          </table:table-cell>
          <table:table-cell office:value-type="string">
            <text:p>FNC_SOC_PEO_DBD_21</text:p>
          </table:table-cell>
          <table:table-cell table:formula="of:=IF(MID([.F25];6;1)&gt;MID([.F24];6;1);[.C24];[.C24]+1)" office:value-type="float" office:value="5">
            <text:p>5.00</text:p>
          </table:table-cell>
          <table:table-cell office:value-type="string">
            <text:p>Portal\Dashboard\Add gadget</text:p>
          </table:table-cell>
          <table:table-cell table:style-name="ce287" office:value-type="string">
            <text:p>Add Code sharing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26];6;1)&gt;MID([.F25];6;1);&quot;&quot;;MAX([.A$7:.A25])+1)">
            <text:p/>
          </table:table-cell>
          <table:table-cell office:value-type="string">
            <text:p>FNC_SOC_PEO_DBD_21</text:p>
          </table:table-cell>
          <table:table-cell table:formula="of:=IF(MID([.F26];6;1)&gt;MID([.F25];6;1);[.C25];[.C25]+1)" office:value-type="float" office:value="5">
            <text:p>5.00</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228" office:value-type="string">
            <text:p>- Select a tab</text:p>
            <text:p>- Click on [Add gadgets] button.</text:p>
            <text:p>- Drag and drop code sharing gadget into dashboard</text:p>
          </table:table-cell>
          <table:table-cell table:style-name="ce301" office:value-type="string">
            <text:p>A code sharing gadget is added</text:p>
          </table:table-cell>
          <table:table-cell office:value-type="string">
            <text:p>Low</text:p>
          </table:table-cell>
          <table:table-cell table:number-columns-repeated="247"/>
        </table:table-row>
        <table:table-row table:style-name="ro39">
          <table:table-cell table:formula="of:=IF(MID([.F27];6;1)&gt;MID([.F26];6;1);&quot;&quot;;MAX([.A$7:.A26])+1)">
            <text:p/>
          </table:table-cell>
          <table:table-cell office:value-type="string">
            <text:p>FNC_SOC_PEO_DBD_21</text:p>
          </table:table-cell>
          <table:table-cell table:formula="of:=IF(MID([.F27];6;1)&gt;MID([.F26];6;1);[.C26];[.C26]+1)" office:value-type="float" office:value="5">
            <text:p>5.00</text:p>
          </table:table-cell>
          <table:table-cell office:value-type="string">
            <text:p>Portal\Dashboard\Add gadget</text:p>
          </table:table-cell>
          <table:table-cell office:value-type="string">
            <text:p>Add Code sharing gadget</text:p>
          </table:table-cell>
          <table:table-cell table:style-name="ce308" office:value-type="string">
            <text:p>Step 3: Share code </text:p>
          </table:table-cell>
          <table:table-cell table:style-name="ce301" office:value-type="string">
            <text:p>- Enter your code on text box</text:p>
            <text:p>- Click on Send</text:p>
          </table:table-cell>
          <table:table-cell table:style-name="ce308"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39">
          <table:table-cell table:formula="of:=IF(MID([.F28];6;1)&gt;MID([.F27];6;1);&quot;&quot;;MAX([.A$7:.A27])+1)" office:value-type="float" office:value="7">
            <text:p>7.00</text:p>
          </table:table-cell>
          <table:table-cell office:value-type="string">
            <text:p>FNC_SOC_PEO_DBD_21</text:p>
          </table:table-cell>
          <table:table-cell table:formula="of:=IF(MID([.F28];6;1)&gt;MID([.F27];6;1);[.C27];[.C27]+1)" office:value-type="float" office:value="6">
            <text:p>6.00</text:p>
          </table:table-cell>
          <table:table-cell office:value-type="string">
            <text:p>Portal\Dashboard\Add gadget</text:p>
          </table:table-cell>
          <table:table-cell table:style-name="ce287" office:value-type="string">
            <text:p>Add code runn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29];6;1)&gt;MID([.F28];6;1);&quot;&quot;;MAX([.A$7:.A28])+1)">
            <text:p/>
          </table:table-cell>
          <table:table-cell office:value-type="string">
            <text:p>FNC_SOC_PEO_DBD_21</text:p>
          </table:table-cell>
          <table:table-cell table:formula="of:=IF(MID([.F29];6;1)&gt;MID([.F28];6;1);[.C28];[.C28]+1)" office:value-type="float" office:value="6">
            <text:p>6.00</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228" office:value-type="string">
            <text:p>- Select a tab</text:p>
            <text:p>- Click on [Add gadgets] button.</text:p>
            <text:p>- Drag and drop code sharing gadget into dashboard</text:p>
          </table:table-cell>
          <table:table-cell table:style-name="ce301" office:value-type="string">
            <text:p>A code sharing gadget is added</text:p>
          </table:table-cell>
          <table:table-cell office:value-type="string">
            <text:p>Low</text:p>
          </table:table-cell>
          <table:table-cell table:number-columns-repeated="247"/>
        </table:table-row>
        <table:table-row table:style-name="ro30">
          <table:table-cell table:formula="of:=IF(MID([.F30];6;1)&gt;MID([.F29];6;1);&quot;&quot;;MAX([.A$7:.A29])+1)">
            <text:p/>
          </table:table-cell>
          <table:table-cell office:value-type="string">
            <text:p>FNC_SOC_PEO_DBD_21</text:p>
          </table:table-cell>
          <table:table-cell table:formula="of:=IF(MID([.F30];6;1)&gt;MID([.F29];6;1);[.C29];[.C29]+1)" office:value-type="float" office:value="6">
            <text:p>6.00</text:p>
          </table:table-cell>
          <table:table-cell office:value-type="string">
            <text:p>Portal\Dashboard\Add gadget</text:p>
          </table:table-cell>
          <table:table-cell office:value-type="string">
            <text:p>Add code runner gadget</text:p>
          </table:table-cell>
          <table:table-cell table:style-name="ce308" office:value-type="string">
            <text:p>Step 3: Run source code</text:p>
          </table:table-cell>
          <table:table-cell table:style-name="ce301" office:value-type="string">
            <text:p>- Enter your code on text box</text:p>
            <text:p>- Click on <text:span text:style-name="T7">Execute</text:span></text:p>
          </table:table-cell>
          <table:table-cell table:style-name="ce308" office:value-type="string">
            <text:p>It will compiler this source code and display result bellow</text:p>
          </table:table-cell>
          <table:table-cell office:value-type="string">
            <text:p>Low</text:p>
          </table:table-cell>
          <table:table-cell table:number-columns-repeated="247"/>
        </table:table-row>
        <table:table-row table:style-name="ro39">
          <table:table-cell table:formula="of:=IF(MID([.F31];6;1)&gt;MID([.F30];6;1);&quot;&quot;;MAX([.A$7:.A30])+1)" office:value-type="float" office:value="8">
            <text:p>8.00</text:p>
          </table:table-cell>
          <table:table-cell office:value-type="string">
            <text:p>FNC_SOC_PEO_DBD_21</text:p>
          </table:table-cell>
          <table:table-cell table:formula="of:=IF(MID([.F31];6;1)&gt;MID([.F30];6;1);[.C30];[.C30]+1)" office:value-type="float" office:value="7">
            <text:p>7.00</text:p>
          </table:table-cell>
          <table:table-cell office:value-type="string">
            <text:p>Portal\Dashboard\Add gadget</text:p>
          </table:table-cell>
          <table:table-cell table:style-name="ce287" office:value-type="string">
            <text:p>Add container compliance test 0.8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36">
          <table:table-cell table:formula="of:=IF(MID([.F32];6;1)&gt;MID([.F31];6;1);&quot;&quot;;MAX([.A$7:.A31])+1)">
            <text:p/>
          </table:table-cell>
          <table:table-cell office:value-type="string">
            <text:p>FNC_SOC_PEO_DBD_21</text:p>
          </table:table-cell>
          <table:table-cell table:formula="of:=IF(MID([.F32];6;1)&gt;MID([.F31];6;1);[.C31];[.C31]+1)" office:value-type="float" office:value="7">
            <text:p>7.00</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228" office:value-type="string">
            <text:p>- Select a tab</text:p>
            <text:p>- Click on [Add gadgets] button.</text:p>
            <text:p>- Drag and drop container compliance gadget into dashboard</text:p>
          </table:table-cell>
          <table:table-cell table:style-name="ce301"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39">
          <table:table-cell table:formula="of:=IF(MID([.F33];6;1)&gt;MID([.F32];6;1);&quot;&quot;;MAX([.A$7:.A32])+1)" office:value-type="float" office:value="9">
            <text:p>9.00</text:p>
          </table:table-cell>
          <table:table-cell office:value-type="string">
            <text:p>FNC_SOC_PEO_DBD_21</text:p>
          </table:table-cell>
          <table:table-cell table:formula="of:=IF(MID([.F33];6;1)&gt;MID([.F32];6;1);[.C32];[.C32]+1)" office:value-type="float" office:value="8">
            <text:p>8.00</text:p>
          </table:table-cell>
          <table:table-cell office:value-type="string">
            <text:p>Portal\Dashboard\Add gadget</text:p>
          </table:table-cell>
          <table:table-cell table:style-name="ce287" office:value-type="string">
            <text:p>Add RSS read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34];6;1)&gt;MID([.F33];6;1);&quot;&quot;;MAX([.A$7:.A33])+1)">
            <text:p/>
          </table:table-cell>
          <table:table-cell office:value-type="string">
            <text:p>FNC_SOC_PEO_DBD_21</text:p>
          </table:table-cell>
          <table:table-cell table:formula="of:=IF(MID([.F34];6;1)&gt;MID([.F33];6;1);[.C33];[.C33]+1)" office:value-type="float" office:value="8">
            <text:p>8.00</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86" office:value-type="string">
            <text:p>- Select a tab</text:p>
            <text:p>- Click on [Add gadgets] button.</text:p>
            <text:p>- Drag and drop RSS reader gadget into dashboard</text:p>
          </table:table-cell>
          <table:table-cell table:style-name="ce308"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39">
          <table:table-cell table:formula="of:=IF(MID([.F35];6;1)&gt;MID([.F34];6;1);&quot;&quot;;MAX([.A$7:.A34])+1)" office:value-type="float" office:value="10">
            <text:p>10.00</text:p>
          </table:table-cell>
          <table:table-cell office:value-type="string">
            <text:p>FNC_SOC_PEO_DBD_21</text:p>
          </table:table-cell>
          <table:table-cell table:formula="of:=IF(MID([.F35];6;1)&gt;MID([.F34];6;1);[.C34];[.C34]+1)" office:value-type="float" office:value="9">
            <text:p>9.00</text:p>
          </table:table-cell>
          <table:table-cell office:value-type="string">
            <text:p>Portal\Dashboard\Add gadget</text:p>
          </table:table-cell>
          <table:table-cell table:style-name="ce287" office:value-type="string">
            <text:p>Add RssFetch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36">
          <table:table-cell table:formula="of:=IF(MID([.F36];6;1)&gt;MID([.F35];6;1);&quot;&quot;;MAX([.A$7:.A35])+1)">
            <text:p/>
          </table:table-cell>
          <table:table-cell office:value-type="string">
            <text:p>FNC_SOC_PEO_DBD_21</text:p>
          </table:table-cell>
          <table:table-cell table:formula="of:=IF(MID([.F36];6;1)&gt;MID([.F35];6;1);[.C35];[.C35]+1)" office:value-type="float" office:value="9">
            <text:p>9.00</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86" office:value-type="string">
            <text:p>- Select a tab</text:p>
            <text:p>- Click on [Add gadgets] button.</text:p>
            <text:p>- Drag and drop RssFetcher gadget into dashboard</text:p>
          </table:table-cell>
          <table:table-cell table:style-name="ce308"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39">
          <table:table-cell table:formula="of:=IF(MID([.F37];6;1)&gt;MID([.F36];6;1);&quot;&quot;;MAX([.A$7:.A36])+1)" office:value-type="float" office:value="11">
            <text:p>11.00</text:p>
          </table:table-cell>
          <table:table-cell office:value-type="string">
            <text:p>FNC_SOC_PEO_DBD_21</text:p>
          </table:table-cell>
          <table:table-cell table:formula="of:=IF(MID([.F37];6;1)&gt;MID([.F36];6;1);[.C36];[.C36]+1)" office:value-type="float" office:value="10">
            <text:p>10.00</text:p>
          </table:table-cell>
          <table:table-cell office:value-type="string">
            <text:p>Portal\Dashboard\Add gadget</text:p>
          </table:table-cell>
          <table:table-cell table:style-name="ce287" office:value-type="string">
            <text:p>Add Social Hello word</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38];6;1)&gt;MID([.F37];6;1);&quot;&quot;;MAX([.A$7:.A37])+1)">
            <text:p/>
          </table:table-cell>
          <table:table-cell office:value-type="string">
            <text:p>FNC_SOC_PEO_DBD_21</text:p>
          </table:table-cell>
          <table:table-cell table:formula="of:=IF(MID([.F38];6;1)&gt;MID([.F37];6;1);[.C37];[.C37]+1)" office:value-type="float" office:value="10">
            <text:p>10.0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86" office:value-type="string">
            <text:p>- Select a tab</text:p>
            <text:p>- Click on [Add gadgets] button.</text:p>
            <text:p>- Drag and drop Social hello gadget into dashboard</text:p>
          </table:table-cell>
          <table:table-cell table:style-name="ce308" office:value-type="string">
            <text:p>A social Hello gadget is added. </text:p>
          </table:table-cell>
          <table:table-cell office:value-type="string">
            <text:p>Low</text:p>
          </table:table-cell>
          <table:table-cell table:number-columns-repeated="247"/>
        </table:table-row>
        <table:table-row table:style-name="ro39">
          <table:table-cell table:formula="of:=IF(MID([.F39];6;1)&gt;MID([.F38];6;1);&quot;&quot;;MAX([.A$7:.A38])+1)">
            <text:p/>
          </table:table-cell>
          <table:table-cell office:value-type="string">
            <text:p>FNC_SOC_PEO_DBD_21</text:p>
          </table:table-cell>
          <table:table-cell table:formula="of:=IF(MID([.F39];6;1)&gt;MID([.F38];6;1);[.C38];[.C38]+1)" office:value-type="float" office:value="10">
            <text:p>10.00</text:p>
          </table:table-cell>
          <table:table-cell office:value-type="string">
            <text:p>Portal\Dashboard\Add gadget</text:p>
          </table:table-cell>
          <table:table-cell office:value-type="string">
            <text:p>Add Social Hello word</text:p>
          </table:table-cell>
          <table:table-cell table:style-name="ce308" office:value-type="string">
            <text:p>Step 3: Say hello in other language</text:p>
          </table:table-cell>
          <table:table-cell table:style-name="ce301" office:value-type="string">
            <text:p>- Click on [Say hello] button</text:p>
          </table:table-cell>
          <table:table-cell table:style-name="ce308"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39">
          <table:table-cell table:formula="of:=IF(MID([.F40];6;1)&gt;MID([.F39];6;1);&quot;&quot;;MAX([.A$7:.A39])+1)" office:value-type="float" office:value="12">
            <text:p>12.00</text:p>
          </table:table-cell>
          <table:table-cell office:value-type="string">
            <text:p>FNC_SOC_PEO_DBD_21</text:p>
          </table:table-cell>
          <table:table-cell table:formula="of:=IF(MID([.F40];6;1)&gt;MID([.F39];6;1);[.C39];[.C39]+1)" office:value-type="float" office:value="11">
            <text:p>11.00</text:p>
          </table:table-cell>
          <table:table-cell office:value-type="string">
            <text:p>Portal\Dashboard\Add gadget</text:p>
          </table:table-cell>
          <table:table-cell table:style-name="ce287" office:value-type="string">
            <text:p>Add Space list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43">
          <table:table-cell table:formula="of:=IF(MID([.F41];6;1)&gt;MID([.F40];6;1);&quot;&quot;;MAX([.A$7:.A40])+1)">
            <text:p/>
          </table:table-cell>
          <table:table-cell office:value-type="string">
            <text:p>FNC_SOC_PEO_DBD_21</text:p>
          </table:table-cell>
          <table:table-cell table:formula="of:=IF(MID([.F41];6;1)&gt;MID([.F40];6;1);[.C40];[.C40]+1)" office:value-type="float" office:value="11">
            <text:p>11.00</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86" office:value-type="string">
            <text:p>- Select a tab</text:p>
            <text:p>- Click on [Add gadgets] button.</text:p>
            <text:p>- Drag and drop Space list gadget into dashboard</text:p>
          </table:table-cell>
          <table:table-cell table:style-name="ce308"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39">
          <table:table-cell table:formula="of:=IF(MID([.F42];6;1)&gt;MID([.F41];6;1);&quot;&quot;;MAX([.A$7:.A41])+1)" office:value-type="float" office:value="13">
            <text:p>13.00</text:p>
          </table:table-cell>
          <table:table-cell office:value-type="string">
            <text:p>FNC_SOC_PEO_DBD_21</text:p>
          </table:table-cell>
          <table:table-cell table:formula="of:=IF(MID([.F42];6;1)&gt;MID([.F41];6;1);[.C41];[.C41]+1)" office:value-type="float" office:value="12">
            <text:p>12.00</text:p>
          </table:table-cell>
          <table:table-cell office:value-type="string">
            <text:p>Portal\Dashboard\Add gadget</text:p>
          </table:table-cell>
          <table:table-cell table:style-name="ce287" office:value-type="string">
            <text:p>Add Status update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42">
          <table:table-cell table:formula="of:=IF(MID([.F43];6;1)&gt;MID([.F42];6;1);&quot;&quot;;MAX([.A$7:.A42])+1)">
            <text:p/>
          </table:table-cell>
          <table:table-cell office:value-type="string">
            <text:p>FNC_SOC_PEO_DBD_21</text:p>
          </table:table-cell>
          <table:table-cell table:formula="of:=IF(MID([.F43];6;1)&gt;MID([.F42];6;1);[.C42];[.C42]+1)" office:value-type="float" office:value="12">
            <text:p>12.00</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86" office:value-type="string">
            <text:p>- Select a tab</text:p>
            <text:p>- Click on [Add gadgets] button.</text:p>
            <text:p>- Drag and drop status update gadget into dashboard</text:p>
          </table:table-cell>
          <table:table-cell table:style-name="ce308"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30">
          <table:table-cell table:formula="of:=IF(MID([.F44];6;1)&gt;MID([.F43];6;1);&quot;&quot;;MAX([.A$7:.A43])+1)">
            <text:p/>
          </table:table-cell>
          <table:table-cell office:value-type="string">
            <text:p>FNC_SOC_PEO_DBD_21</text:p>
          </table:table-cell>
          <table:table-cell table:formula="of:=IF(MID([.F44];6;1)&gt;MID([.F43];6;1);[.C43];[.C43]+1)" office:value-type="float" office:value="12">
            <text:p>12.00</text:p>
          </table:table-cell>
          <table:table-cell office:value-type="string">
            <text:p>Portal\Dashboard\Add gadget</text:p>
          </table:table-cell>
          <table:table-cell office:value-type="string">
            <text:p>Add Status update gadget</text:p>
          </table:table-cell>
          <table:table-cell table:style-name="ce308" office:value-type="string">
            <text:p>Step 3: Add new activity</text:p>
          </table:table-cell>
          <table:table-cell table:style-name="ce301" office:value-type="string">
            <text:p>- Enter some words on text box</text:p>
            <text:p>- Click on [+] icon</text:p>
          </table:table-cell>
          <table:table-cell table:style-name="ce491" office:value-type="string">
            <text:p>Add new activities for user successfully</text:p>
          </table:table-cell>
          <table:table-cell office:value-type="string">
            <text:p>Low</text:p>
          </table:table-cell>
          <table:table-cell table:number-columns-repeated="247"/>
        </table:table-row>
        <table:table-row table:style-name="ro39">
          <table:table-cell table:formula="of:=IF(MID([.F45];6;1)&gt;MID([.F44];6;1);&quot;&quot;;MAX([.A$7:.A44])+1)" office:value-type="float" office:value="14">
            <text:p>14.00</text:p>
          </table:table-cell>
          <table:table-cell office:value-type="string">
            <text:p>FNC_SOC_PEO_DBD_21</text:p>
          </table:table-cell>
          <table:table-cell table:formula="of:=IF(MID([.F45];6;1)&gt;MID([.F44];6;1);[.C44];[.C44]+1)" office:value-type="float" office:value="13">
            <text:p>13.00</text:p>
          </table:table-cell>
          <table:table-cell office:value-type="string">
            <text:p>Portal\Dashboard\Add gadget</text:p>
          </table:table-cell>
          <table:table-cell table:style-name="ce287" office:value-type="string">
            <text:p>Add Viewer friends <text:s/>gadgets</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36">
          <table:table-cell table:formula="of:=IF(MID([.F46];6;1)&gt;MID([.F45];6;1);&quot;&quot;;MAX([.A$7:.A45])+1)">
            <text:p/>
          </table:table-cell>
          <table:table-cell office:value-type="string">
            <text:p>FNC_SOC_PEO_DBD_21</text:p>
          </table:table-cell>
          <table:table-cell table:formula="of:=IF(MID([.F46];6;1)&gt;MID([.F45];6;1);[.C45];[.C45]+1)" office:value-type="float" office:value="13">
            <text:p>13.00</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86" office:value-type="string">
            <text:p>- Select a tab</text:p>
            <text:p>- Click on [Add gadgets] button.</text:p>
            <text:p>- Drag and drop viewer friends gadget into dashboard</text:p>
          </table:table-cell>
          <table:table-cell table:style-name="ce308"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30">
          <table:table-cell table:formula="of:=IF(MID([.F47];6;1)&gt;MID([.F46];6;1);&quot;&quot;;MAX([.A$7:.A46])+1)" office:value-type="float" office:value="15">
            <text:p>15.00</text:p>
          </table:table-cell>
          <table:table-cell office:value-type="string">
            <text:p>FNC_SOC_PEO_DBD_22</text:p>
          </table:table-cell>
          <table:table-cell office:value-type="float" office:value="1">
            <text:p>1.00</text:p>
          </table:table-cell>
          <table:table-cell office:value-type="string">
            <text:p>Portal\Dashboard\Drag &amp; drop</text:p>
          </table:table-cell>
          <table:table-cell table:style-name="ce467" office:value-type="string">
            <text:p>Drag &amp; drop gadget</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48];6;1)&gt;MID([.F47];6;1);&quot;&quot;;MAX([.A$7:.A47])+1)">
            <text:p/>
          </table:table-cell>
          <table:table-cell office:value-type="string">
            <text:p>FNC_SOC_PEO_DBD_22</text:p>
          </table:table-cell>
          <table:table-cell table:formula="of:=IF(MID([.F48];6;1)&gt;MID([.F47];6;1);[.C47];[.C47]+1)" office:value-type="float" office:value="1">
            <text:p>1.00</text:p>
          </table:table-cell>
          <table:table-cell office:value-type="string">
            <text:p>Portal\Dashboard\Drag &amp; drop</text:p>
          </table:table-cell>
          <table:table-cell table:style-name="ce470" office:value-type="string">
            <text:p>Drag &amp; drop gadget</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49];6;1)&gt;MID([.F48];6;1);&quot;&quot;;MAX([.A$7:.A48])+1)">
            <text:p/>
          </table:table-cell>
          <table:table-cell office:value-type="string">
            <text:p>FNC_SOC_PEO_DBD_22</text:p>
          </table:table-cell>
          <table:table-cell table:formula="of:=IF(MID([.F49];6;1)&gt;MID([.F48];6;1);[.C48];[.C48]+1)" office:value-type="float" office:value="1">
            <text:p>1.00</text:p>
          </table:table-cell>
          <table:table-cell office:value-type="string">
            <text:p>Portal\Dashboard\Drag &amp; drop</text:p>
          </table:table-cell>
          <table:table-cell table:style-name="ce470" office:value-type="string">
            <text:p>Drag &amp; drop gadget</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9">
          <table:table-cell table:formula="of:=IF(MID([.F50];6;1)&gt;MID([.F49];6;1);&quot;&quot;;MAX([.A$7:.A49])+1)">
            <text:p/>
          </table:table-cell>
          <table:table-cell office:value-type="string">
            <text:p>FNC_SOC_PEO_DBD_22</text:p>
          </table:table-cell>
          <table:table-cell table:formula="of:=IF(MID([.F50];6;1)&gt;MID([.F49];6;1);[.C49];[.C49]+1)" office:value-type="float" office:value="1">
            <text:p>1.00</text:p>
          </table:table-cell>
          <table:table-cell office:value-type="string">
            <text:p>Portal\Dashboard\Drag &amp; drop</text:p>
          </table:table-cell>
          <table:table-cell table:style-name="ce470" office:value-type="string">
            <text:p>Drag &amp; drop gadget</text:p>
          </table:table-cell>
          <table:table-cell table:style-name="ce484" office:value-type="string">
            <text:p>Step 4: drag and drop portlet into space</text:p>
          </table:table-cell>
          <table:table-cell table:style-name="ce487" office:value-type="string">
            <text:p>Click Gadget in the left pane, drag &amp; drop to new place in dashboard</text:p>
          </table:table-cell>
          <table:table-cell table:style-name="ce487" office:value-type="string">
            <text:p>Gadget is moved to new place properly</text:p>
          </table:table-cell>
          <table:table-cell office:value-type="string">
            <text:p>Low</text:p>
          </table:table-cell>
          <table:table-cell table:number-columns-repeated="247"/>
        </table:table-row>
        <table:table-row table:style-name="ro30">
          <table:table-cell table:formula="of:=IF(MID([.F51];6;1)&gt;MID([.F50];6;1);&quot;&quot;;MAX([.A$7:.A50])+1)" office:value-type="float" office:value="16">
            <text:p>16.00</text:p>
          </table:table-cell>
          <table:table-cell office:value-type="string">
            <text:p>FNC_SOC_PEO_DBD_22</text:p>
          </table:table-cell>
          <table:table-cell table:formula="of:=IF(MID([.F51];6;1)&gt;MID([.F50];6;1);[.C50];[.C50]+1)" office:value-type="float" office:value="2">
            <text:p>2.00</text:p>
          </table:table-cell>
          <table:table-cell office:value-type="string">
            <text:p>Portal\Dashboard\Drag &amp; drop</text:p>
          </table:table-cell>
          <table:table-cell table:style-name="ce420" office:value-type="string">
            <text:p>Change position of gadget in Dashboard </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52];6;1)&gt;MID([.F51];6;1);&quot;&quot;;MAX([.A$7:.A51])+1)">
            <text:p/>
          </table:table-cell>
          <table:table-cell office:value-type="string">
            <text:p>FNC_SOC_PEO_DBD_22</text:p>
          </table:table-cell>
          <table:table-cell table:formula="of:=IF(MID([.F52];6;1)&gt;MID([.F51];6;1);[.C51];[.C51]+1)" office:value-type="float" office:value="2">
            <text:p>2.00</text:p>
          </table:table-cell>
          <table:table-cell office:value-type="string">
            <text:p>Portal\Dashboard\Drag &amp; drop</text:p>
          </table:table-cell>
          <table:table-cell table:style-name="ce472" office:value-type="string">
            <text:p>Change position of gadget in Dashboard </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53];6;1)&gt;MID([.F52];6;1);&quot;&quot;;MAX([.A$7:.A52])+1)">
            <text:p/>
          </table:table-cell>
          <table:table-cell office:value-type="string">
            <text:p>FNC_SOC_PEO_DBD_22</text:p>
          </table:table-cell>
          <table:table-cell table:formula="of:=IF(MID([.F53];6;1)&gt;MID([.F52];6;1);[.C52];[.C52]+1)" office:value-type="float" office:value="2">
            <text:p>2.00</text:p>
          </table:table-cell>
          <table:table-cell office:value-type="string">
            <text:p>Portal\Dashboard\Drag &amp; drop</text:p>
          </table:table-cell>
          <table:table-cell table:style-name="ce472" office:value-type="string">
            <text:p>Change position of gadget in Dashboard </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9">
          <table:table-cell table:formula="of:=IF(MID([.F54];6;1)&gt;MID([.F53];6;1);&quot;&quot;;MAX([.A$7:.A53])+1)">
            <text:p/>
          </table:table-cell>
          <table:table-cell office:value-type="string">
            <text:p>FNC_SOC_PEO_DBD_22</text:p>
          </table:table-cell>
          <table:table-cell table:formula="of:=IF(MID([.F54];6;1)&gt;MID([.F53];6;1);[.C53];[.C53]+1)" office:value-type="float" office:value="2">
            <text:p>2.00</text:p>
          </table:table-cell>
          <table:table-cell office:value-type="string">
            <text:p>Portal\Dashboard\Drag &amp; drop</text:p>
          </table:table-cell>
          <table:table-cell table:style-name="ce472" office:value-type="string">
            <text:p>Change position of gadget in Dashboard </text:p>
          </table:table-cell>
          <table:table-cell table:style-name="ce424" office:value-type="string">
            <text:p>Step 4: Change position of gadget</text:p>
          </table:table-cell>
          <table:table-cell table:style-name="ce488" office:value-type="string">
            <text:p>Select a gadget in Gadget Container in the right, drag &amp; drop to new place in dashboard</text:p>
          </table:table-cell>
          <table:table-cell table:style-name="ce487" office:value-type="string">
            <text:p>Gadget is moved to new place properly</text:p>
          </table:table-cell>
          <table:table-cell office:value-type="string">
            <text:p>Low</text:p>
          </table:table-cell>
          <table:table-cell table:number-columns-repeated="247"/>
        </table:table-row>
        <table:table-row table:style-name="ro39">
          <table:table-cell table:formula="of:=IF(MID([.F55];6;1)&gt;MID([.F54];6;1);&quot;&quot;;MAX([.A$7:.A54])+1)" office:value-type="float" office:value="17">
            <text:p>17.00</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table:style-name="ce287" office:value-type="string">
            <text:p>View gadget at maximize/minimize of gadget</text:p>
          </table:table-cell>
          <table:table-cell office:value-type="string">
            <text:p>Step 1: Go to dashboard page</text:p>
          </table:table-cell>
          <table:table-cell table:style-name="ce228" office:value-type="string">
            <text:p>- Sign in system</text:p>
            <text:p>- Click on dashboard link on admin toolbar</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56];6;1)&gt;MID([.F55];6;1);&quot;&quot;;MAX([.A$7:.A55])+1)">
            <text:p/>
          </table:table-cell>
          <table:table-cell office:value-type="string">
            <text:p>FNC_SOC_PEO_DBD_23</text:p>
          </table:table-cell>
          <table:table-cell table:formula="of:=IF(MID([.F56];6;1)&gt;MID([.F55];6;1);[.C55];[.C55]+1)" office:value-type="float" office:value="1">
            <text:p>1.00</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228" office:value-type="string">
            <text:p>- Select a tab</text:p>
            <text:p>- Click on [Add gadgets] button.</text:p>
            <text:p>- Drag and drop a gadget into dashboard</text:p>
          </table:table-cell>
          <table:table-cell table:style-name="ce228" office:value-type="string">
            <text:p>Add gadget into dashboard successfully</text:p>
          </table:table-cell>
          <table:table-cell office:value-type="string">
            <text:p>Low</text:p>
          </table:table-cell>
          <table:table-cell table:number-columns-repeated="247"/>
        </table:table-row>
        <table:table-row table:style-name="ro39">
          <table:table-cell table:formula="of:=IF(MID([.F57];6;1)&gt;MID([.F56];6;1);&quot;&quot;;MAX([.A$7:.A56])+1)">
            <text:p/>
          </table:table-cell>
          <table:table-cell office:value-type="string">
            <text:p>FNC_SOC_PEO_DBD_23</text:p>
          </table:table-cell>
          <table:table-cell table:formula="of:=IF(MID([.F57];6;1)&gt;MID([.F56];6;1);[.C56];[.C56]+1)"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308" office:value-type="string">
            <text:p>Step 3: View gadget at maximize mode</text:p>
          </table:table-cell>
          <table:table-cell table:style-name="ce301" office:value-type="string">
            <text:p>- Select a gadget</text:p>
            <text:p>- Click on icon of maximize view</text:p>
          </table:table-cell>
          <table:table-cell table:style-name="ce308"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30">
          <table:table-cell table:formula="of:=IF(MID([.F58];6;1)&gt;MID([.F57];6;1);&quot;&quot;;MAX([.A$7:.A57])+1)">
            <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308" office:value-type="string">
            <text:p>Step 4: View gadget at minimize mode</text:p>
          </table:table-cell>
          <table:table-cell table:style-name="ce301" office:value-type="string">
            <text:p>- Select a gadget</text:p>
            <text:p>- Click on icon of minimize view</text:p>
          </table:table-cell>
          <table:table-cell table:style-name="ce308" office:value-type="string">
            <text:p>Show content of gadget at minimize (or normal mode)</text:p>
          </table:table-cell>
          <table:table-cell office:value-type="string">
            <text:p>Low</text:p>
          </table:table-cell>
          <table:table-cell table:number-columns-repeated="247"/>
        </table:table-row>
        <table:table-row table:style-name="ro30">
          <table:table-cell table:formula="of:=IF(MID([.F59];6;1)&gt;MID([.F58];6;1);&quot;&quot;;MAX([.A$7:.A58])+1)" office:value-type="float" office:value="18">
            <text:p>18.00</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68" office:value-type="string">
            <text:p>Add new tab for Dashboard with valid value</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0];6;1)&gt;MID([.F59];6;1);&quot;&quot;;MAX([.A$7:.A59])+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69" office:value-type="string">
            <text:p>Show Dashboard form</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61];6;1)&gt;MID([.F60];6;1);&quot;&quot;;MAX([.A$7:.A60])+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24" office:value-type="string">
            <text:p>Add new tab for Dashboard</text:p>
          </table:table-cell>
          <table:table-cell table:style-name="ce412" office:value-type="string">
            <text:p>Step 3: Add new tab with valid value</text:p>
          </table:table-cell>
          <table:table-cell table:style-name="ce412" office:value-type="string">
            <text:p>- Click corresponding cross (+) icon on Tabbed Dashboard Portlet</text:p>
            <text:p>- Input name for new tab and click enter</text:p>
          </table:table-cell>
          <table:table-cell table:style-name="ce412" office:value-type="string">
            <text:p>- New tab is added for dashboard successfully</text:p>
          </table:table-cell>
          <table:table-cell office:value-type="string">
            <text:p>Low</text:p>
          </table:table-cell>
          <table:table-cell table:number-columns-repeated="247"/>
        </table:table-row>
        <table:table-row table:style-name="ro30">
          <table:table-cell table:formula="of:=IF(MID([.F62];6;1)&gt;MID([.F61];6;1);&quot;&quot;;MAX([.A$7:.A61])+1)" office:value-type="float" office:value="19">
            <text:p>19.00</text:p>
          </table:table-cell>
          <table:table-cell office:value-type="string">
            <text:p>FNC_SOC_PEO_DBD_24</text:p>
          </table:table-cell>
          <table:table-cell table:formula="of:=IF(MID([.F62];6;1)&gt;MID([.F61];6;1);[.C61];[.C61]+1)" office:value-type="float" office:value="2">
            <text:p>2.00</text:p>
          </table:table-cell>
          <table:table-cell office:value-type="string">
            <text:p>Portal\Dashboard\Add new tab</text:p>
          </table:table-cell>
          <table:table-cell table:style-name="ce473" office:value-type="string">
            <text:p>Add new tab for Dashboard starts with number</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3];6;1)&gt;MID([.F62];6;1);&quot;&quot;;MAX([.A$7:.A62])+1)">
            <text:p/>
          </table:table-cell>
          <table:table-cell office:value-type="string">
            <text:p>FNC_SOC_PEO_DBD_24</text:p>
          </table:table-cell>
          <table:table-cell table:formula="of:=IF(MID([.F63];6;1)&gt;MID([.F62];6;1);[.C62];[.C62]+1)" office:value-type="float" office:value="2">
            <text:p>2.00</text:p>
          </table:table-cell>
          <table:table-cell office:value-type="string">
            <text:p>Portal\Dashboard\Add new tab</text:p>
          </table:table-cell>
          <table:table-cell table:style-name="ce474" office:value-type="string">
            <text:p>Add new tab for Dashboard starts with number</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64];6;1)&gt;MID([.F63];6;1);&quot;&quot;;MAX([.A$7:.A63])+1)">
            <text:p/>
          </table:table-cell>
          <table:table-cell office:value-type="string">
            <text:p>FNC_SOC_PEO_DBD_24</text:p>
          </table:table-cell>
          <table:table-cell table:formula="of:=IF(MID([.F64];6;1)&gt;MID([.F63];6;1);[.C63];[.C63]+1)" office:value-type="float" office:value="2">
            <text:p>2.00</text:p>
          </table:table-cell>
          <table:table-cell office:value-type="string">
            <text:p>Portal\Dashboard\Add new tab</text:p>
          </table:table-cell>
          <table:table-cell table:style-name="ce474" office:value-type="string">
            <text:p>Add new tab for Dashboard starts with number</text:p>
          </table:table-cell>
          <table:table-cell table:style-name="ce412" office:value-type="string">
            <text:p>Step 3: Add new tab start with number</text:p>
          </table:table-cell>
          <table:table-cell table:style-name="ce412" office:value-type="string">
            <text:p>- Click corresponding cross (+) icon on Tabbed Dashboard Portlet</text:p>
            <text:p>- Input name for new tab start with number and click enter</text:p>
          </table:table-cell>
          <table:table-cell table:style-name="ce412"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9">
          <table:table-cell table:formula="of:=IF(MID([.F65];6;1)&gt;MID([.F64];6;1);&quot;&quot;;MAX([.A$7:.A64])+1)" office:value-type="float" office:value="20">
            <text:p>20.00</text:p>
          </table:table-cell>
          <table:table-cell office:value-type="string">
            <text:p>FNC_SOC_PEO_DBD_24</text:p>
          </table:table-cell>
          <table:table-cell table:formula="of:=IF(MID([.F65];6;1)&gt;MID([.F64];6;1);[.C64];[.C64]+1)" office:value-type="float" office:value="3">
            <text:p>3.00</text:p>
          </table:table-cell>
          <table:table-cell office:value-type="string">
            <text:p>Portal\Dashboard\Add new tab</text:p>
          </table:table-cell>
          <table:table-cell table:style-name="ce475" office:value-type="string">
            <text:p><text:span text:style-name="T4">Add new tab for Dashboard starts with <text:s/>underscore, </text:span><text:span text:style-name="T5">dash</text:span><text:span text:style-name="T4"> and dot</text:span></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9">
          <table:table-cell table:formula="of:=IF(MID([.F66];6;1)&gt;MID([.F65];6;1);&quot;&quot;;MAX([.A$7:.A65])+1)">
            <text:p/>
          </table:table-cell>
          <table:table-cell office:value-type="string">
            <text:p>FNC_SOC_PEO_DBD_24</text:p>
          </table:table-cell>
          <table:table-cell table:formula="of:=IF(MID([.F66];6;1)&gt;MID([.F65];6;1);[.C65];[.C65]+1)" office:value-type="float" office:value="3">
            <text:p>3.00</text:p>
          </table:table-cell>
          <table:table-cell office:value-type="string">
            <text:p>Portal\Dashboard\Add new tab</text:p>
          </table:table-cell>
          <table:table-cell table:style-name="ce474" office:value-type="string">
            <text:p><text:span text:style-name="T48">Add new tab for Dashboard starts with <text:s/>underscore, </text:span><text:span text:style-name="T49">dash</text:span><text:span text:style-name="T48"> and dot</text:span></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42">
          <table:table-cell table:formula="of:=IF(MID([.F67];6;1)&gt;MID([.F66];6;1);&quot;&quot;;MAX([.A$7:.A66])+1)">
            <text:p/>
          </table:table-cell>
          <table:table-cell office:value-type="string">
            <text:p>FNC_SOC_PEO_DBD_24</text:p>
          </table:table-cell>
          <table:table-cell table:formula="of:=IF(MID([.F67];6;1)&gt;MID([.F66];6;1);[.C66];[.C66]+1)" office:value-type="float" office:value="3">
            <text:p>3.00</text:p>
          </table:table-cell>
          <table:table-cell office:value-type="string">
            <text:p>Portal\Dashboard\Add new tab</text:p>
          </table:table-cell>
          <table:table-cell table:style-name="ce474" office:value-type="string">
            <text:p><text:span text:style-name="T48">Add new tab for Dashboard starts with <text:s/>underscore, </text:span><text:span text:style-name="T49">dash</text:span><text:span text:style-name="T48"> and dot</text:span></text:p>
          </table:table-cell>
          <table:table-cell table:style-name="ce412" office:value-type="string">
            <text:p>Step 3: Add new tab start <text:span text:style-name="T48">with <text:s/>underscore, </text:span><text:span text:style-name="T49">dash</text:span><text:span text:style-name="T48"> and dot</text:span></text:p>
          </table:table-cell>
          <table:table-cell table:style-name="ce412" office:value-type="string">
            <text:p>- Click corresponding cross (+) icon on Tabbed Dashboard Portlet</text:p>
            <text:p>- Input name for new tab start with <text:span text:style-name="T52">underscore, dash and dot </text:span><text:s/>and click enter</text:p>
          </table:table-cell>
          <table:table-cell table:style-name="ce412"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0">
          <table:table-cell table:formula="of:=IF(MID([.F68];6;1)&gt;MID([.F67];6;1);&quot;&quot;;MAX([.A$7:.A67])+1)" office:value-type="float" office:value="21">
            <text:p>21.00</text:p>
          </table:table-cell>
          <table:table-cell office:value-type="string">
            <text:p>FNC_SOC_PEO_DBD_24</text:p>
          </table:table-cell>
          <table:table-cell table:formula="of:=IF(MID([.F68];6;1)&gt;MID([.F67];6;1);[.C67];[.C67]+1)" office:value-type="float" office:value="4">
            <text:p>4.00</text:p>
          </table:table-cell>
          <table:table-cell office:value-type="string">
            <text:p>Portal\Dashboard\Add new tab</text:p>
          </table:table-cell>
          <table:table-cell table:style-name="ce475" office:value-type="string">
            <text:p>Add new tab for Dashboard contains special characters</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9];6;1)&gt;MID([.F68];6;1);&quot;&quot;;MAX([.A$7:.A68])+1)">
            <text:p/>
          </table:table-cell>
          <table:table-cell office:value-type="string">
            <text:p>FNC_SOC_PEO_DBD_24</text:p>
          </table:table-cell>
          <table:table-cell table:formula="of:=IF(MID([.F69];6;1)&gt;MID([.F68];6;1);[.C68];[.C68]+1)" office:value-type="float" office:value="4">
            <text:p>4.00</text:p>
          </table:table-cell>
          <table:table-cell office:value-type="string">
            <text:p>Portal\Dashboard\Add new tab</text:p>
          </table:table-cell>
          <table:table-cell table:style-name="ce474" office:value-type="string">
            <text:p>Add new tab for Dashboard contains special characters</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70];6;1)&gt;MID([.F69];6;1);&quot;&quot;;MAX([.A$7:.A69])+1)">
            <text:p/>
          </table:table-cell>
          <table:table-cell office:value-type="string">
            <text:p>FNC_SOC_PEO_DBD_24</text:p>
          </table:table-cell>
          <table:table-cell table:formula="of:=IF(MID([.F70];6;1)&gt;MID([.F69];6;1);[.C69];[.C69]+1)" office:value-type="float" office:value="4">
            <text:p>4.00</text:p>
          </table:table-cell>
          <table:table-cell office:value-type="string">
            <text:p>Portal\Dashboard\Add new tab</text:p>
          </table:table-cell>
          <table:table-cell table:style-name="ce474" office:value-type="string">
            <text:p>Add new tab for Dashboard contains special characters</text:p>
          </table:table-cell>
          <table:table-cell table:style-name="ce412" office:value-type="string">
            <text:p>Step 3: Add new tab contains special characters</text:p>
          </table:table-cell>
          <table:table-cell table:style-name="ce412" office:value-type="string">
            <text:p>- Click corresponding cross (+) icon on Tabbed Dashboard Portlet</text:p>
            <text:p>- Input name contains special characters and click enter</text:p>
          </table:table-cell>
          <table:table-cell table:style-name="ce412"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9">
          <table:table-cell table:formula="of:=IF(MID([.F71];6;1)&gt;MID([.F70];6;1);&quot;&quot;;MAX([.A$7:.A70])+1)" office:value-type="float" office:value="22">
            <text:p>22.00</text:p>
          </table:table-cell>
          <table:table-cell office:value-type="string">
            <text:p>FNC_SOC_PEO_DBD_24</text:p>
          </table:table-cell>
          <table:table-cell table:formula="of:=IF(MID([.F71];6;1)&gt;MID([.F70];6;1);[.C70];[.C70]+1)" office:value-type="float" office:value="5">
            <text:p>5.00</text:p>
          </table:table-cell>
          <table:table-cell office:value-type="string">
            <text:p>Portal\Dashboard\Add new tab</text:p>
          </table:table-cell>
          <table:table-cell table:style-name="ce476" office:value-type="string">
            <text:p><text:span text:style-name="T4">Add new tab for Dashboard </text:span>when name over 50 characters</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9">
          <table:table-cell table:formula="of:=IF(MID([.F72];6;1)&gt;MID([.F71];6;1);&quot;&quot;;MAX([.A$7:.A71])+1)">
            <text:p/>
          </table:table-cell>
          <table:table-cell office:value-type="string">
            <text:p>FNC_SOC_PEO_DBD_24</text:p>
          </table:table-cell>
          <table:table-cell table:formula="of:=IF(MID([.F72];6;1)&gt;MID([.F71];6;1);[.C71];[.C71]+1)" office:value-type="float" office:value="5">
            <text:p>5.00</text:p>
          </table:table-cell>
          <table:table-cell office:value-type="string">
            <text:p>Portal\Dashboard\Add new tab</text:p>
          </table:table-cell>
          <table:table-cell table:style-name="ce474" office:value-type="string">
            <text:p><text:span text:style-name="T48">Add new tab for Dashboard </text:span>when name over 50 characters</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73];6;1)&gt;MID([.F72];6;1);&quot;&quot;;MAX([.A$7:.A72])+1)">
            <text:p/>
          </table:table-cell>
          <table:table-cell office:value-type="string">
            <text:p>FNC_SOC_PEO_DBD_24</text:p>
          </table:table-cell>
          <table:table-cell table:formula="of:=IF(MID([.F73];6;1)&gt;MID([.F72];6;1);[.C72];[.C72]+1)" office:value-type="float" office:value="5">
            <text:p>5.00</text:p>
          </table:table-cell>
          <table:table-cell office:value-type="string">
            <text:p>Portal\Dashboard\Add new tab</text:p>
          </table:table-cell>
          <table:table-cell table:style-name="ce474" office:value-type="string">
            <text:p><text:span text:style-name="T48">Add new tab for Dashboard</text:span><text:span text:style-name="T4"> </text:span>when name over 50 characters</text:p>
          </table:table-cell>
          <table:table-cell table:style-name="ce412" office:value-type="string">
            <text:p>Step 3: Add new tab over 50 characters</text:p>
          </table:table-cell>
          <table:table-cell table:style-name="ce412" office:value-type="string">
            <text:p>- Click corresponding cross (+) icon on Tabbed Dashboard Portlet</text:p>
            <text:p>- Input name for new tab over 50 characters and click enter</text:p>
          </table:table-cell>
          <table:table-cell table:style-name="ce412" office:value-type="string">
            <text:p>- New tab is added for dashboard successfully and not exceed 50 characters</text:p>
          </table:table-cell>
          <table:table-cell office:value-type="string">
            <text:p>Low</text:p>
          </table:table-cell>
          <table:table-cell table:number-columns-repeated="247"/>
        </table:table-row>
        <table:table-row table:style-name="ro30">
          <table:table-cell table:formula="of:=IF(MID([.F74];6;1)&gt;MID([.F73];6;1);&quot;&quot;;MAX([.A$7:.A73])+1)" office:value-type="float" office:value="23">
            <text:p>23.00</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73" office:value-type="string">
            <text:p>Edit tab for Dashboard with valid values</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75];6;1)&gt;MID([.F74];6;1);&quot;&quot;;MAX([.A$7:.A74])+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24" office:value-type="string">
            <text:p>Edit tab for Dashboard</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9">
          <table:table-cell table:formula="of:=IF(MID([.F76];6;1)&gt;MID([.F75];6;1);&quot;&quot;;MAX([.A$7:.A75])+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21" office:value-type="string">
            <text:p>Edit tab for Dashboard</text:p>
          </table:table-cell>
          <table:table-cell table:style-name="ce412" office:value-type="string">
            <text:p>Step 3: Edit tab for Dashboard</text:p>
          </table:table-cell>
          <table:table-cell table:style-name="ce412" office:value-type="string">
            <text:p>- Double click on tab which want to edit and change name and click enter</text:p>
          </table:table-cell>
          <table:table-cell table:style-name="ce492" office:value-type="string">
            <text:p>Edit name for tab successfully. Tab is displayed <text:s/>with edited name</text:p>
          </table:table-cell>
          <table:table-cell office:value-type="string">
            <text:p>Low</text:p>
          </table:table-cell>
          <table:table-cell table:number-columns-repeated="247"/>
        </table:table-row>
        <table:table-row table:style-name="ro30">
          <table:table-cell table:formula="of:=IF(MID([.F77];6;1)&gt;MID([.F76];6;1);&quot;&quot;;MAX([.A$7:.A76])+1)" office:value-type="float" office:value="24">
            <text:p>24.00</text:p>
          </table:table-cell>
          <table:table-cell office:value-type="string">
            <text:p>FNC_SOC_PEO_DBD_25</text:p>
          </table:table-cell>
          <table:table-cell table:formula="of:=IF(MID([.F77];6;1)&gt;MID([.F76];6;1);[.C76];[.C76]+1)" office:value-type="float" office:value="2">
            <text:p>2.00</text:p>
          </table:table-cell>
          <table:table-cell office:value-type="string">
            <text:p>Portal\Dashboard\Edit tab</text:p>
          </table:table-cell>
          <table:table-cell table:style-name="ce477" office:value-type="string">
            <text:p>Edit tab for Dashboard with invalid values</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78];6;1)&gt;MID([.F77];6;1);&quot;&quot;;MAX([.A$7:.A77])+1)">
            <text:p/>
          </table:table-cell>
          <table:table-cell office:value-type="string">
            <text:p>FNC_SOC_PEO_DBD_25</text:p>
          </table:table-cell>
          <table:table-cell table:formula="of:=IF(MID([.F78];6;1)&gt;MID([.F77];6;1);[.C77];[.C77]+1)" office:value-type="float" office:value="2">
            <text:p>2.00</text:p>
          </table:table-cell>
          <table:table-cell office:value-type="string">
            <text:p>Portal\Dashboard\Edit tab</text:p>
          </table:table-cell>
          <table:table-cell table:style-name="ce424" office:value-type="string">
            <text:p>Edit tab for Dashboard</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42">
          <table:table-cell table:formula="of:=IF(MID([.F79];6;1)&gt;MID([.F78];6;1);&quot;&quot;;MAX([.A$7:.A78])+1)">
            <text:p/>
          </table:table-cell>
          <table:table-cell office:value-type="string">
            <text:p>FNC_SOC_PEO_DBD_25</text:p>
          </table:table-cell>
          <table:table-cell table:formula="of:=IF(MID([.F79];6;1)&gt;MID([.F78];6;1);[.C78];[.C78]+1)" office:value-type="float" office:value="2">
            <text:p>2.00</text:p>
          </table:table-cell>
          <table:table-cell office:value-type="string">
            <text:p>Portal\Dashboard\Edit tab</text:p>
          </table:table-cell>
          <table:table-cell table:style-name="ce424" office:value-type="string">
            <text:p>Edit tab for Dashboard</text:p>
          </table:table-cell>
          <table:table-cell table:style-name="ce412" office:value-type="string">
            <text:p>Step 3: Edit tab for Dashboard</text:p>
          </table:table-cell>
          <table:table-cell table:style-name="ce412" office:value-type="string">
            <text:p>- Double click on tab which want to edit and change name with invalid values( start with number, <text:span text:style-name="T48">underscore, </text:span><text:span text:style-name="T49">dash</text:span><text:span text:style-name="T48"> and dot and contain special characters)</text:span> and click enter</text:p>
          </table:table-cell>
          <table:table-cell table:style-name="ce412"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0">
          <table:table-cell table:formula="of:=IF(MID([.F80];6;1)&gt;MID([.F79];6;1);&quot;&quot;;MAX([.A$7:.A79])+1)" office:value-type="float" office:value="25">
            <text:p>25.00</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77" office:value-type="string">
            <text:p>Delete tab for Dashboard</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1];6;1)&gt;MID([.F80];6;1);&quot;&quot;;MAX([.A$7:.A80])+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24" office:value-type="string">
            <text:p>Delete tab for Dashboard</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22">
          <table:table-cell table:formula="of:=IF(MID([.F82];6;1)&gt;MID([.F81];6;1);&quot;&quot;;MAX([.A$7:.A81])+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24" office:value-type="string">
            <text:p>Delete tab for Dashboard</text:p>
          </table:table-cell>
          <table:table-cell table:style-name="ce412" office:value-type="string">
            <text:p>Step 3: Delete tab for Dashboard</text:p>
          </table:table-cell>
          <table:table-cell table:style-name="ce412" office:value-type="string">
            <text:p>- Click corresponding cross (x) icon on Tabbed Dashboard Portlet </text:p>
            <text:p><text:span text:style-name="T53">- Click </text:span><text:span text:style-name="T6">OK</text:span><text:span text:style-name="T54"> to confirm</text:span></text:p>
          </table:table-cell>
          <table:table-cell table:style-name="ce492" office:value-type="string">
            <text:p>Delete tab successfully, deleted tab disappears in Dashboard page</text:p>
          </table:table-cell>
          <table:table-cell office:value-type="string">
            <text:p>Low</text:p>
          </table:table-cell>
          <table:table-cell table:number-columns-repeated="247"/>
        </table:table-row>
        <table:table-row table:style-name="ro30">
          <table:table-cell table:formula="of:=IF(MID([.F83];6;1)&gt;MID([.F82];6;1);&quot;&quot;;MAX([.A$7:.A82])+1)" office:value-type="float" office:value="26">
            <text:p>26.00</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73" office:value-type="string">
            <text:p>Delete tab for Dashboard without confirmation</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4];6;1)&gt;MID([.F83];6;1);&quot;&quot;;MAX([.A$7:.A83])+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74" office:value-type="string">
            <text:p>Delete tab for Dashboard without confirmation</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85];6;1)&gt;MID([.F84];6;1);&quot;&quot;;MAX([.A$7:.A84])+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74" office:value-type="string">
            <text:p>Delete tab for Dashboard without confirmation</text:p>
          </table:table-cell>
          <table:table-cell table:style-name="ce412" office:value-type="string">
            <text:p>Step 3: Delete tab for Dashboard</text:p>
          </table:table-cell>
          <table:table-cell table:style-name="ce412" office:value-type="string">
            <text:p>- Click corresponding cross (x) icon on Tabbed Dashboard Portlet </text:p>
            <text:p><text:span text:style-name="T53">- Click </text:span><text:span text:style-name="T6">Cancel</text:span><text:span text:style-name="T54"> in confirm message</text:span></text:p>
          </table:table-cell>
          <table:table-cell table:style-name="ce240" office:value-type="string">
            <text:p><text:span text:style-name="T57">- Message form is closed</text:span></text:p>
            <text:p><text:span text:style-name="T57">- No tab is deleted</text:span></text:p>
          </table:table-cell>
          <table:table-cell office:value-type="string">
            <text:p>Low</text:p>
          </table:table-cell>
          <table:table-cell table:number-columns-repeated="247"/>
        </table:table-row>
        <table:table-row table:style-name="ro30">
          <table:table-cell table:formula="of:=IF(MID([.F86];6;1)&gt;MID([.F85];6;1);&quot;&quot;;MAX([.A$7:.A85])+1)" office:value-type="float" office:value="27">
            <text:p>27.00</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77" office:value-type="string">
            <text:p>Delete the last tab for Dashboard</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7];6;1)&gt;MID([.F86];6;1);&quot;&quot;;MAX([.A$7:.A86])+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21" office:value-type="string">
            <text:p>Delete the last tab for Dashboard</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22">
          <table:table-cell table:formula="of:=IF(MID([.F88];6;1)&gt;MID([.F87];6;1);&quot;&quot;;MAX([.A$7:.A87])+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21" office:value-type="string">
            <text:p>Delete the last tab for Dashboard</text:p>
          </table:table-cell>
          <table:table-cell table:style-name="ce412" office:value-type="string">
            <text:p>Step 3: Delete the last tab for Dashboard</text:p>
          </table:table-cell>
          <table:table-cell table:style-name="ce412" office:value-type="string">
            <text:p>- Click corresponding cross (x) icon on Tabbed Dashboard Portlet to delete the last tab</text:p>
            <text:p><text:span text:style-name="T53">- Click </text:span><text:span text:style-name="T6">OK</text:span><text:span text:style-name="T54"> to confirm</text:span></text:p>
          </table:table-cell>
          <table:table-cell table:style-name="ce493" office:value-type="string">
            <text:p>Show message alert Can not </text:p>
            <text:p>delete the last tab. </text:p>
          </table:table-cell>
          <table:table-cell office:value-type="string">
            <text:p>Low</text:p>
          </table:table-cell>
          <table:table-cell table:number-columns-repeated="247"/>
        </table:table-row>
        <table:table-row table:style-name="ro39">
          <table:table-cell table:formula="of:=IF(MID([.F89];6;1)&gt;MID([.F88];6;1);&quot;&quot;;MAX([.A$7:.A88])+1)" office:value-type="float" office:value="28">
            <text:p>28.00</text:p>
          </table:table-cell>
          <table:table-cell table:style-name="ce465" office:value-type="string">
            <text:p>FNC_SOC_PEO_DBD_27</text:p>
          </table:table-cell>
          <table:table-cell office:value-type="float" office:value="1">
            <text:p>1.00</text:p>
          </table:table-cell>
          <table:table-cell office:value-type="string">
            <text:p>Portal\Dashboard\Share link</text:p>
          </table:table-cell>
          <table:table-cell table:style-name="ce478" office:value-type="string">
            <text:p>Share link in RSS Fetch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6">
          <table:table-cell table:formula="of:=IF(MID([.F90];6;1)&gt;MID([.F89];6;1);&quot;&quot;;MAX([.A$7:.A89])+1)">
            <text:p/>
          </table:table-cell>
          <table:table-cell table:style-name="ce465" office:value-type="string">
            <text:p>FNC_SOC_PEO_DBD_27</text:p>
          </table:table-cell>
          <table:table-cell table:formula="of:=IF(MID([.F90];6;1)&gt;MID([.F89];6;1);[.C89];[.C89]+1)" office:value-type="float" office:value="1">
            <text:p>1.00</text:p>
          </table:table-cell>
          <table:table-cell office:value-type="string">
            <text:p>Portal\Dashboard\Share link</text:p>
          </table:table-cell>
          <table:table-cell table:style-name="ce479" office:value-type="string">
            <text:p>Share link in RSS Fetcher Gadget</text:p>
          </table:table-cell>
          <table:table-cell office:value-type="string">
            <text:p>Step 2: Add RSSFetcher gadget for dashboard</text:p>
          </table:table-cell>
          <table:table-cell table:style-name="ce486" office:value-type="string">
            <text:p>- Select a tab</text:p>
            <text:p>- Click on [Add gadgets] button.</text:p>
            <text:p>- Drag and drop RssFetcher gadget into dashboard</text:p>
          </table:table-cell>
          <table:table-cell table:style-name="ce308"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9">
          <table:table-cell table:formula="of:=IF(MID([.F91];6;1)&gt;MID([.F90];6;1);&quot;&quot;;MAX([.A$7:.A90])+1)">
            <text:p/>
          </table:table-cell>
          <table:table-cell table:style-name="ce465" office:value-type="string">
            <text:p>FNC_SOC_PEO_DBD_27</text:p>
          </table:table-cell>
          <table:table-cell table:formula="of:=IF(MID([.F91];6;1)&gt;MID([.F90];6;1);[.C90];[.C90]+1)" office:value-type="float" office:value="1">
            <text:p>1.00</text:p>
          </table:table-cell>
          <table:table-cell office:value-type="string">
            <text:p>Portal\Dashboard\Share link</text:p>
          </table:table-cell>
          <table:table-cell table:style-name="ce479" office:value-type="string">
            <text:p>Share link in RSS Fetcher Gadget</text:p>
          </table:table-cell>
          <table:table-cell table:style-name="ce481" office:value-type="string">
            <text:p>Step 3: Share link</text:p>
          </table:table-cell>
          <table:table-cell table:style-name="ce489" office:value-type="string">
            <text:p><text:span text:style-name="T55">- Click on icon of maximize view</text:span></text:p>
            <text:p><text:span text:style-name="T55">- Select a link on list in gadget and click </text:span><text:span text:style-name="T56">Share</text:span></text:p>
          </table:table-cell>
          <table:table-cell table:style-name="ce481" office:value-type="string">
            <text:p><text:span text:style-name="T9">- Show content of gadget at maximize</text:span></text:p>
            <text:p><text:span text:style-name="T9">- Share link successfully</text:span></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0">
          <table:table-cell table:formula="of:=IF(MID([.F92];6;1)&gt;MID([.F91];6;1);&quot;&quot;;MAX([.A$7:.A91])+1)">
            <text:p/>
          </table:table-cell>
          <table:table-cell table:style-name="ce465" office:value-type="string">
            <text:p>FNC_SOC_PEO_DBD_27</text:p>
          </table:table-cell>
          <table:table-cell table:formula="of:=IF(MID([.F92];6;1)&gt;MID([.F91];6;1);[.C91];[.C91]+1)" office:value-type="float" office:value="1">
            <text:p>1.00</text:p>
          </table:table-cell>
          <table:table-cell office:value-type="string">
            <text:p>Portal\Dashboard\Share link</text:p>
          </table:table-cell>
          <table:table-cell table:style-name="ce479" office:value-type="string">
            <text:p>Share link in RSS Fetcher Gadget</text:p>
          </table:table-cell>
          <table:table-cell table:style-name="ce481" office:value-type="string">
            <text:p>Step 4: Check after share link</text:p>
          </table:table-cell>
          <table:table-cell table:style-name="ce481" office:value-type="string">
            <text:p>- Go to My profile and select Activity</text:p>
          </table:table-cell>
          <table:table-cell table:style-name="ce481" office:value-type="string">
            <text:p>- Show link is shared in activity of member</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9">
          <table:table-cell table:formula="of:=IF(MID([.F93];6;1)&gt;MID([.F92];6;1);&quot;&quot;;MAX([.A$7:.A92])+1)" office:value-type="float" office:value="29">
            <text:p>29.00</text:p>
          </table:table-cell>
          <table:table-cell table:style-name="ce465" office:value-type="string">
            <text:p>FNC_SOC_PEO_DBD_28</text:p>
          </table:table-cell>
          <table:table-cell office:value-type="float" office:value="1">
            <text:p>1.00</text:p>
          </table:table-cell>
          <table:table-cell office:value-type="string">
            <text:p>Portal\Dashboard\View link</text:p>
          </table:table-cell>
          <table:table-cell table:style-name="ce480" office:value-type="string">
            <text:p>View link in RSS Fetch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6">
          <table:table-cell table:formula="of:=IF(MID([.F94];6;1)&gt;MID([.F93];6;1);&quot;&quot;;MAX([.A$7:.A93])+1)">
            <text:p/>
          </table:table-cell>
          <table:table-cell table:style-name="ce465" office:value-type="string">
            <text:p>FNC_SOC_PEO_DBD_28</text:p>
          </table:table-cell>
          <table:table-cell table:formula="of:=IF(MID([.F94];6;1)&gt;MID([.F93];6;1);[.C93];[.C93]+1)" office:value-type="float" office:value="1">
            <text:p>1.00</text:p>
          </table:table-cell>
          <table:table-cell office:value-type="string">
            <text:p>Portal\Dashboard\View link</text:p>
          </table:table-cell>
          <table:table-cell table:style-name="ce481" office:value-type="string">
            <text:p>View link in RSS Fetcher Gadget</text:p>
          </table:table-cell>
          <table:table-cell office:value-type="string">
            <text:p>Step 2: Add RSSFetcher gadget for dashboard</text:p>
          </table:table-cell>
          <table:table-cell table:style-name="ce486" office:value-type="string">
            <text:p>- Select a tab</text:p>
            <text:p>- Click on [Add gadgets] button.</text:p>
            <text:p>- Drag and drop RssFetcher gadget into dashboard</text:p>
          </table:table-cell>
          <table:table-cell table:style-name="ce308"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9">
          <table:table-cell table:formula="of:=IF(MID([.F95];6;1)&gt;MID([.F94];6;1);&quot;&quot;;MAX([.A$7:.A94])+1)">
            <text:p/>
          </table:table-cell>
          <table:table-cell table:style-name="ce465" office:value-type="string">
            <text:p>FNC_SOC_PEO_DBD_28</text:p>
          </table:table-cell>
          <table:table-cell table:formula="of:=IF(MID([.F95];6;1)&gt;MID([.F94];6;1);[.C94];[.C94]+1)" office:value-type="float" office:value="1">
            <text:p>1.00</text:p>
          </table:table-cell>
          <table:table-cell office:value-type="string">
            <text:p>Portal\Dashboard\View link</text:p>
          </table:table-cell>
          <table:table-cell table:style-name="ce481" office:value-type="string">
            <text:p>View link in RSS Fetcher Gadget</text:p>
          </table:table-cell>
          <table:table-cell table:style-name="ce481" office:value-type="string">
            <text:p>Step 3: View link</text:p>
          </table:table-cell>
          <table:table-cell table:style-name="ce489" office:value-type="string">
            <text:p><text:span text:style-name="T55">- Click on icon of maximize view</text:span></text:p>
            <text:p><text:span text:style-name="T55">- Select a link on list in gadget and click </text:span><text:span text:style-name="T56">View link</text:span></text:p>
          </table:table-cell>
          <table:table-cell table:style-name="ce481" office:value-type="string">
            <text:p><text:span text:style-name="T9">- Show content of gadget at maximize</text:span></text:p>
            <text:p><text:span text:style-name="T9">- This link is displayed on other tab of browser</text:span></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currency-style style:name="N230P0" style:volatile="true">
      <number:number number: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0P0"/>
    </number:currency-style>
    <number:date-style style:name="N231">
      <number:day number:style="long"/>
      <number:text>-</number:text>
      <number:month number:textual="true"/>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fo:border="0.06pt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4">07/24/2012</text:date>, <text:time>10:14:2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7-24T10:14:27</dc:date>
    <meta:print-date>2008-06-17T00:45:47</meta:print-date>
    <dc:language>en-US</dc:language>
    <meta:editing-cycles>1090</meta:editing-cycles>
    <meta:editing-duration>P14DT8H36M50S</meta:editing-duration>
    <dc:creator>exoplatform </dc:creator>
    <meta:document-statistic meta:table-count="8" meta:cell-count="6471" meta:object-count="0"/>
    <meta:user-defined meta:name="Info 1"/>
    <meta:user-defined meta:name="Info 2"/>
    <meta:user-defined meta:name="Info 3"/>
    <meta:user-defined meta:name="Info 4"/>
  </office:meta>
</office:document-meta>
</file>